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pt"/>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11pt"/>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11pt"/>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6"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7"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8"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9"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10"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1"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2"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3"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6"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7"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8"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9"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20"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21"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2"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2d9b26" style:font-name-asian="メイリオ" style:font-size-asian="9pt" style:language-asian="ja" style:country-asian="JP" style:font-size-complex="9pt"/>
    </style:style>
    <style:style style:name="P23"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6"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7"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8"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9"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30"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31"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2"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3"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4"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6" style:family="paragraph" style:parent-style-name="Standard">
      <style:paragraph-properties fo:line-height="11pt"/>
      <style:text-properties style:font-name="メイリオ" fo:font-size="9pt" officeooo:rsid="000f9db4" officeooo:paragraph-rsid="00f18add" style:font-name-asian="メイリオ" style:font-size-asian="9pt" style:language-asian="ja" style:country-asian="JP" style:font-size-complex="9pt"/>
    </style:style>
    <style:style style:name="P37" style:family="paragraph" style:parent-style-name="Standard">
      <style:paragraph-properties fo:line-height="11pt"/>
      <style:text-properties style:font-name="メイリオ" fo:font-size="9pt" officeooo:rsid="000f9db4" officeooo:paragraph-rsid="017261db" style:font-name-asian="メイリオ" style:font-size-asian="9pt" style:language-asian="ja" style:country-asian="JP" style:font-size-complex="9pt"/>
    </style:style>
    <style:style style:name="P38" style:family="paragraph" style:parent-style-name="Standard">
      <style:paragraph-properties fo:line-height="11pt"/>
      <style:text-properties style:font-name="メイリオ" fo:font-size="9pt" officeooo:rsid="000f9db4" officeooo:paragraph-rsid="0141c18d" style:font-name-asian="メイリオ" style:font-size-asian="9pt" style:language-asian="ja" style:country-asian="JP" style:font-size-complex="9pt"/>
    </style:style>
    <style:style style:name="P39" style:family="paragraph" style:parent-style-name="Standard">
      <style:paragraph-properties fo:line-height="11pt"/>
      <style:text-properties style:font-name="メイリオ" fo:font-size="9pt" officeooo:rsid="000f9db4" officeooo:paragraph-rsid="0172d06c" style:font-name-asian="メイリオ" style:font-size-asian="9pt" style:language-asian="ja" style:country-asian="JP" style:font-size-complex="9pt"/>
    </style:style>
    <style:style style:name="P40" style:family="paragraph" style:parent-style-name="Standard">
      <style:paragraph-properties fo:line-height="11pt"/>
      <style:text-properties style:font-name="メイリオ" fo:font-size="9pt" officeooo:rsid="000f9db4" officeooo:paragraph-rsid="017434de" style:font-name-asian="メイリオ" style:font-size-asian="9pt" style:language-asian="ja" style:country-asian="JP" style:font-size-complex="9pt"/>
    </style:style>
    <style:style style:name="P41" style:family="paragraph" style:parent-style-name="Standard">
      <style:paragraph-properties fo:line-height="11pt"/>
      <style:text-properties style:font-name="メイリオ" fo:font-size="9pt" officeooo:rsid="000f9db4" officeooo:paragraph-rsid="0174d5f9" style:font-name-asian="メイリオ" style:font-size-asian="9pt" style:language-asian="ja" style:country-asian="JP" style:font-size-complex="9pt"/>
    </style:style>
    <style:style style:name="P42" style:family="paragraph" style:parent-style-name="Standard">
      <style:paragraph-properties fo:line-height="11pt"/>
      <style:text-properties style:font-name="メイリオ" fo:font-size="9pt" officeooo:rsid="000f9db4" officeooo:paragraph-rsid="0175a2bb" style:font-name-asian="メイリオ" style:font-size-asian="9pt" style:language-asian="ja" style:country-asian="JP" style:font-size-complex="9pt"/>
    </style:style>
    <style:style style:name="P43" style:family="paragraph" style:parent-style-name="Standard">
      <style:paragraph-properties fo:line-height="11pt"/>
      <style:text-properties style:font-name="メイリオ" fo:font-size="9pt" officeooo:rsid="000f9db4" officeooo:paragraph-rsid="00a3c144" style:font-name-asian="メイリオ" style:font-size-asian="9pt" style:language-asian="ja" style:country-asian="JP" style:font-size-complex="9pt"/>
    </style:style>
    <style:style style:name="P44" style:family="paragraph" style:parent-style-name="Standard">
      <style:paragraph-properties fo:line-height="11pt"/>
      <style:text-properties style:font-name="メイリオ" fo:font-size="9pt" officeooo:rsid="000f9db4" officeooo:paragraph-rsid="006b47f7" style:font-name-asian="メイリオ" style:font-size-asian="9pt" style:language-asian="ja" style:country-asian="JP" style:font-size-complex="9pt"/>
    </style:style>
    <style:style style:name="P45" style:family="paragraph" style:parent-style-name="Standard">
      <style:paragraph-properties fo:line-height="11pt"/>
      <style:text-properties style:font-name="メイリオ" fo:font-size="9pt" officeooo:rsid="000f9db4" officeooo:paragraph-rsid="00610616" style:font-name-asian="メイリオ" style:font-size-asian="9pt" style:language-asian="ja" style:country-asian="JP" style:font-size-complex="9pt"/>
    </style:style>
    <style:style style:name="P46" style:family="paragraph" style:parent-style-name="Standard">
      <style:paragraph-properties fo:line-height="11pt"/>
      <style:text-properties style:font-name="メイリオ" fo:font-size="9pt" officeooo:rsid="000f9db4" officeooo:paragraph-rsid="0176c900" style:font-name-asian="メイリオ" style:font-size-asian="9pt" style:language-asian="ja" style:country-asian="JP" style:font-size-complex="9pt"/>
    </style:style>
    <style:style style:name="P47" style:family="paragraph" style:parent-style-name="Standard">
      <style:paragraph-properties fo:line-height="11pt"/>
      <style:text-properties style:font-name="メイリオ" fo:font-size="9pt" officeooo:rsid="000f9db4" officeooo:paragraph-rsid="01777520" style:font-name-asian="メイリオ" style:font-size-asian="9pt" style:language-asian="ja" style:country-asian="JP" style:font-size-complex="9pt"/>
    </style:style>
    <style:style style:name="P48" style:family="paragraph" style:parent-style-name="Standard">
      <style:paragraph-properties fo:line-height="11pt"/>
      <style:text-properties style:font-name="メイリオ" fo:font-size="9pt" officeooo:rsid="000f9db4" officeooo:paragraph-rsid="014fd3c9" style:font-name-asian="メイリオ" style:font-size-asian="9pt" style:language-asian="ja" style:country-asian="JP" style:font-size-complex="9pt"/>
    </style:style>
    <style:style style:name="P49" style:family="paragraph" style:parent-style-name="Standard">
      <style:paragraph-properties fo:line-height="11pt"/>
      <style:text-properties style:font-name="メイリオ" fo:font-size="9pt" officeooo:rsid="000f9db4" officeooo:paragraph-rsid="015bd388" style:font-name-asian="メイリオ" style:font-size-asian="9pt" style:language-asian="ja" style:country-asian="JP" style:font-size-complex="9pt"/>
    </style:style>
    <style:style style:name="P50" style:family="paragraph" style:parent-style-name="Standard">
      <style:paragraph-properties fo:line-height="11pt"/>
      <style:text-properties style:font-name="メイリオ" fo:font-size="9pt" officeooo:rsid="000f9db4" officeooo:paragraph-rsid="01803eb1" style:font-name-asian="メイリオ" style:font-size-asian="9pt" style:language-asian="ja" style:country-asian="JP" style:font-size-complex="9pt"/>
    </style:style>
    <style:style style:name="P51" style:family="paragraph" style:parent-style-name="Standard">
      <style:paragraph-properties fo:line-height="11pt"/>
      <style:text-properties style:font-name="メイリオ" fo:font-size="9pt" officeooo:rsid="000f9db4" officeooo:paragraph-rsid="00e70c57" style:font-name-asian="メイリオ" style:font-size-asian="9pt" style:language-asian="ja" style:country-asian="JP" style:font-size-complex="9pt"/>
    </style:style>
    <style:style style:name="P52" style:family="paragraph" style:parent-style-name="Standard">
      <style:paragraph-properties fo:line-height="11pt"/>
      <style:text-properties style:font-name="メイリオ" fo:font-size="9pt" officeooo:rsid="000f9db4" officeooo:paragraph-rsid="0180ba63" style:font-name-asian="メイリオ" style:font-size-asian="9pt" style:language-asian="ja" style:country-asian="JP" style:font-size-complex="9pt"/>
    </style:style>
    <style:style style:name="P53" style:family="paragraph" style:parent-style-name="Standard">
      <style:paragraph-properties fo:line-height="11pt"/>
      <style:text-properties style:font-name="メイリオ" fo:font-size="9pt" officeooo:rsid="000f9db4" officeooo:paragraph-rsid="01860d4e" style:font-name-asian="メイリオ" style:font-size-asian="9pt" style:language-asian="ja" style:country-asian="JP" style:font-size-complex="9pt"/>
    </style:style>
    <style:style style:name="P54" style:family="paragraph" style:parent-style-name="Standard">
      <style:paragraph-properties fo:line-height="11pt"/>
      <style:text-properties style:font-name="メイリオ" fo:font-size="9pt" officeooo:rsid="000f9db4" officeooo:paragraph-rsid="01886fc0" style:font-name-asian="メイリオ" style:font-size-asian="9pt" style:language-asian="ja" style:country-asian="JP" style:font-size-complex="9pt"/>
    </style:style>
    <style:style style:name="P55" style:family="paragraph" style:parent-style-name="Standard">
      <style:paragraph-properties fo:line-height="11pt"/>
      <style:text-properties style:font-name="メイリオ" fo:font-size="9pt" officeooo:rsid="000f9db4" officeooo:paragraph-rsid="018a094a" style:font-name-asian="メイリオ" style:font-size-asian="9pt" style:language-asian="ja" style:country-asian="JP" style:font-size-complex="9pt"/>
    </style:style>
    <style:style style:name="P56" style:family="paragraph" style:parent-style-name="Standard">
      <style:paragraph-properties fo:line-height="11pt"/>
      <style:text-properties style:font-name="メイリオ" fo:font-size="9pt" officeooo:rsid="000f9db4" officeooo:paragraph-rsid="018a39b0" style:font-name-asian="メイリオ" style:font-size-asian="9pt" style:language-asian="ja" style:country-asian="JP" style:font-size-complex="9pt"/>
    </style:style>
    <style:style style:name="P57" style:family="paragraph" style:parent-style-name="Standard">
      <style:paragraph-properties fo:line-height="11pt"/>
      <style:text-properties style:font-name="メイリオ" fo:font-size="9pt" officeooo:rsid="000f9db4" officeooo:paragraph-rsid="018ae99e" style:font-name-asian="メイリオ" style:font-size-asian="9pt" style:language-asian="ja" style:country-asian="JP" style:font-size-complex="9pt"/>
    </style:style>
    <style:style style:name="P58" style:family="paragraph" style:parent-style-name="Standard">
      <style:paragraph-properties fo:line-height="11pt"/>
      <style:text-properties style:font-name="メイリオ" fo:font-size="9pt" officeooo:rsid="000f9db4" officeooo:paragraph-rsid="019643b0" style:font-name-asian="メイリオ" style:font-size-asian="9pt" style:language-asian="ja" style:country-asian="JP" style:font-size-complex="9pt"/>
    </style:style>
    <style:style style:name="P59" style:family="paragraph" style:parent-style-name="Standard">
      <style:paragraph-properties fo:line-height="11pt"/>
      <style:text-properties style:font-name="メイリオ" fo:font-size="9pt" officeooo:rsid="000f9db4" officeooo:paragraph-rsid="019a1134" style:font-name-asian="メイリオ" style:font-size-asian="9pt" style:language-asian="ja" style:country-asian="JP" style:font-size-complex="9pt"/>
    </style:style>
    <style:style style:name="P60" style:family="paragraph" style:parent-style-name="Standard">
      <style:paragraph-properties fo:line-height="11pt"/>
      <style:text-properties style:font-name="メイリオ" fo:font-size="9pt" officeooo:rsid="000f9db4" officeooo:paragraph-rsid="019bcff8" style:font-name-asian="メイリオ" style:font-size-asian="9pt" style:language-asian="ja" style:country-asian="JP" style:font-size-complex="9pt"/>
    </style:style>
    <style:style style:name="P61" style:family="paragraph" style:parent-style-name="Standard">
      <style:paragraph-properties fo:line-height="11pt"/>
      <style:text-properties style:font-name="メイリオ" fo:font-size="9pt" officeooo:rsid="000f9db4" officeooo:paragraph-rsid="01b22aee" style:font-name-asian="メイリオ" style:font-size-asian="9pt" style:language-asian="ja" style:country-asian="JP" style:font-size-complex="9pt"/>
    </style:style>
    <style:style style:name="P62" style:family="paragraph" style:parent-style-name="Standard">
      <style:paragraph-properties fo:line-height="11pt"/>
      <style:text-properties style:font-name="メイリオ" fo:font-size="9pt" officeooo:rsid="000f9db4" officeooo:paragraph-rsid="00e71049" style:font-name-asian="メイリオ" style:font-size-asian="9pt" style:language-asian="ja" style:country-asian="JP" style:font-size-complex="9pt"/>
    </style:style>
    <style:style style:name="P63" style:family="paragraph" style:parent-style-name="Standard">
      <style:paragraph-properties fo:line-height="11pt"/>
      <style:text-properties style:font-name="メイリオ" fo:font-size="9pt" officeooo:rsid="000f9db4" officeooo:paragraph-rsid="00b3ce21" style:font-name-asian="メイリオ" style:font-size-asian="9pt" style:language-asian="ja" style:country-asian="JP" style:font-size-complex="9pt"/>
    </style:style>
    <style:style style:name="P64" style:family="paragraph" style:parent-style-name="Standard">
      <style:paragraph-properties fo:line-height="11pt"/>
      <style:text-properties style:font-name="メイリオ" fo:font-size="9pt" officeooo:rsid="000f9db4" officeooo:paragraph-rsid="009b0326" style:font-name-asian="メイリオ" style:font-size-asian="9pt" style:language-asian="ja" style:country-asian="JP" style:font-size-complex="9pt"/>
    </style:style>
    <style:style style:name="P65" style:family="paragraph" style:parent-style-name="Standard">
      <style:paragraph-properties fo:line-height="11pt"/>
      <style:text-properties style:font-name="メイリオ" fo:font-size="9pt" officeooo:rsid="000f9db4" officeooo:paragraph-rsid="009bd5f7" style:font-name-asian="メイリオ" style:font-size-asian="9pt" style:language-asian="ja" style:country-asian="JP" style:font-size-complex="9pt"/>
    </style:style>
    <style:style style:name="P66" style:family="paragraph" style:parent-style-name="Standard">
      <style:paragraph-properties fo:line-height="11pt"/>
      <style:text-properties style:font-name="メイリオ" fo:font-size="9pt" officeooo:rsid="000f9db4" officeooo:paragraph-rsid="00c041f4" style:font-name-asian="メイリオ" style:font-size-asian="9pt" style:language-asian="ja" style:country-asian="JP" style:font-size-complex="9pt"/>
    </style:style>
    <style:style style:name="P67" style:family="paragraph" style:parent-style-name="Standard">
      <style:paragraph-properties fo:line-height="11pt"/>
      <style:text-properties style:font-name="メイリオ" fo:font-size="9pt" officeooo:rsid="000f9db4" officeooo:paragraph-rsid="0064a4b2" style:font-name-asian="メイリオ" style:font-size-asian="9pt" style:language-asian="ja" style:country-asian="JP" style:font-size-complex="9pt"/>
    </style:style>
    <style:style style:name="P68" style:family="paragraph" style:parent-style-name="Standard">
      <style:paragraph-properties fo:line-height="11pt"/>
      <style:text-properties style:font-name="メイリオ" fo:font-size="9pt" officeooo:rsid="000f9db4" officeooo:paragraph-rsid="01582efb" style:font-name-asian="メイリオ" style:font-size-asian="9pt" style:language-asian="ja" style:country-asian="JP" style:font-size-complex="9pt"/>
    </style:style>
    <style:style style:name="P69" style:family="paragraph" style:parent-style-name="Standard">
      <style:paragraph-properties fo:line-height="11pt"/>
      <style:text-properties style:font-name="メイリオ" fo:font-size="9pt" officeooo:rsid="000f9db4" officeooo:paragraph-rsid="0157090b" style:font-name-asian="メイリオ" style:font-size-asian="9pt" style:language-asian="ja" style:country-asian="JP" style:font-size-complex="9pt"/>
    </style:style>
    <style:style style:name="P70" style:family="paragraph" style:parent-style-name="Standard">
      <style:paragraph-properties fo:line-height="11pt"/>
      <style:text-properties style:font-name="メイリオ" fo:font-size="9pt" officeooo:rsid="000f9db4" officeooo:paragraph-rsid="015a457e" style:font-name-asian="メイリオ" style:font-size-asian="9pt" style:language-asian="ja" style:country-asian="JP" style:font-size-complex="9pt"/>
    </style:style>
    <style:style style:name="P71" style:family="paragraph" style:parent-style-name="Standard">
      <style:paragraph-properties fo:line-height="11pt"/>
      <style:text-properties style:font-name="メイリオ" fo:font-size="9pt" officeooo:rsid="000f9db4" officeooo:paragraph-rsid="014dac4f" style:font-name-asian="メイリオ" style:font-size-asian="9pt" style:language-asian="ja" style:country-asian="JP" style:font-size-complex="9pt"/>
    </style:style>
    <style:style style:name="P72" style:family="paragraph" style:parent-style-name="Standard">
      <style:paragraph-properties fo:line-height="11pt"/>
      <style:text-properties style:font-name="メイリオ" fo:font-size="9pt" officeooo:rsid="000f9db4" officeooo:paragraph-rsid="012d9b26" style:font-name-asian="メイリオ" style:font-size-asian="9pt" style:language-asian="ja" style:country-asian="JP" style:font-size-complex="9pt"/>
    </style:style>
    <style:style style:name="P73" style:family="paragraph" style:parent-style-name="Standard">
      <style:paragraph-properties fo:line-height="11pt"/>
      <style:text-properties style:font-name="メイリオ" fo:font-size="9pt" officeooo:rsid="000f9db4" officeooo:paragraph-rsid="00e37e68" style:font-name-asian="メイリオ" style:font-size-asian="9pt" style:language-asian="ja" style:country-asian="JP" style:font-size-complex="9pt"/>
    </style:style>
    <style:style style:name="P74" style:family="paragraph" style:parent-style-name="Standard">
      <style:paragraph-properties fo:line-height="11pt"/>
      <style:text-properties style:font-name="メイリオ" fo:font-size="9pt" officeooo:rsid="000f9db4" officeooo:paragraph-rsid="0100dfd9" style:font-name-asian="メイリオ" style:font-size-asian="9pt" style:language-asian="ja" style:country-asian="JP" style:font-size-complex="9pt"/>
    </style:style>
    <style:style style:name="P75" style:family="paragraph" style:parent-style-name="Standard">
      <style:paragraph-properties fo:line-height="11pt"/>
      <style:text-properties style:font-name="メイリオ" fo:font-size="9pt" officeooo:rsid="000f9db4" officeooo:paragraph-rsid="012efa7a" style:font-name-asian="メイリオ" style:font-size-asian="9pt" style:language-asian="ja" style:country-asian="JP" style:font-size-complex="9pt"/>
    </style:style>
    <style:style style:name="P76" style:family="paragraph" style:parent-style-name="Standard">
      <style:paragraph-properties fo:line-height="11pt"/>
      <style:text-properties style:font-name="メイリオ" fo:font-size="9pt" officeooo:rsid="000f9db4" officeooo:paragraph-rsid="012c128b" style:font-name-asian="メイリオ" style:font-size-asian="9pt" style:language-asian="ja" style:country-asian="JP" style:font-size-complex="9pt"/>
    </style:style>
    <style:style style:name="P77" style:family="paragraph" style:parent-style-name="Standard">
      <style:paragraph-properties fo:line-height="11pt"/>
      <style:text-properties style:font-name="メイリオ" fo:font-size="9pt" officeooo:rsid="000f9db4" officeooo:paragraph-rsid="014ba1c3" style:font-name-asian="メイリオ" style:font-size-asian="9pt" style:language-asian="ja" style:country-asian="JP" style:font-size-complex="9pt"/>
    </style:style>
    <style:style style:name="P78" style:family="paragraph" style:parent-style-name="Standard">
      <style:paragraph-properties fo:line-height="11pt"/>
      <style:text-properties style:font-name="メイリオ" fo:font-size="9pt" officeooo:rsid="000f9db4" officeooo:paragraph-rsid="01289a01" style:font-name-asian="メイリオ" style:font-size-asian="9pt" style:language-asian="ja" style:country-asian="JP" style:font-size-complex="9pt"/>
    </style:style>
    <style:style style:name="P79" style:family="paragraph" style:parent-style-name="Standard">
      <style:paragraph-properties fo:line-height="11pt"/>
      <style:text-properties style:font-name="メイリオ" fo:font-size="9pt" officeooo:rsid="000f9db4" officeooo:paragraph-rsid="012b2be9" style:font-name-asian="メイリオ" style:font-size-asian="9pt" style:language-asian="ja" style:country-asian="JP" style:font-size-complex="9pt"/>
    </style:style>
    <style:style style:name="P80" style:family="paragraph" style:parent-style-name="Standard">
      <style:paragraph-properties fo:line-height="11pt"/>
      <style:text-properties style:font-name="メイリオ" fo:font-size="9pt" officeooo:rsid="000f9db4" officeooo:paragraph-rsid="0129d250" style:font-name-asian="メイリオ" style:font-size-asian="9pt" style:language-asian="ja" style:country-asian="JP" style:font-size-complex="9pt"/>
    </style:style>
    <style:style style:name="P81" style:family="paragraph" style:parent-style-name="Standard">
      <style:paragraph-properties fo:line-height="11pt"/>
      <style:text-properties style:font-name="メイリオ" fo:font-size="9pt" officeooo:rsid="000f9db4" officeooo:paragraph-rsid="012856a7" style:font-name-asian="メイリオ" style:font-size-asian="9pt" style:language-asian="ja" style:country-asian="JP" style:font-size-complex="9pt"/>
    </style:style>
    <style:style style:name="P82" style:family="paragraph" style:parent-style-name="Standard">
      <style:paragraph-properties fo:line-height="11pt"/>
      <style:text-properties style:font-name="メイリオ" fo:font-size="9pt" officeooo:rsid="000f9db4" officeooo:paragraph-rsid="0163cea2" style:font-name-asian="メイリオ" style:font-size-asian="9pt" style:language-asian="ja" style:country-asian="JP" style:font-size-complex="9pt"/>
    </style:style>
    <style:style style:name="P83" style:family="paragraph" style:parent-style-name="Standard">
      <style:paragraph-properties fo:line-height="11pt"/>
      <style:text-properties style:font-name="メイリオ" fo:font-size="9pt" officeooo:rsid="000f9db4" officeooo:paragraph-rsid="0163b86e" style:font-name-asian="メイリオ" style:font-size-asian="9pt" style:language-asian="ja" style:country-asian="JP" style:font-size-complex="9pt"/>
    </style:style>
    <style:style style:name="P84" style:family="paragraph" style:parent-style-name="Standard">
      <style:paragraph-properties fo:line-height="11pt"/>
      <style:text-properties style:font-name="メイリオ" fo:font-size="9pt" officeooo:rsid="000f9db4" officeooo:paragraph-rsid="01213477" style:font-name-asian="メイリオ" style:font-size-asian="9pt" style:language-asian="ja" style:country-asian="JP" style:font-size-complex="9pt"/>
    </style:style>
    <style:style style:name="P85" style:family="paragraph" style:parent-style-name="Standard">
      <style:paragraph-properties fo:line-height="11pt"/>
      <style:text-properties style:font-name="メイリオ" fo:font-size="9pt" officeooo:rsid="000f9db4" officeooo:paragraph-rsid="011fbfe9" style:font-name-asian="メイリオ" style:font-size-asian="9pt" style:language-asian="ja" style:country-asian="JP" style:font-size-complex="9pt"/>
    </style:style>
    <style:style style:name="P86" style:family="paragraph" style:parent-style-name="Standard">
      <style:paragraph-properties fo:line-height="11pt"/>
      <style:text-properties style:font-name="メイリオ" fo:font-size="9pt" officeooo:rsid="000f9db4" officeooo:paragraph-rsid="0144919d" style:font-name-asian="メイリオ" style:font-size-asian="9pt" style:language-asian="ja" style:country-asian="JP" style:font-size-complex="9pt"/>
    </style:style>
    <style:style style:name="P87" style:family="paragraph" style:parent-style-name="Standard">
      <style:paragraph-properties fo:line-height="11pt"/>
      <style:text-properties style:font-name="メイリオ" fo:font-size="9pt" officeooo:rsid="000f9db4" officeooo:paragraph-rsid="013a825e" style:font-name-asian="メイリオ" style:font-size-asian="9pt" style:language-asian="ja" style:country-asian="JP" style:font-size-complex="9pt"/>
    </style:style>
    <style:style style:name="P88" style:family="paragraph" style:parent-style-name="Standard">
      <style:paragraph-properties fo:line-height="11pt"/>
      <style:text-properties style:font-name="メイリオ" fo:font-size="9pt" officeooo:rsid="000f9db4" officeooo:paragraph-rsid="01658b43" style:font-name-asian="メイリオ" style:font-size-asian="9pt" style:language-asian="ja" style:country-asian="JP" style:font-size-complex="9pt"/>
    </style:style>
    <style:style style:name="P89" style:family="paragraph" style:parent-style-name="Standard">
      <style:paragraph-properties fo:line-height="11pt"/>
      <style:text-properties style:font-name="メイリオ" fo:font-size="9pt" officeooo:rsid="000f9db4" officeooo:paragraph-rsid="0124a86a" style:font-name-asian="メイリオ" style:font-size-asian="9pt" style:language-asian="ja" style:country-asian="JP" style:font-size-complex="9pt"/>
    </style:style>
    <style:style style:name="P90" style:family="paragraph" style:parent-style-name="Standard">
      <style:paragraph-properties fo:line-height="11pt"/>
      <style:text-properties style:font-name="メイリオ" fo:font-size="9pt" officeooo:rsid="000f9db4" officeooo:paragraph-rsid="00f38661" style:font-name-asian="メイリオ" style:font-size-asian="9pt" style:language-asian="ja" style:country-asian="JP" style:font-size-complex="9pt"/>
    </style:style>
    <style:style style:name="P91" style:family="paragraph" style:parent-style-name="Standard">
      <style:paragraph-properties fo:line-height="11pt"/>
      <style:text-properties style:font-name="メイリオ" fo:font-size="9pt" officeooo:rsid="000f9db4" officeooo:paragraph-rsid="005d3214" style:font-name-asian="メイリオ" style:font-size-asian="9pt" style:language-asian="ja" style:country-asian="JP" style:font-size-complex="9pt"/>
    </style:style>
    <style:style style:name="P92" style:family="paragraph" style:parent-style-name="Standard">
      <style:paragraph-properties fo:line-height="11pt"/>
      <style:text-properties style:font-name="メイリオ" fo:font-size="9pt" officeooo:rsid="000f9db4" officeooo:paragraph-rsid="00c2f245" style:font-name-asian="メイリオ" style:font-size-asian="9pt" style:language-asian="ja" style:country-asian="JP" style:font-size-complex="9pt"/>
    </style:style>
    <style:style style:name="P93" style:family="paragraph" style:parent-style-name="Standard">
      <style:paragraph-properties fo:line-height="11pt"/>
      <style:text-properties style:font-name="メイリオ" fo:font-size="9pt" officeooo:rsid="000f9db4" officeooo:paragraph-rsid="00692ef0" style:font-name-asian="メイリオ" style:font-size-asian="9pt" style:language-asian="ja" style:country-asian="JP" style:font-size-complex="9pt"/>
    </style:style>
    <style:style style:name="P94" style:family="paragraph" style:parent-style-name="Standard">
      <style:paragraph-properties fo:line-height="11pt"/>
      <style:text-properties style:font-name="メイリオ" fo:font-size="9pt" officeooo:rsid="000f9db4" officeooo:paragraph-rsid="00995e83" style:font-name-asian="メイリオ" style:font-size-asian="9pt" style:language-asian="ja" style:country-asian="JP" style:font-size-complex="9pt"/>
    </style:style>
    <style:style style:name="P95" style:family="paragraph" style:parent-style-name="Standard">
      <style:paragraph-properties fo:line-height="11pt"/>
      <style:text-properties style:font-name="メイリオ" fo:font-size="9pt" officeooo:rsid="000f9db4" officeooo:paragraph-rsid="0141c6cc" style:font-name-asian="メイリオ" style:font-size-asian="9pt" style:language-asian="ja" style:country-asian="JP" style:font-size-complex="9pt"/>
    </style:style>
    <style:style style:name="P96" style:family="paragraph" style:parent-style-name="Standard">
      <style:paragraph-properties fo:line-height="11pt"/>
      <style:text-properties style:font-name="メイリオ" fo:font-size="9pt" officeooo:rsid="000f9db4" officeooo:paragraph-rsid="01427558" style:font-name-asian="メイリオ" style:font-size-asian="9pt" style:language-asian="ja" style:country-asian="JP" style:font-size-complex="9pt"/>
    </style:style>
    <style:style style:name="P97" style:family="paragraph" style:parent-style-name="Standard">
      <style:paragraph-properties fo:line-height="11pt"/>
      <style:text-properties style:font-name="メイリオ" fo:font-size="9pt" officeooo:rsid="000f9db4" officeooo:paragraph-rsid="011fb51c" style:font-name-asian="メイリオ" style:font-size-asian="9pt" style:language-asian="ja" style:country-asian="JP" style:font-size-complex="9pt"/>
    </style:style>
    <style:style style:name="P98" style:family="paragraph" style:parent-style-name="Standard">
      <style:paragraph-properties fo:line-height="11pt"/>
      <style:text-properties style:font-name="メイリオ" fo:font-size="9pt" officeooo:rsid="000f9db4" officeooo:paragraph-rsid="011d73aa" style:font-name-asian="メイリオ" style:font-size-asian="9pt" style:language-asian="ja" style:country-asian="JP" style:font-size-complex="9pt"/>
    </style:style>
    <style:style style:name="P99" style:family="paragraph" style:parent-style-name="Standard">
      <style:paragraph-properties fo:line-height="11pt"/>
      <style:text-properties style:font-name="メイリオ" fo:font-size="9pt" officeooo:rsid="000f9db4" officeooo:paragraph-rsid="013ae5cb" style:font-name-asian="メイリオ" style:font-size-asian="9pt" style:language-asian="ja" style:country-asian="JP" style:font-size-complex="9pt"/>
    </style:style>
    <style:style style:name="P100" style:family="paragraph" style:parent-style-name="Standard">
      <style:paragraph-properties fo:line-height="11pt"/>
      <style:text-properties style:font-name="メイリオ" fo:font-size="9pt" officeooo:rsid="000f9db4" officeooo:paragraph-rsid="0139fec4" style:font-name-asian="メイリオ" style:font-size-asian="9pt" style:language-asian="ja" style:country-asian="JP" style:font-size-complex="9pt"/>
    </style:style>
    <style:style style:name="P101" style:family="paragraph" style:parent-style-name="Standard">
      <style:paragraph-properties fo:line-height="11pt"/>
      <style:text-properties style:font-name="メイリオ" fo:font-size="9pt" officeooo:rsid="000f9db4" officeooo:paragraph-rsid="0148f929" style:font-name-asian="メイリオ" style:font-size-asian="9pt" style:language-asian="ja" style:country-asian="JP" style:font-size-complex="9pt"/>
    </style:style>
    <style:style style:name="P102" style:family="paragraph" style:parent-style-name="Standard">
      <style:paragraph-properties fo:line-height="11pt"/>
      <style:text-properties style:font-name="メイリオ" fo:font-size="9pt" officeooo:rsid="00701c56" officeooo:paragraph-rsid="009b0326" style:font-name-asian="メイリオ" style:font-size-asian="9pt" style:language-asian="ja" style:country-asian="JP" style:font-size-complex="9pt"/>
    </style:style>
    <style:style style:name="P103" style:family="paragraph" style:parent-style-name="Standard">
      <style:paragraph-properties fo:line-height="11pt"/>
      <style:text-properties style:font-name="メイリオ" fo:font-size="9pt" officeooo:rsid="014dac4f" officeooo:paragraph-rsid="01658b43" style:font-name-asian="メイリオ" style:font-size-asian="9pt" style:language-asian="ja" style:country-asian="JP" style:font-size-complex="9pt"/>
    </style:style>
    <style:style style:name="P104" style:family="paragraph" style:parent-style-name="Standard">
      <style:paragraph-properties fo:line-height="11pt"/>
      <style:text-properties style:font-name="メイリオ" fo:font-size="9pt" officeooo:paragraph-rsid="019824a8"/>
    </style:style>
    <style:style style:name="P105" style:family="paragraph" style:parent-style-name="Standard">
      <style:paragraph-properties fo:line-height="11pt"/>
      <style:text-properties style:font-name="メイリオ" fo:font-size="9pt" officeooo:paragraph-rsid="00f5bde8"/>
    </style:style>
    <style:style style:name="P106" style:family="paragraph" style:parent-style-name="Standard">
      <style:paragraph-properties fo:line-height="11pt"/>
      <style:text-properties style:font-name="メイリオ" fo:font-size="9pt" officeooo:paragraph-rsid="012d91f5"/>
    </style:style>
    <style:style style:name="P107" style:family="paragraph" style:parent-style-name="Standard">
      <style:paragraph-properties fo:line-height="11pt"/>
      <style:text-properties style:font-name="メイリオ" fo:font-size="9pt" officeooo:paragraph-rsid="00f48acf"/>
    </style:style>
    <style:style style:name="P108" style:family="paragraph" style:parent-style-name="Standard">
      <style:paragraph-properties fo:line-height="11pt"/>
      <style:text-properties style:font-name="メイリオ" fo:font-size="9pt" officeooo:paragraph-rsid="0163b86e"/>
    </style:style>
    <style:style style:name="P109" style:family="paragraph" style:parent-style-name="Standard">
      <style:paragraph-properties fo:line-height="11pt"/>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0" style:family="paragraph" style:parent-style-name="Standard">
      <style:paragraph-properties fo:line-height="11pt"/>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1" style:family="paragraph" style:parent-style-name="Standard">
      <style:paragraph-properties fo:line-height="11pt"/>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112" style:family="paragraph" style:parent-style-name="Standard">
      <style:paragraph-properties fo:line-height="11pt"/>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3" style:family="paragraph" style:parent-style-name="Standard">
      <style:paragraph-properties fo:line-height="11pt"/>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14" style:family="paragraph" style:parent-style-name="Standard">
      <style:paragraph-properties fo:line-height="11pt"/>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15" style:family="paragraph" style:parent-style-name="Standard">
      <style:paragraph-properties fo:line-height="11pt"/>
      <style:text-properties style:font-name="メイリオ" fo:font-size="9pt" fo:font-style="normal" officeooo:rsid="000f9db4" officeooo:paragraph-rsid="0113d5fb" style:font-name-asian="メイリオ" style:font-size-asian="9pt" style:language-asian="ja" style:country-asian="JP" style:font-style-asian="normal" style:font-size-complex="9pt" style:font-style-complex="normal"/>
    </style:style>
    <style:style style:name="P116" style:family="paragraph" style:parent-style-name="Standard">
      <style:paragraph-properties fo:line-height="11pt"/>
      <style:text-properties style:font-name="メイリオ" fo:font-size="9pt" fo:font-style="normal" officeooo:rsid="000f9db4" officeooo:paragraph-rsid="0114e4f8"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11pt"/>
      <style:text-properties style:font-name="メイリオ" fo:font-size="9pt" fo:font-style="normal" officeooo:rsid="000f9db4" officeooo:paragraph-rsid="0114d61a"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11pt"/>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11pt"/>
      <style:text-properties style:font-name="メイリオ" fo:font-size="9pt" fo:font-style="normal" officeooo:rsid="000f9db4" officeooo:paragraph-rsid="00357143"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11pt"/>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11pt"/>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11pt"/>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11pt"/>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11pt"/>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11pt"/>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11pt"/>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11pt"/>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11pt"/>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11pt"/>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11pt"/>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11pt"/>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11pt"/>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11pt"/>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11pt"/>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11pt"/>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11pt"/>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11pt"/>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11pt"/>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11pt"/>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11pt"/>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11pt"/>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11pt"/>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11pt"/>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11pt"/>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11pt"/>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11pt"/>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11pt"/>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11pt"/>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11pt"/>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11pt"/>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11pt"/>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11pt"/>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11pt"/>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11pt"/>
      <style:text-properties style:font-name="メイリオ" fo:font-size="9pt" fo:font-style="normal" officeooo:rsid="000f9db4" officeooo:paragraph-rsid="00663041"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11pt"/>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11pt"/>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11pt"/>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11pt"/>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11pt"/>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11pt"/>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11pt"/>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11pt"/>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11pt"/>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11pt"/>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11pt"/>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11pt"/>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11pt"/>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11pt"/>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11pt"/>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11pt"/>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11pt"/>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11pt"/>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11pt"/>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11pt"/>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11pt"/>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11pt"/>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11pt"/>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11pt"/>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11pt"/>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11pt"/>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11pt"/>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11pt"/>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11pt"/>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11pt"/>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11pt"/>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11pt"/>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11pt"/>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11pt"/>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11pt"/>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11pt"/>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11pt"/>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11pt"/>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11pt"/>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11pt"/>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11pt"/>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11pt"/>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11pt"/>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11pt"/>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11pt"/>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11pt"/>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11pt"/>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11pt"/>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11pt"/>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11pt"/>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11pt"/>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11pt"/>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11pt"/>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11pt"/>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11pt"/>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11pt"/>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11pt"/>
      <style:text-properties style:font-name="メイリオ" fo:font-size="9pt" fo:font-style="normal" officeooo:rsid="014799d3" officeooo:paragraph-rsid="014799d3"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11pt"/>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11pt"/>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11pt"/>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10.01pt"/>
      <style:text-properties style:font-name="メイリオ" fo:font-size="9pt" fo:font-style="normal" style:font-name-asian="メイリオ" style:font-size-asian="9pt" style:font-style-asian="normal" style:font-size-complex="9pt" style:font-style-complex="normal"/>
    </style:style>
    <style:style style:name="P237" style:family="paragraph" style:parent-style-name="Standard">
      <style:paragraph-properties fo:line-height="11pt"/>
      <style:text-properties style:font-name="メイリオ" fo:font-size="9pt" fo:font-style="normal" officeooo:paragraph-rsid="0113d5fb" style:font-style-asian="normal" style:font-style-complex="normal"/>
    </style:style>
    <style:style style:name="P238" style:family="paragraph" style:parent-style-name="Standard">
      <style:paragraph-properties fo:line-height="11pt"/>
      <style:text-properties style:font-name="メイリオ" fo:font-size="9pt" fo:font-style="normal" officeooo:paragraph-rsid="01516991" style:font-style-asian="normal" style:font-style-complex="normal"/>
    </style:style>
    <style:style style:name="P239" style:family="paragraph" style:parent-style-name="Standard">
      <style:paragraph-properties fo:line-height="11pt"/>
      <style:text-properties style:font-name="メイリオ" fo:font-size="9pt" fo:font-style="normal" officeooo:paragraph-rsid="0036f906" style:font-style-asian="normal" style:font-style-complex="normal"/>
    </style:style>
    <style:style style:name="P240" style:family="paragraph" style:parent-style-name="Standard">
      <style:paragraph-properties fo:line-height="11pt"/>
      <style:text-properties style:font-name="メイリオ" fo:font-size="9pt" fo:font-style="normal" officeooo:paragraph-rsid="0114d61a" style:font-style-asian="normal" style:font-style-complex="normal"/>
    </style:style>
    <style:style style:name="P241" style:family="paragraph" style:parent-style-name="Standard">
      <style:paragraph-properties fo:line-height="11pt"/>
      <style:text-properties style:font-name="メイリオ" fo:font-size="9pt" fo:font-style="normal" officeooo:paragraph-rsid="00490498" style:font-style-asian="normal" style:font-style-complex="normal"/>
    </style:style>
    <style:style style:name="P242" style:family="paragraph" style:parent-style-name="Standard">
      <style:paragraph-properties fo:line-height="11pt"/>
      <style:text-properties style:font-name="メイリオ" fo:font-size="9pt" fo:font-style="normal" officeooo:paragraph-rsid="00593fb2" style:font-style-asian="normal" style:font-style-complex="normal"/>
    </style:style>
    <style:style style:name="P243" style:family="paragraph" style:parent-style-name="Standard">
      <style:paragraph-properties fo:line-height="11pt"/>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44" style:family="paragraph" style:parent-style-name="Standard">
      <style:paragraph-properties fo:line-height="11pt"/>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45" style:family="paragraph" style:parent-style-name="Standard">
      <style:paragraph-properties fo:line-height="11pt"/>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46" style:family="paragraph" style:parent-style-name="Standard">
      <style:paragraph-properties fo:line-height="11pt"/>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47" style:family="paragraph" style:parent-style-name="Standard">
      <style:paragraph-properties fo:line-height="11pt"/>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11pt"/>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11pt"/>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11pt"/>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11pt"/>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11pt"/>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11pt"/>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54" style:family="paragraph" style:parent-style-name="Standard">
      <style:paragraph-properties fo:line-height="11pt"/>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55" style:family="paragraph" style:parent-style-name="Standard">
      <style:paragraph-properties fo:line-height="100%" fo:text-align="center" style:justify-single-word="false"/>
      <style:text-properties style:font-name="メイリオ" fo:font-size="13pt" fo:font-style="normal" fo:font-weight="bold" officeooo:rsid="000f9db4" officeooo:paragraph-rsid="000f9db4" style:font-name-asian="メイリオ" style:font-size-asian="13pt" style:language-asian="ja" style:country-asian="JP" style:font-style-asian="normal" style:font-weight-asian="bold" style:font-size-complex="13pt" style:font-style-complex="normal" style:font-weight-complex="bold"/>
    </style:style>
    <style:style style:name="P256" style:family="paragraph" style:parent-style-name="Standard">
      <style:paragraph-properties fo:line-height="10.01pt" fo:text-align="center" style:justify-single-word="false"/>
      <style:text-properties style:font-name="メイリオ" fo:font-size="13pt" fo:font-style="normal" fo:font-weight="bold" officeooo:rsid="000f9db4" officeooo:paragraph-rsid="000f9db4" style:font-name-asian="メイリオ" style:font-size-asian="13pt" style:language-asian="ja" style:country-asian="JP" style:font-style-asian="normal" style:font-weight-asian="bold" style:font-size-complex="13pt" style:font-style-complex="normal" style:font-weight-complex="bold"/>
    </style:style>
    <style:style style:name="P257" style:family="paragraph" style:parent-style-name="Standard">
      <style:paragraph-properties fo:line-height="11pt"/>
      <style:text-properties officeooo:paragraph-rsid="017261db"/>
    </style:style>
    <style:style style:name="P258" style:family="paragraph" style:parent-style-name="Standard">
      <style:paragraph-properties fo:line-height="11pt"/>
      <style:text-properties officeooo:paragraph-rsid="0172d06c"/>
    </style:style>
    <style:style style:name="P259" style:family="paragraph" style:parent-style-name="Standard">
      <style:paragraph-properties fo:line-height="11pt"/>
      <style:text-properties officeooo:paragraph-rsid="017434de"/>
    </style:style>
    <style:style style:name="P260" style:family="paragraph" style:parent-style-name="Standard">
      <style:paragraph-properties fo:line-height="11pt"/>
      <style:text-properties officeooo:paragraph-rsid="0174d5f9"/>
    </style:style>
    <style:style style:name="P261" style:family="paragraph" style:parent-style-name="Standard">
      <style:paragraph-properties fo:line-height="11pt"/>
      <style:text-properties officeooo:paragraph-rsid="01768e9c"/>
    </style:style>
    <style:style style:name="P262" style:family="paragraph" style:parent-style-name="Standard">
      <style:paragraph-properties fo:line-height="11pt"/>
      <style:text-properties officeooo:paragraph-rsid="012856a7"/>
    </style:style>
    <style:style style:name="P263" style:family="paragraph" style:parent-style-name="Standard">
      <style:paragraph-properties fo:line-height="11pt"/>
      <style:text-properties officeooo:paragraph-rsid="0176c900"/>
    </style:style>
    <style:style style:name="P264" style:family="paragraph" style:parent-style-name="Standard">
      <style:paragraph-properties fo:line-height="11pt"/>
      <style:text-properties officeooo:paragraph-rsid="014ba1c3"/>
    </style:style>
    <style:style style:name="P265" style:family="paragraph" style:parent-style-name="Standard">
      <style:paragraph-properties fo:line-height="11pt"/>
      <style:text-properties officeooo:paragraph-rsid="019824a8"/>
    </style:style>
    <style:style style:name="P266" style:family="paragraph" style:parent-style-name="Standard">
      <style:paragraph-properties fo:line-height="11pt"/>
      <style:text-properties officeooo:paragraph-rsid="01582efb"/>
    </style:style>
    <style:style style:name="P267" style:family="paragraph" style:parent-style-name="Standard">
      <style:paragraph-properties fo:line-height="11pt"/>
      <style:text-properties officeooo:paragraph-rsid="015bd388"/>
    </style:style>
    <style:style style:name="P268" style:family="paragraph" style:parent-style-name="Standard">
      <style:paragraph-properties fo:line-height="11pt"/>
      <style:text-properties officeooo:paragraph-rsid="0157090b"/>
    </style:style>
    <style:style style:name="P269" style:family="paragraph" style:parent-style-name="Standard">
      <style:paragraph-properties fo:line-height="11pt"/>
      <style:text-properties officeooo:paragraph-rsid="015a4e5a"/>
    </style:style>
    <style:style style:name="P270" style:family="paragraph" style:parent-style-name="Standard">
      <style:paragraph-properties fo:line-height="11pt"/>
      <style:text-properties officeooo:paragraph-rsid="012efa7a"/>
    </style:style>
    <style:style style:name="P271" style:family="paragraph" style:parent-style-name="Standard">
      <style:paragraph-properties fo:line-height="11pt"/>
      <style:text-properties officeooo:paragraph-rsid="00e37e68"/>
    </style:style>
    <style:style style:name="P272" style:family="paragraph" style:parent-style-name="Standard">
      <style:paragraph-properties fo:line-height="11pt"/>
      <style:text-properties officeooo:paragraph-rsid="013363d9"/>
    </style:style>
    <style:style style:name="P273" style:family="paragraph" style:parent-style-name="Standard">
      <style:paragraph-properties fo:line-height="11pt"/>
      <style:text-properties officeooo:paragraph-rsid="01289a01"/>
    </style:style>
    <style:style style:name="P274" style:family="paragraph" style:parent-style-name="Standard">
      <style:paragraph-properties fo:line-height="11pt"/>
      <style:text-properties officeooo:paragraph-rsid="0141c18d"/>
    </style:style>
    <style:style style:name="P275" style:family="paragraph" style:parent-style-name="Standard">
      <style:paragraph-properties fo:line-height="11pt"/>
      <style:text-properties officeooo:paragraph-rsid="0124a86a"/>
    </style:style>
    <style:style style:name="P276" style:family="paragraph" style:parent-style-name="Standard">
      <style:paragraph-properties fo:line-height="11pt"/>
      <style:text-properties officeooo:paragraph-rsid="00f38661"/>
    </style:style>
    <style:style style:name="P277" style:family="paragraph" style:parent-style-name="Standard">
      <style:paragraph-properties fo:line-height="11pt"/>
      <style:text-properties officeooo:paragraph-rsid="00995e83"/>
    </style:style>
    <style:style style:name="P278" style:family="paragraph" style:parent-style-name="Standard">
      <style:paragraph-properties fo:line-height="11pt"/>
      <style:text-properties officeooo:paragraph-rsid="0141c6cc"/>
    </style:style>
    <style:style style:name="P279" style:family="paragraph" style:parent-style-name="Standard">
      <style:paragraph-properties fo:line-height="11pt"/>
      <style:text-properties officeooo:paragraph-rsid="013ae5cb"/>
    </style:style>
    <style:style style:name="P280" style:family="paragraph" style:parent-style-name="Standard">
      <style:paragraph-properties fo:line-height="11pt"/>
      <style:text-properties officeooo:paragraph-rsid="00f18add"/>
    </style:style>
    <style:style style:name="P281" style:family="paragraph" style:parent-style-name="Standard">
      <style:paragraph-properties fo:line-height="11pt"/>
      <style:text-properties fo:color="#000000" style:font-name="メイリオ1" fo:font-size="9pt" fo:font-style="italic" officeooo:rsid="00995e83" officeooo:paragraph-rsid="0157090b" fo:background-color="transparent" style:font-name-asian="メイリオ1" style:font-size-asian="9pt" style:font-style-asian="italic" style:font-size-complex="9pt"/>
    </style:style>
    <style:style style:name="P282" style:family="paragraph" style:parent-style-name="Standard">
      <style:paragraph-properties fo:line-height="11pt"/>
      <style:text-properties fo:color="#000000" style:font-name="メイリオ1" fo:font-size="9pt" fo:font-style="italic" officeooo:rsid="00995e83" officeooo:paragraph-rsid="014ba1c3" fo:background-color="transparent" style:font-name-asian="メイリオ1" style:font-size-asian="9pt" style:font-style-asian="italic" style:font-size-complex="9pt"/>
    </style:style>
    <style:style style:name="P283" style:family="paragraph" style:parent-style-name="Standard">
      <style:paragraph-properties fo:line-height="11pt"/>
      <style:text-properties fo:color="#000000" style:font-name="メイリオ1" fo:font-size="9pt" fo:font-style="italic" officeooo:rsid="00995e83" officeooo:paragraph-rsid="01289a01" fo:background-color="transparent" style:font-name-asian="メイリオ1" style:font-size-asian="9pt" style:font-style-asian="italic" style:font-size-complex="9pt"/>
    </style:style>
    <style:style style:name="P284" style:family="paragraph" style:parent-style-name="Standard">
      <style:paragraph-properties fo:line-height="11pt"/>
      <style:text-properties fo:color="#000000" style:font-name="メイリオ1" fo:font-size="9pt" fo:font-style="italic" officeooo:rsid="00995e83" officeooo:paragraph-rsid="0141c18d" fo:background-color="transparent" style:font-name-asian="メイリオ1" style:font-size-asian="9pt" style:font-style-asian="italic" style:font-size-complex="9pt"/>
    </style:style>
    <style:style style:name="P285" style:family="paragraph" style:parent-style-name="Standard">
      <style:paragraph-properties fo:line-height="11pt"/>
      <style:text-properties fo:color="#000000" style:font-name="メイリオ1" fo:font-size="9pt" fo:font-style="italic" officeooo:rsid="00995e83" officeooo:paragraph-rsid="0124a86a" fo:background-color="transparent" style:font-name-asian="メイリオ1" style:font-size-asian="9pt" style:font-style-asian="italic" style:font-size-complex="9pt"/>
    </style:style>
    <style:style style:name="P286" style:family="paragraph" style:parent-style-name="Standard">
      <style:paragraph-properties fo:line-height="11pt"/>
      <style:text-properties fo:color="#000000" style:font-name="メイリオ1" fo:font-size="9pt" fo:font-style="italic" officeooo:rsid="00995e83" officeooo:paragraph-rsid="00f38661" fo:background-color="transparent" style:font-name-asian="メイリオ1" style:font-size-asian="9pt" style:font-style-asian="italic" style:font-size-complex="9pt"/>
    </style:style>
    <style:style style:name="P287" style:family="paragraph" style:parent-style-name="Standard">
      <style:paragraph-properties fo:line-height="11pt"/>
      <style:text-properties fo:color="#000000" style:font-name="メイリオ1" fo:font-size="9pt" fo:font-style="italic" officeooo:rsid="00995e83" officeooo:paragraph-rsid="00995e83" fo:background-color="transparent" style:font-name-asian="メイリオ1" style:font-size-asian="9pt" style:font-style-asian="italic" style:font-size-complex="9pt"/>
    </style:style>
    <style:style style:name="P288" style:family="paragraph" style:parent-style-name="Standard">
      <style:paragraph-properties fo:line-height="11pt"/>
      <style:text-properties fo:color="#000000" style:font-name="メイリオ1" fo:font-size="9pt" fo:font-style="italic" officeooo:rsid="00995e83" officeooo:paragraph-rsid="0141c6cc" fo:background-color="transparent" style:font-name-asian="メイリオ1" style:font-size-asian="9pt" style:font-style-asian="italic" style:font-size-complex="9pt"/>
    </style:style>
    <style:style style:name="P289" style:family="paragraph" style:parent-style-name="Standard">
      <style:paragraph-properties fo:line-height="11pt"/>
      <style:text-properties fo:color="#000000" style:font-name="メイリオ1" fo:font-size="9pt" fo:font-style="italic" officeooo:rsid="00995e83" officeooo:paragraph-rsid="013ae5cb" fo:background-color="transparent" style:font-name-asian="メイリオ1" style:font-size-asian="9pt" style:font-style-asian="italic" style:font-size-complex="9pt"/>
    </style:style>
    <style:style style:name="P290" style:family="paragraph" style:parent-style-name="Standard">
      <style:paragraph-properties fo:line-height="11pt"/>
      <style:text-properties fo:color="#000000" style:font-name="メイリオ1" fo:font-size="9pt" fo:font-style="italic" officeooo:rsid="00995e83" officeooo:paragraph-rsid="00f18add" fo:background-color="transparent" style:font-name-asian="メイリオ1" style:font-size-asian="9pt" style:font-style-asian="italic" style:font-size-complex="9pt"/>
    </style:style>
    <style:style style:name="P291" style:family="paragraph" style:parent-style-name="Standard">
      <style:paragraph-properties fo:line-height="11pt"/>
      <style:text-properties fo:color="#000000" style:font-name="メイリオ1" fo:font-size="9pt" fo:font-style="normal" officeooo:rsid="00995e83" officeooo:paragraph-rsid="013c9042" fo:background-color="transparent" style:font-name-asian="メイリオ1" style:font-size-asian="9pt" style:font-style-asian="normal" style:font-size-complex="9pt" style:font-style-complex="normal"/>
    </style:style>
    <style:style style:name="P292" style:family="paragraph" style:parent-style-name="Standard">
      <style:paragraph-properties fo:line-height="11pt"/>
      <style:text-properties fo:color="#000000" style:font-name="メイリオ1" fo:font-size="9pt" fo:font-style="normal" officeooo:rsid="00995e83" officeooo:paragraph-rsid="0170e289" fo:background-color="transparent" style:font-name-asian="メイリオ1" style:font-size-asian="9pt" style:font-style-asian="normal" style:font-size-complex="9pt" style:font-style-complex="normal"/>
    </style:style>
    <style:style style:name="P293" style:family="paragraph" style:parent-style-name="Standard">
      <style:paragraph-properties fo:line-height="11pt"/>
      <style:text-properties fo:color="#000000" style:font-name="メイリオ1" fo:font-size="9pt" fo:font-style="normal" officeooo:rsid="00995e83" officeooo:paragraph-rsid="00ecc902" fo:background-color="transparent" style:font-name-asian="メイリオ1" style:font-size-asian="9pt" style:font-style-asian="normal" style:font-size-complex="9pt" style:font-style-complex="normal"/>
    </style:style>
    <style:style style:name="P294" style:family="paragraph" style:parent-style-name="Standard">
      <style:paragraph-properties fo:line-height="11pt"/>
      <style:text-properties fo:color="#000000" style:font-name="メイリオ1" fo:font-size="9pt" fo:font-style="normal" officeooo:rsid="00995e83" officeooo:paragraph-rsid="009d6b04" fo:background-color="transparent" style:font-name-asian="メイリオ1" style:font-size-asian="9pt" style:font-style-asian="normal" style:font-size-complex="9pt" style:font-style-complex="normal"/>
    </style:style>
    <style:style style:name="P295" style:family="paragraph" style:parent-style-name="Standard">
      <style:paragraph-properties fo:line-height="11pt"/>
      <style:text-properties fo:color="#000000" style:font-name="メイリオ1" fo:font-size="9pt" fo:font-style="normal" officeooo:rsid="00995e83" officeooo:paragraph-rsid="00f18add" fo:background-color="transparent" style:font-name-asian="メイリオ1" style:font-size-asian="9pt" style:font-style-asian="normal" style:font-size-complex="9pt" style:font-style-complex="normal"/>
    </style:style>
    <style:style style:name="P296" style:family="paragraph" style:parent-style-name="Standard">
      <style:paragraph-properties fo:line-height="11pt"/>
      <style:text-properties fo:color="#000000" style:font-name="メイリオ1" fo:font-size="9pt" fo:font-style="normal" officeooo:rsid="00995e83" officeooo:paragraph-rsid="00ad9c9e" fo:background-color="transparent" style:font-name-asian="メイリオ1" style:font-size-asian="9pt" style:font-style-asian="normal" style:font-size-complex="9pt" style:font-style-complex="normal"/>
    </style:style>
    <style:style style:name="P297" style:family="paragraph" style:parent-style-name="Standard">
      <style:paragraph-properties fo:line-height="11pt"/>
      <style:text-properties fo:color="#000000" style:font-name="メイリオ1" fo:font-size="9pt" fo:font-style="normal" officeooo:rsid="00995e83" officeooo:paragraph-rsid="01181148" fo:background-color="transparent" style:font-name-asian="メイリオ1" style:font-size-asian="9pt" style:font-style-asian="normal" style:font-size-complex="9pt" style:font-style-complex="normal"/>
    </style:style>
    <style:style style:name="P298" style:family="paragraph" style:parent-style-name="Standard">
      <style:paragraph-properties fo:line-height="11pt"/>
      <style:text-properties fo:color="#000000" style:font-name="メイリオ1" fo:font-size="9pt" fo:font-style="normal" officeooo:rsid="00995e83" officeooo:paragraph-rsid="00abb3e1" fo:background-color="transparent" style:font-name-asian="メイリオ1" style:font-size-asian="9pt" style:font-style-asian="normal" style:font-size-complex="9pt" style:font-style-complex="normal"/>
    </style:style>
    <style:style style:name="P299" style:family="paragraph" style:parent-style-name="Standard">
      <style:paragraph-properties fo:line-height="11pt"/>
      <style:text-properties fo:color="#000000" style:font-name="メイリオ1" fo:font-size="9pt" fo:font-style="normal" officeooo:rsid="00995e83" officeooo:paragraph-rsid="00ada586" fo:background-color="transparent" style:font-name-asian="メイリオ1" style:font-size-asian="9pt" style:font-style-asian="normal" style:font-size-complex="9pt" style:font-style-complex="normal"/>
    </style:style>
    <style:style style:name="P300" style:family="paragraph" style:parent-style-name="Standard">
      <style:paragraph-properties fo:line-height="11pt"/>
      <style:text-properties fo:font-style="normal" officeooo:paragraph-rsid="00fb66ab" style:font-style-asian="normal" style:font-style-complex="normal"/>
    </style:style>
    <style:style style:name="P301" style:family="paragraph" style:parent-style-name="Standard">
      <style:paragraph-properties fo:line-height="11pt"/>
      <style:text-properties fo:font-style="normal" officeooo:paragraph-rsid="00fd5ff3" style:font-style-asian="normal" style:font-style-complex="normal"/>
    </style:style>
    <style:style style:name="P302" style:family="paragraph" style:parent-style-name="Standard">
      <style:paragraph-properties fo:line-height="11pt"/>
      <style:text-properties fo:font-style="normal" officeooo:paragraph-rsid="011d73aa" style:font-style-asian="normal" style:font-style-complex="normal"/>
    </style:style>
    <style:style style:name="P303" style:family="paragraph" style:parent-style-name="Standard">
      <style:paragraph-properties fo:line-height="11pt"/>
      <style:text-properties fo:font-style="normal" officeooo:paragraph-rsid="01658b43" style:font-style-asian="normal" style:font-style-complex="normal"/>
    </style:style>
    <style:style style:name="P304" style:family="paragraph" style:parent-style-name="Standard">
      <style:paragraph-properties fo:line-height="11pt"/>
      <style:text-properties fo:font-style="normal" officeooo:paragraph-rsid="013c9042" style:font-style-asian="normal" style:font-style-complex="normal"/>
    </style:style>
    <style:style style:name="P305" style:family="paragraph" style:parent-style-name="Standard">
      <style:paragraph-properties fo:line-height="11pt"/>
      <style:text-properties fo:font-style="normal" officeooo:paragraph-rsid="0171cbf5" style:font-style-asian="normal" style:font-style-complex="normal"/>
    </style:style>
    <style:style style:name="P306" style:family="paragraph" style:parent-style-name="Standard">
      <style:paragraph-properties fo:line-height="11pt"/>
      <style:text-properties fo:font-style="normal" officeooo:paragraph-rsid="0170e289" style:font-style-asian="normal" style:font-style-complex="normal"/>
    </style:style>
    <style:style style:name="P307" style:family="paragraph" style:parent-style-name="Standard">
      <style:paragraph-properties fo:line-height="11pt"/>
      <style:text-properties fo:font-style="normal" officeooo:paragraph-rsid="00ecc902" style:font-style-asian="normal" style:font-style-complex="normal"/>
    </style:style>
    <style:style style:name="P308" style:family="paragraph" style:parent-style-name="Standard">
      <style:paragraph-properties fo:line-height="11pt"/>
      <style:text-properties fo:font-style="normal" officeooo:paragraph-rsid="00995e83" style:font-style-asian="normal" style:font-style-complex="normal"/>
    </style:style>
    <style:style style:name="P309" style:family="paragraph" style:parent-style-name="Standard">
      <style:paragraph-properties fo:line-height="11pt"/>
      <style:text-properties fo:font-style="normal" officeooo:paragraph-rsid="00f18add" style:font-style-asian="normal" style:font-style-complex="normal"/>
    </style:style>
    <style:style style:name="P310" style:family="paragraph" style:parent-style-name="Standard">
      <style:paragraph-properties fo:line-height="11pt"/>
      <style:text-properties fo:font-style="normal" officeooo:paragraph-rsid="00ad9c9e" style:font-style-asian="normal" style:font-style-complex="normal"/>
    </style:style>
    <style:style style:name="P311" style:family="paragraph" style:parent-style-name="Standard">
      <style:paragraph-properties fo:line-height="11pt"/>
      <style:text-properties fo:font-style="normal" officeooo:paragraph-rsid="01181148" style:font-style-asian="normal" style:font-style-complex="normal"/>
    </style:style>
    <style:style style:name="P312" style:family="paragraph" style:parent-style-name="Standard">
      <style:paragraph-properties fo:line-height="11pt"/>
      <style:text-properties fo:font-style="normal" officeooo:paragraph-rsid="013854f3" style:font-style-asian="normal" style:font-style-complex="normal"/>
    </style:style>
    <style:style style:name="P313" style:family="paragraph" style:parent-style-name="Standard">
      <style:paragraph-properties fo:line-height="11pt"/>
      <style:text-properties fo:font-style="normal" officeooo:paragraph-rsid="00abb3e1" style:font-style-asian="normal" style:font-style-complex="normal"/>
    </style:style>
    <style:style style:name="P314" style:family="paragraph" style:parent-style-name="Standard">
      <style:paragraph-properties fo:line-height="11pt"/>
      <style:text-properties fo:font-style="normal" officeooo:paragraph-rsid="00ada586" style:font-style-asian="normal" style:font-style-complex="normal"/>
    </style:style>
    <style:style style:name="P315" style:family="paragraph" style:parent-style-name="Standard">
      <style:paragraph-properties fo:line-height="11pt"/>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16" style:family="paragraph" style:parent-style-name="Standard">
      <style:paragraph-properties fo:line-height="11pt"/>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17" style:family="paragraph" style:parent-style-name="Standard">
      <style:paragraph-properties fo:line-height="11pt"/>
      <style:text-properties style:font-name="メイリオ1" fo:font-size="9pt" officeooo:paragraph-rsid="013363d9" style:font-name-asian="メイリオ1" style:font-size-asian="9pt" style:font-size-complex="9pt"/>
    </style:style>
    <style:style style:name="P318" style:family="paragraph" style:parent-style-name="Standard">
      <style:paragraph-properties fo:line-height="11pt"/>
      <style:text-properties style:font-name="メイリオ1" fo:font-size="9pt" officeooo:paragraph-rsid="00e37e68" style:font-name-asian="メイリオ1" style:font-size-asian="9pt" style:font-size-complex="9pt"/>
    </style:style>
    <style:style style:name="P319" style:family="paragraph" style:parent-style-name="Standard">
      <style:paragraph-properties fo:line-height="11pt" fo:background-color="transparent">
        <style:background-image/>
      </style:paragraph-properties>
      <style:text-properties officeooo:paragraph-rsid="009b0326"/>
    </style:style>
    <style:style style:name="P320" style:family="paragraph" style:parent-style-name="Standard">
      <style:paragraph-properties fo:line-height="11pt" fo:background-color="transparent">
        <style:background-image/>
      </style:paragraph-properties>
      <style:text-properties officeooo:paragraph-rsid="0159ae25"/>
    </style:style>
    <style:style style:name="P321" style:family="paragraph" style:parent-style-name="Standard">
      <style:paragraph-properties fo:line-height="11pt" fo:background-color="transparent">
        <style:background-image/>
      </style:paragraph-properties>
      <style:text-properties fo:font-style="normal" officeooo:paragraph-rsid="016b3f47" style:font-style-asian="normal" style:font-style-complex="normal"/>
    </style:style>
    <style:style style:name="P322" style:family="paragraph" style:parent-style-name="Standard">
      <style:paragraph-properties fo:line-height="11pt" fo:background-color="transparent">
        <style:background-image/>
      </style:paragraph-properties>
      <style:text-properties fo:font-style="normal" officeooo:paragraph-rsid="016e3703" style:font-style-asian="normal" style:font-style-complex="normal"/>
    </style:style>
    <style:style style:name="P323" style:family="paragraph" style:parent-style-name="Standard">
      <style:paragraph-properties fo:line-height="11pt" fo:background-color="transparent">
        <style:background-image/>
      </style:paragraph-properties>
      <style:text-properties fo:font-style="normal" officeooo:paragraph-rsid="006e3f6a" style:font-style-asian="normal" style:font-style-complex="normal"/>
    </style:style>
    <style:style style:name="P324" style:family="paragraph" style:parent-style-name="Standard">
      <style:paragraph-properties fo:line-height="11pt" fo:background-color="transparent">
        <style:background-image/>
      </style:paragraph-properties>
      <style:text-properties fo:font-style="normal" officeooo:paragraph-rsid="006f2739" style:font-style-asian="normal" style:font-style-complex="normal"/>
    </style:style>
    <style:style style:name="P325"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26"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27"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28"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29"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30"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31"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32"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33"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34"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35" style:family="paragraph" style:parent-style-name="Standard">
      <style:paragraph-properties fo:margin-left="19.84pt" fo:margin-right="0pt" fo:line-height="11pt" fo:text-indent="-19.84pt"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36" style:family="paragraph" style:parent-style-name="Standard">
      <style:paragraph-properties fo:margin-left="19.84pt" fo:margin-right="0pt" fo:line-height="11pt" fo:text-indent="-19.84pt"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37"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38"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39"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40"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41"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42"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43" style:family="paragraph" style:parent-style-name="Standard" style:master-page-name="">
      <style:paragraph-properties fo:margin-left="28.35pt" fo:margin-right="0pt" fo:line-height="11pt" fo:text-indent="-28.35pt"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344" style:family="paragraph" style:parent-style-name="Standard" style:master-page-name="">
      <style:paragraph-properties fo:margin-left="28.35pt" fo:margin-right="0pt" fo:line-height="11pt" fo:text-indent="-28.35pt"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45" style:family="paragraph" style:parent-style-name="Standard" style:master-page-name="">
      <style:paragraph-properties fo:line-height="11pt"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346" style:family="paragraph" style:parent-style-name="Standard" style:master-page-name="">
      <style:paragraph-properties fo:line-height="11pt"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347" style:family="paragraph" style:parent-style-name="Standard" style:master-page-name="">
      <style:paragraph-properties fo:line-height="11pt"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348" style:family="paragraph" style:parent-style-name="Standard" style:master-page-name="">
      <style:paragraph-properties fo:line-height="11pt"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349" style:family="paragraph" style:parent-style-name="Standard" style:master-page-name="">
      <style:paragraph-properties fo:line-height="11pt"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50"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351" style:family="paragraph" style:parent-style-name="Standard">
      <style:paragraph-properties fo:line-height="11pt"/>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352" style:family="paragraph" style:parent-style-name="Standard">
      <style:paragraph-properties fo:line-height="11pt"/>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353" style:family="paragraph" style:parent-style-name="Standard">
      <style:paragraph-properties fo:line-height="11pt"/>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354" style:family="paragraph" style:parent-style-name="Standard">
      <style:paragraph-properties fo:line-height="11pt"/>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355" style:family="paragraph" style:parent-style-name="Standard">
      <style:paragraph-properties fo:line-height="11pt"/>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356" style:family="paragraph" style:parent-style-name="Standard">
      <style:paragraph-properties fo:line-height="11pt"/>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357" style:family="paragraph" style:parent-style-name="Standard">
      <style:paragraph-properties fo:line-height="11pt"/>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358" style:family="paragraph" style:parent-style-name="Standard">
      <style:paragraph-properties fo:line-height="11pt"/>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359" style:family="paragraph" style:parent-style-name="Standard">
      <style:paragraph-properties fo:line-height="11pt"/>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360" style:family="paragraph" style:parent-style-name="Standard">
      <style:paragraph-properties fo:line-height="11pt"/>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361" style:family="paragraph" style:parent-style-name="Standard">
      <style:paragraph-properties fo:line-height="11pt"/>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362" style:family="paragraph" style:parent-style-name="Standard">
      <style:paragraph-properties fo:line-height="11pt"/>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363" style:family="paragraph" style:parent-style-name="Standard">
      <style:paragraph-properties fo:line-height="11pt"/>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364" style:family="paragraph" style:parent-style-name="Standard">
      <style:paragraph-properties fo:line-height="11pt"/>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365" style:family="paragraph" style:parent-style-name="Standard">
      <style:paragraph-properties fo:line-height="11pt"/>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366" style:family="paragraph" style:parent-style-name="Standard">
      <style:paragraph-properties fo:line-height="11pt"/>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367" style:family="paragraph" style:parent-style-name="Standard">
      <style:paragraph-properties fo:line-height="11pt"/>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368" style:family="paragraph" style:parent-style-name="Standard">
      <style:paragraph-properties fo:line-height="11pt"/>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369" style:family="paragraph" style:parent-style-name="Standard">
      <style:paragraph-properties fo:line-height="11pt"/>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370" style:family="paragraph" style:parent-style-name="Standard">
      <style:paragraph-properties fo:line-height="11pt"/>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371" style:family="paragraph" style:parent-style-name="Standard">
      <style:paragraph-properties fo:line-height="11pt"/>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372" style:family="paragraph" style:parent-style-name="Standard">
      <style:paragraph-properties fo:line-height="11pt"/>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373" style:family="paragraph" style:parent-style-name="Standard">
      <style:paragraph-properties fo:line-height="11pt"/>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374" style:family="paragraph" style:parent-style-name="Standard">
      <style:paragraph-properties fo:line-height="11pt"/>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375" style:family="paragraph" style:parent-style-name="Standard">
      <style:paragraph-properties fo:line-height="11pt"/>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376" style:family="paragraph" style:parent-style-name="Standard">
      <style:paragraph-properties fo:line-height="11pt"/>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line-height="11pt"/>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line-height="11pt"/>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line-height="11pt"/>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380" style:family="paragraph" style:parent-style-name="Standard">
      <style:paragraph-properties fo:line-height="11pt"/>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381" style:family="paragraph" style:parent-style-name="Standard">
      <style:paragraph-properties fo:line-height="11pt"/>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382" style:family="paragraph" style:parent-style-name="Standard">
      <style:paragraph-properties fo:line-height="11pt"/>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383" style:family="paragraph" style:parent-style-name="Standard">
      <style:paragraph-properties fo:line-height="11pt"/>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384" style:family="paragraph" style:parent-style-name="Standard">
      <style:paragraph-properties fo:line-height="11pt"/>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385" style:family="paragraph" style:parent-style-name="Standard">
      <style:paragraph-properties fo:line-height="11pt"/>
      <style:text-properties style:font-name="メイリオ" fo:font-size="9pt" fo:font-style="normal" style:text-underline-style="none" officeooo:rsid="000f9db4" officeooo:paragraph-rsid="01bcf577" style:font-name-asian="メイリオ" style:font-size-asian="9pt" style:language-asian="ja" style:country-asian="JP" style:font-style-asian="normal" style:font-size-complex="9pt" style:font-style-complex="normal"/>
    </style:style>
    <style:style style:name="P386" style:family="paragraph" style:parent-style-name="Standard">
      <style:paragraph-properties fo:line-height="11pt"/>
      <style:text-properties style:font-name="メイリオ" fo:font-size="9pt" officeooo:rsid="00790367" officeooo:paragraph-rsid="017261db" style:font-name-asian="メイリオ" style:font-size-asian="9pt" style:language-asian="ja" style:country-asian="JP" style:font-size-complex="9pt"/>
    </style:style>
    <style:style style:name="P387" style:family="paragraph" style:parent-style-name="Standard">
      <style:paragraph-properties fo:line-height="11pt"/>
      <style:text-properties style:font-name="メイリオ" fo:font-size="9pt" officeooo:rsid="0187c678" officeooo:paragraph-rsid="01886fc0" style:font-name-asian="メイリオ" style:font-size-asian="9pt" style:language-asian="ja" style:country-asian="JP" style:font-size-complex="9pt"/>
    </style:style>
    <style:style style:name="P388" style:family="paragraph" style:parent-style-name="Standard">
      <style:paragraph-properties fo:line-height="11pt"/>
      <style:text-properties style:font-name="メイリオ" fo:font-size="9pt" officeooo:rsid="000f9db4" officeooo:paragraph-rsid="014fd3c9" style:font-name-asian="メイリオ" style:font-size-asian="9pt" style:language-asian="ja" style:country-asian="JP" style:font-size-complex="9pt"/>
    </style:style>
    <style:style style:name="P389" style:family="paragraph" style:parent-style-name="Standard">
      <style:paragraph-properties fo:line-height="11pt"/>
      <style:text-properties style:font-name="メイリオ" fo:font-size="9pt" officeooo:rsid="000f9db4" officeooo:paragraph-rsid="01bcf577" style:font-name-asian="メイリオ" style:font-size-asian="9pt" style:language-asian="ja" style:country-asian="JP" style:font-size-complex="9pt"/>
    </style:style>
    <style:style style:name="P390"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91" style:family="paragraph" style:parent-style-name="Standard">
      <style:paragraph-properties fo:line-height="11pt"/>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392"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1" fo:font-size="9pt" fo:font-style="normal" officeooo:rsid="0180ba63" officeooo:paragraph-rsid="019ed955" fo:background-color="transparent" style:font-name-asian="メイリオ1" style:font-size-asian="9pt" style:language-asian="ja" style:country-asian="JP" style:font-style-asian="normal" style:font-size-complex="9pt" style:font-style-complex="normal"/>
    </style:style>
    <style:style style:name="P393"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94"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95"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13682c" style:font-style-asian="italic" style:font-style-complex="italic"/>
    </style:style>
    <style:style style:name="T29" style:family="text">
      <style:text-properties fo:font-style="italic" officeooo:rsid="0139fec4" style:font-style-asian="italic" style:font-style-complex="italic"/>
    </style:style>
    <style:style style:name="T30" style:family="text">
      <style:text-properties fo:font-style="italic" officeooo:rsid="013a825e" style:font-style-asian="italic" style:font-style-complex="italic"/>
    </style:style>
    <style:style style:name="T31" style:family="text">
      <style:text-properties fo:font-style="italic" officeooo:rsid="0141c18d" style:font-style-asian="italic" style:font-style-complex="italic"/>
    </style:style>
    <style:style style:name="T32" style:family="text">
      <style:text-properties fo:font-style="italic" officeooo:rsid="0141c6cc" style:font-style-asian="italic" style:font-style-complex="italic"/>
    </style:style>
    <style:style style:name="T33" style:family="text">
      <style:text-properties fo:font-style="italic" officeooo:rsid="01427558" style:font-style-asian="italic" style:font-style-complex="italic"/>
    </style:style>
    <style:style style:name="T34" style:family="text">
      <style:text-properties fo:font-style="italic" officeooo:rsid="0148f929" style:font-style-asian="italic" style:font-style-complex="italic"/>
    </style:style>
    <style:style style:name="T35" style:family="text">
      <style:text-properties fo:font-style="italic" officeooo:rsid="014ba1c3" style:font-style-asian="italic" style:font-style-complex="italic"/>
    </style:style>
    <style:style style:name="T36" style:family="text">
      <style:text-properties fo:font-style="italic" officeooo:rsid="015bae28" style:font-style-asian="italic" style:font-style-complex="italic"/>
    </style:style>
    <style:style style:name="T37" style:family="text">
      <style:text-properties fo:font-style="italic" officeooo:rsid="0163cea2" style:font-style-asian="italic" style:font-style-complex="italic"/>
    </style:style>
    <style:style style:name="T38" style:family="text">
      <style:text-properties fo:font-style="italic" officeooo:rsid="0170e289" style:font-style-asian="italic" style:font-style-complex="italic"/>
    </style:style>
    <style:style style:name="T39" style:family="text">
      <style:text-properties fo:font-style="italic" officeooo:rsid="018461c1" style:font-style-asian="italic" style:font-style-complex="italic"/>
    </style:style>
    <style:style style:name="T40" style:family="text">
      <style:text-properties fo:font-style="italic" officeooo:rsid="0187c678" style:font-style-asian="italic" style:font-style-complex="italic"/>
    </style:style>
    <style:style style:name="T41" style:family="text">
      <style:text-properties fo:font-style="italic" officeooo:rsid="018cb785" style:font-style-asian="italic" style:font-style-complex="italic"/>
    </style:style>
    <style:style style:name="T42" style:family="text">
      <style:text-properties fo:font-style="italic" officeooo:rsid="019643b0"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113682c" style:font-style-asian="normal" style:font-style-complex="normal"/>
    </style:style>
    <style:style style:name="T67" style:family="text">
      <style:text-properties fo:font-style="normal" officeooo:rsid="0059aa7b" style:font-style-asian="normal" style:font-style-complex="normal"/>
    </style:style>
    <style:style style:name="T68" style:family="text">
      <style:text-properties fo:font-style="normal" officeooo:rsid="0112cfe1" style:font-style-asian="normal" style:font-style-complex="normal"/>
    </style:style>
    <style:style style:name="T69" style:family="text">
      <style:text-properties fo:font-style="normal" officeooo:rsid="0034547f" style:font-style-asian="normal" style:font-style-complex="normal"/>
    </style:style>
    <style:style style:name="T70" style:family="text">
      <style:text-properties fo:font-style="normal" officeooo:rsid="014ba1c3" style:font-style-asian="normal" style:font-style-complex="normal"/>
    </style:style>
    <style:style style:name="T71" style:family="text">
      <style:text-properties fo:font-style="normal" officeooo:rsid="0141c18d" style:font-style-asian="normal" style:font-style-complex="normal"/>
    </style:style>
    <style:style style:name="T72" style:family="text">
      <style:text-properties fo:font-style="normal" officeooo:rsid="0170e289" style:font-style-asian="normal" style:font-style-complex="normal"/>
    </style:style>
    <style:style style:name="T73" style:family="text">
      <style:text-properties fo:font-style="normal" officeooo:rsid="0111c983" style:font-style-asian="normal" style:font-style-complex="normal"/>
    </style:style>
    <style:style style:name="T74" style:family="text">
      <style:text-properties fo:font-style="normal" officeooo:rsid="0163cea2" style:font-style-asian="normal" style:font-style-complex="normal"/>
    </style:style>
    <style:style style:name="T75" style:family="text">
      <style:text-properties fo:font-style="normal" officeooo:rsid="01213477" style:font-style-asian="normal" style:font-style-complex="normal"/>
    </style:style>
    <style:style style:name="T76" style:family="text">
      <style:text-properties fo:font-style="normal" officeooo:rsid="0116b9c1" style:font-style-asian="normal" style:font-style-complex="normal"/>
    </style:style>
    <style:style style:name="T77" style:family="text">
      <style:text-properties fo:font-style="normal" officeooo:rsid="00276a3d" style:font-style-asian="normal" style:font-style-complex="normal"/>
    </style:style>
    <style:style style:name="T78" style:family="text">
      <style:text-properties fo:font-style="normal" officeooo:rsid="002bfdcf" style:font-style-asian="normal" style:font-style-complex="normal"/>
    </style:style>
    <style:style style:name="T79" style:family="text">
      <style:text-properties fo:font-style="normal" officeooo:rsid="0163b86e" style:font-style-asian="normal" style:font-style-complex="normal"/>
    </style:style>
    <style:style style:name="T80" style:family="text">
      <style:text-properties fo:font-style="normal" officeooo:rsid="00784a19" style:font-style-asian="normal" style:font-style-complex="normal"/>
    </style:style>
    <style:style style:name="T81" style:family="text">
      <style:text-properties fo:font-style="normal" officeooo:rsid="011094ff" style:font-style-asian="normal" style:font-style-complex="normal"/>
    </style:style>
    <style:style style:name="T82" style:family="text">
      <style:text-properties fo:font-style="normal" officeooo:rsid="01402b67" style:font-style-asian="normal" style:font-style-complex="normal"/>
    </style:style>
    <style:style style:name="T83" style:family="text">
      <style:text-properties fo:font-style="normal" officeooo:rsid="013a825e" style:font-style-asian="normal" style:font-style-complex="normal"/>
    </style:style>
    <style:style style:name="T84" style:family="text">
      <style:text-properties fo:font-style="normal" officeooo:rsid="002cdcb5" style:font-style-asian="normal" style:font-style-complex="normal"/>
    </style:style>
    <style:style style:name="T85" style:family="text">
      <style:text-properties fo:font-style="normal" officeooo:rsid="0123fa89" style:font-style-asian="normal" style:font-style-complex="normal"/>
    </style:style>
    <style:style style:name="T86" style:family="text">
      <style:text-properties fo:font-style="normal" officeooo:rsid="00f38661" style:font-style-asian="normal" style:font-style-complex="normal"/>
    </style:style>
    <style:style style:name="T87" style:family="text">
      <style:text-properties fo:font-style="normal" officeooo:rsid="010ddf26" style:font-style-asian="normal" style:font-style-complex="normal"/>
    </style:style>
    <style:style style:name="T88" style:family="text">
      <style:text-properties fo:font-style="normal" officeooo:rsid="0141c6cc" style:font-style-asian="normal" style:font-style-complex="normal"/>
    </style:style>
    <style:style style:name="T89" style:family="text">
      <style:text-properties fo:font-style="normal" officeooo:rsid="01656923" style:font-style-asian="normal" style:font-style-complex="normal"/>
    </style:style>
    <style:style style:name="T90" style:family="text">
      <style:text-properties fo:font-style="normal" officeooo:rsid="01427558" style:font-style-asian="normal" style:font-style-complex="normal"/>
    </style:style>
    <style:style style:name="T91" style:family="text">
      <style:text-properties fo:font-style="normal" officeooo:rsid="01438c23" style:font-style-asian="normal" style:font-style-complex="normal"/>
    </style:style>
    <style:style style:name="T92" style:family="text">
      <style:text-properties fo:font-style="normal" officeooo:rsid="01ba5f1d" style:font-style-asian="normal" style:font-style-complex="normal"/>
    </style:style>
    <style:style style:name="T93" style:family="text">
      <style:text-properties fo:font-style="normal" officeooo:rsid="017261db" style:font-style-asian="normal" style:font-style-complex="normal"/>
    </style:style>
    <style:style style:name="T94" style:family="text">
      <style:text-properties fo:font-style="normal" officeooo:rsid="0134b94a" style:font-style-asian="normal" style:font-style-complex="normal"/>
    </style:style>
    <style:style style:name="T95" style:family="text">
      <style:text-properties fo:font-style="normal" officeooo:rsid="0148f929" style:font-style-asian="normal" style:font-style-complex="normal"/>
    </style:style>
    <style:style style:name="T96" style:family="text">
      <style:text-properties fo:font-style="normal" officeooo:rsid="0139fec4" style:font-style-asian="normal" style:font-style-complex="normal"/>
    </style:style>
    <style:style style:name="T97" style:family="text">
      <style:text-properties fo:font-style="normal" fo:font-weight="normal" officeooo:rsid="0026027d" style:font-style-asian="normal" style:font-weight-asian="normal" style:font-style-complex="normal" style:font-weight-complex="normal"/>
    </style:style>
    <style:style style:name="T98" style:family="text">
      <style:text-properties fo:font-style="normal" fo:font-weight="normal" officeooo:rsid="0050966e" style:font-style-asian="normal" style:font-weight-asian="normal" style:font-style-complex="normal" style:font-weight-complex="normal"/>
    </style:style>
    <style:style style:name="T99" style:family="text">
      <style:text-properties fo:font-style="normal" fo:font-weight="normal" officeooo:rsid="01803eb1"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311632" style:font-style-asian="normal" style:font-style-complex="normal"/>
    </style:style>
    <style:style style:name="T101" style:family="text">
      <style:text-properties fo:font-style="normal" style:text-underline-style="solid" style:text-underline-width="auto" style:text-underline-color="font-color" officeooo:rsid="0034547f" style:font-style-asian="normal" style:font-style-complex="normal"/>
    </style:style>
    <style:style style:name="T102"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5"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1baff5"/>
    </style:style>
    <style:style style:name="T108" style:family="text">
      <style:text-properties style:text-underline-style="solid" style:text-underline-width="auto" style:text-underline-color="font-color" officeooo:rsid="001d9b21"/>
    </style:style>
    <style:style style:name="T109" style:family="text">
      <style:text-properties style:text-underline-style="solid" style:text-underline-width="auto" style:text-underline-color="font-color" officeooo:rsid="004d1858"/>
    </style:style>
    <style:style style:name="T110" style:family="text">
      <style:text-properties style:text-underline-style="solid" style:text-underline-width="auto" style:text-underline-color="font-color" officeooo:rsid="004e57ba"/>
    </style:style>
    <style:style style:name="T111" style:family="text">
      <style:text-properties style:text-underline-style="solid" style:text-underline-width="auto" style:text-underline-color="font-color" officeooo:rsid="01aa3251"/>
    </style:style>
    <style:style style:name="T112" style:family="text">
      <style:text-properties style:text-underline-style="solid" style:text-underline-width="auto" style:text-underline-color="font-color" officeooo:rsid="00311632"/>
    </style:style>
    <style:style style:name="T113" style:family="text">
      <style:text-properties style:text-underline-style="solid" style:text-underline-width="auto" style:text-underline-color="font-color" officeooo:rsid="0034547f"/>
    </style:style>
    <style:style style:name="T114" style:family="text">
      <style:text-properties style:text-underline-style="solid" style:text-underline-width="auto" style:text-underline-color="font-color" officeooo:rsid="01bbb194"/>
    </style:style>
    <style:style style:name="T115" style:family="text">
      <style:text-properties style:text-underline-style="solid" style:text-underline-width="auto" style:text-underline-color="font-color" officeooo:rsid="000f9db4"/>
    </style:style>
    <style:style style:name="T116" style:family="text">
      <style:text-properties style:text-underline-style="solid" style:text-underline-width="auto" style:text-underline-color="font-color" officeooo:rsid="0051d0bd"/>
    </style:style>
    <style:style style:name="T117" style:family="text">
      <style:text-properties style:text-underline-style="solid" style:text-underline-width="auto" style:text-underline-color="font-color" officeooo:rsid="01bcf577"/>
    </style:style>
    <style:style style:name="T118" style:family="text">
      <style:text-properties officeooo:rsid="001baff5"/>
    </style:style>
    <style:style style:name="T119" style:family="text">
      <style:text-properties style:font-name="メイリオ" fo:font-size="9pt" officeooo:rsid="000f9db4" style:font-name-asian="メイリオ" style:font-size-asian="9pt" style:language-asian="ja" style:country-asian="JP" style:font-size-complex="9pt"/>
    </style:style>
    <style:style style:name="T120" style:family="text">
      <style:text-properties style:font-name="メイリオ" fo:font-size="9pt" officeooo:rsid="006f2739" style:font-name-asian="メイリオ" style:font-size-asian="9pt" style:language-asian="ja" style:country-asian="JP" style:font-size-complex="9pt"/>
    </style:style>
    <style:style style:name="T121" style:family="text">
      <style:text-properties style:font-name="メイリオ" fo:font-size="9pt" officeooo:rsid="006f3a2d" style:font-name-asian="メイリオ" style:font-size-asian="9pt" style:language-asian="ja" style:country-asian="JP" style:font-size-complex="9pt"/>
    </style:style>
    <style:style style:name="T122" style:family="text">
      <style:text-properties style:font-name="メイリオ" fo:font-size="9pt" officeooo:rsid="00790367" style:font-name-asian="メイリオ" style:font-size-asian="9pt" style:language-asian="ja" style:country-asian="JP" style:font-size-complex="9pt"/>
    </style:style>
    <style:style style:name="T123" style:family="text">
      <style:text-properties style:font-name="メイリオ" fo:font-size="9pt" officeooo:rsid="0051d0bd" style:font-name-asian="メイリオ" style:font-size-asian="9pt" style:language-asian="ja" style:country-asian="JP" style:font-size-complex="9pt"/>
    </style:style>
    <style:style style:name="T124" style:family="text">
      <style:text-properties style:font-name="メイリオ" fo:font-size="9pt" officeooo:rsid="012efa7a" style:font-name-asian="メイリオ" style:font-size-asian="9pt" style:language-asian="ja" style:country-asian="JP" style:font-size-complex="9pt"/>
    </style:style>
    <style:style style:name="T125" style:family="text">
      <style:text-properties style:font-name="メイリオ" fo:font-size="9pt" officeooo:rsid="00784a19" style:font-name-asian="メイリオ" style:font-size-asian="9pt" style:language-asian="ja" style:country-asian="JP" style:font-size-complex="9pt"/>
    </style:style>
    <style:style style:name="T126" style:family="text">
      <style:text-properties style:font-name="メイリオ" fo:font-size="9pt" officeooo:rsid="00995e83" style:font-name-asian="メイリオ" style:font-size-asian="9pt" style:language-asian="ja" style:country-asian="JP" style:font-size-complex="9pt"/>
    </style:style>
    <style:style style:name="T127" style:family="text">
      <style:text-properties style:font-name="メイリオ" fo:font-size="9pt" officeooo:rsid="0159ae25" style:font-name-asian="メイリオ" style:font-size-asian="9pt" style:language-asian="ja" style:country-asian="JP" style:font-size-complex="9pt"/>
    </style:style>
    <style:style style:name="T128" style:family="text">
      <style:text-properties style:font-name="メイリオ" fo:font-size="9pt" officeooo:rsid="0171cbf5" style:font-name-asian="メイリオ" style:font-size-asian="9pt" style:language-asian="ja" style:country-asian="JP" style:font-size-complex="9pt"/>
    </style:style>
    <style:style style:name="T129" style:family="text">
      <style:text-properties style:font-name="メイリオ" fo:font-size="9pt" officeooo:rsid="01768e9c" style:font-name-asian="メイリオ" style:font-size-asian="9pt" style:language-asian="ja" style:country-asian="JP" style:font-size-complex="9pt"/>
    </style:style>
    <style:style style:name="T130" style:family="text">
      <style:text-properties style:font-name="メイリオ" fo:font-size="9pt" officeooo:rsid="017e8706" style:font-name-asian="メイリオ" style:font-size-asian="9pt" style:language-asian="ja" style:country-asian="JP" style:font-size-complex="9pt"/>
    </style:style>
    <style:style style:name="T131" style:family="text">
      <style:text-properties style:font-name="メイリオ" fo:font-size="9pt" officeooo:rsid="00293834" style:font-name-asian="メイリオ" style:font-size-asian="9pt" style:language-asian="ja" style:country-asian="JP" style:font-size-complex="9pt"/>
    </style:style>
    <style:style style:name="T132" style:family="text">
      <style:text-properties style:font-name="メイリオ" fo:font-size="9pt" officeooo:rsid="00311632" style:font-name-asian="メイリオ" style:font-size-asian="9pt" style:language-asian="ja" style:country-asian="JP" style:font-size-complex="9pt"/>
    </style:style>
    <style:style style:name="T133" style:family="text">
      <style:text-properties style:font-name="メイリオ" fo:font-size="9pt" officeooo:rsid="0113682c" style:font-name-asian="メイリオ" style:font-size-asian="9pt" style:language-asian="ja" style:country-asian="JP" style:font-size-complex="9pt"/>
    </style:style>
    <style:style style:name="T134" style:family="text">
      <style:text-properties style:font-name="メイリオ" fo:font-size="9pt" officeooo:rsid="013854f3" style:font-name-asian="メイリオ" style:font-size-asian="9pt" style:language-asian="ja" style:country-asian="JP" style:font-size-complex="9pt"/>
    </style:style>
    <style:style style:name="T135" style:family="text">
      <style:text-properties style:font-name="メイリオ" fo:font-size="9pt" officeooo:rsid="00276a3d" style:font-name-asian="メイリオ" style:font-size-asian="9pt" style:language-asian="ja" style:country-asian="JP" style:font-size-complex="9pt"/>
    </style:style>
    <style:style style:name="T136" style:family="text">
      <style:text-properties style:font-name="メイリオ" fo:font-size="9pt" officeooo:rsid="0116ad05" style:font-name-asian="メイリオ" style:font-size-asian="9pt" style:language-asian="ja" style:country-asian="JP" style:font-size-complex="9pt"/>
    </style:style>
    <style:style style:name="T137" style:family="text">
      <style:text-properties style:font-name="メイリオ" fo:font-size="9pt" officeooo:rsid="002e017d" style:font-name-asian="メイリオ" style:font-size-asian="9pt" style:language-asian="ja" style:country-asian="JP" style:font-size-complex="9pt"/>
    </style:style>
    <style:style style:name="T138" style:family="text">
      <style:text-properties style:font-name="メイリオ" fo:font-size="9pt" officeooo:rsid="0197c9e2" style:font-name-asian="メイリオ" style:font-size-asian="9pt" style:language-asian="ja" style:country-asian="JP" style:font-size-complex="9pt"/>
    </style:style>
    <style:style style:name="T139" style:family="text">
      <style:text-properties style:font-name="メイリオ" fo:font-size="9pt" officeooo:rsid="00df4152" style:font-name-asian="メイリオ" style:font-size-asian="9pt" style:language-asian="ja" style:country-asian="JP" style:font-size-complex="9pt"/>
    </style:style>
    <style:style style:name="T140" style:family="text">
      <style:text-properties style:font-name="メイリオ" fo:font-size="9pt" officeooo:rsid="010ddf26" style:font-name-asian="メイリオ" style:font-size-asian="9pt" style:language-asian="ja" style:country-asian="JP" style:font-size-complex="9pt"/>
    </style:style>
    <style:style style:name="T141"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8" style:family="text">
      <style:text-properties style:font-name="メイリオ" fo:font-size="9pt" fo:font-style="italic" officeooo:rsid="015bae28" style:font-name-asian="メイリオ" style:font-size-asian="9pt" style:language-asian="ja" style:country-asian="JP" style:font-style-asian="italic" style:font-size-complex="9pt" style:font-style-complex="italic"/>
    </style:style>
    <style:style style:name="T149"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3" style:family="text">
      <style:text-properties style:font-name="メイリオ" fo:font-size="9pt" fo:font-style="normal" style:text-underline-style="solid" style:text-underline-width="auto" style:text-underline-color="font-color" officeooo:rsid="00311632" style:font-name-asian="メイリオ" style:font-size-asian="9pt" style:language-asian="ja" style:country-asian="JP" style:font-style-asian="normal" style:font-size-complex="9pt" style:font-style-complex="normal"/>
    </style:style>
    <style:style style:name="T154" style:family="text">
      <style:text-properties style:text-underline-style="none"/>
    </style:style>
    <style:style style:name="T155" style:family="text">
      <style:text-properties style:text-underline-style="none" officeooo:rsid="004d1858"/>
    </style:style>
    <style:style style:name="T156" style:family="text">
      <style:text-properties style:text-underline-style="none" officeooo:rsid="00859b4f"/>
    </style:style>
    <style:style style:name="T157" style:family="text">
      <style:text-properties style:text-underline-style="none" officeooo:rsid="00dc3773"/>
    </style:style>
    <style:style style:name="T158" style:family="text">
      <style:text-properties style:text-underline-style="none" fo:font-weight="normal" officeooo:rsid="0034547f" style:font-weight-asian="normal" style:font-weight-complex="normal"/>
    </style:style>
    <style:style style:name="T159" style:family="text">
      <style:text-properties style:text-underline-style="none" officeooo:rsid="000f9db4"/>
    </style:style>
    <style:style style:name="T160" style:family="text">
      <style:text-properties style:text-underline-style="none" officeooo:rsid="0051d0bd"/>
    </style:style>
    <style:style style:name="T161" style:family="text">
      <style:text-properties officeooo:rsid="00276a3d"/>
    </style:style>
    <style:style style:name="T162" style:family="text">
      <style:text-properties officeooo:rsid="0034547f"/>
    </style:style>
    <style:style style:name="T163" style:family="text">
      <style:text-properties style:font-name="Meiryo"/>
    </style:style>
    <style:style style:name="T164" style:family="text">
      <style:text-properties style:font-name="Meiryo" fo:font-size="6pt"/>
    </style:style>
    <style:style style:name="T165" style:family="text">
      <style:text-properties style:font-name="Meiryo" fo:font-size="6pt" fo:font-style="italic" officeooo:rsid="00311632" style:font-style-asian="italic" style:font-style-complex="italic"/>
    </style:style>
    <style:style style:name="T166" style:family="text">
      <style:text-properties style:font-name="Meiryo" fo:font-size="6pt" fo:font-style="italic" officeooo:rsid="003d087f" style:font-style-asian="italic" style:font-style-complex="italic"/>
    </style:style>
    <style:style style:name="T167" style:family="text">
      <style:text-properties style:font-name="Meiryo" fo:font-size="6pt" fo:font-style="italic" officeooo:rsid="00a0559c" style:font-style-asian="italic" style:font-style-complex="italic"/>
    </style:style>
    <style:style style:name="T168" style:family="text">
      <style:text-properties style:font-name="Meiryo" fo:font-size="6pt" officeooo:rsid="00311632"/>
    </style:style>
    <style:style style:name="T169" style:family="text">
      <style:text-properties style:font-name="Meiryo" fo:font-size="6pt" officeooo:rsid="003d087f"/>
    </style:style>
    <style:style style:name="T170" style:family="text">
      <style:text-properties style:font-name="Meiryo" fo:font-size="5pt"/>
    </style:style>
    <style:style style:name="T171" style:family="text">
      <style:text-properties style:font-name="Meiryo" fo:font-size="5pt" fo:font-style="normal" style:font-style-asian="normal" style:font-style-complex="normal"/>
    </style:style>
    <style:style style:name="T172" style:family="text">
      <style:text-properties style:font-name="Meiryo" style:font-size-asian="9pt" style:font-size-complex="9pt"/>
    </style:style>
    <style:style style:name="T173" style:family="text">
      <style:text-properties style:font-name="Meiryo" officeooo:rsid="003d087f" style:font-size-asian="9pt" style:font-size-complex="9pt"/>
    </style:style>
    <style:style style:name="T174" style:family="text">
      <style:text-properties style:font-name="Meiryo" officeooo:rsid="00f79e76" style:font-size-asian="9pt" style:font-size-complex="9pt"/>
    </style:style>
    <style:style style:name="T175" style:family="text">
      <style:text-properties style:font-name="Meiryo" officeooo:rsid="01007995" style:font-size-asian="9pt" style:font-size-complex="9pt"/>
    </style:style>
    <style:style style:name="T176" style:family="text">
      <style:text-properties style:font-name="Meiryo" fo:font-style="italic" officeooo:rsid="003baa60" style:font-style-asian="italic" style:font-style-complex="italic"/>
    </style:style>
    <style:style style:name="T177" style:family="text">
      <style:text-properties style:font-name="Meiryo" fo:font-style="italic" officeooo:rsid="003d087f" style:font-style-asian="italic" style:font-style-complex="italic"/>
    </style:style>
    <style:style style:name="T178" style:family="text">
      <style:text-properties style:font-name="Meiryo" fo:font-style="italic" officeooo:rsid="0152484d" style:font-style-asian="italic" style:font-style-complex="italic"/>
    </style:style>
    <style:style style:name="T179" style:family="text">
      <style:text-properties style:font-name="Meiryo" fo:font-style="italic" style:text-underline-style="solid" style:text-underline-width="auto" style:text-underline-color="font-color" officeooo:rsid="00311632" style:font-style-asian="italic" style:font-style-complex="italic"/>
    </style:style>
    <style:style style:name="T180" style:family="text">
      <style:text-properties style:font-name="Meiryo" fo:font-style="normal" style:font-style-asian="normal" style:font-style-complex="normal"/>
    </style:style>
    <style:style style:name="T181" style:family="text">
      <style:text-properties style:font-name="Meiryo" fo:font-style="normal" officeooo:rsid="014bd7e3" style:font-style-asian="normal" style:font-style-complex="normal"/>
    </style:style>
    <style:style style:name="T182" style:family="text">
      <style:text-properties style:font-name="Meiryo" fo:font-style="normal" officeooo:rsid="0157090b" style:font-style-asian="normal" style:font-style-complex="normal"/>
    </style:style>
    <style:style style:name="T183" style:family="text">
      <style:text-properties style:font-name="Meiryo" fo:font-style="normal" style:text-underline-style="solid" style:text-underline-width="auto" style:text-underline-color="font-color" officeooo:rsid="00311632" style:font-style-asian="normal" style:font-style-complex="normal"/>
    </style:style>
    <style:style style:name="T184" style:family="text">
      <style:text-properties style:font-name="Meiryo" fo:font-style="normal" style:text-underline-style="solid" style:text-underline-width="auto" style:text-underline-color="font-color" officeooo:rsid="017ae1aa" style:font-style-asian="normal" style:font-style-complex="normal"/>
    </style:style>
    <style:style style:name="T185" style:family="text">
      <style:text-properties style:font-name="Meiryo" officeooo:rsid="003d087f"/>
    </style:style>
    <style:style style:name="T186" style:family="text">
      <style:text-properties style:font-name="Meiryo" style:text-underline-style="none"/>
    </style:style>
    <style:style style:name="T187" style:family="text">
      <style:text-properties style:font-name="Meiryo" officeooo:rsid="003d087f" style:font-name-asian="メイリオ1" style:font-size-asian="9pt" style:font-size-complex="9pt"/>
    </style:style>
    <style:style style:name="T188" style:family="text">
      <style:text-properties style:font-name="Meiryo" officeooo:rsid="00e55f03"/>
    </style:style>
    <style:style style:name="T189" style:family="text">
      <style:text-properties style:font-name="Meiryo" fo:font-size="9pt" officeooo:rsid="000f9db4" style:font-name-asian="メイリオ" style:font-size-asian="9pt" style:language-asian="ja" style:country-asian="JP" style:font-size-complex="9pt"/>
    </style:style>
    <style:style style:name="T190" style:family="text">
      <style:text-properties style:font-name="Meiryo" officeooo:rsid="00f79e76"/>
    </style:style>
    <style:style style:name="T191" style:family="text">
      <style:text-properties style:font-name="Meiryo" officeooo:rsid="01007995"/>
    </style:style>
    <style:style style:name="T192" style:family="text">
      <style:text-properties style:font-name="Meiryo" officeooo:rsid="003baa60"/>
    </style:style>
    <style:style style:name="T193" style:family="text">
      <style:text-properties style:font-name="Meiryo" officeooo:rsid="0152484d"/>
    </style:style>
    <style:style style:name="T194" style:family="text">
      <style:text-properties style:font-name="Meiryo" style:text-underline-style="solid" style:text-underline-width="auto" style:text-underline-color="font-color"/>
    </style:style>
    <style:style style:name="T195" style:family="text">
      <style:text-properties style:font-name="Meiryo" style:text-underline-style="solid" style:text-underline-width="auto" style:text-underline-color="font-color" style:font-size-asian="9pt" style:font-size-complex="9pt"/>
    </style:style>
    <style:style style:name="T196" style:family="text">
      <style:text-properties style:font-name="Meiryo" style:text-underline-style="solid" style:text-underline-width="auto" style:text-underline-color="font-color" officeooo:rsid="00311632"/>
    </style:style>
    <style:style style:name="T197" style:family="text">
      <style:text-properties style:font-name="Meiryo" fo:font-weight="normal" style:font-weight-asian="normal" style:font-weight-complex="normal"/>
    </style:style>
    <style:style style:name="T198" style:family="text">
      <style:text-properties style:font-name="メイリオ1"/>
    </style:style>
    <style:style style:name="T199" style:family="text">
      <style:text-properties style:font-name="メイリオ1" fo:font-size="9pt" style:font-size-asian="9pt" style:font-size-complex="9pt"/>
    </style:style>
    <style:style style:name="T200" style:family="text">
      <style:text-properties style:font-name="メイリオ1" fo:font-size="9pt" officeooo:rsid="00fb66ab" style:font-size-asian="9pt" style:font-size-complex="9pt"/>
    </style:style>
    <style:style style:name="T201" style:family="text">
      <style:text-properties style:font-name="メイリオ1" fo:font-size="9pt" officeooo:rsid="0113682c" style:font-size-asian="9pt" style:font-size-complex="9pt"/>
    </style:style>
    <style:style style:name="T202" style:family="text">
      <style:text-properties style:font-name="メイリオ1" fo:font-size="9pt" officeooo:rsid="0040f88f" style:font-name-asian="メイリオ1" style:font-size-asian="9pt" style:font-size-complex="9pt"/>
    </style:style>
    <style:style style:name="T203" style:family="text">
      <style:text-properties style:font-name="メイリオ1" fo:font-size="9pt" officeooo:rsid="00fb66ab" style:font-name-asian="メイリオ1" style:font-size-asian="9pt" style:font-size-complex="9pt"/>
    </style:style>
    <style:style style:name="T204" style:family="text">
      <style:text-properties style:font-name="メイリオ1" fo:font-size="9pt" officeooo:rsid="00fd5ff3" style:font-name-asian="メイリオ1" style:font-size-asian="9pt" style:font-size-complex="9pt"/>
    </style:style>
    <style:style style:name="T205" style:family="text">
      <style:text-properties style:font-name="メイリオ1" fo:font-size="9pt" officeooo:rsid="0113682c" style:font-name-asian="メイリオ1" style:font-size-asian="9pt" style:font-size-complex="9pt"/>
    </style:style>
    <style:style style:name="T206" style:family="text">
      <style:text-properties style:font-name="メイリオ1" fo:font-size="9pt" officeooo:rsid="000f9db4" style:font-name-asian="メイリオ1" style:font-size-asian="9pt" style:language-asian="ja" style:country-asian="JP" style:font-size-complex="9pt"/>
    </style:style>
    <style:style style:name="T207" style:family="text">
      <style:text-properties style:font-name="メイリオ1" fo:font-size="9pt" officeooo:rsid="013363d9" style:font-name-asian="メイリオ1" style:font-size-asian="9pt" style:language-asian="ja" style:country-asian="JP" style:font-size-complex="9pt"/>
    </style:style>
    <style:style style:name="T208" style:family="text">
      <style:text-properties style:font-name="メイリオ1" fo:font-style="italic" officeooo:rsid="00e55f03" style:font-style-asian="italic" style:font-style-complex="italic"/>
    </style:style>
    <style:style style:name="T209" style:family="text">
      <style:text-properties style:font-name="メイリオ1" style:font-size-asian="9pt" style:font-size-complex="9pt"/>
    </style:style>
    <style:style style:name="T210" style:family="text">
      <style:text-properties style:font-name="メイリオ1" officeooo:rsid="0040f88f"/>
    </style:style>
    <style:style style:name="T211" style:family="text">
      <style:text-properties style:font-name="メイリオ1" officeooo:rsid="00e37e68"/>
    </style:style>
    <style:style style:name="T212" style:family="text">
      <style:text-properties style:font-name="メイリオ1" officeooo:rsid="00f5bde8"/>
    </style:style>
    <style:style style:name="T213" style:family="text">
      <style:text-properties style:font-name="メイリオ1" officeooo:rsid="0040f88f" style:font-name-asian="メイリオ1"/>
    </style:style>
    <style:style style:name="T214" style:family="text">
      <style:text-properties style:font-name="メイリオ1" officeooo:rsid="00fb66ab" style:font-name-asian="メイリオ1"/>
    </style:style>
    <style:style style:name="T215" style:family="text">
      <style:text-properties style:font-name="メイリオ1" officeooo:rsid="0100dfd9" style:font-name-asian="メイリオ1"/>
    </style:style>
    <style:style style:name="T216" style:family="text">
      <style:text-properties style:font-name="メイリオ1" officeooo:rsid="012c128b"/>
    </style:style>
    <style:style style:name="T217" style:family="text">
      <style:text-properties style:font-name="メイリオ1" officeooo:rsid="00f79e76"/>
    </style:style>
    <style:style style:name="T218" style:family="text">
      <style:text-properties style:font-name="メイリオ1" officeooo:rsid="00311632" style:font-name-asian="メイリオ" style:font-size-asian="9pt" style:language-asian="ja" style:country-asian="JP" style:font-size-complex="9pt"/>
    </style:style>
    <style:style style:name="T219" style:family="text">
      <style:text-properties style:font-name="メイリオ1" officeooo:rsid="00311632"/>
    </style:style>
    <style:style style:name="T220" style:family="text">
      <style:text-properties style:font-name="メイリオ1" style:text-underline-style="none" fo:font-weight="normal" style:font-weight-asian="normal" style:font-weight-complex="normal"/>
    </style:style>
    <style:style style:name="T221" style:family="text">
      <style:text-properties style:font-name="メイリオ1" style:text-underline-style="none" fo:font-weight="normal" officeooo:rsid="00311632" style:font-weight-asian="normal" style:font-weight-complex="normal"/>
    </style:style>
    <style:style style:name="T222" style:family="text">
      <style:text-properties officeooo:rsid="003d087f"/>
    </style:style>
    <style:style style:name="T223" style:family="text">
      <style:text-properties officeooo:rsid="0051d0bd"/>
    </style:style>
    <style:style style:name="T224" style:family="text">
      <style:text-properties officeooo:rsid="0051ee7a"/>
    </style:style>
    <style:style style:name="T225" style:family="text">
      <style:text-properties officeooo:rsid="00587a1b"/>
    </style:style>
    <style:style style:name="T226" style:family="text">
      <style:text-properties officeooo:rsid="0059aa7b"/>
    </style:style>
    <style:style style:name="T227" style:family="text">
      <style:text-properties officeooo:rsid="006e3f6a"/>
    </style:style>
    <style:style style:name="T228" style:family="text">
      <style:text-properties fo:color="#000000" style:font-name="メイリオ1" fo:font-size="9pt" fo:background-color="transparent" loext:char-shading-value="0" style:font-name-asian="メイリオ1" style:font-size-asian="9pt" style:font-size-complex="9pt"/>
    </style:style>
    <style:style style:name="T229" style:family="text">
      <style:text-properties fo:color="#000000" style:font-name="メイリオ1" fo:font-size="9pt" officeooo:rsid="009d6b04" fo:background-color="transparent" loext:char-shading-value="0" style:font-name-asian="メイリオ1" style:font-size-asian="9pt" style:font-size-complex="9pt"/>
    </style:style>
    <style:style style:name="T230" style:family="text">
      <style:text-properties fo:color="#000000" style:font-name="メイリオ1" fo:font-size="9pt" officeooo:rsid="009e0752" fo:background-color="transparent" loext:char-shading-value="0" style:font-name-asian="メイリオ1" style:font-size-asian="9pt" style:font-size-complex="9pt"/>
    </style:style>
    <style:style style:name="T231" style:family="text">
      <style:text-properties fo:color="#000000" style:font-name="メイリオ1" fo:font-size="9pt" officeooo:rsid="0107ab3c" fo:background-color="transparent" loext:char-shading-value="0" style:font-name-asian="メイリオ1" style:font-size-asian="9pt" style:font-size-complex="9pt"/>
    </style:style>
    <style:style style:name="T232" style:family="text">
      <style:text-properties fo:color="#000000" style:font-name="メイリオ1" fo:font-size="9pt" officeooo:rsid="012efa7a" fo:background-color="transparent" loext:char-shading-value="0" style:font-name-asian="メイリオ1" style:font-size-asian="9pt" style:font-size-complex="9pt"/>
    </style:style>
    <style:style style:name="T233" style:family="text">
      <style:text-properties fo:color="#000000" style:font-name="メイリオ1" fo:font-size="9pt" officeooo:rsid="015a3554" fo:background-color="transparent" loext:char-shading-value="0" style:font-name-asian="メイリオ1" style:font-size-asian="9pt" style:font-size-complex="9pt"/>
    </style:style>
    <style:style style:name="T234" style:family="text">
      <style:text-properties fo:color="#000000" style:font-name="メイリオ1" fo:font-size="9pt" officeooo:rsid="015d8e15" fo:background-color="transparent" loext:char-shading-value="0" style:font-name-asian="メイリオ1" style:font-size-asian="9pt" style:font-size-complex="9pt"/>
    </style:style>
    <style:style style:name="T235" style:family="text">
      <style:text-properties fo:color="#000000" style:font-name="メイリオ1" fo:font-size="9pt" officeooo:rsid="0171cbf5" fo:background-color="transparent" loext:char-shading-value="0" style:font-name-asian="メイリオ1" style:font-size-asian="9pt" style:font-size-complex="9pt"/>
    </style:style>
    <style:style style:name="T236" style:family="text">
      <style:text-properties fo:color="#000000" style:font-name="メイリオ1" fo:font-size="9pt" officeooo:rsid="017261db" fo:background-color="transparent" loext:char-shading-value="0" style:font-name-asian="メイリオ1" style:font-size-asian="9pt" style:font-size-complex="9pt"/>
    </style:style>
    <style:style style:name="T237" style:family="text">
      <style:text-properties fo:color="#000000" style:font-name="メイリオ1" fo:font-size="9pt" officeooo:rsid="01b409c5" fo:background-color="transparent" loext:char-shading-value="0" style:font-name-asian="メイリオ1" style:font-size-asian="9pt" style:font-size-complex="9pt"/>
    </style:style>
    <style:style style:name="T238" style:family="text">
      <style:text-properties fo:color="#000000" style:font-name="メイリオ1" fo:font-size="9pt" officeooo:rsid="00995e83" fo:background-color="transparent" loext:char-shading-value="0" style:font-name-asian="メイリオ1" style:font-size-asian="9pt" style:font-size-complex="9pt"/>
    </style:style>
    <style:style style:name="T239" style:family="text">
      <style:text-properties fo:color="#000000" style:font-name="メイリオ1" fo:font-size="9pt" officeooo:rsid="000f9db4" fo:background-color="transparent" loext:char-shading-value="0" style:font-name-asian="メイリオ1" style:font-size-asian="9pt" style:language-asian="ja" style:country-asian="JP" style:font-size-complex="9pt"/>
    </style:style>
    <style:style style:name="T240" style:family="text">
      <style:text-properties fo:color="#000000" style:font-name="メイリオ1" fo:font-size="9pt" officeooo:rsid="009e0752" fo:background-color="transparent" loext:char-shading-value="0" style:font-name-asian="メイリオ1" style:font-size-asian="9pt" style:language-asian="ja" style:country-asian="JP" style:font-size-complex="9pt"/>
    </style:style>
    <style:style style:name="T241" style:family="text">
      <style:text-properties fo:color="#000000" style:font-name="メイリオ1" fo:font-size="9pt" officeooo:rsid="0159ae25" fo:background-color="transparent" loext:char-shading-value="0" style:font-name-asian="メイリオ1" style:font-size-asian="9pt" style:language-asian="ja" style:country-asian="JP" style:font-size-complex="9pt"/>
    </style:style>
    <style:style style:name="T242" style:family="text">
      <style:text-properties fo:color="#000000" style:font-name="メイリオ1" fo:font-size="9pt" officeooo:rsid="01768e9c" fo:background-color="transparent" loext:char-shading-value="0" style:font-name-asian="メイリオ1" style:font-size-asian="9pt" style:language-asian="ja" style:country-asian="JP" style:font-size-complex="9pt"/>
    </style:style>
    <style:style style:name="T243" style:family="text">
      <style:text-properties fo:color="#000000" style:font-name="メイリオ1" fo:font-size="9pt" officeooo:rsid="01771bbb" fo:background-color="transparent" loext:char-shading-value="0" style:font-name-asian="メイリオ1" style:font-size-asian="9pt" style:language-asian="ja" style:country-asian="JP" style:font-size-complex="9pt"/>
    </style:style>
    <style:style style:name="T244" style:family="text">
      <style:text-properties fo:color="#000000" style:font-name="メイリオ1" fo:font-size="9pt" officeooo:rsid="019824a8" fo:background-color="transparent" loext:char-shading-value="0" style:font-name-asian="メイリオ1" style:font-size-asian="9pt" style:language-asian="ja" style:country-asian="JP" style:font-size-complex="9pt"/>
    </style:style>
    <style:style style:name="T245" style:family="text">
      <style:text-properties fo:color="#000000" style:font-name="メイリオ1" fo:font-size="9pt" fo:font-style="italic" fo:background-color="transparent" loext:char-shading-value="0" style:font-name-asian="メイリオ1" style:font-size-asian="9pt" style:font-style-asian="italic" style:font-size-complex="9pt"/>
    </style:style>
    <style:style style:name="T246" style:family="text">
      <style:text-properties fo:color="#000000" style:font-name="メイリオ1" fo:font-size="9pt" fo:font-style="italic" officeooo:rsid="00995e83" fo:background-color="transparent" loext:char-shading-value="0" style:font-name-asian="メイリオ1" style:font-size-asian="9pt" style:font-style-asian="italic" style:font-size-complex="9pt"/>
    </style:style>
    <style:style style:name="T247" style:family="text">
      <style:text-properties fo:color="#000000" style:font-name="メイリオ1" fo:font-size="9pt" fo:font-style="normal" fo:background-color="transparent" loext:char-shading-value="0" style:font-name-asian="メイリオ1" style:font-size-asian="9pt" style:font-style-asian="normal" style:font-size-complex="9pt" style:font-style-complex="normal"/>
    </style:style>
    <style:style style:name="T248" style:family="text">
      <style:text-properties fo:color="#000000" style:font-name="メイリオ1" fo:font-size="9pt" fo:font-style="normal" officeooo:rsid="000f9db4" fo:background-color="transparent" loext:char-shading-value="0" style:font-name-asian="メイリオ1" style:font-size-asian="9pt" style:language-asian="ja" style:country-asian="JP" style:font-style-asian="normal" style:font-size-complex="9pt" style:font-style-complex="normal"/>
    </style:style>
    <style:style style:name="T249" style:family="text">
      <style:text-properties fo:color="#000000" style:font-name="メイリオ1" fo:font-style="italic" fo:background-color="transparent" loext:char-shading-value="0" style:font-name-asian="メイリオ1" style:font-style-asian="italic"/>
    </style:style>
    <style:style style:name="T250" style:family="text">
      <style:text-properties fo:color="#000000" style:font-name="メイリオ1" fo:font-style="italic" officeooo:rsid="00995e83" fo:background-color="transparent" loext:char-shading-value="0" style:font-name-asian="メイリオ1" style:font-style-asian="italic"/>
    </style:style>
    <style:style style:name="T251" style:family="text">
      <style:text-properties fo:color="#000000" style:font-name="メイリオ1" fo:background-color="transparent" loext:char-shading-value="0" style:font-name-asian="メイリオ1"/>
    </style:style>
    <style:style style:name="T252" style:family="text">
      <style:text-properties fo:color="#000000" style:font-name="メイリオ1" officeooo:rsid="009e0752" fo:background-color="transparent" loext:char-shading-value="0" style:font-name-asian="メイリオ1"/>
    </style:style>
    <style:style style:name="T253" style:family="text">
      <style:text-properties fo:color="#000000" style:font-name="メイリオ1" officeooo:rsid="015a457e" fo:background-color="transparent" loext:char-shading-value="0" style:font-name-asian="メイリオ1"/>
    </style:style>
    <style:style style:name="T254" style:family="text">
      <style:text-properties fo:color="#000000" style:font-name="メイリオ1" fo:font-style="normal" officeooo:rsid="00f38661" fo:background-color="transparent" loext:char-shading-value="0" style:font-style-asian="normal" style:font-style-complex="normal"/>
    </style:style>
    <style:style style:name="T255" style:family="text">
      <style:text-properties fo:color="#000000" fo:font-style="italic" officeooo:rsid="00784a19" fo:background-color="transparent" loext:char-shading-value="0" style:font-style-asian="italic"/>
    </style:style>
    <style:style style:name="T256" style:family="text">
      <style:text-properties fo:color="#000000" fo:font-style="italic" officeooo:rsid="00784a19" fo:background-color="transparent" loext:char-shading-value="0" style:font-style-asian="italic" style:font-style-complex="italic"/>
    </style:style>
    <style:style style:name="T257" style:family="text">
      <style:text-properties fo:color="#000000" fo:font-style="italic" officeooo:rsid="01213477" fo:background-color="transparent" loext:char-shading-value="0" style:font-style-asian="italic"/>
    </style:style>
    <style:style style:name="T258" style:family="text">
      <style:text-properties fo:color="#000000" officeooo:rsid="00f1dade" fo:background-color="transparent" loext:char-shading-value="0"/>
    </style:style>
    <style:style style:name="T259" style:family="text">
      <style:text-properties fo:color="#000000" officeooo:rsid="00784a19" fo:background-color="transparent" loext:char-shading-value="0"/>
    </style:style>
    <style:style style:name="T260" style:family="text">
      <style:text-properties fo:color="#000000" officeooo:rsid="011d2caf" fo:background-color="transparent" loext:char-shading-value="0"/>
    </style:style>
    <style:style style:name="T261" style:family="text">
      <style:text-properties fo:color="#000000" officeooo:rsid="01487c99" fo:background-color="transparent" loext:char-shading-value="0"/>
    </style:style>
    <style:style style:name="T262" style:family="text">
      <style:text-properties fo:color="#000000" officeooo:rsid="011fb51c" fo:background-color="transparent" loext:char-shading-value="0"/>
    </style:style>
    <style:style style:name="T263" style:family="text">
      <style:text-properties fo:color="#000000" fo:font-style="normal" officeooo:rsid="00784a19" fo:background-color="transparent" loext:char-shading-value="0" style:font-style-asian="normal" style:font-style-complex="normal"/>
    </style:style>
    <style:style style:name="T264" style:family="text">
      <style:text-properties fo:color="#000000" fo:font-style="normal" officeooo:rsid="01213477" fo:background-color="transparent" loext:char-shading-value="0" style:font-style-asian="normal" style:font-style-complex="normal"/>
    </style:style>
    <style:style style:name="T265" style:family="text">
      <style:text-properties fo:color="#000000" fo:font-style="normal" officeooo:rsid="011fb51c" fo:background-color="transparent" loext:char-shading-value="0" style:font-style-asian="normal" style:font-style-complex="normal"/>
    </style:style>
    <style:style style:name="T266" style:family="text">
      <style:text-properties fo:color="#000000" fo:font-style="normal" officeooo:rsid="0148f929" fo:background-color="transparent" loext:char-shading-value="0" style:font-style-asian="normal" style:font-style-complex="normal"/>
    </style:style>
    <style:style style:name="T267" style:family="text">
      <style:text-properties officeooo:rsid="00701c56"/>
    </style:style>
    <style:style style:name="T268" style:family="text">
      <style:text-properties officeooo:rsid="00724487"/>
    </style:style>
    <style:style style:name="T269" style:family="text">
      <style:text-properties officeooo:rsid="0074471e"/>
    </style:style>
    <style:style style:name="T270" style:family="text">
      <style:text-properties officeooo:rsid="0074ccba"/>
    </style:style>
    <style:style style:name="T271" style:family="text">
      <style:text-properties officeooo:rsid="00784a19"/>
    </style:style>
    <style:style style:name="T272" style:family="text">
      <style:text-properties officeooo:rsid="007e10a3"/>
    </style:style>
    <style:style style:name="T273" style:family="text">
      <style:text-properties officeooo:rsid="00859b4f"/>
    </style:style>
    <style:style style:name="T274" style:family="text">
      <style:text-properties officeooo:rsid="0088a849"/>
    </style:style>
    <style:style style:name="T275" style:family="text">
      <style:text-properties officeooo:rsid="008ee4fa"/>
    </style:style>
    <style:style style:name="T276" style:family="text">
      <style:text-properties officeooo:rsid="008f69ce"/>
    </style:style>
    <style:style style:name="T277" style:family="text">
      <style:text-properties officeooo:rsid="00907823"/>
    </style:style>
    <style:style style:name="T278" style:family="text">
      <style:text-properties officeooo:rsid="00952157"/>
    </style:style>
    <style:style style:name="T279" style:family="text">
      <style:text-properties officeooo:rsid="00963410"/>
    </style:style>
    <style:style style:name="T280" style:family="text">
      <style:text-properties officeooo:rsid="00995e83"/>
    </style:style>
    <style:style style:name="T281" style:family="text">
      <style:text-properties officeooo:rsid="009d6b04"/>
    </style:style>
    <style:style style:name="T282" style:family="text">
      <style:text-properties officeooo:rsid="009ff8e5"/>
    </style:style>
    <style:style style:name="T283" style:family="text">
      <style:text-properties officeooo:rsid="00a227a9"/>
    </style:style>
    <style:style style:name="T284" style:family="text">
      <style:text-properties officeooo:rsid="00a3c144"/>
    </style:style>
    <style:style style:name="T285" style:family="text">
      <style:text-properties fo:font-variant="normal" fo:text-transform="none" fo:color="#222222" style:font-name="メイリオ1" fo:letter-spacing="normal" fo:font-style="normal" fo:font-weight="normal" fo:background-color="transparent" loext:char-shading-value="0" style:font-style-asian="italic"/>
    </style:style>
    <style:style style:name="T286" style:family="text">
      <style:text-properties fo:font-variant="normal" fo:text-transform="none" fo:color="#222222" style:font-name="メイリオ1" fo:letter-spacing="normal" fo:font-style="normal" fo:font-weight="normal" officeooo:rsid="012b2be9" fo:background-color="transparent" loext:char-shading-value="0" style:font-style-asian="italic"/>
    </style:style>
    <style:style style:name="T287" style:family="text">
      <style:text-properties fo:font-variant="normal" fo:text-transform="none" fo:color="#222222" style:font-name="メイリオ1"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88" style:family="text">
      <style:text-properties fo:font-variant="normal" fo:text-transform="none" fo:color="#222222" style:font-name="メイリオ1"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89" style:family="text">
      <style:text-properties fo:font-variant="normal" fo:text-transform="none" fo:color="#222222" style:font-name="メイリオ1" fo:letter-spacing="normal" fo:font-style="normal" fo:font-weight="normal" officeooo:rsid="019824a8" style:font-name-asian="メイリオ" style:font-size-asian="9pt" style:language-asian="ja" style:country-asian="JP" style:font-size-complex="9pt"/>
    </style:style>
    <style:style style:name="T290" style:family="text">
      <style:text-properties officeooo:rsid="000f9db4" style:font-name-asian="メイリオ" style:font-size-asian="9pt" style:language-asian="ja" style:country-asian="JP" style:font-size-complex="9pt"/>
    </style:style>
    <style:style style:name="T291" style:family="text">
      <style:text-properties officeooo:rsid="00784a19" style:font-name-asian="メイリオ" style:font-size-asian="9pt" style:language-asian="ja" style:country-asian="JP" style:font-size-complex="9pt"/>
    </style:style>
    <style:style style:name="T292" style:family="text">
      <style:text-properties officeooo:rsid="009d6b04" style:font-name-asian="メイリオ" style:font-size-asian="9pt" style:language-asian="ja" style:country-asian="JP" style:font-size-complex="9pt"/>
    </style:style>
    <style:style style:name="T293" style:family="text">
      <style:text-properties officeooo:rsid="00e8fe8e" style:font-name-asian="メイリオ" style:font-size-asian="9pt" style:language-asian="ja" style:country-asian="JP" style:font-size-complex="9pt"/>
    </style:style>
    <style:style style:name="T294" style:family="text">
      <style:text-properties officeooo:rsid="00f48acf" style:font-name-asian="メイリオ" style:font-size-asian="9pt" style:language-asian="ja" style:country-asian="JP" style:font-size-complex="9pt"/>
    </style:style>
    <style:style style:name="T295" style:family="text">
      <style:text-properties officeooo:rsid="00f5bde8" style:font-name-asian="メイリオ" style:font-size-asian="9pt" style:language-asian="ja" style:country-asian="JP" style:font-size-complex="9pt"/>
    </style:style>
    <style:style style:name="T296" style:family="text">
      <style:text-properties officeooo:rsid="012d2df9" style:font-name-asian="メイリオ" style:font-size-asian="9pt" style:language-asian="ja" style:country-asian="JP" style:font-size-complex="9pt"/>
    </style:style>
    <style:style style:name="T297" style:family="text">
      <style:text-properties officeooo:rsid="012d91f5" style:font-name-asian="メイリオ" style:font-size-asian="9pt" style:language-asian="ja" style:country-asian="JP" style:font-size-complex="9pt"/>
    </style:style>
    <style:style style:name="T298" style:family="text">
      <style:text-properties officeooo:rsid="00311632" style:font-name-asian="メイリオ" style:font-size-asian="9pt" style:language-asian="ja" style:country-asian="JP" style:font-size-complex="9pt"/>
    </style:style>
    <style:style style:name="T299" style:family="text">
      <style:text-properties officeooo:rsid="0113682c" style:font-name-asian="メイリオ" style:font-size-asian="9pt" style:language-asian="ja" style:country-asian="JP" style:font-size-complex="9pt"/>
    </style:style>
    <style:style style:name="T300" style:family="text">
      <style:text-properties officeooo:rsid="013854f3" style:font-name-asian="メイリオ" style:font-size-asian="9pt" style:language-asian="ja" style:country-asian="JP" style:font-size-complex="9pt"/>
    </style:style>
    <style:style style:name="T301" style:family="text">
      <style:text-properties officeooo:rsid="01516991" style:font-name-asian="メイリオ" style:font-size-asian="9pt" style:language-asian="ja" style:country-asian="JP" style:font-size-complex="9pt"/>
    </style:style>
    <style:style style:name="T302" style:family="text">
      <style:text-properties officeooo:rsid="015601f7" style:font-name-asian="メイリオ" style:font-size-asian="9pt" style:language-asian="ja" style:country-asian="JP" style:font-size-complex="9pt"/>
    </style:style>
    <style:style style:name="T303" style:family="text">
      <style:text-properties officeooo:rsid="003baa60" style:font-name-asian="メイリオ" style:font-size-asian="9pt" style:language-asian="ja" style:country-asian="JP" style:font-size-complex="9pt"/>
    </style:style>
    <style:style style:name="T304" style:family="text">
      <style:text-properties officeooo:rsid="00abb3e1"/>
    </style:style>
    <style:style style:name="T305" style:family="text">
      <style:text-properties officeooo:rsid="00b10a1b"/>
    </style:style>
    <style:style style:name="T306" style:family="text">
      <style:text-properties officeooo:rsid="00b415fd"/>
    </style:style>
    <style:style style:name="T307" style:family="text">
      <style:text-properties officeooo:rsid="00bf1f58"/>
    </style:style>
    <style:style style:name="T308" style:family="text">
      <style:text-properties officeooo:rsid="00c041f4"/>
    </style:style>
    <style:style style:name="T309" style:family="text">
      <style:text-properties officeooo:rsid="00c9dfd4"/>
    </style:style>
    <style:style style:name="T310" style:family="text">
      <style:text-properties officeooo:rsid="00cc9878"/>
    </style:style>
    <style:style style:name="T311" style:family="text">
      <style:text-properties officeooo:rsid="00cf7e4c"/>
    </style:style>
    <style:style style:name="T312" style:family="text">
      <style:text-properties officeooo:rsid="00d127b1"/>
    </style:style>
    <style:style style:name="T313" style:family="text">
      <style:text-properties officeooo:rsid="00d9b225"/>
    </style:style>
    <style:style style:name="T314" style:family="text">
      <style:text-properties officeooo:rsid="00db07c3"/>
    </style:style>
    <style:style style:name="T315" style:family="text">
      <style:text-properties officeooo:rsid="00dc3773"/>
    </style:style>
    <style:style style:name="T316" style:family="text">
      <style:text-properties officeooo:rsid="00dd5d75"/>
    </style:style>
    <style:style style:name="T317" style:family="text">
      <style:text-properties officeooo:rsid="00e084f8"/>
    </style:style>
    <style:style style:name="T318" style:family="text">
      <style:text-properties officeooo:rsid="00e70c57"/>
    </style:style>
    <style:style style:name="T319" style:family="text">
      <style:text-properties officeooo:rsid="00e71049"/>
    </style:style>
    <style:style style:name="T320" style:family="text">
      <style:text-properties officeooo:rsid="00ebbcb5"/>
    </style:style>
    <style:style style:name="T321" style:family="text">
      <style:text-properties officeooo:rsid="00ecc902"/>
    </style:style>
    <style:style style:name="T322" style:family="text">
      <style:text-properties officeooo:rsid="00efd9c6"/>
    </style:style>
    <style:style style:name="T323" style:family="text">
      <style:text-properties officeooo:rsid="00f18add"/>
    </style:style>
    <style:style style:name="T324" style:family="text">
      <style:text-properties officeooo:rsid="00f1dade"/>
    </style:style>
    <style:style style:name="T325" style:family="text">
      <style:text-properties officeooo:rsid="000f9db4"/>
    </style:style>
    <style:style style:name="T326" style:family="text">
      <style:text-properties officeooo:rsid="00f38661"/>
    </style:style>
    <style:style style:name="T327" style:family="text">
      <style:text-properties officeooo:rsid="00f48acf"/>
    </style:style>
    <style:style style:name="T328" style:family="text">
      <style:text-properties officeooo:rsid="00f98aea"/>
    </style:style>
    <style:style style:name="T329" style:family="text">
      <style:text-properties officeooo:rsid="010ddf26"/>
    </style:style>
    <style:style style:name="T330" style:family="text">
      <style:text-properties officeooo:rsid="0111c983"/>
    </style:style>
    <style:style style:name="T331" style:family="text">
      <style:text-properties officeooo:rsid="0112cfe1"/>
    </style:style>
    <style:style style:name="T332" style:family="text">
      <style:text-properties officeooo:rsid="0116ad05"/>
    </style:style>
    <style:style style:name="T333" style:family="text">
      <style:text-properties officeooo:rsid="011b228e"/>
    </style:style>
    <style:style style:name="T334" style:family="text">
      <style:text-properties officeooo:rsid="011dce60"/>
    </style:style>
    <style:style style:name="T335" style:family="text">
      <style:text-properties officeooo:rsid="0122e8e4"/>
    </style:style>
    <style:style style:name="T336" style:family="text">
      <style:text-properties officeooo:rsid="0129d250"/>
    </style:style>
    <style:style style:name="T337" style:family="text">
      <style:text-properties officeooo:rsid="012d9b26"/>
    </style:style>
    <style:style style:name="T338" style:family="text">
      <style:text-properties officeooo:rsid="01304e9c"/>
    </style:style>
    <style:style style:name="T339" style:family="text">
      <style:text-properties officeooo:rsid="0130992f"/>
    </style:style>
    <style:style style:name="T340" style:family="text">
      <style:text-properties officeooo:rsid="013363d9"/>
    </style:style>
    <style:style style:name="T341" style:family="text">
      <style:text-properties officeooo:rsid="0133ac51"/>
    </style:style>
    <style:style style:name="T342" style:family="text">
      <style:text-properties officeooo:rsid="013854f3"/>
    </style:style>
    <style:style style:name="T343" style:family="text">
      <style:text-properties officeooo:rsid="0141c18d"/>
    </style:style>
    <style:style style:name="T344" style:family="text">
      <style:text-properties officeooo:rsid="0141c6cc"/>
    </style:style>
    <style:style style:name="T345" style:family="text">
      <style:text-properties officeooo:rsid="01427558"/>
    </style:style>
    <style:style style:name="T346" style:family="text">
      <style:text-properties officeooo:rsid="0146b379"/>
    </style:style>
    <style:style style:name="T347" style:family="text">
      <style:text-properties officeooo:rsid="014ba1c3"/>
    </style:style>
    <style:style style:name="T348" style:family="text">
      <style:text-properties officeooo:rsid="014c133d"/>
    </style:style>
    <style:style style:name="T349" style:family="text">
      <style:text-properties officeooo:rsid="014dac4f"/>
    </style:style>
    <style:style style:name="T350" style:family="text">
      <style:text-properties style:use-window-font-color="true" style:font-name="メイリオ1" fo:font-size="9pt" fo:font-style="italic" fo:background-color="transparent" loext:char-shading-value="0" style:font-size-asian="9pt" style:font-style-asian="italic" style:font-size-complex="9pt"/>
    </style:style>
    <style:style style:name="T351" style:family="text">
      <style:text-properties style:use-window-font-color="true" style:font-name="メイリオ1" fo:font-size="9pt" fo:background-color="transparent" loext:char-shading-value="0" style:font-size-asian="9pt" style:font-size-complex="9pt"/>
    </style:style>
    <style:style style:name="T352" style:family="text">
      <style:text-properties style:use-window-font-color="true" style:font-name="メイリオ1" fo:font-size="9pt" officeooo:rsid="016d1348" fo:background-color="transparent" loext:char-shading-value="0" style:font-size-asian="9pt" style:font-size-complex="9pt"/>
    </style:style>
    <style:style style:name="T353" style:family="text">
      <style:text-properties style:use-window-font-color="true" style:font-name="メイリオ1" fo:font-size="9pt" officeooo:rsid="016e3703" fo:background-color="transparent" loext:char-shading-value="0" style:font-size-asian="9pt" style:font-size-complex="9pt"/>
    </style:style>
    <style:style style:name="T354" style:family="text">
      <style:text-properties style:use-window-font-color="true" style:font-name="メイリオ1" fo:font-size="9pt" fo:background-color="transparent" loext:char-shading-value="0" style:font-name-asian="メイリオ1" style:font-size-asian="9pt" style:font-size-complex="9pt"/>
    </style:style>
    <style:style style:name="T355" style:family="text">
      <style:text-properties style:use-window-font-color="true" style:font-name="メイリオ1" fo:font-size="9pt" style:text-underline-style="none" fo:background-color="transparent" loext:char-shading-value="0" style:font-size-asian="9pt" style:font-size-complex="9pt"/>
    </style:style>
    <style:style style:name="T356" style:family="text">
      <style:text-properties style:use-window-font-color="true" style:font-name="メイリオ1" fo:font-size="9pt" style:text-underline-style="none" officeooo:rsid="016b3f47" fo:background-color="transparent" loext:char-shading-value="0" style:font-size-asian="9pt" style:font-size-complex="9pt"/>
    </style:style>
    <style:style style:name="T357" style:family="text">
      <style:text-properties style:use-window-font-color="true" style:font-name="メイリオ1" fo:background-color="transparent" loext:char-shading-value="0" style:font-name-asian="メイリオ1"/>
    </style:style>
    <style:style style:name="T358" style:family="text">
      <style:text-properties style:use-window-font-color="true" style:font-name="メイリオ1" officeooo:rsid="00311632" fo:background-color="transparent" loext:char-shading-value="0" style:font-name-asian="メイリオ1"/>
    </style:style>
    <style:style style:name="T359" style:family="text">
      <style:text-properties style:use-window-font-color="true" style:font-name="メイリオ1" officeooo:rsid="0180ba63" fo:background-color="transparent" loext:char-shading-value="0" style:font-name-asian="メイリオ1"/>
    </style:style>
    <style:style style:name="T360" style:family="text">
      <style:text-properties style:use-window-font-color="true" fo:background-color="transparent" loext:char-shading-value="0"/>
    </style:style>
    <style:style style:name="T361" style:family="text">
      <style:text-properties style:use-window-font-color="true" officeooo:rsid="0187c678" fo:background-color="transparent" loext:char-shading-value="0"/>
    </style:style>
    <style:style style:name="T362" style:family="text">
      <style:text-properties style:use-window-font-color="true" officeooo:rsid="01886fc0" fo:background-color="transparent" loext:char-shading-value="0"/>
    </style:style>
    <style:style style:name="T363" style:family="text">
      <style:text-properties style:use-window-font-color="true" officeooo:rsid="00311632" fo:background-color="transparent" loext:char-shading-value="0"/>
    </style:style>
    <style:style style:name="T364" style:family="text">
      <style:text-properties style:use-window-font-color="true" officeooo:rsid="018a094a" fo:background-color="transparent" loext:char-shading-value="0"/>
    </style:style>
    <style:style style:name="T365" style:family="text">
      <style:text-properties style:use-window-font-color="true" officeooo:rsid="018b47ea" fo:background-color="transparent" loext:char-shading-value="0"/>
    </style:style>
    <style:style style:name="T366" style:family="text">
      <style:text-properties style:use-window-font-color="true" officeooo:rsid="018cb785" fo:background-color="transparent" loext:char-shading-value="0"/>
    </style:style>
    <style:style style:name="T367" style:family="text">
      <style:text-properties officeooo:rsid="0170e289"/>
    </style:style>
    <style:style style:name="T368" style:family="text">
      <style:text-properties officeooo:rsid="0171cbf5"/>
    </style:style>
    <style:style style:name="T369" style:family="text">
      <style:text-properties officeooo:rsid="0175a2bb"/>
    </style:style>
    <style:style style:name="T370" style:family="text">
      <style:text-properties officeooo:rsid="0176c900"/>
    </style:style>
    <style:style style:name="T371" style:family="text">
      <style:text-properties officeooo:rsid="01771bbb"/>
    </style:style>
    <style:style style:name="T372" style:family="text">
      <style:text-properties officeooo:rsid="0177297b"/>
    </style:style>
    <style:style style:name="T373" style:family="text">
      <style:text-properties officeooo:rsid="0180017a"/>
    </style:style>
    <style:style style:name="T374" style:family="text">
      <style:text-properties officeooo:rsid="01860d4e"/>
    </style:style>
    <style:style style:name="T375" style:family="text">
      <style:text-properties officeooo:rsid="0187c678"/>
    </style:style>
    <style:style style:name="T376" style:family="text">
      <style:text-properties officeooo:rsid="01886fc0"/>
    </style:style>
    <style:style style:name="T377" style:family="text">
      <style:text-properties officeooo:rsid="0189d8ef"/>
    </style:style>
    <style:style style:name="T378" style:family="text">
      <style:text-properties officeooo:rsid="018a094a"/>
    </style:style>
    <style:style style:name="T379" style:family="text">
      <style:text-properties officeooo:rsid="018a39b0"/>
    </style:style>
    <style:style style:name="T380" style:family="text">
      <style:text-properties officeooo:rsid="018cb785"/>
    </style:style>
    <style:style style:name="T381" style:family="text">
      <style:text-properties officeooo:rsid="018db2bd"/>
    </style:style>
    <style:style style:name="T382" style:family="text">
      <style:text-properties officeooo:rsid="018ee22d"/>
    </style:style>
    <style:style style:name="T383" style:family="text">
      <style:text-properties officeooo:rsid="018f60e6"/>
    </style:style>
    <style:style style:name="T384" style:family="text">
      <style:text-properties officeooo:rsid="0192cbb7"/>
    </style:style>
    <style:style style:name="T385" style:family="text">
      <style:text-properties officeooo:rsid="01944f82"/>
    </style:style>
    <style:style style:name="T386" style:family="text">
      <style:text-properties officeooo:rsid="01970d52"/>
    </style:style>
    <style:style style:name="T387" style:family="text">
      <style:text-properties officeooo:rsid="00311632"/>
    </style:style>
    <style:style style:name="T388" style:family="text">
      <style:text-properties officeooo:rsid="003baa60"/>
    </style:style>
    <style:style style:name="T389" style:family="text">
      <style:text-properties officeooo:rsid="00b3ce21"/>
    </style:style>
    <style:style style:name="T390" style:family="text">
      <style:text-properties fo:font-weight="normal" style:font-weight-asian="normal" style:font-weight-complex="normal"/>
    </style:style>
    <style:style style:name="T391" style:family="text">
      <style:text-properties fo:font-weight="normal" officeooo:rsid="0034547f" style:font-weight-asian="normal" style:font-weight-complex="normal"/>
    </style:style>
    <style:style style:name="T392" style:family="text">
      <style:text-properties fo:font-weight="normal" officeooo:rsid="0088a849" style:font-weight-asian="normal" style:font-weight-complex="normal"/>
    </style:style>
    <style:style style:name="T393" style:family="text">
      <style:text-properties fo:font-weight="normal" officeooo:rsid="00490498" style:font-weight-asian="normal" style:font-weight-complex="normal"/>
    </style:style>
    <style:style style:name="T394" style:family="text">
      <style:text-properties fo:font-weight="normal" officeooo:rsid="00207d60" style:font-weight-asian="normal" style:font-weight-complex="normal"/>
    </style:style>
    <style:style style:name="T395" style:family="text">
      <style:text-properties fo:font-weight="normal" officeooo:rsid="001f93a2" style:font-weight-asian="normal" style:font-weight-complex="normal"/>
    </style:style>
    <style:style style:name="T396" style:family="text">
      <style:text-properties fo:font-weight="normal" officeooo:rsid="00245937" style:font-weight-asian="normal" style:font-weight-complex="normal"/>
    </style:style>
    <style:style style:name="T397" style:family="text">
      <style:text-properties fo:font-weight="normal" officeooo:rsid="0021804a" style:font-weight-asian="normal" style:font-weight-complex="normal"/>
    </style:style>
    <style:style style:name="T398" style:family="text">
      <style:text-properties fo:font-weight="normal" officeooo:rsid="01aea305" style:font-weight-asian="normal" style:font-weight-complex="normal"/>
    </style:style>
    <style:style style:name="T399" style:family="text">
      <style:text-properties fo:font-weight="normal" officeooo:rsid="00d9b225" style:font-weight-asian="normal" style:font-weight-complex="normal"/>
    </style:style>
    <style:style style:name="T400" style:family="text">
      <style:text-properties fo:font-weight="normal" officeooo:rsid="0026027d" style:font-weight-asian="normal" style:font-weight-complex="normal"/>
    </style:style>
    <style:style style:name="T401" style:family="text">
      <style:text-properties fo:font-weight="normal" officeooo:rsid="00ebe4aa" style:font-weight-asian="normal" style:font-weight-complex="normal"/>
    </style:style>
    <style:style style:name="T402" style:family="text">
      <style:text-properties fo:font-weight="normal" officeooo:rsid="00dd5d75" style:font-weight-asian="normal" style:font-weight-complex="normal"/>
    </style:style>
    <style:style style:name="T403" style:family="text">
      <style:text-properties fo:font-weight="normal" officeooo:rsid="00dc3773" style:font-weight-asian="normal" style:font-weight-complex="normal"/>
    </style:style>
    <style:style style:name="T404" style:family="text">
      <style:text-properties fo:font-weight="normal" officeooo:rsid="010958c4" style:font-weight-asian="normal" style:font-weight-complex="normal"/>
    </style:style>
    <style:style style:name="T405" style:family="text">
      <style:text-properties fo:font-weight="normal" officeooo:rsid="00abb3e1" style:font-weight-asian="normal" style:font-weight-complex="normal"/>
    </style:style>
    <style:style style:name="T406" style:family="text">
      <style:text-properties fo:font-weight="normal" officeooo:rsid="00276a3d" style:font-weight-asian="normal" style:font-weight-complex="normal"/>
    </style:style>
    <style:style style:name="T407" style:family="text">
      <style:text-properties fo:font-weight="normal" officeooo:rsid="002bfdcf" style:font-weight-asian="normal" style:font-weight-complex="normal"/>
    </style:style>
    <style:style style:name="T408" style:family="text">
      <style:text-properties fo:font-weight="normal" officeooo:rsid="0051d0bd" style:font-weight-asian="normal" style:font-weight-complex="normal"/>
    </style:style>
    <style:style style:name="T409" style:family="text">
      <style:text-properties fo:font-weight="normal" officeooo:rsid="00293834" style:font-weight-asian="normal" style:font-weight-complex="normal"/>
    </style:style>
    <style:style style:name="T410" style:family="text">
      <style:text-properties fo:font-weight="normal" officeooo:rsid="00f1dade" style:font-weight-asian="normal" style:font-weight-complex="normal"/>
    </style:style>
    <style:style style:name="T411" style:family="text">
      <style:text-properties fo:font-weight="normal" officeooo:rsid="0050966e" style:font-weight-asian="normal" style:font-weight-complex="normal"/>
    </style:style>
    <style:style style:name="T412" style:family="text">
      <style:text-properties fo:text-shadow="none" style:text-underline-style="solid" style:text-underline-width="auto" style:text-underline-color="font-color" fo:font-weight="normal" officeooo:rsid="001baff5" style:font-weight-asian="normal" style:font-weight-complex="normal"/>
    </style:style>
    <style:style style:name="T413" style:family="text">
      <style:text-properties fo:text-shadow="none" style:text-underline-style="solid" style:text-underline-width="auto" style:text-underline-color="font-color" fo:font-weight="normal" officeooo:rsid="00663041" style:font-weight-asian="normal" style:font-weight-complex="normal"/>
    </style:style>
    <style:style style:name="T414" style:family="text">
      <style:text-properties fo:text-shadow="none" style:text-underline-style="solid" style:text-underline-width="auto" style:text-underline-color="font-color" fo:font-weight="normal" officeooo:rsid="00311632" style:font-weight-asian="normal" style:font-weight-complex="normal"/>
    </style:style>
    <style:style style:name="T415" style:family="text">
      <style:text-properties fo:text-shadow="none" style:text-underline-style="solid" style:text-underline-width="auto" style:text-underline-color="font-color" fo:font-weight="normal" officeooo:rsid="0034547f" style:font-weight-asian="normal" style:font-weight-complex="normal"/>
    </style:style>
    <style:style style:name="T416" style:family="text">
      <style:text-properties fo:text-shadow="none" style:text-underline-style="none" fo:font-weight="normal" style:font-weight-asian="normal" style:font-weight-complex="normal"/>
    </style:style>
    <style:style style:name="T417" style:family="text">
      <style:text-properties fo:text-shadow="none" style:text-underline-style="none" fo:font-weight="normal" officeooo:rsid="00859b4f" style:font-weight-asian="normal" style:font-weight-complex="normal"/>
    </style:style>
    <style:style style:name="T418" style:family="text">
      <style:text-properties officeooo:rsid="0148f929"/>
    </style:style>
    <style:style style:name="T419" style:family="text">
      <style:text-properties officeooo:rsid="01bbb194"/>
    </style:style>
    <style:style style:name="T420" style:family="text">
      <style:text-properties officeooo:rsid="01bcf5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
      <text:p text:style-name="P255">スタイルシート設計書</text:p>
      <text:p text:style-name="P256"/>
      <text:p text:style-name="P256"/>
      <text:p text:style-name="P253">１．スタイルシート概要</text:p>
      <text:p text:style-name="P254"/>
      <text:p text:style-name="P190">ａ）レイアウト群</text:p>
      <text:p text:style-name="P191">　１）基本レイアウト</text:p>
      <text:p text:style-name="P247">　　① <text:span text:style-name="T273">#window</text:span></text:p>
      <text:p text:style-name="P247">　　　 <text:span text:style-name="T391">ウェブページ表示領域全体。</text:span></text:p>
      <text:p text:style-name="P247">　　② .<text:span text:style-name="T273">canvas</text:span></text:p>
      <text:p text:style-name="P248">　　　 ウェブの<text:span text:style-name="T163">コンテンツ全体の領域</text:span><text:span text:style-name="T391">。</text:span></text:p>
      <text:p text:style-name="P249">　　③ .<text:span text:style-name="T273">workspace</text:span></text:p>
      <text:p text:style-name="P113">　　　ウェブのグリッドレイアウトのコンテンツの領域<text:span text:style-name="T390">。</text:span></text:p>
      <text:p text:style-name="P249">　　④ .<text:span text:style-name="T313">workspace.width-max</text:span></text:p>
      <text:p text:style-name="P113">　　　幅<text:span text:style-name="T313">600pxの</text:span>子ウィンドウの領域<text:span text:style-name="T390">。</text:span></text:p>
      <text:p text:style-name="P249">　　⑤ .<text:span text:style-name="T313">workspace.width-middle</text:span></text:p>
      <text:p text:style-name="P192">　　　幅<text:span text:style-name="T313">500pxの</text:span>子ウィンドウの領域<text:span text:style-name="T390">。</text:span></text:p>
      <text:p text:style-name="P249">　　⑥ .<text:span text:style-name="T313">workspace.width-min</text:span></text:p>
      <text:p text:style-name="P113">　　　幅<text:span text:style-name="T313">300pxの</text:span>子ウィンドウの領域<text:span text:style-name="T390">。</text:span></text:p>
      <text:p text:style-name="P113">　<text:span text:style-name="T273">2</text:span>）タブレイアウト</text:p>
      <text:p text:style-name="P191">　　① .<text:span text:style-name="T412">tab-container </text:span>（<text:span text:style-name="T118">easytabs</text:span>）</text:p>
      <text:p text:style-name="P191">　　　 <text:span text:style-name="T391">タブ関連のアイテムを格納する領域。</text:span></text:p>
      <text:p text:style-name="P191">　　② .<text:span text:style-name="T107">tab-container ul</text:span><text:span text:style-name="T118"> (easytabs)</text:span></text:p>
      <text:p text:style-name="P191">　　　 <text:span text:style-name="T391">タブのボタンをまとめる領域。</text:span></text:p>
      <text:p text:style-name="P191">　　③ .<text:span text:style-name="T107">tab-container ul li (easytabs)</text:span></text:p>
      <text:p text:style-name="P191">　　　 <text:span text:style-name="T390">タブのボタン</text:span></text:p>
      <text:p text:style-name="P191">　　④ .<text:span text:style-name="T107">tab-container ul li a (easytabs)</text:span></text:p>
      <text:p text:style-name="P191">　　　 <text:span text:style-name="T390">タブのボタンのテキスト</text:span></text:p>
      <text:p text:style-name="P191">　　⑤ .<text:span text:style-name="T107">tab-container ul li active (easytabs)</text:span></text:p>
      <text:p text:style-name="P191">　　　 選択状態の<text:span text:style-name="T390">タブのボタン</text:span></text:p>
      <text:p text:style-name="P191">　　⑥ .<text:span text:style-name="T107">tab-container ul li:</text:span><text:span text:style-name="T108">hover</text:span><text:span text:style-name="T107"> (easytabs)</text:span></text:p>
      <text:p text:style-name="P191">　　　 <text:span text:style-name="T390">タブのボタンにカーソルを合わせたときのスタイルシート</text:span></text:p>
      <text:p text:style-name="P191"><text:span text:style-name="T390">　</text:span><text:span text:style-name="T392">3</text:span><text:span text:style-name="T393">）表レイアウト</text:span></text:p>
      <text:p text:style-name="P246">　　<text:span text:style-name="T387">① </text:span><text:span text:style-name="T219">.</text:span><text:span text:style-name="T198">wrap-list</text:span><text:span text:style-name="T170"> </text:span></text:p>
      <text:p text:style-name="P193">　　　　<text:span text:style-name="T222">jqGridで生成される表を囲む領域。</text:span></text:p>
      <text:p text:style-name="P241"><text:span text:style-name="T298">　　② </text:span><text:span text:style-name="T195">.list</text:span></text:p>
      <text:p text:style-name="P241"><text:span text:style-name="T172">　　　　</text:span><text:span text:style-name="T173">jqGrid</text:span><text:span text:style-name="T187">の表のベース</text:span><text:span text:style-name="T173">。</text:span></text:p>
      <text:p text:style-name="P109">　<text:span text:style-name="T274">4</text:span>）配置レイアウト</text:p>
      <text:p text:style-name="P194">　　①期間絞込</text:p>
      <text:p text:style-name="P109">　　　①<text:span text:style-name="T390">-</text:span><text:span text:style-name="T394">1) .label-0101</text:span></text:p>
      <text:p text:style-name="P195"><text:span text:style-name="T395">　　　<text:tab/></text:span><text:span text:style-name="T394">　　「期間」と「〜」のラベル。</text:span></text:p>
      <text:p text:style-name="P196"><text:span text:style-name="T395">　　　</text:span><text:span text:style-name="T390">①</text:span><text:span text:style-name="T395">-</text:span><text:span text:style-name="T396">2</text:span><text:span text:style-name="T394">) .</text:span><text:span text:style-name="T397">textbox</text:span><text:span text:style-name="T394">-010</text:span><text:span text:style-name="T397">2</text:span></text:p>
      <text:p text:style-name="P196"><text:span text:style-name="T395">　　　<text:tab/></text:span><text:span text:style-name="T394">　　1行</text:span><text:span text:style-name="T397">2</text:span><text:span text:style-name="T394">列のサイズのテキストボックス。期間絞込の「開始日付」と「終了日付」の</text:span><text:span text:style-name="T397">ものがある。</text:span></text:p>
      <text:p text:style-name="P196"><text:span text:style-name="T395">　　　</text:span><text:span text:style-name="T390">①</text:span><text:span text:style-name="T395">-</text:span><text:span text:style-name="T398">3</text:span><text:span text:style-name="T394">) .</text:span><text:span text:style-name="T398">t-align-center</text:span></text:p>
      <text:p text:style-name="P196"><text:span text:style-name="T395">　　　<text:tab/></text:span><text:span text:style-name="T394">　　1行</text:span><text:span text:style-name="T397">2</text:span><text:span text:style-name="T394">列のサイズのテキストボックス。期間絞込の「開始日付」と「終了日付」の</text:span><text:span text:style-name="T397">ものがある。</text:span></text:p>
      <text:p text:style-name="P196">　　②検索ボックス</text:p>
      <text:p text:style-name="P197">　　　②<text:span text:style-name="T390">-</text:span><text:span text:style-name="T396">1) .label-0101</text:span></text:p>
      <text:p text:style-name="P198"><text:span text:style-name="T395">　　　<text:tab/></text:span><text:span text:style-name="T394">　　「検索」のラベル。</text:span></text:p>
      <text:p text:style-name="P197">　　　②<text:span text:style-name="T390">-</text:span><text:span text:style-name="T396">2) .textbox-01</text:span><text:span text:style-name="T399">08</text:span></text:p>
      <text:p text:style-name="P199"><text:span text:style-name="T395">　　　<text:tab/></text:span><text:span text:style-name="T394">　　</text:span><text:span text:style-name="T396">1行10列のサイズのテキストボックス</text:span><text:span text:style-name="T394">。検索ワードを入力する。</text:span></text:p>
      <text:p text:style-name="P197">　　　②<text:span text:style-name="T390">-</text:span><text:span text:style-name="T400">3</text:span><text:span text:style-name="T396">) .</text:span><text:span text:style-name="T400">button-0101</text:span></text:p>
      <text:p text:style-name="P199"><text:span text:style-name="T395">　　　<text:tab/></text:span><text:span text:style-name="T394">　　</text:span><text:span text:style-name="T396">1行1列のサイズのボタン</text:span><text:span text:style-name="T394">。検索を実行する。</text:span></text:p>
      <text:p text:style-name="P109"/>
      <text:p text:style-name="P109">ｂ）アイテム群</text:p>
      <text:p text:style-name="P110">　<text:span text:style-name="T161">1）ボタン</text:span></text:p>
      <text:p text:style-name="P216">　　① .button-0101</text:p>
      <text:p text:style-name="P216">　　　1行1列のサイズのボタン。基本的なボタン。</text:p>
      <text:p text:style-name="P216">　　② .button-0102</text:p>
      <text:p text:style-name="P216">　　　1行2列のサイズのボタン。ボタンの中の文字が多い場合に使う。</text:p>
      <text:p text:style-name="P216">　　③ .<text:span text:style-name="T332">width-max </text:span>.button-0101</text:p>
      <text:p text:style-name="P216">　　　幅<text:span text:style-name="T329">600の子ウィンドウでの</text:span>1行1列のサイズのボタン。</text:p>
      <text:p text:style-name="P216">　　④ .width-max .button-0102</text:p>
      <text:p text:style-name="P216">　　　幅600の子ウィンドウでの1行2列のサイズのボタン。</text:p>
      <text:p text:style-name="P216">　　⑤ .<text:span text:style-name="T332">width-middle </text:span>.button-0101</text:p>
      <text:p text:style-name="P216"><text:soft-page-break/>　　　幅<text:span text:style-name="T332">500の子ウィンドウでの</text:span>1行1列のサイズのボタン。</text:p>
      <text:p text:style-name="P216">　　⑥ .<text:span text:style-name="T332">width-min </text:span>.button-0101</text:p>
      <text:p text:style-name="P216">　　　幅<text:span text:style-name="T332">300の子ウィンドウでの</text:span>1行1列のサイズのボタン。</text:p>
      <text:p text:style-name="P352">　　⑦ .width-min .button-0102</text:p>
      <text:p text:style-name="P352">　　　幅300の子ウィンドウでの1行2列のサイズのボタン。</text:p>
      <text:p text:style-name="P352">　　⑧ .width-min .button-0103</text:p>
      <text:p text:style-name="P352">　　　幅300の子ウィンドウでの1行3列のサイズのボタン。</text:p>
      <text:p text:style-name="P352">　　⑨ .width-min .button-0104</text:p>
      <text:p text:style-name="P352">　　　幅300の子ウィンドウでの1行4列のサイズのボタン。</text:p>
      <text:p text:style-name="P352">　　⑩ .button-0101.right</text:p>
      <text:p text:style-name="P217">　　　右寄せの1行1列のサイズのボタン。</text:p>
      <text:p text:style-name="P353">　　⑪ .button-0102.right</text:p>
      <text:p text:style-name="P353">　　　右寄せの1行2列のサイズのボタン。</text:p>
      <text:p text:style-name="P353">　　⑫ .button-0103.right</text:p>
      <text:p text:style-name="P353">　　　右寄せの1行3列のサイズのボタン。</text:p>
      <text:p text:style-name="P353">　2）テキストボックス　</text:p>
      <text:p text:style-name="P218">　　① input, select</text:p>
      <text:p text:style-name="P218">　　　入力、選択する要素のタグ。</text:p>
      <text:p text:style-name="P355">　　② .textbox-0101</text:p>
      <text:p text:style-name="P355">　　　1行1列のサイズのテキストボックス。個数の入力に使う。</text:p>
      <text:p text:style-name="P355">　　③ .textbox-0102</text:p>
      <text:p text:style-name="P355">　　　1行2列のサイズのテキストボックス。日付の入力に使う。</text:p>
      <text:p text:style-name="P356">　　④ .textbox-0105</text:p>
      <text:p text:style-name="P356">　　　1行5列のサイズのテキストボックス。データの入力に使う。</text:p>
      <text:p text:style-name="P356">　　⑤ .textbox-0106</text:p>
      <text:p text:style-name="P356">　　　1行6列のサイズのテキストボックス。データの入力に使う。</text:p>
      <text:p text:style-name="P356">　　⑥ .textbox-0107</text:p>
      <text:p text:style-name="P355">　　　1行7列のサイズのテキストボックス。データの入力に使う。</text:p>
      <text:p text:style-name="P355">　　⑦ .textbox-0108</text:p>
      <text:p text:style-name="P355">　　　1行8列のサイズのテキストボックス。データ、検索ワードの入力の入力に使う。</text:p>
      <text:p text:style-name="P356">　　⑧ .textbox-0110</text:p>
      <text:p text:style-name="P356">　　　1行10列のサイズのテキストボックス。住所の入力に使う。</text:p>
      <text:p text:style-name="P357">　　⑨ .width-max .textbox-0102</text:p>
      <text:p text:style-name="P357">　　　幅600の子ウィンドウでの1行2列のサイズのテキストボックス。</text:p>
      <text:p text:style-name="P357">　　⑩ .width-max .textbox-0103</text:p>
      <text:p text:style-name="P357">　　　幅600の子ウィンドウでの1行3列のサイズのテキストボックス。</text:p>
      <text:p text:style-name="P357">　　⑪ .width-max .textbox-0104</text:p>
      <text:p text:style-name="P358">　　　幅600の子ウィンドウでの1行4列のサイズのテキストボックス。</text:p>
      <text:p text:style-name="P357">　　⑫ .width-max .textbox-0105</text:p>
      <text:p text:style-name="P358">　　　幅600の子ウィンドウでの1行5列のサイズのテキストボックス。</text:p>
      <text:p text:style-name="P357">　　⑬ .width-max .textbox-0106</text:p>
      <text:p text:style-name="P357">　　　幅600の子ウィンドウでの1行6列のサイズのテキストボックス。</text:p>
      <text:p text:style-name="P357">　　⑭ .width-max .textbox-0110</text:p>
      <text:p text:style-name="P357">　　　幅600の子ウィンドウでの1行10列のサイズのテキストボックス。</text:p>
      <text:p text:style-name="P357">　　⑮ .width-min .textbox-0101</text:p>
      <text:p text:style-name="P359">　　　幅300の子ウィンドウでの1行1列のサイズのテキストボックス。</text:p>
      <text:p text:style-name="P357">　　⑯ .width-min .textbox-0102</text:p>
      <text:p text:style-name="P359">　　　幅300の子ウィンドウでの1行2列のサイズのテキストボックス。</text:p>
      <text:p text:style-name="P359">　　⑰ .width-min .textbox-0104</text:p>
      <text:p text:style-name="P360">　　　幅300の子ウィンドウでの1行4列のサイズのテキストボックス。</text:p>
      <text:p text:style-name="P360">　　⑱ .width-min .textbox-0107</text:p>
      <text:p text:style-name="P352">　　　幅300の子ウィンドウでの1行7列のサイズのテキストボックス。</text:p>
      <text:p text:style-name="P361">　3）テキストエリア　</text:p>
      <text:p text:style-name="P361">　　① .width-min .textarea-0207</text:p>
      <text:p text:style-name="P361">　　　2行7列のサイズのテキストエリア。文章の入力に利用する。</text:p>
      <text:p text:style-name="P111">　<text:span text:style-name="T342">4）ラベル</text:span></text:p>
      <text:p text:style-name="P219">　　① .label-0101</text:p>
      <text:p text:style-name="P219">　　　1行1列のサイズのラベル。</text:p>
      <text:p text:style-name="P355">　　② .label-0102</text:p>
      <text:p text:style-name="P219">　　　1行2列のサイズのラベル。</text:p>
      <text:p text:style-name="P219">　　③ .label-0103</text:p>
      <text:p text:style-name="P219">　　　1行3列のサイズのラベル。</text:p>
      <text:p text:style-name="P219">　　④ .label-01012</text:p>
      <text:p text:style-name="P219">　　　1行12列のサイズのラベル。項目名ではなく、説明文に使う。</text:p>
      <text:p text:style-name="P363">　　⑤ .width-max .label-0101</text:p>
      <text:p text:style-name="P363">　　　幅600の子ウィンドウでの1行1列のサイズのラベル。</text:p>
      <text:p text:style-name="P363"><text:soft-page-break/>　　⑥ .width-max .label-0102</text:p>
      <text:p text:style-name="P363">　　　幅600の子ウィンドウでの1行2列のサイズのラベル。</text:p>
      <text:p text:style-name="P363">　　⑦ .width-max .label-0103</text:p>
      <text:p text:style-name="P363">　　　幅600の子ウィンドウでの1行3列のサイズのラベル。</text:p>
      <text:p text:style-name="P363">　　⑧ .width-max .label-0104</text:p>
      <text:p text:style-name="P363">　　　幅600の子ウィンドウでの1行4列のサイズのラベル。</text:p>
      <text:p text:style-name="P364">　　⑨ .width-min .label-0101</text:p>
      <text:p text:style-name="P364">　　　幅300の子ウィンドウでの1行1列のサイズのラベル。</text:p>
      <text:p text:style-name="P364">　　⑩ .width-min .label-0102</text:p>
      <text:p text:style-name="P364">　　　幅300の子ウィンドウでの1行2列のサイズのラベル。</text:p>
      <text:p text:style-name="P364">　　⑪ .width-min .label-0103</text:p>
      <text:p text:style-name="P363">　　　幅300の子ウィンドウでの1行3列のサイズのラベル。</text:p>
      <text:p text:style-name="P220">　　⑫ .label-0101.t-align-center</text:p>
      <text:p text:style-name="P220">　　　文字の位置をグリッドの中心に寄せた1行1列のサイズのラベル。期間絞込の「〜」の文字に使う。</text:p>
      <text:p text:style-name="P221">　　⑬ .width-min .label-before-textarea</text:p>
      <text:p text:style-name="P221">　　　テキストエリアに対するラベル。</text:p>
      <text:p text:style-name="P221">　5）ラジオボタン</text:p>
      <text:p text:style-name="P222">　　① input, select</text:p>
      <text:p text:style-name="P222">　　　入力、選択する要素のタグ。</text:p>
      <text:p text:style-name="P368">　　② .radio-0101</text:p>
      <text:p text:style-name="P223">　　　1行1列のサイズのラジオボタン。</text:p>
      <text:p text:style-name="P223">　<text:span text:style-name="T342">6</text:span>）チェックボックス</text:p>
      <text:p text:style-name="P222">　　① input, select</text:p>
      <text:p text:style-name="P222">　　　入力、選択する要素のタグ。</text:p>
      <text:p text:style-name="P224">　　② .checkbox-0101</text:p>
      <text:p text:style-name="P225">　　　1行1列のサイズのチェックボックス。</text:p>
      <text:p text:style-name="P225">　　③ .<text:span text:style-name="T330">width-max </text:span>.checkbox-0101</text:p>
      <text:p text:style-name="P225">　　　<text:span text:style-name="T161">幅600の子ウィンドウでの</text:span>1行1列のサイズのチェックボックス。</text:p>
      <text:p text:style-name="P225">　7）プルダウンメニュー</text:p>
      <text:p text:style-name="P222">　　① input, select</text:p>
      <text:p text:style-name="P222">　　　入力、選択する要素のタグ。</text:p>
      <text:p text:style-name="P224">　　② .pulldown-0102</text:p>
      <text:p text:style-name="P226">　　　1行2列のプルダウンメニュー。</text:p>
      <text:p text:style-name="P371">　　③ .pulldown-0103</text:p>
      <text:p text:style-name="P226">　　　1行<text:span text:style-name="T341">3</text:span>列のプルダウンメニュー。</text:p>
      <text:p text:style-name="P371">　　④ .width-max <text:s/>.pulldown-0102</text:p>
      <text:p text:style-name="P227">　　　<text:span text:style-name="T161">幅600の子ウィンドウでの</text:span>1行2列のプルダウンメニュー。</text:p>
      <text:p text:style-name="P371">　　⑤ .width-max <text:s/>.pulldown-0104</text:p>
      <text:p text:style-name="P227">　　　<text:span text:style-name="T161">幅600の子ウィンドウでの</text:span>1行<text:span text:style-name="T331">4</text:span>列のプルダウンメニュー。</text:p>
      <text:p text:style-name="P372">　　⑥ .width-min <text:s/>.pulldown-0104</text:p>
      <text:p text:style-name="P228">　　　<text:span text:style-name="T161">幅300の子ウィンドウでの</text:span>1行<text:span text:style-name="T346">4</text:span>列のプルダウンメニュー。</text:p>
      <text:p text:style-name="P372">　　⑦ .width-min <text:s/>.pulldown-0107</text:p>
      <text:p text:style-name="P227">　　　<text:span text:style-name="T161">幅300の子ウィンドウでの</text:span>1行<text:span text:style-name="T331">7</text:span>列のプルダウンメニュー。</text:p>
      <text:p text:style-name="P373">　8）タイトル文字</text:p>
      <text:p text:style-name="P300"><text:span text:style-name="T132">　　① .</text:span><text:span text:style-name="T133">width-min</text:span><text:span text:style-name="T132"> </text:span><text:span text:style-name="T199">.title-text-01</text:span><text:span text:style-name="T200">09</text:span><text:span text:style-name="T199"> </text:span></text:p>
      <text:p text:style-name="P300"><text:span text:style-name="T199">　　　</text:span><text:span text:style-name="T202">1行</text:span><text:span text:style-name="T203">9</text:span><text:span text:style-name="T202">列のタイトルの文字。幅</text:span><text:span text:style-name="T203">300pxの子ウィンドウ用となる。</text:span></text:p>
      <text:p text:style-name="P300"><text:span text:style-name="T132">　　② .</text:span><text:span text:style-name="T133">width-middle</text:span><text:span text:style-name="T132"> </text:span><text:span text:style-name="T199">.title-text-01</text:span><text:span text:style-name="T200">1</text:span><text:span text:style-name="T201">5</text:span></text:p>
      <text:p text:style-name="P300"><text:span text:style-name="T199">　　　</text:span><text:span text:style-name="T202">1行</text:span><text:span text:style-name="T203">1</text:span><text:span text:style-name="T205">5</text:span><text:span text:style-name="T202">列のタイトルの文字。幅</text:span><text:span text:style-name="T203">500pxの子ウィンドウ用となる。</text:span></text:p>
      <text:p text:style-name="P300"><text:span text:style-name="T132">　　③ .</text:span><text:span text:style-name="T133">width-max</text:span><text:span text:style-name="T132"> </text:span><text:span text:style-name="T199">.title-text-01</text:span><text:span text:style-name="T200">1</text:span><text:span text:style-name="T201">7</text:span><text:span text:style-name="T199"> </text:span></text:p>
      <text:p text:style-name="P300"><text:span text:style-name="T199">　　　</text:span><text:span text:style-name="T202">1行</text:span><text:span text:style-name="T203">1</text:span><text:span text:style-name="T205">7</text:span><text:span text:style-name="T202">列のタイトルの文字。幅</text:span><text:span text:style-name="T203">600pxの子ウィンドウ用となる。</text:span></text:p>
      <text:p text:style-name="P300"><text:span text:style-name="T132">　　④ </text:span><text:span text:style-name="T199">.title-text-01</text:span><text:span text:style-name="T200">18</text:span><text:span text:style-name="T199"> </text:span></text:p>
      <text:p text:style-name="P301"><text:span text:style-name="T199">　　　</text:span><text:span text:style-name="T202">1行</text:span><text:span text:style-name="T204">1</text:span><text:span text:style-name="T205">9</text:span><text:span text:style-name="T202">列のタイトルの文字。メインの</text:span><text:span text:style-name="T203">ウィンドウ用となる。</text:span></text:p>
      <text:p text:style-name="P300"><text:span text:style-name="T132">　</text:span><text:span text:style-name="T134">9</text:span><text:span text:style-name="T132">）空白</text:span></text:p>
      <text:p text:style-name="P237"><text:span text:style-name="T298">　　① </text:span><text:span text:style-name="T172">.</text:span><text:span text:style-name="T174">space</text:span><text:span text:style-name="T172">-0101</text:span><text:span text:style-name="T164"> </text:span></text:p>
      <text:p text:style-name="P115"><text:span text:style-name="T192">　　　1</text:span><text:span text:style-name="T168">行</text:span><text:span text:style-name="T192">1</text:span><text:span text:style-name="T168">列のサイズの空白。</text:span></text:p>
      <text:p text:style-name="P237"><text:span text:style-name="T298">　　② .</text:span><text:span text:style-name="T299">width-min</text:span><text:span text:style-name="T298"> </text:span><text:span text:style-name="T172">.</text:span><text:span text:style-name="T174">space</text:span><text:span text:style-name="T172">-0101</text:span><text:span text:style-name="T164"> </text:span></text:p>
      <text:p text:style-name="P116"><text:span text:style-name="T192">　　　</text:span><text:span text:style-name="T161">幅300の子ウィンドウでの</text:span><text:span text:style-name="T192">1</text:span><text:span text:style-name="T168">行</text:span><text:span text:style-name="T192">1</text:span><text:span text:style-name="T168">列のサイズの空白。</text:span></text:p>
      <text:p text:style-name="P237"><text:span text:style-name="T298">　　③ .</text:span><text:span text:style-name="T299">width-min</text:span><text:span text:style-name="T298"> </text:span><text:span text:style-name="T172">.</text:span><text:span text:style-name="T174">space</text:span><text:span text:style-name="T172">-010</text:span><text:span text:style-name="T175">3</text:span><text:span text:style-name="T164"> </text:span></text:p>
      <text:p text:style-name="P117"><text:span text:style-name="T192">　　　</text:span><text:span text:style-name="T161">幅300の子ウィンドウでの</text:span><text:span text:style-name="T192">1</text:span><text:span text:style-name="T168">行</text:span><text:span text:style-name="T217">3</text:span><text:span text:style-name="T168">列のサイズの空白。</text:span></text:p>
      <text:p text:style-name="P238"><text:span text:style-name="T298">　</text:span><text:span text:style-name="T300">1</text:span><text:span text:style-name="T301">0</text:span><text:span text:style-name="T298">）見出行</text:span></text:p>
      <text:p text:style-name="P118"><text:span text:style-name="T387">　　① </text:span><text:span text:style-name="T163">.head-</text:span><text:span text:style-name="T193">text</text:span><text:span text:style-name="T163">-01</text:span><text:span text:style-name="T193">20</text:span><text:span text:style-name="T170"> </text:span><text:span text:style-name="T387">　</text:span></text:p>
      <text:p text:style-name="P118"><text:span text:style-name="T192">　　　1</text:span><text:span text:style-name="T168">行</text:span><text:span text:style-name="T193">20</text:span><text:span text:style-name="T169">列の</text:span><text:span text:style-name="T168">サイズの見出行。</text:span></text:p>
      <text:p text:style-name="P238"><text:span text:style-name="T298">　</text:span><text:span text:style-name="T300">1</text:span><text:span text:style-name="T302">1</text:span><text:span text:style-name="T298">）ラジオボタンの見出の文字</text:span></text:p>
      <text:p text:style-name="P119"><text:span text:style-name="T387">　　① </text:span><text:span text:style-name="T163">.row-head-0101</text:span><text:span text:style-name="T170"> </text:span><text:span text:style-name="T387">　</text:span></text:p>
      <text:p text:style-name="P120"><text:span text:style-name="T192">　　　1</text:span><text:span text:style-name="T168">行</text:span><text:span text:style-name="T185">1</text:span><text:span text:style-name="T169">列の</text:span><text:span text:style-name="T168">サイズの</text:span><text:span text:style-name="T387">ラジオボタンの</text:span><text:span text:style-name="T168">見出の文字。</text:span></text:p>
      <text:p text:style-name="P118"><text:span text:style-name="T168">　</text:span><text:span text:style-name="T342">12）改行</text:span></text:p>
      <text:p text:style-name="P374"><text:soft-page-break/>　　① br</text:p>
      <text:p text:style-name="P231">　　　改行タグ。</text:p>
      <text:p text:style-name="P374">　13）表 （jqGrid）</text:p>
      <text:p text:style-name="P239"><text:span text:style-name="T298">　　① </text:span><text:span text:style-name="T218">.</text:span><text:span text:style-name="T209">wrap-list</text:span></text:p>
      <text:p text:style-name="P121">　　　<text:span text:style-name="T222">jqGridで生成される表を囲む領域。</text:span></text:p>
      <text:p text:style-name="P240"><text:span text:style-name="T298">　　② </text:span><text:span text:style-name="T195">.list</text:span></text:p>
      <text:p text:style-name="P240"><text:span text:style-name="T298">　　　</text:span><text:span text:style-name="T173">jqGrid</text:span><text:span text:style-name="T187">の表のベース。</text:span></text:p>
      <text:p text:style-name="P378">　14）グラフ（Google Chart Tools）</text:p>
      <text:p text:style-name="P121"><text:span text:style-name="T387">　　① </text:span><text:span text:style-name="T196">.graph</text:span></text:p>
      <text:p text:style-name="P375">　　　Google Chart Toolsのグラフのベース。</text:p>
      <text:p text:style-name="P379">　15）カレンダー（Datepicker）</text:p>
      <text:p text:style-name="P383">　　① <text:span text:style-name="T106">.</text:span><text:span text:style-name="T111">calendar</text:span></text:p>
      <text:p text:style-name="P383">　　　ページに埋め込む形のカレンダー。</text:p>
      <text:p text:style-name="P383">　　② <text:span text:style-name="T106">.</text:span><text:span text:style-name="T114">ui-datepicker-inline</text:span></text:p>
      <text:p text:style-name="P383">　　　カレンダーの本体部分。カレンダーの高さや幅を指定する。</text:p>
      <text:p text:style-name="P377">　16）タブ関連（easytabs）</text:p>
      <text:p text:style-name="P122"><text:span text:style-name="T387">　　① </text:span><text:span text:style-name="T112">.tab-container</text:span></text:p>
      <text:p text:style-name="P229">　　　タブ関連のアイテムを格納する領域。</text:p>
      <text:p text:style-name="P122"><text:span text:style-name="T387">　　② </text:span><text:span text:style-name="T112">.tab-container ul</text:span></text:p>
      <text:p text:style-name="P229">　　　タブのボタンをまとめる領域。</text:p>
      <text:p text:style-name="P122"><text:span text:style-name="T387">　　③ </text:span><text:span text:style-name="T112">.tab-container ul li</text:span></text:p>
      <text:p text:style-name="P229">　　　タブのボタン。</text:p>
      <text:p text:style-name="P122"><text:span text:style-name="T387">　　④ </text:span><text:span text:style-name="T112">.tab-container ul li.active</text:span></text:p>
      <text:p text:style-name="P229">　　　現在選択されているタブのボタン。</text:p>
      <text:p text:style-name="P122"><text:span text:style-name="T387">　　⑤ </text:span><text:span text:style-name="T112">.tab-container ul li a</text:span></text:p>
      <text:p text:style-name="P230">　　　タブのボタンの文字。</text:p>
      <text:p text:style-name="P122"><text:span text:style-name="T387">　　⑥ </text:span><text:span text:style-name="T112">.tab-container ul li a:hover</text:span></text:p>
      <text:p text:style-name="P230">　　　タブのボタンにマウスカーソルが乗ったときのスタイルシート。</text:p>
      <text:p text:style-name="P123">　<text:span text:style-name="T388">17）グリッドの高さ設定</text:span></text:p>
      <text:p text:style-name="P124">　　①<text:span text:style-name="T387"> .grid</text:span></text:p>
      <text:p text:style-name="P124"><text:span text:style-name="T389">　　　</text:span>グリッドのアイテムの高さを指定する<text:span text:style-name="T162">。</text:span></text:p>
      <text:p text:style-name="P124">　　②.<text:span text:style-name="T328">workspace.width-max <text:s/>.grid</text:span></text:p>
      <text:p text:style-name="P124"><text:span text:style-name="T389">　　　幅600pxの子ウィンドウでの</text:span>グリッドのアイテムの高さを指定する<text:span text:style-name="T162">。</text:span></text:p>
      <text:p text:style-name="P124">　　③ .<text:span text:style-name="T328">workspace.width-middle .grid</text:span></text:p>
      <text:p text:style-name="P124"><text:span text:style-name="T389">　　　幅500pxの子ウィンドウでの</text:span>グリッドのアイテムの高さを指定する<text:span text:style-name="T162">。</text:span></text:p>
      <text:p text:style-name="P124">　　④<text:span text:style-name="T387"> .workspace.width-min .grid</text:span></text:p>
      <text:p text:style-name="P124"><text:span text:style-name="T389">　　　幅300pxの子ウィンドウでの</text:span>グリッドのアイテムの高さを指定する<text:span text:style-name="T162">。</text:span></text:p>
      <text:p text:style-name="P124">　　⑤<text:span text:style-name="T387"> .workspace .workspace .grid</text:span></text:p>
      <text:p text:style-name="P123"><text:span text:style-name="T389">　　　</text:span>タブで呼び出されたコンテンツ内のグリッドのアイテムの高さを指定する<text:span text:style-name="T162">。</text:span></text:p>
      <text:p text:style-name="P235">　</text:p>
      <text:p text:style-name="P380">c）リセットCSS</text:p>
      <text:p text:style-name="P321"><text:span text:style-name="T131">　１）</text:span><text:span text:style-name="T351">html5doctor.com Reset </text:span><text:span text:style-name="T355">Styleshee</text:span><text:span text:style-name="T356">t </text:span><text:span text:style-name="T351">v1.6.1</text:span></text:p>
      <text:p text:style-name="P322"><text:span text:style-name="T351">　　　</text:span><text:span text:style-name="T354">作者：</text:span><text:span text:style-name="T355">Richard</text:span><text:span text:style-name="T351"> </text:span><text:span text:style-name="T355">Clark</text:span><text:span text:style-name="T351"> </text:span><text:span text:style-name="T352">URL：</text:span><text:span text:style-name="T353">http://html5doctor.com/html-5-reset-stylesheet/</text:span></text:p>
      <text:p text:style-name="P321"><text:span text:style-name="T351">　　　</text:span><text:span text:style-name="T354">ブラウザごとに各タグにデフォルトで指定されているスタイルをリセットする。</text:span></text:p>
      <text:p text:style-name="P344"><text:span text:style-name="T357">　　①</text:span><text:span text:style-name="T358"> </text:span><text:span text:style-name="T3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92">　　　スタイルの初期化の対象となるタグ。</text:p>
      <text:p text:style-name="P326"><text:span text:style-name="T359">　　② </text:span><text:span text:style-name="T361">body</text:span></text:p>
      <text:p text:style-name="P393">　　　bodyタグ。ページ全体に影響する。</text:p>
      <text:p text:style-name="P326"><text:span text:style-name="T361">　　③ </text:span><text:span text:style-name="T362">article,aside,details,figcaption,figure, footer,header,hgroup,menu,nav,section</text:span></text:p>
      <text:p text:style-name="P326"><text:span text:style-name="T362">　　　HTML5で追加された</text:span><text:span text:style-name="T361">タグ。</text:span></text:p>
      <text:p text:style-name="P326"><text:span text:style-name="T361">　　</text:span><text:span text:style-name="T360">④</text:span><text:span text:style-name="T363"> </text:span><text:span text:style-name="T364">nav ul</text:span></text:p>
      <text:p text:style-name="P327"><text:span text:style-name="T364">　　　navタグを親に持つリストのタグ</text:span><text:span text:style-name="T361">。</text:span></text:p>
      <text:p text:style-name="P327"><text:span text:style-name="T359">　　</text:span><text:span text:style-name="T360">⑤ </text:span><text:span text:style-name="T365">blockquote, q</text:span></text:p>
      <text:p text:style-name="P328"><text:span text:style-name="T365">　　　</text:span><text:span text:style-name="T360">転載・引用したテキストをマークアップするタグ</text:span></text:p>
      <text:p text:style-name="P327"><text:span text:style-name="T365">　　</text:span><text:span text:style-name="T360">⑥</text:span><text:span text:style-name="T363"> </text:span><text:span text:style-name="T366">blockquote:before, blockquote:after, q:before, q:after </text:span></text:p>
      <text:p text:style-name="P328"><text:span text:style-name="T365">　　　</text:span><text:span text:style-name="T366">blockquote、qのタグの前後に挿入する疑似要素</text:span></text:p>
      <text:p text:style-name="P328">　　<text:span text:style-name="T387">⑦a</text:span></text:p>
      <text:p text:style-name="P327"><text:span text:style-name="T381">　　　</text:span>リンク文字列のタグ</text:p>
      <text:p text:style-name="P329">　　<text:span text:style-name="T387">⑧ ins</text:span></text:p>
      <text:p text:style-name="P329"><text:span text:style-name="T382">　　　</text:span>後から挿入された要素であることを示すタグ</text:p>
      <text:p text:style-name="P394">　　⑨ mark</text:p>
      <text:p text:style-name="P329"><text:span text:style-name="T383">　　</text:span>文字をハイライトするタグ。</text:p>
      <text:p text:style-name="P329"><text:span text:style-name="T383">　　</text:span>⑩<text:span text:style-name="T383">del </text:span></text:p>
      <text:p text:style-name="P329"><text:soft-page-break/><text:span text:style-name="T387">　　　</text:span>削除された内容であることを示すタグ。</text:p>
      <text:p text:style-name="P329"><text:span text:style-name="T387">　　</text:span>⑪<text:span text:style-name="T384">abbr[title], dfn[title]</text:span></text:p>
      <text:p text:style-name="P329"><text:span text:style-name="T384">　　　title属性が設定してある</text:span>タイトル属性略語タグと用語定義タグ。</text:p>
      <text:p text:style-name="P329"><text:span text:style-name="T384">　　</text:span>⑫<text:span text:style-name="T385">table </text:span></text:p>
      <text:p text:style-name="P330">　　　テーブル（表）のタグ。　　　</text:p>
      <text:p text:style-name="P329"><text:span text:style-name="T387">　　</text:span>⑬<text:span text:style-name="T385">hr</text:span></text:p>
      <text:p text:style-name="P330"><text:span text:style-name="T385">　　　</text:span>水平の罫線のタグ。</text:p>
      <text:p text:style-name="P329"><text:span text:style-name="T385">　　</text:span>⑭<text:span text:style-name="T387"> input, select</text:span></text:p>
      <text:p text:style-name="P395">　　　フォームの入力要素とプルダウンメニュー</text:p>
      <text:p text:style-name="P325"/>
      <text:p text:style-name="P253">２．スタイルシート・ツリー構造</text:p>
      <text:p text:style-name="P253"/>
      <text:p text:style-name="P200">ａ）レイアウト群</text:p>
      <text:p text:style-name="P201">　１）基本レイアウト</text:p>
      <text:p text:style-name="P250">　　① 親子関係</text:p>
      <text:p text:style-name="P250">　　　概要：ウィンドウ上に複数の子ウィンドウを開くことができるようにするための構成。</text:p>
      <text:p text:style-name="P250">　　　　　　<text:span text:style-name="T312">#windowの直下に.canvasによるウィンドウが複数生成される。その中にグリッドのコンテンツ</text:span></text:p>
      <text:p text:style-name="P250">　　　　　　が展開される.<text:span text:style-name="T312">workspaceが配置される。</text:span></text:p>
      <text:p text:style-name="P252">　　　#window</text:p>
      <text:p text:style-name="P250">　　　　＋－－.<text:span text:style-name="T273">canvas</text:span></text:p>
      <text:p text:style-name="P251">　　 　　　　　　　＋－－.<text:span text:style-name="T273">workspace</text:span></text:p>
      <text:p text:style-name="P251">　　 　　　　　　　　　　.<text:span text:style-name="T314">workspace.width-max</text:span></text:p>
      <text:p text:style-name="P251">　　 　　　　　　　　　　.<text:span text:style-name="T314">workspace.width-middle</text:span></text:p>
      <text:p text:style-name="P251">　　 　　　　　　　　　　.<text:span text:style-name="T314">workspace.width-min</text:span></text:p>
      <text:p text:style-name="P202">　<text:span text:style-name="T274">2</text:span>）タブレイアウト</text:p>
      <text:p text:style-name="P200">　　①親子関係</text:p>
      <text:p text:style-name="P203">　　　概要：<text:span text:style-name="T310">jQueryプラグイン「easytabs」の</text:span>タブの親子関係のツリー。</text:p>
      <text:p text:style-name="P203">　　　　　　主にタブのボタン<text:span text:style-name="T309">(インデックス)とその構成要素を表す。</text:span></text:p>
      <text:p text:style-name="P204">　　　.<text:span text:style-name="T412">tab-container </text:span></text:p>
      <text:p text:style-name="P204">　　　　＋－－.<text:span text:style-name="T107">tab-container ul</text:span><text:span text:style-name="T118"> </text:span></text:p>
      <text:p text:style-name="P205">　　　　　　　　　　＋－－.<text:span text:style-name="T107">tab-container ul li</text:span></text:p>
      <text:p text:style-name="P206"><text:span text:style-name="T155">　　　　　　　　　　　　　</text:span><text:span text:style-name="T109">.</text:span><text:span text:style-name="T107">tab-container ul li.</text:span><text:span text:style-name="T110">active</text:span></text:p>
      <text:p text:style-name="P206">　　　　　　　　　　　　　　　　＋－－.<text:span text:style-name="T107">tab-container ul li </text:span><text:span text:style-name="T109">a</text:span></text:p>
      <text:p text:style-name="P207"><text:span text:style-name="T154">　　　　　　　　　　　　　　　　　　　</text:span><text:span text:style-name="T112">.</text:span><text:span text:style-name="T113">tab-container ul li a:hover</text:span></text:p>
      <text:p text:style-name="P208">　　　　　　　　　　　　　　　　</text:p>
      <text:p text:style-name="P205"/>
      <text:p text:style-name="P209">　<text:span text:style-name="T312">3</text:span>）<text:span text:style-name="T393">表レイアウト</text:span></text:p>
      <text:p text:style-name="P209">　　①親子関係</text:p>
      <text:p text:style-name="P209">　　　概要：<text:span text:style-name="T311">jQueryプラグイン「jqGrid」による表を適切に配置するための</text:span></text:p>
      <text:p text:style-name="P209">　　　　　　構成のツリー。</text:p>
      <text:p text:style-name="P209">　　　<text:span text:style-name="T221">.</text:span><text:span text:style-name="T220">wrap-list</text:span></text:p>
      <text:p text:style-name="P209">　　　　＋－－<text:span text:style-name="T163">.list </text:span></text:p>
      <text:p text:style-name="P209"/>
      <text:p text:style-name="P200">ｂ）アイテム群</text:p>
      <text:p text:style-name="P376">　1）表 (jqGrid)</text:p>
      <text:p text:style-name="P211"><text:span text:style-name="T222">　　</text:span>①親子関係</text:p>
      <text:p text:style-name="P382">　　　概要：a）3）①に同じ。</text:p>
      <text:p text:style-name="P210">　　　<text:span text:style-name="T221">.</text:span><text:span text:style-name="T220">wrap-list</text:span></text:p>
      <text:p text:style-name="P210">　　　　＋－－<text:span text:style-name="T163">.list </text:span></text:p>
      <text:p text:style-name="P242"><text:span text:style-name="T298">　</text:span><text:span text:style-name="T303">2</text:span><text:span text:style-name="T298">）タブ関連</text:span></text:p>
      <text:p text:style-name="P211">　<text:span text:style-name="T222">　</text:span>①親子関係</text:p>
      <text:p text:style-name="P382">　　　概要：a）2）①に同じ。</text:p>
      <text:p text:style-name="P212">　　.<text:span text:style-name="T412">tab-container </text:span></text:p>
      <text:p text:style-name="P210">　　　　＋－－.<text:span text:style-name="T107">tab-container ul</text:span><text:span text:style-name="T118"> </text:span></text:p>
      <text:p text:style-name="P210">　　　　　　　　　　＋－－.<text:span text:style-name="T107">tab-container ul li</text:span></text:p>
      <text:p text:style-name="P206"><text:span text:style-name="T155">　　　　　　　　　　　　　</text:span><text:span text:style-name="T109">.</text:span><text:span text:style-name="T107">tab-container ul li.</text:span><text:span text:style-name="T110">active</text:span></text:p>
      <text:p text:style-name="P206">　　　　　　　　　　　　　　　　＋－－.<text:span text:style-name="T107">tab-container ul li </text:span><text:span text:style-name="T109">a</text:span></text:p>
      <text:p text:style-name="P210"><text:span text:style-name="T154">　　　　　　　　　　　　　　　　　　　</text:span><text:span text:style-name="T112">.</text:span><text:span text:style-name="T113">tab-container ul li a:hover</text:span></text:p>
      <text:p text:style-name="P315"/>
      <text:p text:style-name="P350">３．スタイルシート詳細設計</text:p>
      <text:p text:style-name="P213">ａ）レイアウト群</text:p>
      <text:p text:style-name="P214">　　①<text:span text:style-name="T156">#window</text:span><text:span text:style-name="T412"><text:tab/></text:span>：ＣＳＳファイル名（<text:span text:style-name="T223">style</text:span>.css）</text:p>
      <text:p text:style-name="P214"><text:s text:c="6"/>概要<text:tab/>：<text:span text:style-name="T158">ウェブページ表示領域全体。</text:span></text:p>
      <text:p text:style-name="P214">　　種別<text:tab/>：<text:span text:style-name="T276">ID</text:span></text:p>
      <text:p text:style-name="P145">　　親<text:tab/><text:tab/>：なし</text:p>
      <text:p text:style-name="P214">　　プロパティ<text:tab/>：</text:p>
      <text:p text:style-name="P214"><text:soft-page-break/><text:tab/><text:span text:style-name="T224">width</text:span><text:tab/><text:tab/>：<text:span text:style-name="T224">100%</text:span><text:tab/>：ブラウザ内のページ表示領域と同じだけの幅を取る。</text:p>
      <text:p text:style-name="P214">　　②<text:span text:style-name="T416">.</text:span><text:span text:style-name="T417">canvas<text:tab/></text:span>：ＣＳＳファイル名（<text:span text:style-name="T223">style</text:span>.css）</text:p>
      <text:p text:style-name="P214"><text:s text:c="6"/>概要<text:tab/>：<text:span text:style-name="T154">ウェブの</text:span><text:span text:style-name="T186">コンテンツ全体の領域</text:span><text:span text:style-name="T158">。</text:span></text:p>
      <text:p text:style-name="P214">　　種別<text:tab/>：クラス</text:p>
      <text:p text:style-name="P145">　　親<text:tab/><text:tab/>：<text:span text:style-name="T275">#window</text:span></text:p>
      <text:p text:style-name="P214">　　プロパティ<text:tab/>：</text:p>
      <text:p text:style-name="P215"><text:tab/><text:span text:style-name="T224">width</text:span><text:tab/><text:tab/>：<text:span text:style-name="T277">696px<text:tab/></text:span>：想定の画面幅<text:span text:style-name="T277">700px − paddingの値を幅として指定する。</text:span></text:p>
      <text:p text:style-name="P215"><text:tab/><text:span text:style-name="T277">padding</text:span><text:tab/><text:tab/>：<text:span text:style-name="T277">2px</text:span><text:tab/><text:tab/>：全方向に最低限の余白を空け、コンテンツの枠とコンテンツ自身に</text:p>
      <text:p text:style-name="P215"><text:tab/><text:tab/><text:tab/><text:tab/><text:tab/>：を与えて余裕を持たせる。</text:p>
      <text:p text:style-name="P215"><text:tab/><text:span text:style-name="T278">margin</text:span><text:tab/><text:tab/>：<text:span text:style-name="T278">0 auto<text:tab/></text:span>：左右の<text:span text:style-name="T278">marginを自動調整させ、コンテンツの領域を画面の中心に</text:span></text:p>
      <text:p text:style-name="P215"><text:tab/><text:tab/><text:tab/><text:tab/><text:tab/>：寄せる。</text:p>
      <text:p text:style-name="P170"><text:tab/><text:span text:style-name="T320">position<text:tab/><text:tab/>：relative<text:tab/>：子となる.workspaceの要素は絶対位置指定による配置を行うので、</text:span></text:p>
      <text:p text:style-name="P170"><text:tab/><text:tab/><text:tab/><text:tab/><text:tab/>：この要素を基準にするために相対位置指定をしておく。</text:p>
      <text:p text:style-name="P170">　　③<text:span text:style-name="T154">.</text:span><text:span text:style-name="T156">workspace</text:span>：ＣＳＳファイル名（<text:span text:style-name="T223">style</text:span>.css）</text:p>
      <text:p text:style-name="P170"><text:s text:c="6"/>概要<text:tab/>：ウェブのグリッドレイアウトのコンテンツの領域<text:span text:style-name="T390">。</text:span></text:p>
      <text:p text:style-name="P170">　　種別<text:tab/>：クラス</text:p>
      <text:p text:style-name="P146">　　親<text:tab/><text:tab/>：<text:span text:style-name="T275">#window←.canvas</text:span></text:p>
      <text:p text:style-name="P170">　　プロパティ<text:tab/>：</text:p>
      <text:p text:style-name="P170"><text:tab/><text:span text:style-name="T224">width</text:span><text:tab/><text:tab/>：<text:span text:style-name="T224">100%</text:span><text:tab/><text:tab/>：親要素<text:span text:style-name="T227">(.canvas)</text:span>と同じだけの幅を取る。</text:p>
      <text:p text:style-name="P170"><text:tab/><text:span text:style-name="T279">font-size</text:span><text:tab/>：<text:span text:style-name="T279">0px</text:span><text:tab/><text:tab/>：子のインライン要素、またはインラインブロック要素同士の間で自動で</text:p>
      <text:p text:style-name="P170"><text:tab/><text:tab/><text:tab/><text:tab/><text:tab/>：発生する空白をなくすため、フォントサイズを<text:span text:style-name="T279">0に設定する。</text:span></text:p>
      <text:p text:style-name="P170"><text:tab/><text:span text:style-name="T305">border<text:tab/><text:tab/>：solid 1px <text:tab/>：グリッドレイアウトのコンテンツを線で囲む。</text:span></text:p>
      <text:p text:style-name="P170"><text:tab/><text:span text:style-name="T305">background<text:tab/>：#FFF<text:tab/></text:span>　<text:tab/>：グリッドのコンテンツの背景色を白にする。</text:p>
      <text:p text:style-name="P170">　　④<text:span text:style-name="T154">.</text:span><text:span text:style-name="T156">workspace.</text:span><text:span text:style-name="T157">width-max</text:span>：ＣＳＳファイル名（<text:span text:style-name="T223">style</text:span>.css）</text:p>
      <text:p text:style-name="P167"><text:s text:c="6"/>概要<text:tab/>：幅<text:span text:style-name="T315">600pxの</text:span>子ウィンドウコンテンツの領域<text:span text:style-name="T390">。基本的なスタイルは.</text:span><text:span text:style-name="T401">workspaceを継承する。</text:span></text:p>
      <text:p text:style-name="P167">　　種別<text:tab/>：クラス</text:p>
      <text:p text:style-name="P138">　　親<text:tab/><text:tab/>：<text:span text:style-name="T275">#window←.canvas</text:span></text:p>
      <text:p text:style-name="P167">　　プロパティ<text:tab/>：</text:p>
      <text:p text:style-name="P167"><text:tab/><text:span text:style-name="T224">width</text:span><text:tab/><text:tab/>：<text:span text:style-name="T315">600px</text:span><text:tab/>：子ウィンドウとして狭めの幅を取る。</text:p>
      <text:p text:style-name="P167"><text:tab/><text:span text:style-name="T316">position<text:tab/><text:tab/>：absolute<text:tab/>：絶対位置で配置する。</text:span></text:p>
      <text:p text:style-name="P167"><text:tab/><text:span text:style-name="T316">top<text:tab/><text:tab/>：50px<text:tab/><text:tab/>：上から50pxずらして表示する。</text:span></text:p>
      <text:p text:style-name="P169"><text:tab/><text:span text:style-name="T316">left<text:tab/><text:tab/>：50px<text:tab/><text:tab/>：左から50pxずらして表示する。</text:span></text:p>
      <text:p text:style-name="P167"><text:tab/><text:span text:style-name="T316">z-index<text:tab/><text:tab/>：50<text:tab/><text:tab/>：重なりの優先順位を設定。ウィンドウが深くなるほど数値が増える。</text:span></text:p>
      <text:p text:style-name="P167">　　⑤<text:span text:style-name="T154">.</text:span><text:span text:style-name="T156">workspace.</text:span><text:span text:style-name="T157">width-middle</text:span>：ＣＳＳファイル名（<text:span text:style-name="T223">style</text:span>.css）</text:p>
      <text:p text:style-name="P168"><text:s text:c="6"/>概要<text:tab/>：<text:span text:style-name="T390">幅</text:span><text:span text:style-name="T402">5</text:span><text:span text:style-name="T403">00</text:span><text:span text:style-name="T404">px</text:span><text:span text:style-name="T403">の</text:span><text:span text:style-name="T390">子ウィンドウコンテンツの領域。基本的なスタイルは.</text:span><text:span text:style-name="T401">workspaceを継承する。</text:span></text:p>
      <text:p text:style-name="P167">　　種別<text:tab/>：クラス</text:p>
      <text:p text:style-name="P138">　　親<text:tab/><text:tab/>：<text:span text:style-name="T275">#window←.canvas</text:span></text:p>
      <text:p text:style-name="P167">　　プロパティ<text:tab/>：</text:p>
      <text:p text:style-name="P167"><text:tab/><text:span text:style-name="T224">width</text:span><text:tab/><text:tab/>：<text:span text:style-name="T315">500px</text:span><text:tab/>：子ウィンドウとして狭めの幅を取る。</text:p>
      <text:p text:style-name="P169"><text:tab/><text:span text:style-name="T316">position<text:tab/><text:tab/>：absolute<text:tab/>：絶対位置で配置する。</text:span></text:p>
      <text:p text:style-name="P169"><text:tab/><text:span text:style-name="T316">top<text:tab/><text:tab/>：100px<text:tab/>：上から100pxずらして表示する。</text:span></text:p>
      <text:p text:style-name="P169"><text:tab/><text:span text:style-name="T316">left<text:tab/><text:tab/>：0px<text:tab/><text:tab/>：左端に寄せて表示する。</text:span></text:p>
      <text:p text:style-name="P169"><text:tab/><text:span text:style-name="T316">z-index<text:tab/><text:tab/>：100<text:tab/><text:tab/>：重なりの優先順位を設定。ウィンドウが深くなるほど数値が増える。</text:span></text:p>
      <text:p text:style-name="P169">　　⑥<text:span text:style-name="T154">.</text:span><text:span text:style-name="T156">workspace.</text:span><text:span text:style-name="T157">width-min</text:span>：ＣＳＳファイル名（<text:span text:style-name="T223">style</text:span>.css）</text:p>
      <text:p text:style-name="P168"><text:s text:c="6"/>概要<text:tab/>：<text:span text:style-name="T390">幅</text:span><text:span text:style-name="T403">300</text:span><text:span text:style-name="T404">px</text:span><text:span text:style-name="T403">の</text:span><text:span text:style-name="T390">子ウィンドウコンテンツの領域。基本的なスタイルは.</text:span><text:span text:style-name="T401">workspaceを継承する。</text:span></text:p>
      <text:p text:style-name="P167">　　種別<text:tab/>：クラス</text:p>
      <text:p text:style-name="P138">　　親<text:tab/><text:tab/>：<text:span text:style-name="T275">#window←.canvas</text:span></text:p>
      <text:p text:style-name="P167">　　プロパティ<text:tab/>：</text:p>
      <text:p text:style-name="P167"><text:tab/><text:span text:style-name="T224">width</text:span><text:tab/><text:tab/>：<text:span text:style-name="T315">300px</text:span><text:tab/>：簡易の編集ウィンドウとして適した幅を取る。</text:p>
      <text:p text:style-name="P170"><text:tab/><text:span text:style-name="T316">position<text:tab/><text:tab/>：absolute<text:tab/>：絶対位置で配置する。</text:span></text:p>
      <text:p text:style-name="P170"><text:tab/><text:span text:style-name="T316">top<text:tab/><text:tab/>：200px<text:tab/>：上から100pxずらして表示する。</text:span></text:p>
      <text:p text:style-name="P170"><text:tab/><text:span text:style-name="T316">left<text:tab/><text:tab/>：200px<text:tab/>：中心に合わせて表示する。</text:span></text:p>
      <text:p text:style-name="P170"><text:tab/><text:span text:style-name="T316">z-index<text:tab/><text:tab/>：200<text:tab/><text:tab/>：重なりの優先順位を設定。ウィンドウが深くなるほど数値が増える。</text:span></text:p>
      <text:p text:style-name="P167">　<text:span text:style-name="T274">2</text:span>）タブレイアウト</text:p>
      <text:p text:style-name="P171">　　①.<text:span text:style-name="T412">tab-container </text:span>：ＣＳＳファイル名（<text:span text:style-name="T223">style</text:span>.css）</text:p>
      <text:p text:style-name="P171"><text:s text:c="6"/>概要<text:tab/>：<text:span text:style-name="T272">jqueryプラグイン「easytabs」による</text:span>タブ全体の領域</text:p>
      <text:p text:style-name="P171">　　種別<text:tab/>：クラス</text:p>
      <text:p text:style-name="P139">　　親<text:tab/><text:tab/>：.<text:span text:style-name="T224">workspace</text:span></text:p>
      <text:p text:style-name="P171">　　プロパティ<text:tab/>：</text:p>
      <text:p text:style-name="P171"><text:tab/><text:span text:style-name="T224">width</text:span><text:tab/><text:tab/>：<text:span text:style-name="T224">100%</text:span><text:tab/>：親要素<text:span text:style-name="T227">(.workspace)</text:span>と同じだけの幅を取る。</text:p>
      <text:p text:style-name="P172">　　<text:span text:style-name="T387">②</text:span><text:span text:style-name="T112">.</text:span><text:span text:style-name="T113">tab-container ul：</text:span>ＣＳＳファイル名（<text:span text:style-name="T223">style</text:span>.css）</text:p>
      <text:p text:style-name="P173"><text:s text:c="6"/>概要<text:tab/>：<text:span text:style-name="T272">jqueryプラグイン「easytabs」に指定された、タブのボタンをまとめる領域。</text:span></text:p>
      <text:p text:style-name="P171">　　種別<text:tab/>：タグ</text:p>
      <text:p text:style-name="P140">　　親<text:tab/><text:tab/>：.<text:span text:style-name="T224">workspace ←</text:span>.<text:span text:style-name="T412">tab-container</text:span></text:p>
      <text:p text:style-name="P171">　　プロパティ<text:tab/>：</text:p>
      <text:p text:style-name="P172"><text:tab/><text:span text:style-name="T227">padding</text:span><text:tab/><text:tab/>：<text:span text:style-name="T227">0</text:span><text:tab/>：<text:span text:style-name="T227">ulタグにデフォルトで付いてくるpaddingをなくす。</text:span></text:p>
      <text:p text:style-name="P172"><text:soft-page-break/><text:tab/><text:span text:style-name="T227">margin</text:span><text:tab/><text:tab/>：<text:span text:style-name="T227">0</text:span><text:tab/>：<text:span text:style-name="T227">marginをなくす。</text:span></text:p>
      <text:p text:style-name="P172">　　<text:span text:style-name="T387">③ .tab-container ul li</text:span>：ＣＳＳファイル名（<text:span text:style-name="T223">style</text:span>.css）</text:p>
      <text:p text:style-name="P173"><text:s text:c="6"/>概要<text:tab/>：<text:span text:style-name="T272">jqueryプラグイン「easytabs」のタブのボタン。</text:span></text:p>
      <text:p text:style-name="P174">　　種別<text:tab/>：タグ</text:p>
      <text:p text:style-name="P141">　　親<text:tab/><text:tab/>：.<text:span text:style-name="T224">workspace ←</text:span>.<text:span text:style-name="T412">tab-container </text:span><text:span text:style-name="T413">ul</text:span></text:p>
      <text:p text:style-name="P175">　　プロパティ<text:tab/>：</text:p>
      <text:p text:style-name="P172"><text:tab/><text:span text:style-name="T227">display</text:span><text:tab/><text:tab/><text:tab/>：<text:span text:style-name="T227">inline-block</text:span><text:tab/>：インラインブロックにしてボタンを横に並べる。</text:p>
      <text:p text:style-name="P172"><text:tab/><text:span text:style-name="T227">background<text:tab/></text:span><text:tab/>：<text:span text:style-name="T227">#CCC</text:span><text:tab/><text:tab/>：背景色をグレーにする。</text:p>
      <text:p text:style-name="P172"><text:tab/><text:span text:style-name="T227">border</text:span><text:tab/><text:tab/><text:tab/>：<text:span text:style-name="T227">solid 1px</text:span><text:tab/>：細い実線で囲む。</text:p>
      <text:p text:style-name="P172"><text:tab/><text:span text:style-name="T227">border-bottom</text:span><text:tab/><text:tab/>：<text:span text:style-name="T227">none</text:span><text:tab/><text:tab/>：下の線だけなくす。</text:p>
      <text:p text:style-name="P323"><text:span text:style-name="T119"><text:tab/></text:span><text:span text:style-name="T121">border-top-left-radius</text:span><text:span text:style-name="T119"><text:tab/>：</text:span><text:span text:style-name="T120">5px 5px</text:span><text:span text:style-name="T119"><text:tab/>：左上の角を丸くする。</text:span></text:p>
      <text:p text:style-name="P324"><text:span text:style-name="T119"><text:tab/></text:span><text:span text:style-name="T121">border-top-right-radius</text:span><text:span text:style-name="T119"><text:tab/>：</text:span><text:span text:style-name="T120">5px 5px</text:span><text:span text:style-name="T119"><text:tab/>：右上の角を丸くする。</text:span></text:p>
      <text:p text:style-name="P172">　　<text:span text:style-name="T387">④ </text:span><text:span text:style-name="T112">.</text:span><text:span text:style-name="T113">tab-container ul li.active</text:span>：ＣＳＳファイル名（<text:span text:style-name="T223">style</text:span>.css）</text:p>
      <text:p text:style-name="P176"><text:s text:c="6"/>概要<text:tab/>：<text:span text:style-name="T272">jqueryプラグイン「easytabs」の現在選択されているタブのボタン。</text:span></text:p>
      <text:p text:style-name="P174">　　種別<text:tab/>：タグ</text:p>
      <text:p text:style-name="P141">　　親<text:tab/><text:tab/>：.<text:span text:style-name="T224">workspace ←</text:span>.<text:span text:style-name="T412">tab-container </text:span><text:span text:style-name="T413">ul</text:span></text:p>
      <text:p text:style-name="P175">　　プロパティ<text:tab/>：</text:p>
      <text:p text:style-name="P177"><text:tab/><text:span text:style-name="T267">background</text:span><text:tab/>：<text:span text:style-name="T267">#FFF</text:span><text:tab/><text:tab/>：背景を白くし、このボタンだけ違うとわかりやすくする。</text:p>
      <text:p text:style-name="P177"><text:tab/><text:span text:style-name="T267">padding-top</text:span><text:tab/>：<text:span text:style-name="T267">6px</text:span><text:tab/><text:tab/>：ボタンの文字を下にずらす。</text:p>
      <text:p text:style-name="P177"><text:tab/><text:span text:style-name="T267">position</text:span><text:tab/><text:tab/>：<text:span text:style-name="T267">relative</text:span><text:tab/>：相対位置指定を有効にする。座標指定が有効になる。</text:p>
      <text:p text:style-name="P177"><text:tab/><text:span text:style-name="T267">top</text:span><text:tab/><text:tab/>：<text:span text:style-name="T267">1px</text:span><text:tab/><text:tab/>：上から<text:span text:style-name="T267">1pxずらし、タブの内容表示部分の枠をボタンにかか</text:span></text:p>
      <text:p text:style-name="P234"><text:tab/><text:tab/><text:tab/><text:tab/><text:tab/>：る所だけ消す。</text:p>
      <text:p text:style-name="P178"><text:tab/><text:span text:style-name="T270">font-weight</text:span><text:tab/>：<text:span text:style-name="T270">bold</text:span><text:tab/><text:tab/>：テキストを太字にして強調する。</text:p>
      <text:p text:style-name="P178">　　<text:span text:style-name="T387">⑤ </text:span><text:span text:style-name="T112">.</text:span><text:span text:style-name="T113">tab-container ul li a</text:span>：ＣＳＳファイル名（<text:span text:style-name="T223">style</text:span>.css）</text:p>
      <text:p text:style-name="P176"><text:s text:c="6"/>概要<text:tab/>：<text:span text:style-name="T272">jqueryプラグイン「easytabs」のタブのボタンの文字。</text:span></text:p>
      <text:p text:style-name="P174">　　種別<text:tab/>：タグ</text:p>
      <text:p text:style-name="P141">　　親<text:tab/><text:tab/>：.<text:span text:style-name="T224">workspace ←</text:span>.<text:span text:style-name="T412">tab-container </text:span><text:span text:style-name="T413">ul←</text:span><text:span text:style-name="T414">.</text:span><text:span text:style-name="T415">tab-container ul li</text:span></text:p>
      <text:p text:style-name="P175">　　プロパティ<text:tab/>：</text:p>
      <text:p text:style-name="P179"><text:tab/><text:span text:style-name="T268">display</text:span><text:tab/><text:tab/>：<text:span text:style-name="T268">block</text:span><text:tab/><text:tab/>：ブロック要素として表示する。</text:p>
      <text:p text:style-name="P180"><text:tab/><text:span text:style-name="T268">padding</text:span><text:tab/><text:tab/>：<text:span text:style-name="T268">5px</text:span><text:tab/><text:tab/>：ボタンの外枠と文字の間に少々の余白を持たせる。</text:p>
      <text:p text:style-name="P180"><text:tab/><text:span text:style-name="T268">outline</text:span><text:tab/><text:tab/>：<text:span text:style-name="T268">none</text:span><text:tab/><text:tab/>：クリックしたときに出る枠線をなくす。</text:p>
      <text:p text:style-name="P180"><text:tab/><text:span text:style-name="T268">color</text:span><text:tab/><text:tab/>：<text:span text:style-name="T268">#000</text:span><text:tab/><text:tab/>：文字を黒字にする。</text:p>
      <text:p text:style-name="P181"><text:tab/><text:span text:style-name="T269">text-decoration</text:span><text:tab/><text:tab/>：<text:span text:style-name="T269">none</text:span><text:tab/><text:tab/>：<text:span text:style-name="T269">aタグのテキストにある下線をなくす。</text:span></text:p>
      <text:p text:style-name="P181">　　<text:span text:style-name="T387">⑥ </text:span><text:span text:style-name="T112">.</text:span><text:span text:style-name="T113">tab-container ul li a:hover</text:span>：ＣＳＳファイル名（<text:span text:style-name="T223">style</text:span>.css）</text:p>
      <text:p text:style-name="P157"><text:s text:c="6"/>概要<text:tab/>：<text:span text:style-name="T162">タブのボタンにマウスカーソルが乗ったときのスタイルシート。</text:span></text:p>
      <text:p text:style-name="P174">　　種別<text:tab/>：疑似クラス</text:p>
      <text:p text:style-name="P141">　　親<text:tab/><text:tab/>：.<text:span text:style-name="T224">workspace ←</text:span>.<text:span text:style-name="T412">tab-container </text:span><text:span text:style-name="T413">ul←</text:span><text:span text:style-name="T414">.</text:span><text:span text:style-name="T415">tab-container ul li</text:span></text:p>
      <text:p text:style-name="P175">　　プロパティ<text:tab/>：<text:span text:style-name="T387"> </text:span></text:p>
      <text:p text:style-name="P181"><text:tab/><text:span text:style-name="T269">text-decoration</text:span><text:tab/><text:tab/>：<text:span text:style-name="T269">underline</text:span><text:tab/><text:tab/>：ボタンにカーソルを合わせたら下線を出し</text:p>
      <text:p text:style-name="P181"><text:tab/><text:tab/><text:tab/><text:tab/><text:tab/><text:tab/><text:tab/><text:tab/>：て強調する。</text:p>
      <text:p text:style-name="P182">　<text:span text:style-name="T274">3</text:span>）表レイアウト</text:p>
      <text:p text:style-name="P183">　　① <text:span text:style-name="T219">.</text:span><text:span text:style-name="T198">wrap-list</text:span><text:span text:style-name="T170"> </text:span>：ＣＳＳファイル名（<text:span text:style-name="T223">style</text:span>.css）</text:p>
      <text:p text:style-name="P184"><text:s text:c="6"/>概要<text:tab/>：<text:span text:style-name="T272">jqueryプラグイン「jqGrid」で生成される表を囲む領域。</text:span></text:p>
      <text:p text:style-name="P185">　　種別<text:tab/>：クラス</text:p>
      <text:p text:style-name="P142">　　親<text:tab/><text:tab/>：.<text:span text:style-name="T224">workspace</text:span></text:p>
      <text:p text:style-name="P185">　　プロパティ<text:tab/>：</text:p>
      <text:p text:style-name="P185"><text:tab/><text:span text:style-name="T224">width</text:span><text:tab/><text:tab/>：<text:span text:style-name="T224">100%</text:span><text:tab/>：.<text:span text:style-name="T270">workspace</text:span>と同じだけの幅を取る。</text:p>
      <text:p text:style-name="P182"><text:tab/><text:span text:style-name="T270">clear</text:span><text:tab/><text:tab/>：<text:span text:style-name="T270">both</text:span><text:tab/>：<text:span text:style-name="T270">jqGridの表が、上にあるアイテムに被さらないようにする。</text:span></text:p>
      <text:p text:style-name="P182">　　<text:span text:style-name="T387">② </text:span><text:span text:style-name="T194">.list</text:span><text:span text:style-name="T163"> </text:span>：ＣＳＳファイル名（<text:span text:style-name="T223">style</text:span>.css）</text:p>
      <text:p text:style-name="P184"><text:s text:c="6"/>概要<text:tab/>：<text:span text:style-name="T272">jqueryプラグイン「jqGrid」</text:span><text:span text:style-name="T185">の表のベース。</text:span></text:p>
      <text:p text:style-name="P174">　　種別<text:tab/>：クラス</text:p>
      <text:p text:style-name="P140">　　親<text:tab/><text:tab/>：.<text:span text:style-name="T225">workspace←.wrap-list</text:span></text:p>
      <text:p text:style-name="P174">　　プロパティ<text:tab/>：</text:p>
      <text:p text:style-name="P182"><text:tab/><text:span text:style-name="T224">width</text:span><text:tab/><text:tab/>：<text:span text:style-name="T224">100%</text:span><text:tab/>：親要素となる.<text:span text:style-name="T308">wrap-list</text:span>と同じだけの幅を取る。</text:p>
      <text:p text:style-name="P186"><text:span text:style-name="T274">　4</text:span>）配置レイアウト</text:p>
      <text:p text:style-name="P186">　　①期間絞込</text:p>
      <text:p text:style-name="P186">　　　①-<text:span text:style-name="T304">1 .label-0101</text:span><text:span text:style-name="T163"> </text:span>：ＣＳＳファイル名（<text:span text:style-name="T223">style</text:span>.css）</text:p>
      <text:p text:style-name="P186"><text:s text:c="6"/>　概要<text:tab/>：<text:span text:style-name="T161">1行1列のサイズのラベル。2文字まで入る。</text:span></text:p>
      <text:p text:style-name="P186">　　　種別<text:tab/>：クラス</text:p>
      <text:p text:style-name="P143">　　　親<text:tab/>：.<text:span text:style-name="T226">workspace</text:span></text:p>
      <text:p text:style-name="P186">　　　プロパティ：</text:p>
      <text:p text:style-name="P186"><text:tab/><text:span text:style-name="T271">width</text:span><text:tab/><text:tab/>：<text:span text:style-name="T271">4.71428571%</text:span><text:tab/>：<text:span text:style-name="T271">1グリッドの幅からmarginの分を抜いた幅を設定。</text:span></text:p>
      <text:p text:style-name="P313"><text:span text:style-name="T119"><text:tab/></text:span><text:span text:style-name="T228">margin<text:tab/><text:tab/></text:span><text:span text:style-name="T239">：</text:span><text:span text:style-name="T228">0.28571429%<text:tab/></text:span><text:span text:style-name="T119">：およそ</text:span><text:span text:style-name="T122">2px程度のmarginを全方向に設定。</text:span></text:p>
      <text:p text:style-name="P313"><text:span text:style-name="T119"><text:tab/></text:span><text:span text:style-name="T228">font-size<text:tab/>：14px<text:tab/><text:tab/>：親のフォントサイズを</text:span><text:span text:style-name="T238">0にしたため、フォントのサイズを指定</text:span></text:p>
      <text:p text:style-name="P298"><text:tab/><text:tab/><text:tab/><text:tab/><text:tab/>：する。</text:p>
      <text:p text:style-name="P186"><text:tab/><text:span text:style-name="T284">display</text:span><text:tab/><text:tab/>：<text:span text:style-name="T284">inline-block</text:span><text:tab/>：グリッドのアイテム同士横並べかつ、高さを指定するためにインライ</text:p>
      <text:p text:style-name="P186"><text:soft-page-break/><text:tab/><text:tab/><text:tab/><text:tab/><text:tab/>：ンブロック要素にする。</text:p>
      <text:p text:style-name="P186">　　　①-<text:span text:style-name="T304">2） .textbox-0102</text:span><text:span text:style-name="T163"> </text:span>：ＣＳＳファイル名（<text:span text:style-name="T223">style</text:span>.css）</text:p>
      <text:p text:style-name="P186"><text:s text:c="6"/>　概要<text:tab/>：<text:span text:style-name="T161">1行2列のサイズのテキストボックス。日付の入力に使う。</text:span></text:p>
      <text:p text:style-name="P186">　　　種別<text:tab/>：クラス</text:p>
      <text:p text:style-name="P143">　　　親<text:tab/>：.<text:span text:style-name="T226">workspace</text:span></text:p>
      <text:p text:style-name="P186">　　　プロパティ：</text:p>
      <text:p text:style-name="P187"><text:tab/><text:span text:style-name="T271">width</text:span><text:tab/><text:tab/>：<text:span text:style-name="T258">9</text:span><text:span text:style-name="T259">.71428571</text:span><text:span text:style-name="T271">%</text:span><text:tab/>：<text:span text:style-name="T280">2グリッドの幅からmarginの分を抜いた幅を設定。</text:span></text:p>
      <text:p text:style-name="P313"><text:span text:style-name="T119"><text:tab/></text:span><text:span text:style-name="T228">margin<text:tab/><text:tab/></text:span><text:span text:style-name="T239">：</text:span><text:span text:style-name="T228">0.28571429%<text:tab/></text:span><text:span text:style-name="T119">：およそ</text:span><text:span text:style-name="T122">2px程度のmarginを全方向に設定。</text:span></text:p>
      <text:p text:style-name="P313"><text:span text:style-name="T119"><text:tab/></text:span><text:span text:style-name="T228">font-size<text:tab/>：14px<text:tab/><text:tab/>：親のフォントサイズを</text:span><text:span text:style-name="T238">0にしたため、フォントのサイズを指定</text:span></text:p>
      <text:p text:style-name="P298"><text:tab/><text:tab/><text:tab/><text:tab/><text:tab/>：する。</text:p>
      <text:p text:style-name="P186"><text:tab/><text:span text:style-name="T284">display</text:span><text:tab/><text:tab/>：<text:span text:style-name="T284">inline-block</text:span><text:tab/>：グリッドのアイテム同士横並べかつ、高さを指定するためにインライ</text:p>
      <text:p text:style-name="P186"><text:tab/><text:tab/><text:tab/><text:tab/><text:tab/>：ンブロック要素にする。</text:p>
      <text:p text:style-name="P186"/>
      <text:p text:style-name="P188">　　②検索ボックス</text:p>
      <text:p text:style-name="P161">　　　②<text:span text:style-name="T390">-</text:span><text:span text:style-name="T396">1) </text:span><text:span text:style-name="T405"><text:s/></text:span><text:span text:style-name="T406">.</text:span><text:span text:style-name="T407">label</text:span><text:span text:style-name="T406">-0101</text:span><text:span text:style-name="T197"> </text:span><text:span text:style-name="T390">：ＣＳＳファイル名（</text:span><text:span text:style-name="T408">style</text:span><text:span text:style-name="T390">.css）</text:span></text:p>
      <text:p text:style-name="P161"><text:s text:c="6"/>　概要<text:tab/>：<text:span text:style-name="T161">1行1列のサイズのラベル。2文字まで入る。</text:span></text:p>
      <text:p text:style-name="P161">　　　種別<text:tab/>：クラス</text:p>
      <text:p text:style-name="P135">　　　親<text:tab/>：.<text:span text:style-name="T226">workspace</text:span></text:p>
      <text:p text:style-name="P161">　　　プロパティ：</text:p>
      <text:p text:style-name="P161"><text:tab/><text:span text:style-name="T271">width</text:span><text:tab/><text:tab/>：<text:span text:style-name="T271">4.71428571%</text:span><text:tab/>：<text:span text:style-name="T271">1グリッドの幅からmarginの分を抜いた幅を設定。</text:span></text:p>
      <text:p text:style-name="P310"><text:span text:style-name="T119"><text:tab/></text:span><text:span text:style-name="T228">margin<text:tab/><text:tab/></text:span><text:span text:style-name="T239">：</text:span><text:span text:style-name="T228">0.28571429%<text:tab/></text:span><text:span text:style-name="T119">：およそ</text:span><text:span text:style-name="T122">2px程度のmarginを全方向に設定。</text:span></text:p>
      <text:p text:style-name="P310"><text:span text:style-name="T119"><text:tab/></text:span><text:span text:style-name="T228">font-size<text:tab/>：14px<text:tab/><text:tab/>：親のフォントサイズを</text:span><text:span text:style-name="T238">0にしたため、フォントのサイズを指定</text:span></text:p>
      <text:p text:style-name="P296"><text:tab/><text:tab/><text:tab/><text:tab/><text:tab/>：する。</text:p>
      <text:p text:style-name="P161"><text:tab/><text:span text:style-name="T284">display</text:span><text:tab/><text:tab/>：<text:span text:style-name="T284">inline-block</text:span><text:tab/>：グリッドのアイテム同士横並べかつ、高さを指定するためにインライ</text:p>
      <text:p text:style-name="P244"><text:tab/><text:tab/><text:tab/><text:tab/><text:tab/>：ンブロック要素にする。</text:p>
      <text:p text:style-name="P189">　　　②<text:span text:style-name="T390">-</text:span><text:span text:style-name="T396">2) </text:span><text:span text:style-name="T406">.</text:span><text:span text:style-name="T409">textbox</text:span><text:span text:style-name="T406">-01</text:span><text:span text:style-name="T410">08</text:span><text:span text:style-name="T197"> </text:span><text:span text:style-name="T390">：ＣＳＳファイル名（</text:span><text:span text:style-name="T408">style</text:span><text:span text:style-name="T390">.css）</text:span></text:p>
      <text:p text:style-name="P189"><text:s text:c="5"/>　 概要<text:tab/>：<text:span text:style-name="T161">1行10列のサイズのテキストボックス。データの入力、検索ワードの入力に使う。</text:span></text:p>
      <text:p text:style-name="P189">　　　種別<text:tab/>：クラス</text:p>
      <text:p text:style-name="P144">　　　親<text:tab/>：.<text:span text:style-name="T226">workspace</text:span></text:p>
      <text:p text:style-name="P189">　　　プロパティ：</text:p>
      <text:p text:style-name="P187"><text:tab/><text:span text:style-name="T271">width</text:span><text:tab/><text:tab/>：<text:span text:style-name="T258">39</text:span><text:span text:style-name="T259">.71428571</text:span><text:span text:style-name="T271">%</text:span><text:tab/>：<text:span text:style-name="T271">10グリッドの幅からmarginの分を抜いた幅を設定。</text:span></text:p>
      <text:p text:style-name="P314"><text:span text:style-name="T119"><text:tab/></text:span><text:span text:style-name="T228">margin<text:tab/><text:tab/></text:span><text:span text:style-name="T239">：</text:span><text:span text:style-name="T228">0.28571429%<text:tab/><text:tab/></text:span><text:span text:style-name="T119">：およそ</text:span><text:span text:style-name="T122">2px程度のmarginを全方向に設定。</text:span></text:p>
      <text:p text:style-name="P314"><text:span text:style-name="T119"><text:tab/></text:span><text:span text:style-name="T228">font-size<text:tab/>：1</text:span><text:span text:style-name="T238">6</text:span><text:span text:style-name="T228">px<text:tab/><text:tab/><text:tab/>：親のフォントサイズを</text:span><text:span text:style-name="T238">0にしたため、フォントのサイズを指定</text:span></text:p>
      <text:p text:style-name="P299"><text:tab/><text:tab/><text:tab/><text:tab/><text:tab/><text:tab/>：する。</text:p>
      <text:p text:style-name="P189"><text:tab/><text:span text:style-name="T284">display</text:span><text:tab/><text:tab/>：<text:span text:style-name="T284">inline-block</text:span><text:tab/><text:tab/>：グリッドのアイテム同士横並べかつ、高さを指定するために</text:p>
      <text:p text:style-name="P245"><text:tab/><text:tab/><text:tab/><text:tab/><text:tab/><text:tab/>：<text:span text:style-name="T325">インライ</text:span>ンブロック要素にする。</text:p>
      <text:p text:style-name="P161">　　　②<text:span text:style-name="T390">-</text:span><text:span text:style-name="T400">3</text:span><text:span text:style-name="T396">) </text:span><text:span text:style-name="T406">.button-0101</text:span><text:span text:style-name="T197"> </text:span><text:span text:style-name="T390">：ＣＳＳファイル名（</text:span><text:span text:style-name="T408">style</text:span><text:span text:style-name="T390">.css）</text:span></text:p>
      <text:p text:style-name="P161"><text:s text:c="4"/>　 <text:s/>概要<text:tab/>：<text:span text:style-name="T161">1行1列のサイズのボタン。基本的なボタン。</text:span></text:p>
      <text:p text:style-name="P161">　　　種別<text:tab/>：クラス</text:p>
      <text:p text:style-name="P135">　　　親<text:tab/>：.<text:span text:style-name="T226">workspace</text:span></text:p>
      <text:p text:style-name="P161">　　　プロパティ：</text:p>
      <text:p text:style-name="P161"><text:tab/><text:span text:style-name="T271">width</text:span><text:tab/><text:tab/>：<text:span text:style-name="T271">4.71428571%</text:span><text:tab/>：<text:span text:style-name="T271">1グリッドの幅からmarginの分を抜いた幅を設定。</text:span></text:p>
      <text:p text:style-name="P310"><text:span text:style-name="T119"><text:tab/></text:span><text:span text:style-name="T228">margin<text:tab/><text:tab/></text:span><text:span text:style-name="T239">：</text:span><text:span text:style-name="T228">0.28571429%<text:tab/></text:span><text:span text:style-name="T119">：およそ</text:span><text:span text:style-name="T122">2px程度のmarginを全方向に設定。</text:span></text:p>
      <text:p text:style-name="P310"><text:span text:style-name="T119"><text:tab/></text:span><text:span text:style-name="T228">font-size<text:tab/>：14px<text:tab/><text:tab/>：親のフォントサイズを</text:span><text:span text:style-name="T238">0にしたため、フォントのサイズを指定</text:span></text:p>
      <text:p text:style-name="P296"><text:tab/><text:tab/><text:tab/><text:tab/><text:tab/>：する。</text:p>
      <text:p text:style-name="P161"><text:tab/><text:span text:style-name="T284">display</text:span><text:tab/><text:tab/>：<text:span text:style-name="T284">inline-block</text:span><text:tab/>：グリッドのアイテム同士横並べかつ、高さを指定するためにインライ</text:p>
      <text:p text:style-name="P244"><text:tab/><text:tab/><text:tab/><text:tab/><text:tab/>：ンブロック要素にする。</text:p>
      <text:p text:style-name="P243"/>
      <text:p text:style-name="P162"><text:span text:style-name="T411">b</text:span><text:span text:style-name="T400">）アイテム群</text:span></text:p>
      <text:p text:style-name="P152">　<text:span text:style-name="T161">1）ボタン</text:span></text:p>
      <text:p text:style-name="P163">　　<text:span text:style-name="T161">① .button-0101</text:span><text:span text:style-name="T163"> </text:span>：ＣＳＳファイル名（<text:span text:style-name="T223">style</text:span>.css）</text:p>
      <text:p text:style-name="P163"><text:s text:c="6"/>概要<text:tab/>：<text:span text:style-name="T161">1行1列のサイズのボタン。基本的なボタン。</text:span></text:p>
      <text:p text:style-name="P163">　　種別<text:tab/>：クラス</text:p>
      <text:p text:style-name="P136">　　親<text:tab/><text:tab/>：.<text:span text:style-name="T226">workspace</text:span></text:p>
      <text:p text:style-name="P163">　　プロパティ<text:tab/>：</text:p>
      <text:p text:style-name="P163"><text:tab/><text:span text:style-name="T271">width</text:span><text:tab/><text:tab/>：<text:span text:style-name="T259">4.71428571</text:span><text:span text:style-name="T271">%</text:span><text:tab/>：<text:span text:style-name="T271">1グリッドの幅からmarginの分を抜いた幅を設定。</text:span></text:p>
      <text:p text:style-name="P311"><text:span text:style-name="T119"><text:tab/></text:span><text:span text:style-name="T228">margin<text:tab/><text:tab/></text:span><text:span text:style-name="T239">：</text:span><text:span text:style-name="T228">0.28571429%<text:tab/></text:span><text:span text:style-name="T119">：およそ</text:span><text:span text:style-name="T122">2px程度のmarginを全方向に設定。</text:span></text:p>
      <text:p text:style-name="P311"><text:span text:style-name="T119"><text:tab/></text:span><text:span text:style-name="T228">font-size<text:tab/>：12px<text:tab/><text:tab/>：親のフォントサイズを</text:span><text:span text:style-name="T238">0にしたため、フォントのサイズを指定</text:span></text:p>
      <text:p text:style-name="P297"><text:tab/><text:tab/><text:tab/><text:tab/><text:tab/>：する。</text:p>
      <text:p text:style-name="P163"><text:tab/><text:span text:style-name="T284">display</text:span><text:tab/><text:tab/>：<text:span text:style-name="T284">inline-block</text:span><text:tab/>：グリッドのアイテム同士横並べかつ、高さを指定するためにインライ</text:p>
      <text:p text:style-name="P163"><text:tab/><text:tab/><text:tab/><text:tab/><text:tab/>：ンブロック要素にする。</text:p>
      <text:p text:style-name="P233"><text:tab/>vertical-align<text:tab/>：middle<text:tab/>：高さを行の中心に合わせる。</text:p>
      <text:p text:style-name="P164">　　<text:span text:style-name="T161">② .button-0102</text:span><text:span text:style-name="T163"> </text:span>：ＣＳＳファイル名（<text:span text:style-name="T223">style</text:span>.css）</text:p>
      <text:p text:style-name="P163"><text:s text:c="6"/>概要<text:tab/>：<text:span text:style-name="T161">1行2列のサイズのボタン。ボタンの中の文字が多い場合に使う。</text:span></text:p>
      <text:p text:style-name="P163">　　種別<text:tab/>：クラス</text:p>
      <text:p text:style-name="P136">　　親<text:tab/><text:tab/>：.<text:span text:style-name="T226">workspace</text:span></text:p>
      <text:p text:style-name="P163"><text:soft-page-break/>　　プロパティ<text:tab/>：</text:p>
      <text:p text:style-name="P163"><text:tab/><text:span text:style-name="T271">width</text:span><text:tab/><text:tab/>：<text:span text:style-name="T324">9</text:span><text:span text:style-name="T259">.71428571</text:span><text:span text:style-name="T271">%</text:span><text:tab/>：<text:span text:style-name="T333">2グリッドの幅からmarginの分を抜いた幅を設定。</text:span></text:p>
      <text:p text:style-name="P311"><text:span text:style-name="T119"><text:tab/></text:span><text:span text:style-name="T228">margin<text:tab/><text:tab/></text:span><text:span text:style-name="T239">：</text:span><text:span text:style-name="T228">0.28571429%<text:tab/></text:span><text:span text:style-name="T119">：およそ</text:span><text:span text:style-name="T122">2px程度のmarginを全方向に設定。</text:span></text:p>
      <text:p text:style-name="P311"><text:span text:style-name="T119"><text:tab/></text:span><text:span text:style-name="T228">font-size<text:tab/>：12px<text:tab/><text:tab/>：親のフォントサイズを</text:span><text:span text:style-name="T238">0にしたため、フォントのサイズを指定</text:span></text:p>
      <text:p text:style-name="P297"><text:tab/><text:tab/><text:tab/><text:tab/><text:tab/>：する。</text:p>
      <text:p text:style-name="P163"><text:tab/><text:span text:style-name="T284">display</text:span><text:tab/><text:tab/>：<text:span text:style-name="T284">inline-block</text:span><text:tab/>：グリッドのアイテム同士横並べかつ、高さを指定するためにインライ</text:p>
      <text:p text:style-name="P163"><text:tab/><text:tab/><text:tab/><text:tab/><text:tab/>：ンブロック要素にする。</text:p>
      <text:p text:style-name="P233"><text:tab/>vertical-align<text:tab/>：middle<text:tab/>：高さを行の中心に合わせる。</text:p>
      <text:p text:style-name="P164">　　<text:span text:style-name="T161">③ .width-max .button-0101</text:span><text:span text:style-name="T163"> </text:span>：ＣＳＳファイル名（<text:span text:style-name="T223">style</text:span>.css）</text:p>
      <text:p text:style-name="P165"><text:s text:c="6"/>概要<text:tab/>：<text:span text:style-name="T161">幅600の子ウィンドウでの1行1列のサイズのボタン。</text:span></text:p>
      <text:p text:style-name="P163">　　種別<text:tab/>：クラス</text:p>
      <text:p text:style-name="P137">　　親<text:tab/><text:tab/>：.<text:span text:style-name="T226">workspace.width-max</text:span></text:p>
      <text:p text:style-name="P163">　　プロパティ<text:tab/>：</text:p>
      <text:p text:style-name="P166"><text:tab/><text:span text:style-name="T271">width</text:span><text:tab/><text:tab/>：<text:span text:style-name="T260">4.98412697</text:span><text:span text:style-name="T271">%</text:span><text:tab/>：<text:span text:style-name="T271">1グリッドの幅からmarginの分を抜いた幅を設定。</text:span></text:p>
      <text:p text:style-name="P311"><text:span text:style-name="T119">　　</text:span><text:span text:style-name="T135">④ .</text:span><text:span text:style-name="T136">width-max </text:span><text:span text:style-name="T135">.button-010</text:span><text:span text:style-name="T131">2</text:span><text:span text:style-name="T189"> </text:span><text:span text:style-name="T119">：ＣＳＳファイル名（</text:span><text:span text:style-name="T123">style</text:span><text:span text:style-name="T119">.css）</text:span></text:p>
      <text:p text:style-name="P165"><text:s text:c="6"/>概要<text:tab/>：<text:span text:style-name="T161">幅600の子ウィンドウでの1行2列のサイズのボタン。</text:span></text:p>
      <text:p text:style-name="P163">　　種別<text:tab/>：クラス</text:p>
      <text:p text:style-name="P137">　　親<text:tab/><text:tab/>：.<text:span text:style-name="T226">workspace.width-max</text:span></text:p>
      <text:p text:style-name="P163">　　プロパティ<text:tab/>：</text:p>
      <text:p text:style-name="P166"><text:tab/><text:span text:style-name="T271">width</text:span><text:tab/><text:tab/>：<text:span text:style-name="T260">10.5396825311</text:span><text:span text:style-name="T271">%</text:span><text:tab/>：<text:span text:style-name="T333">2グリッドの幅からmarginの分を抜いた幅を設定。</text:span></text:p>
      <text:p text:style-name="P163">　　<text:span text:style-name="T161">⑤ .width-middle .button-0101</text:span>：ＣＳＳファイル名（<text:span text:style-name="T223">style</text:span>.css）</text:p>
      <text:p text:style-name="P165"><text:s text:c="6"/>概要<text:tab/>：<text:span text:style-name="T161">幅500の子ウィンドウでの1行1列のサイズのボタン。</text:span></text:p>
      <text:p text:style-name="P163">　　種別<text:tab/>：クラス</text:p>
      <text:p text:style-name="P137">　　親<text:tab/><text:tab/>：.<text:span text:style-name="T226">workspace.width-middle</text:span></text:p>
      <text:p text:style-name="P163">　　プロパティ<text:tab/>：</text:p>
      <text:p text:style-name="P166"><text:tab/><text:span text:style-name="T271">width</text:span><text:tab/><text:tab/>：<text:span text:style-name="T260">5.67857142 </text:span><text:span text:style-name="T271">%</text:span><text:tab/>：<text:span text:style-name="T271">1グリッドの幅からmarginの分を抜いた幅を設定。</text:span></text:p>
      <text:p text:style-name="P312"><text:span text:style-name="T119">　　⑥</text:span><text:span text:style-name="T135"> .</text:span><text:span text:style-name="T136">width-min </text:span><text:span text:style-name="T135">.button-0101</text:span><text:span text:style-name="T189"> </text:span><text:span text:style-name="T119">：ＣＳＳファイル名（</text:span><text:span text:style-name="T123">style</text:span><text:span text:style-name="T119">.css）</text:span></text:p>
      <text:p text:style-name="P112"><text:s text:c="6"/>概要<text:tab/>：<text:span text:style-name="T161">幅300の子ウィンドウでの1行1列のサイズのボタン。</text:span></text:p>
      <text:p text:style-name="P112">　　種別<text:tab/>：クラス</text:p>
      <text:p text:style-name="P128">　　親<text:tab/><text:tab/>：.<text:span text:style-name="T226">workspace.width-min</text:span></text:p>
      <text:p text:style-name="P112">　　プロパティ<text:tab/>：</text:p>
      <text:p text:style-name="P112"><text:tab/><text:span text:style-name="T271">width</text:span><text:tab/><text:tab/>：<text:span text:style-name="T260">9.42857142</text:span><text:span text:style-name="T271">%</text:span><text:tab/>：<text:span text:style-name="T333">1グリッドの幅からmarginの分を抜いた幅を設定。</text:span></text:p>
      <text:p text:style-name="P312"><text:span text:style-name="T119">　　⑦ </text:span><text:span text:style-name="T135">.</text:span><text:span text:style-name="T136">width-min </text:span><text:span text:style-name="T135">.button-010</text:span><text:span text:style-name="T131">2</text:span><text:span text:style-name="T119">：ＣＳＳファイル名（</text:span><text:span text:style-name="T123">style</text:span><text:span text:style-name="T119">.css）</text:span></text:p>
      <text:p text:style-name="P112"><text:s text:c="6"/>概要<text:tab/>：<text:span text:style-name="T161">幅300の子ウィンドウでの1行2列のサイズのボタン。</text:span></text:p>
      <text:p text:style-name="P112">　　種別<text:tab/>：クラス</text:p>
      <text:p text:style-name="P128">　　親<text:tab/><text:tab/>：.<text:span text:style-name="T226">workspace.width-min</text:span></text:p>
      <text:p text:style-name="P112">　　プロパティ<text:tab/>：</text:p>
      <text:p text:style-name="P112"><text:tab/><text:span text:style-name="T271">width</text:span><text:tab/><text:tab/>：<text:span text:style-name="T260">19.42857142</text:span><text:span text:style-name="T271">%</text:span><text:tab/>：<text:span text:style-name="T342">2グリッドの幅からmarginの分を抜いた幅を設定。</text:span></text:p>
      <text:p text:style-name="P312"><text:span text:style-name="T119">　　⑧</text:span><text:span text:style-name="T135"> .</text:span><text:span text:style-name="T136">width-min </text:span><text:span text:style-name="T135">.button-010</text:span><text:span text:style-name="T134">3</text:span><text:span text:style-name="T189"> </text:span><text:span text:style-name="T119">：ＣＳＳファイル名（</text:span><text:span text:style-name="T123">style</text:span><text:span text:style-name="T119">.css）</text:span></text:p>
      <text:p text:style-name="P112"><text:s text:c="6"/>概要<text:tab/>：<text:span text:style-name="T161">幅300の子ウィンドウでの1行1列のサイズのボタン。</text:span></text:p>
      <text:p text:style-name="P112">　　種別<text:tab/>：クラス</text:p>
      <text:p text:style-name="P128">　　親<text:tab/><text:tab/>：.<text:span text:style-name="T226">workspace.width-min</text:span></text:p>
      <text:p text:style-name="P112">　　プロパティ<text:tab/>：</text:p>
      <text:p text:style-name="P112"><text:tab/><text:span text:style-name="T271">width</text:span><text:tab/><text:tab/>：<text:span text:style-name="T342">2</text:span><text:span text:style-name="T260">9.42857142</text:span><text:span text:style-name="T271">%</text:span><text:tab/>：<text:span text:style-name="T342">3グリッドの幅からmarginの分を抜いた幅を設定。</text:span></text:p>
      <text:p text:style-name="P304"><text:span text:style-name="T119"><text:tab/></text:span><text:span text:style-name="T228">margin<text:tab/><text:tab/></text:span><text:span text:style-name="T239">：</text:span><text:span text:style-name="T228">0.28571429%<text:tab/><text:tab/></text:span><text:span text:style-name="T119">：およそ</text:span><text:span text:style-name="T122">2px程度のmarginを全方向に設定。</text:span></text:p>
      <text:p text:style-name="P304"><text:span text:style-name="T119"><text:tab/></text:span><text:span text:style-name="T228">font-size<text:tab/>：12px<text:tab/><text:tab/><text:tab/>：親のフォントサイズを</text:span><text:span text:style-name="T238">0にしたため、フォントのサイズを指定</text:span></text:p>
      <text:p text:style-name="P291"><text:tab/><text:tab/><text:tab/><text:tab/><text:tab/><text:tab/>：する。</text:p>
      <text:p text:style-name="P150"><text:tab/><text:span text:style-name="T284">display</text:span><text:tab/><text:tab/>：<text:span text:style-name="T284">inline-block</text:span><text:tab/><text:tab/>：グリッドのアイテム同士横並べかつ、高さを指定するために</text:p>
      <text:p text:style-name="P151"><text:tab/><text:tab/><text:tab/><text:tab/><text:tab/><text:tab/>：インラインブロック要素にする。</text:p>
      <text:p text:style-name="P233"><text:tab/>vertical-align<text:tab/>：middle<text:tab/>：高さを行の中心に合わせる。</text:p>
      <text:p text:style-name="P303"><text:span text:style-name="T119">　　⑨ </text:span><text:span text:style-name="T135">.</text:span><text:span text:style-name="T136">width-min </text:span><text:span text:style-name="T135">.button-010</text:span><text:span text:style-name="T134">4</text:span><text:span text:style-name="T119">：ＣＳＳファイル名（</text:span><text:span text:style-name="T123">style</text:span><text:span text:style-name="T119">.css）</text:span></text:p>
      <text:p text:style-name="P112"><text:s text:c="6"/>概要<text:tab/>：<text:span text:style-name="T161">幅300の子ウィンドウでの1行4列のサイズのボタン。</text:span></text:p>
      <text:p text:style-name="P112">　　種別<text:tab/>：クラス</text:p>
      <text:p text:style-name="P128">　　親<text:tab/><text:tab/>：.<text:span text:style-name="T226">workspace.width-min</text:span></text:p>
      <text:p text:style-name="P112">　　プロパティ<text:tab/>：</text:p>
      <text:p text:style-name="P112"><text:tab/><text:span text:style-name="T271">width</text:span><text:tab/><text:tab/>：<text:span text:style-name="T342">3</text:span><text:span text:style-name="T260">9.42857142</text:span><text:span text:style-name="T271">%</text:span><text:tab/>：<text:span text:style-name="T342">4グリッドの幅からmarginの分を抜いた幅を設定。</text:span></text:p>
      <text:p text:style-name="P304"><text:span text:style-name="T119"><text:tab/></text:span><text:span text:style-name="T228">margin<text:tab/><text:tab/></text:span><text:span text:style-name="T239">：</text:span><text:span text:style-name="T228">0.28571429%<text:tab/><text:tab/></text:span><text:span text:style-name="T119">：およそ</text:span><text:span text:style-name="T122">2px程度のmarginを全方向に設定。</text:span></text:p>
      <text:p text:style-name="P304"><text:span text:style-name="T119"><text:tab/></text:span><text:span text:style-name="T228">font-size<text:tab/>：12px<text:tab/><text:tab/><text:tab/>：親のフォントサイズを</text:span><text:span text:style-name="T238">0にしたため、フォントのサイズを指定</text:span></text:p>
      <text:p text:style-name="P291"><text:tab/><text:tab/><text:tab/><text:tab/><text:tab/><text:tab/>：する。</text:p>
      <text:p text:style-name="P150"><text:tab/><text:span text:style-name="T284">display</text:span><text:tab/><text:tab/>：<text:span text:style-name="T284">inline-block</text:span><text:tab/><text:tab/>：グリッドのアイテム同士横並べかつ、高さを指定するために</text:p>
      <text:p text:style-name="P151"><text:tab/><text:tab/><text:tab/><text:tab/><text:tab/><text:tab/>：インラインブロック要素にする。</text:p>
      <text:p text:style-name="P233"><text:tab/>vertical-align<text:tab/>：middle<text:tab/>：高さを行の中心に合わせる。</text:p>
      <text:p text:style-name="P303"><text:span text:style-name="T119">　　⑩</text:span><text:span text:style-name="T135"> .button-0101.</text:span><text:span text:style-name="T137">right</text:span><text:span text:style-name="T189"> </text:span><text:span text:style-name="T119">：ＣＳＳファイル名（</text:span><text:span text:style-name="T123">style</text:span><text:span text:style-name="T119">.css）</text:span></text:p>
      <text:p text:style-name="P152"><text:s text:c="6"/>概要<text:tab/>：<text:span text:style-name="T161">1行2列のサイズのボタン。基本的なボタン。</text:span></text:p>
      <text:p text:style-name="P152">　　種別<text:tab/>：クラス</text:p>
      <text:p text:style-name="P129">　　親<text:tab/><text:tab/>：.<text:span text:style-name="T226">workspace</text:span></text:p>
      <text:p text:style-name="P152"><text:soft-page-break/>　　プロパティ<text:tab/>：</text:p>
      <text:p text:style-name="P152"><text:tab/><text:span text:style-name="T281">float<text:tab/><text:tab/></text:span>：<text:span text:style-name="T281">right</text:span>：ボタンを右に寄せる。</text:p>
      <text:p text:style-name="P112">　　⑪<text:span text:style-name="T161"> .button-0102.right</text:span><text:span text:style-name="T163"> </text:span>：ＣＳＳファイル名（<text:span text:style-name="T223">style</text:span>.css）</text:p>
      <text:p text:style-name="P112"><text:s text:c="6"/>概要<text:tab/>：<text:span text:style-name="T161">右寄せの1行2列のサイズのボタン。</text:span></text:p>
      <text:p text:style-name="P112">　　種別<text:tab/>：クラス</text:p>
      <text:p text:style-name="P128">　　親<text:tab/><text:tab/>：.<text:span text:style-name="T226">workspace</text:span></text:p>
      <text:p text:style-name="P112">　　プロパティ<text:tab/>：</text:p>
      <text:p text:style-name="P112"><text:tab/><text:span text:style-name="T281">float<text:tab/><text:tab/></text:span>：<text:span text:style-name="T281">right</text:span>：ボタンを右に寄せる。</text:p>
      <text:p text:style-name="P112">　　⑫<text:span text:style-name="T161"> .button-0103.right</text:span><text:span text:style-name="T163"> </text:span>：ＣＳＳファイル名（<text:span text:style-name="T223">style</text:span>.css）</text:p>
      <text:p text:style-name="P112"><text:s text:c="6"/>概要<text:tab/>：<text:span text:style-name="T161">右寄せの1行3列のサイズのボタン。</text:span></text:p>
      <text:p text:style-name="P112">　　種別<text:tab/>：クラス</text:p>
      <text:p text:style-name="P128">　　親<text:tab/><text:tab/>：.<text:span text:style-name="T226">workspace</text:span></text:p>
      <text:p text:style-name="P112">　　プロパティ<text:tab/>：</text:p>
      <text:p text:style-name="P112"><text:tab/><text:span text:style-name="T281">float<text:tab/><text:tab/></text:span>：<text:span text:style-name="T281">right</text:span>：ボタンを右に寄せる。</text:p>
      <text:p text:style-name="P353">　2）テキストボックス</text:p>
      <text:p text:style-name="P153">　　<text:span text:style-name="T161">① input,select</text:span><text:span text:style-name="T163"> </text:span>：ＣＳＳファイル名（<text:span text:style-name="T223">style</text:span>.css）</text:p>
      <text:p text:style-name="P153"><text:s text:c="6"/>概要<text:tab/>：<text:span text:style-name="T161">フォームの入力要素とプルダウンメニュー。</text:span></text:p>
      <text:p text:style-name="P153">　　種別<text:tab/>：タグ</text:p>
      <text:p text:style-name="P130">　　親<text:tab/><text:tab/>：</text:p>
      <text:p text:style-name="P153">　　プロパティ<text:tab/>：</text:p>
      <text:p text:style-name="P154"><text:tab/><text:span text:style-name="T367">box-sizing</text:span><text:tab/><text:tab/>：<text:span text:style-name="T367">border-box</text:span><text:tab/>：幅、高さの計算に<text:span text:style-name="T367">border、paddingの幅、高さをを含める。</text:span></text:p>
      <text:p text:style-name="P154"><text:tab/>-<text:span text:style-name="T368">webkit-box-sizing</text:span><text:tab/>：<text:span text:style-name="T367">border-box</text:span><text:tab/>：<text:span text:style-name="T368">Chrome、Safariのbox-sizingのベンダープレフィックス</text:span></text:p>
      <text:p text:style-name="P154"><text:tab/>-<text:span text:style-name="T368">moz-box-sizing</text:span><text:tab/><text:tab/>：<text:span text:style-name="T367">border-box</text:span><text:tab/>：<text:span text:style-name="T368">Firefoxiのbox-sizingのベンダープレフィックス</text:span></text:p>
      <text:p text:style-name="P154"><text:tab/>-<text:span text:style-name="T368">o-box-sizing</text:span><text:tab/><text:tab/>：<text:span text:style-name="T367">border-box</text:span><text:tab/>：<text:span text:style-name="T368">Operaのbox-sizingのベンダープレフィックス</text:span></text:p>
      <text:p text:style-name="P154"><text:tab/>-<text:span text:style-name="T368">ms-box-sizing</text:span><text:tab/><text:tab/>：<text:span text:style-name="T367">border-box</text:span><text:tab/>：<text:span text:style-name="T368">IEのbox-sizingのベンダープレフィックス</text:span></text:p>
      <text:p text:style-name="P305"><text:span text:style-name="T119"><text:tab/></text:span><text:span text:style-name="T128">vertical-align</text:span><text:span text:style-name="T228"><text:tab/><text:tab/>：</text:span><text:span text:style-name="T235">middle</text:span><text:span text:style-name="T228"><text:tab/></text:span><text:span text:style-name="T119">：</text:span><text:span text:style-name="T122">高さを行の中心に合わせる。</text:span></text:p>
      <text:p text:style-name="P306"><text:span text:style-name="T119">　　②</text:span><text:span text:style-name="T135"> .</text:span><text:span text:style-name="T131">textbo</text:span><text:span text:style-name="T138">x</text:span><text:span text:style-name="T135">-010</text:span><text:span text:style-name="T139">1</text:span><text:span text:style-name="T189"> </text:span><text:span text:style-name="T119">：ＣＳＳファイル名（</text:span><text:span text:style-name="T123">style</text:span><text:span text:style-name="T119">.css）</text:span></text:p>
      <text:p text:style-name="P153"><text:s text:c="6"/>概要<text:tab/>：<text:span text:style-name="T161">1行1列のサイズのテキストボックス。個数の入力に使う。</text:span></text:p>
      <text:p text:style-name="P153">　　種別<text:tab/>：クラス</text:p>
      <text:p text:style-name="P130">　　親<text:tab/><text:tab/>：.<text:span text:style-name="T226">workspace</text:span></text:p>
      <text:p text:style-name="P153">　　プロパティ<text:tab/>：</text:p>
      <text:p text:style-name="P153"><text:tab/><text:span text:style-name="T271">width</text:span><text:tab/><text:tab/>：<text:span text:style-name="T259">4.71428571</text:span><text:span text:style-name="T271">%</text:span><text:tab/>：<text:span text:style-name="T280">2グリッドの幅からmarginの分を抜いた幅を設定。</text:span></text:p>
      <text:p text:style-name="P306"><text:span text:style-name="T119"><text:tab/></text:span><text:span text:style-name="T228">margin<text:tab/><text:tab/></text:span><text:span text:style-name="T239">：</text:span><text:span text:style-name="T228">0.28571429%<text:tab/></text:span><text:span text:style-name="T119">：およそ</text:span><text:span text:style-name="T122">2px程度のmarginを全方向に設定。</text:span></text:p>
      <text:p text:style-name="P306"><text:span text:style-name="T119"><text:tab/></text:span><text:span text:style-name="T228">font-size<text:tab/>：14px<text:tab/><text:tab/>：親のフォントサイズを</text:span><text:span text:style-name="T238">0にしたため、フォントのサイズを指定</text:span></text:p>
      <text:p text:style-name="P292"><text:tab/><text:tab/><text:tab/><text:tab/><text:tab/>：する。</text:p>
      <text:p text:style-name="P153"><text:tab/><text:span text:style-name="T284">display</text:span><text:tab/><text:tab/>：<text:span text:style-name="T284">inline-block</text:span><text:tab/>：グリッドのアイテム同士横並べかつ、高さを指定するためにインライ</text:p>
      <text:p text:style-name="P153"><text:tab/><text:tab/><text:tab/><text:tab/><text:tab/>：ンブロック要素にする。</text:p>
      <text:p text:style-name="P155">　　③<text:span text:style-name="T161"> .textbox-0102</text:span><text:span text:style-name="T163"> </text:span>：ＣＳＳファイル名（<text:span text:style-name="T223">style</text:span>.css）</text:p>
      <text:p text:style-name="P155"><text:s text:c="6"/>概要<text:tab/>：<text:span text:style-name="T161">1行2列のサイズのテキストボックス。日付の入力に使う。</text:span></text:p>
      <text:p text:style-name="P155">　　種別<text:tab/>：クラス</text:p>
      <text:p text:style-name="P131">　　親<text:tab/><text:tab/>：.<text:span text:style-name="T226">workspace</text:span></text:p>
      <text:p text:style-name="P155">　　プロパティ<text:tab/>：</text:p>
      <text:p text:style-name="P156"><text:tab/><text:span text:style-name="T271">width</text:span><text:tab/><text:tab/>：<text:span text:style-name="T323">9</text:span><text:span text:style-name="T259">.71428571</text:span><text:span text:style-name="T271">%</text:span><text:tab/>：<text:span text:style-name="T280">2グリッドの幅からmarginの分を抜いた幅を設定。</text:span></text:p>
      <text:p text:style-name="P307"><text:span text:style-name="T119"><text:tab/></text:span><text:span text:style-name="T228">margin<text:tab/><text:tab/></text:span><text:span text:style-name="T239">：</text:span><text:span text:style-name="T228">0.28571429%<text:tab/></text:span><text:span text:style-name="T119">：およそ</text:span><text:span text:style-name="T122">2px程度のmarginを全方向に設定。</text:span></text:p>
      <text:p text:style-name="P307"><text:span text:style-name="T119"><text:tab/></text:span><text:span text:style-name="T228">font-size<text:tab/>：14px<text:tab/><text:tab/>：親のフォントサイズを</text:span><text:span text:style-name="T238">0にしたため、フォントのサイズを指定</text:span></text:p>
      <text:p text:style-name="P293"><text:tab/><text:tab/><text:tab/><text:tab/><text:tab/>：する。</text:p>
      <text:p text:style-name="P155"><text:tab/><text:span text:style-name="T284">display</text:span><text:tab/><text:tab/>：<text:span text:style-name="T284">inline-block</text:span><text:tab/>：グリッドのアイテム同士横並べかつ、高さを指定するためにインライ</text:p>
      <text:p text:style-name="P155"><text:tab/><text:tab/><text:tab/><text:tab/><text:tab/>：ンブロック要素にする。</text:p>
      <text:p text:style-name="P155">　　④<text:span text:style-name="T161"> .textbox-0105</text:span><text:span text:style-name="T163"> </text:span>：ＣＳＳファイル名（<text:span text:style-name="T223">style</text:span>.css）</text:p>
      <text:p text:style-name="P155"><text:s text:c="6"/>概要<text:tab/>：<text:span text:style-name="T161">1行5列のサイズのテキストボックス。データの入力に使う。</text:span></text:p>
      <text:p text:style-name="P155">　　種別<text:tab/>：クラス</text:p>
      <text:p text:style-name="P131">　　親<text:tab/><text:tab/>：.<text:span text:style-name="T226">workspace</text:span></text:p>
      <text:p text:style-name="P155">　　プロパティ<text:tab/>：</text:p>
      <text:p text:style-name="P156"><text:tab/><text:span text:style-name="T271">width</text:span><text:tab/><text:tab/>：<text:span text:style-name="T323">24</text:span><text:span text:style-name="T259">.71428571</text:span><text:span text:style-name="T271">%<text:tab/></text:span>：<text:span text:style-name="T321">5グリッドの幅からmarginの分を抜いた幅を設定。</text:span></text:p>
      <text:p text:style-name="P307"><text:span text:style-name="T119"><text:tab/></text:span><text:span text:style-name="T228">margin<text:tab/><text:tab/></text:span><text:span text:style-name="T239">：</text:span><text:span text:style-name="T228">0.28571429%<text:tab/><text:tab/></text:span><text:span text:style-name="T119">：およそ</text:span><text:span text:style-name="T122">2px程度のmarginを全方向に設定。</text:span></text:p>
      <text:p text:style-name="P307"><text:span text:style-name="T119"><text:tab/></text:span><text:span text:style-name="T228">font-size<text:tab/>：14px<text:tab/><text:tab/><text:tab/>：親のフォントサイズを</text:span><text:span text:style-name="T238">0にしたため、フォントのサイズを指定</text:span></text:p>
      <text:p text:style-name="P293"><text:tab/><text:tab/><text:tab/><text:tab/><text:tab/><text:tab/>：する。</text:p>
      <text:p text:style-name="P155"><text:tab/><text:span text:style-name="T284">display</text:span><text:tab/><text:tab/>：<text:span text:style-name="T284">inline-block</text:span><text:tab/><text:tab/>：グリッドのアイテム同士横並べかつ、高さを指定するために</text:p>
      <text:p text:style-name="P156"><text:tab/><text:tab/><text:tab/><text:tab/><text:tab/><text:tab/>：インラインブロック要素にする。</text:p>
      <text:p text:style-name="P155">　　⑤<text:span text:style-name="T161"> .textbox-0106</text:span><text:span text:style-name="T163"> </text:span>：ＣＳＳファイル名（<text:span text:style-name="T223">style</text:span>.css）</text:p>
      <text:p text:style-name="P157"><text:s text:c="6"/>概要<text:tab/>：<text:span text:style-name="T161">1行6列のサイズのテキストボックス。データの入力に使う。</text:span></text:p>
      <text:p text:style-name="P158">　　種別<text:tab/>：クラス</text:p>
      <text:p text:style-name="P132">　　親<text:tab/><text:tab/>：.<text:span text:style-name="T226">workspace</text:span></text:p>
      <text:p text:style-name="P158">　　プロパティ<text:tab/>：</text:p>
      <text:p text:style-name="P156"><text:tab/><text:span text:style-name="T271">width</text:span><text:tab/><text:tab/>：<text:span text:style-name="T323">29</text:span><text:span text:style-name="T259">.71428571</text:span><text:span text:style-name="T271">%</text:span><text:tab/>：<text:span text:style-name="T317">6グリッドの幅からmarginの分を抜いた幅を設定。</text:span></text:p>
      <text:p text:style-name="P308"><text:span text:style-name="T119"><text:tab/></text:span><text:span text:style-name="T228">margin<text:tab/><text:tab/></text:span><text:span text:style-name="T239">：</text:span><text:span text:style-name="T228">0.28571429%<text:tab/><text:tab/></text:span><text:span text:style-name="T119">：およそ</text:span><text:span text:style-name="T122">2px程度のmarginを全方向に設定。</text:span></text:p>
      <text:p text:style-name="P308"><text:soft-page-break/><text:span text:style-name="T119"><text:tab/></text:span><text:span text:style-name="T228">font-size<text:tab/>：14px<text:tab/><text:tab/><text:tab/>：親のフォントサイズを</text:span><text:span text:style-name="T238">0にしたため、フォントのサイズを指定</text:span></text:p>
      <text:p text:style-name="P294"><text:tab/><text:tab/><text:tab/><text:tab/><text:tab/><text:tab/>：する。</text:p>
      <text:p text:style-name="P159"><text:tab/><text:span text:style-name="T284">display</text:span><text:tab/><text:tab/>：<text:span text:style-name="T284">inline-block</text:span><text:tab/><text:tab/>：グリッドのアイテム同士横並べかつ、高さを指定するために</text:p>
      <text:p text:style-name="P156"><text:tab/><text:tab/><text:tab/><text:tab/><text:tab/><text:tab/>：インラインブロック要素にする。</text:p>
      <text:p text:style-name="P160">　　⑥<text:span text:style-name="T161"> .textbox-0107</text:span><text:span text:style-name="T163"> </text:span>：ＣＳＳファイル名（<text:span text:style-name="T223">style</text:span>.css）</text:p>
      <text:p text:style-name="P160"><text:s text:c="6"/>概要<text:tab/>：<text:span text:style-name="T161">1行7列のサイズのテキストボックス。データの入力に使う。</text:span></text:p>
      <text:p text:style-name="P160">　　種別<text:tab/>：クラス</text:p>
      <text:p text:style-name="P133">　　親<text:tab/><text:tab/>：.<text:span text:style-name="T226">workspace</text:span></text:p>
      <text:p text:style-name="P160">　　プロパティ<text:tab/>：</text:p>
      <text:p text:style-name="P156"><text:tab/><text:span text:style-name="T271">width</text:span><text:tab/><text:tab/>：<text:span text:style-name="T323">34</text:span><text:span text:style-name="T259">.71428571</text:span><text:span text:style-name="T271">%</text:span><text:tab/>：<text:span text:style-name="T323">7グリッドの幅からmarginの分を抜いた幅を設定。</text:span></text:p>
      <text:p text:style-name="P309"><text:span text:style-name="T119"><text:tab/></text:span><text:span text:style-name="T228">margin<text:tab/><text:tab/></text:span><text:span text:style-name="T239">：</text:span><text:span text:style-name="T228">0.28571429%<text:tab/><text:tab/></text:span><text:span text:style-name="T119">：およそ</text:span><text:span text:style-name="T122">2px程度のmarginを全方向に設定。</text:span></text:p>
      <text:p text:style-name="P309"><text:span text:style-name="T119"><text:tab/></text:span><text:span text:style-name="T228">font-size<text:tab/>：14px<text:tab/><text:tab/><text:tab/>：親のフォントサイズを</text:span><text:span text:style-name="T238">0にしたため、フォントのサイズを指定</text:span></text:p>
      <text:p text:style-name="P295"><text:tab/><text:tab/><text:tab/><text:tab/><text:tab/><text:tab/>：する。</text:p>
      <text:p text:style-name="P156"><text:tab/><text:span text:style-name="T284">display</text:span><text:tab/><text:tab/>：<text:span text:style-name="T284">inline-block</text:span><text:tab/><text:tab/>：グリッドのアイテム同士横並べかつ、高さを指定するために</text:p>
      <text:p text:style-name="P156"><text:tab/><text:tab/><text:tab/><text:tab/><text:tab/><text:tab/>：インラインブロック要素にする。</text:p>
      <text:p text:style-name="P156">　　⑦<text:span text:style-name="T161"> .textbox-0108</text:span><text:span text:style-name="T163"> </text:span>：ＣＳＳファイル名（<text:span text:style-name="T223">style</text:span>.css）</text:p>
      <text:p text:style-name="P114"><text:s text:c="6"/>概要<text:tab/>：<text:span text:style-name="T161">1行8列のサイズのテキストボックス。データの入力、検索ワードの入力に使う。</text:span></text:p>
      <text:p text:style-name="P114">　　種別<text:tab/>：クラス</text:p>
      <text:p text:style-name="P134">　　親<text:tab/><text:tab/>：.<text:span text:style-name="T226">workspace</text:span></text:p>
      <text:p text:style-name="P114">　　プロパティ<text:tab/>：</text:p>
      <text:p text:style-name="P156"><text:tab/><text:span text:style-name="T271">width</text:span><text:tab/><text:tab/>：<text:span text:style-name="T323">39</text:span><text:span text:style-name="T259">.71428571</text:span><text:span text:style-name="T271">%</text:span><text:tab/>：<text:span text:style-name="T323">8グリッドの幅からmarginの分を抜いた幅を設定。</text:span></text:p>
      <text:p text:style-name="P309"><text:span text:style-name="T119"><text:tab/></text:span><text:span text:style-name="T228">margin<text:tab/><text:tab/></text:span><text:span text:style-name="T239">：</text:span><text:span text:style-name="T228">0.28571429%<text:tab/><text:tab/></text:span><text:span text:style-name="T119">：およそ</text:span><text:span text:style-name="T122">2px程度のmarginを全方向に設定。</text:span></text:p>
      <text:p text:style-name="P309"><text:span text:style-name="T119"><text:tab/></text:span><text:span text:style-name="T228">font-size<text:tab/>：14px<text:tab/><text:tab/><text:tab/>：親のフォントサイズを</text:span><text:span text:style-name="T238">0にしたため、フォントのサイズを指定</text:span></text:p>
      <text:p text:style-name="P295"><text:tab/><text:tab/><text:tab/><text:tab/><text:tab/><text:tab/>：する。</text:p>
      <text:p text:style-name="P156"><text:tab/><text:span text:style-name="T284">display</text:span><text:tab/><text:tab/>：<text:span text:style-name="T284">inline-block</text:span><text:tab/><text:tab/>：グリッドのアイテム同士横並べかつ、高さを指定するために</text:p>
      <text:p text:style-name="P156"><text:tab/><text:tab/><text:tab/><text:tab/><text:tab/><text:tab/>：インラインブロック要素にする。</text:p>
      <text:p text:style-name="P156">　　⑧<text:span text:style-name="T161"> .textbox-0110</text:span><text:span text:style-name="T163"> </text:span>：ＣＳＳファイル名（<text:span text:style-name="T223">style</text:span>.css）</text:p>
      <text:p text:style-name="P114"><text:s text:c="6"/>概要<text:tab/>：<text:span text:style-name="T161">1行10列のサイズのテキストボックス。データの入力に使う。</text:span></text:p>
      <text:p text:style-name="P114">　　種別<text:tab/>：クラス</text:p>
      <text:p text:style-name="P134">　　親<text:tab/><text:tab/>：.<text:span text:style-name="T226">workspace</text:span></text:p>
      <text:p text:style-name="P114">　　プロパティ<text:tab/>：</text:p>
      <text:p text:style-name="P36"><text:tab/><text:span text:style-name="T271">width</text:span><text:tab/><text:tab/>：<text:span text:style-name="T323">49</text:span><text:span text:style-name="T255">.71428571</text:span><text:span text:style-name="T271">%</text:span><text:tab/>：<text:span text:style-name="T323">10グリッドの幅からmarginの分を抜いた幅を設定。</text:span></text:p>
      <text:p text:style-name="P280"><text:span text:style-name="T119"><text:tab/></text:span><text:span text:style-name="T228">margin<text:tab/><text:tab/></text:span><text:span text:style-name="T239">：</text:span><text:span text:style-name="T245">0.28571429%<text:tab/><text:tab/></text:span><text:span text:style-name="T119">：およそ</text:span><text:span text:style-name="T122">2px程度のmarginを全方向に設定。</text:span></text:p>
      <text:p text:style-name="P280"><text:span text:style-name="T119"><text:tab/></text:span><text:span text:style-name="T228">font-size<text:tab/>：14px</text:span><text:span text:style-name="T245"><text:tab/><text:tab/><text:tab/>：親のフォントサイズを</text:span><text:span text:style-name="T246">0にしたため、フォントのサイズを指定</text:span></text:p>
      <text:p text:style-name="P290"><text:tab/><text:tab/><text:tab/><text:tab/><text:tab/><text:tab/>：する。</text:p>
      <text:p text:style-name="P36"><text:tab/><text:span text:style-name="T284">display</text:span><text:tab/><text:tab/>：<text:span text:style-name="T284">inline-block</text:span><text:tab/><text:tab/>：グリッドのアイテム同士横並べかつ、高さを指定するために</text:p>
      <text:p text:style-name="P98"><text:tab/><text:tab/><text:tab/><text:tab/><text:tab/><text:tab/>：インラインブロック要素にする。</text:p>
      <text:p text:style-name="P125"><text:span text:style-name="T161">　　⑨ .width-max .textbox-0102</text:span>：ＣＳＳファイル名（<text:span text:style-name="T223">style</text:span>.css）</text:p>
      <text:p text:style-name="P125"><text:s text:c="6"/>概要<text:tab/>：<text:span text:style-name="T161">幅600の子ウィンドウでの1行2列のサイズのテキストボックス。</text:span></text:p>
      <text:p text:style-name="P125">　　種別<text:tab/>：クラス</text:p>
      <text:p text:style-name="P126">　　親<text:tab/><text:tab/>：.<text:span text:style-name="T226">workspace.width-max</text:span></text:p>
      <text:p text:style-name="P125">　　プロパティ<text:tab/>：</text:p>
      <text:p text:style-name="P147"><text:span text:style-name="T161">　　<text:tab/>width</text:span><text:tab/><text:tab/>：<text:span text:style-name="T261">10.5396825311</text:span><text:span text:style-name="T271">%</text:span><text:tab/>：<text:span text:style-name="T418">2グリッドの幅からmarginの分を抜いた幅を設定。</text:span></text:p>
      <text:p text:style-name="P147"><text:span text:style-name="T334">　　⑩ .width-max .textbox-0103</text:span>：ＣＳＳファイル名（<text:span text:style-name="T223">style</text:span>.css）</text:p>
      <text:p text:style-name="P125"><text:s text:c="6"/>概要<text:tab/>：<text:span text:style-name="T161">幅600の子ウィンドウでの1行3列のサイズのテキストボックス。</text:span></text:p>
      <text:p text:style-name="P125">　　種別<text:tab/>：クラス</text:p>
      <text:p text:style-name="P126">　　親<text:tab/><text:tab/>：.<text:span text:style-name="T226">workspace.width-max</text:span></text:p>
      <text:p text:style-name="P125">　　プロパティ<text:tab/>：</text:p>
      <text:p text:style-name="P125"><text:tab/><text:span text:style-name="T271">width</text:span><text:tab/><text:tab/>：<text:span text:style-name="T262">16.09523807</text:span><text:span text:style-name="T271">%</text:span><text:tab/>：<text:span text:style-name="T334">3グリッドの幅からmarginの分を抜いた幅を設定。</text:span></text:p>
      <text:p text:style-name="P302"><text:span text:style-name="T135">　　⑪ </text:span><text:span text:style-name="T140">.width-max </text:span><text:span text:style-name="T135">.</text:span><text:span text:style-name="T140">textbox-0104</text:span><text:span text:style-name="T119">：ＣＳＳファイル名（</text:span><text:span text:style-name="T123">style</text:span><text:span text:style-name="T119">.css）</text:span></text:p>
      <text:p text:style-name="P148"><text:s text:c="6"/>概要<text:tab/>：<text:span text:style-name="T161">幅600の子ウィンドウでの1行4列のサイズのテキストボックス。</text:span></text:p>
      <text:p text:style-name="P148">　　種別<text:tab/>：クラス</text:p>
      <text:p text:style-name="P127">　　親<text:tab/><text:tab/>：.<text:span text:style-name="T226">workspace.width-max</text:span></text:p>
      <text:p text:style-name="P148">　　プロパティ<text:tab/>：</text:p>
      <text:p text:style-name="P149"><text:span text:style-name="T140"><text:tab/></text:span><text:span text:style-name="T271">width</text:span><text:span text:style-name="T140"><text:tab/><text:tab/>：</text:span><text:span text:style-name="T262">21.65079362</text:span><text:span text:style-name="T271">%</text:span><text:span text:style-name="T140"><text:tab/>：</text:span><text:span text:style-name="T334">4グリッドの幅からmarginの分を抜いた幅を設定。</text:span></text:p>
      <text:p text:style-name="P98"><text:span text:style-name="T2">　　⑫ </text:span><text:span text:style-name="T14">.</text:span><text:span text:style-name="T87">width-max </text:span><text:span text:style-name="T77">.</text:span><text:span text:style-name="T87">textbox-0105</text:span><text:span text:style-name="T1">：ＣＳＳファイル名（</text:span><text:span text:style-name="T18">style</text:span><text:span text:style-name="T1">.css）</text:span></text:p>
      <text:p text:style-name="P98"><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98">　　種別<text:tab/>：クラス</text:p>
      <text:p text:style-name="P33">　　親<text:tab/><text:tab/>：.<text:span text:style-name="T226">workspace</text:span><text:span text:style-name="T14">.width-max</text:span></text:p>
      <text:p text:style-name="P98">　　プロパティ<text:tab/>：</text:p>
      <text:p text:style-name="P97"><text:span text:style-name="T14"><text:tab/></text:span><text:span text:style-name="T19">width</text:span><text:span text:style-name="T14"><text:tab/><text:tab/>：</text:span><text:span text:style-name="T265">27.20634917</text:span><text:span text:style-name="T19">%</text:span><text:span text:style-name="T14"><text:tab/>：</text:span><text:span text:style-name="T21">5</text:span><text:span text:style-name="T20">グリッドの幅からmarginの分を抜いた幅を設定。</text:span></text:p>
      <text:p text:style-name="P101"><text:span text:style-name="T2">　　⑬ </text:span><text:span text:style-name="T87">.width-max </text:span><text:span text:style-name="T77">.</text:span><text:span text:style-name="T87">textbox-0106</text:span><text:span text:style-name="T1">：ＣＳＳファイル名（</text:span><text:span text:style-name="T18">style</text:span><text:span text:style-name="T1">.css）</text:span></text:p>
      <text:p text:style-name="P101"><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101">　　種別<text:tab/>：クラス</text:p>
      <text:p text:style-name="P35">　　親<text:tab/><text:tab/>：.<text:span text:style-name="T226">workspace</text:span><text:span text:style-name="T14">.</text:span><text:span text:style-name="T87">width-max</text:span></text:p>
      <text:p text:style-name="P101">　　プロパティ<text:tab/>：</text:p>
      <text:p text:style-name="P101"><text:soft-page-break/><text:span text:style-name="T14"><text:tab/></text:span><text:span text:style-name="T80">width</text:span><text:span text:style-name="T14"><text:tab/><text:tab/>：</text:span><text:span text:style-name="T265">32.76190472</text:span><text:span text:style-name="T80">%</text:span><text:span text:style-name="T14"><text:tab/>：</text:span><text:span text:style-name="T21">6</text:span><text:span text:style-name="T20">グリッドの幅からmarginの分を抜いた幅を設定。</text:span></text:p>
      <text:p text:style-name="P101"><text:span text:style-name="T2">　　⑭ </text:span><text:span text:style-name="T87">.width-max </text:span><text:span text:style-name="T77">.</text:span><text:span text:style-name="T87">textbox-01</text:span><text:span text:style-name="T95">10</text:span><text:span text:style-name="T1">：ＣＳＳファイル名（</text:span><text:span text:style-name="T18">style</text:span><text:span text:style-name="T1">.css）</text:span></text:p>
      <text:p text:style-name="P101"><text:s text:c="6"/>概要<text:tab/>：<text:span text:style-name="T2">幅</text:span><text:span text:style-name="T14">600の子ウィンドウでの</text:span><text:span text:style-name="T2">1行</text:span><text:span text:style-name="T34">10</text:span><text:span text:style-name="T2">列のサイズのテキストボックス。</text:span></text:p>
      <text:p text:style-name="P101">　　種別<text:tab/>：クラス</text:p>
      <text:p text:style-name="P35">　　親<text:tab/><text:tab/>：.<text:span text:style-name="T226">workspace</text:span><text:span text:style-name="T14">.width-max</text:span></text:p>
      <text:p text:style-name="P101">　　プロパティ<text:tab/>：</text:p>
      <text:p text:style-name="P101"><text:span text:style-name="T14"><text:tab/></text:span><text:span text:style-name="T80">width</text:span><text:span text:style-name="T87"><text:tab/><text:tab/></text:span><text:span text:style-name="T14">：</text:span><text:span text:style-name="T266">54.9841269756</text:span><text:span text:style-name="T80">%</text:span><text:span text:style-name="T14"><text:tab/>：</text:span><text:span text:style-name="T34">10</text:span><text:span text:style-name="T20">グリッドの幅からmarginの分を抜いた幅を設定。</text:span></text:p>
      <text:p text:style-name="P101"><text:span text:style-name="T2">　　</text:span><text:span text:style-name="T29">⑮</text:span><text:span text:style-name="T2"> </text:span><text:span text:style-name="T14">.</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1"><text:s text:c="6"/>概要<text:tab/>：<text:span text:style-name="T2">幅</text:span><text:span text:style-name="T14">300の子ウィンドウでの</text:span><text:span text:style-name="T2">1行</text:span><text:span text:style-name="T29">1</text:span><text:span text:style-name="T2">列のサイズのテキストボックス。</text:span></text:p>
      <text:p text:style-name="P101">　　種別<text:tab/>：クラス</text:p>
      <text:p text:style-name="P35">　　親<text:tab/><text:tab/>：.<text:span text:style-name="T226">workspace</text:span><text:span text:style-name="T87">.width-min</text:span></text:p>
      <text:p text:style-name="P101">　　プロパティ<text:tab/>：</text:p>
      <text:p text:style-name="P101"><text:span text:style-name="T14"><text:tab/></text:span><text:span text:style-name="T80">width</text:span><text:span text:style-name="T87"><text:tab/><text:tab/>：</text:span><text:span text:style-name="T265">9.42857142</text:span><text:span text:style-name="T19">%</text:span><text:span text:style-name="T14"><text:tab/>：</text:span><text:span text:style-name="T29">1</text:span><text:span text:style-name="T20">グリッドの幅からmarginの分を抜いた幅を設定。</text:span></text:p>
      <text:p text:style-name="P101"><text:span text:style-name="T2">　　</text:span><text:span text:style-name="T29">⑯</text:span><text:span text:style-name="T77"> </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1"><text:s text:c="6"/>概要<text:tab/>：<text:span text:style-name="T2">幅</text:span><text:span text:style-name="T14">300の子ウィンドウでの</text:span><text:span text:style-name="T2">1行</text:span><text:span text:style-name="T34">2</text:span><text:span text:style-name="T2">列のサイズのテキストボックス。</text:span></text:p>
      <text:p text:style-name="P101">　　種別<text:tab/>：クラス</text:p>
      <text:p text:style-name="P35">　　親<text:tab/><text:tab/>：.<text:span text:style-name="T226">workspace</text:span><text:span text:style-name="T14">.</text:span><text:span text:style-name="T87">width-min</text:span></text:p>
      <text:p text:style-name="P101">　　プロパティ<text:tab/>：</text:p>
      <text:p text:style-name="P101"><text:span text:style-name="T14"><text:tab/></text:span><text:span text:style-name="T80">width</text:span><text:span text:style-name="T87"><text:tab/><text:tab/>：</text:span><text:span text:style-name="T95">1</text:span><text:span text:style-name="T265">9.42857142</text:span><text:span text:style-name="T19">%</text:span><text:span text:style-name="T14"><text:tab/>：</text:span><text:span text:style-name="T29">1</text:span><text:span text:style-name="T20">グリッドの幅からmarginの分を抜いた幅を設定。</text:span></text:p>
      <text:p text:style-name="P101"><text:span text:style-name="T2">　　</text:span><text:span text:style-name="T29">⑰</text:span><text:span text:style-name="T2"> </text:span><text:span text:style-name="T87">.width-min </text:span><text:span text:style-name="T77">.</text:span><text:span text:style-name="T87">textbox-010</text:span><text:span text:style-name="T94">4</text:span><text:span text:style-name="T1">：ＣＳＳファイル名（</text:span><text:span text:style-name="T18">style</text:span><text:span text:style-name="T1">.css）</text:span></text:p>
      <text:p text:style-name="P100"><text:s text:c="6"/>概要<text:tab/>：<text:span text:style-name="T2">幅</text:span><text:span text:style-name="T14">300の子ウィンドウでの</text:span><text:span text:style-name="T2">1行</text:span><text:span text:style-name="T29">3</text:span><text:span text:style-name="T2">列のサイズのテキストボックス。</text:span></text:p>
      <text:p text:style-name="P100">　　種別<text:tab/>：クラス</text:p>
      <text:p text:style-name="P34">　　親<text:tab/><text:tab/>：.<text:span text:style-name="T226">workspace</text:span><text:span text:style-name="T87">.width-min</text:span></text:p>
      <text:p text:style-name="P100">　　プロパティ<text:tab/>：</text:p>
      <text:p text:style-name="P100"><text:span text:style-name="T14"><text:tab/></text:span><text:span text:style-name="T19">width</text:span><text:span text:style-name="T14"><text:tab/><text:tab/>：</text:span><text:span text:style-name="T96">3</text:span><text:span text:style-name="T265">9.42857142</text:span><text:span text:style-name="T19">%</text:span><text:span text:style-name="T14"><text:tab/>：</text:span><text:span text:style-name="T29">3</text:span><text:span text:style-name="T20">グリッドの幅からmarginの分を抜いた幅を設定。</text:span></text:p>
      <text:p text:style-name="P279"><text:span text:style-name="T119"><text:tab/></text:span><text:span text:style-name="T228">margin<text:tab/><text:tab/></text:span><text:span text:style-name="T239">：</text:span><text:span text:style-name="T247">0.28571429</text:span><text:span text:style-name="T245">%<text:tab/><text:tab/></text:span><text:span text:style-name="T119">：およそ</text:span><text:span text:style-name="T122">2px程度のmarginを全方向に設定。</text:span></text:p>
      <text:p text:style-name="P279"><text:span text:style-name="T119"><text:tab/></text:span><text:span text:style-name="T228">font-size<text:tab/>：14px</text:span><text:span text:style-name="T245"><text:tab/><text:tab/><text:tab/>：親のフォントサイズを</text:span><text:span text:style-name="T246">0にしたため、フォントのサイズを指定</text:span></text:p>
      <text:p text:style-name="P289"><text:tab/><text:tab/><text:tab/><text:tab/><text:tab/><text:tab/>：する。</text:p>
      <text:p text:style-name="P99"><text:tab/><text:span text:style-name="T284">display</text:span><text:tab/><text:tab/>：<text:span text:style-name="T284">inline-block</text:span><text:tab/><text:tab/>：グリッドのアイテム同士横並べかつ、高さを指定するために</text:p>
      <text:p text:style-name="P99"><text:span text:style-name="T1"><text:tab/><text:tab/><text:tab/><text:tab/><text:tab/><text:tab/>：インラインブロック要素にする。</text:span><text:span text:style-name="T2">　　</text:span></text:p>
      <text:p text:style-name="P99"><text:span text:style-name="T2">　　⑱ </text:span><text:span text:style-name="T87">.width-min </text:span><text:span text:style-name="T77">.</text:span><text:span text:style-name="T87">textbox-0107</text:span><text:span text:style-name="T1">：ＣＳＳファイル名（</text:span><text:span text:style-name="T18">style</text:span><text:span text:style-name="T1">.css）</text:span></text:p>
      <text:p text:style-name="P98"><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98">　　種別<text:tab/>：クラス</text:p>
      <text:p text:style-name="P33">　　親<text:tab/><text:tab/>：.<text:span text:style-name="T226">workspace</text:span><text:span text:style-name="T14">.</text:span><text:span text:style-name="T87">width-min</text:span></text:p>
      <text:p text:style-name="P98">　　プロパティ<text:tab/>：</text:p>
      <text:p text:style-name="P97"><text:span text:style-name="T14"><text:tab/></text:span><text:span text:style-name="T19">width</text:span><text:span text:style-name="T14"><text:tab/><text:tab/>：</text:span><text:span text:style-name="T265">69.42857142</text:span><text:span text:style-name="T19">%</text:span><text:span text:style-name="T14"><text:tab/>：</text:span><text:span text:style-name="T21">7</text:span><text:span text:style-name="T20">グリッドの幅からmarginの分を抜いた幅を設定。</text:span></text:p>
      <text:p text:style-name="P95">　<text:span text:style-name="T344">3）</text:span><text:span text:style-name="T2">テキストエリア</text:span></text:p>
      <text:p text:style-name="P37">　　<text:span text:style-name="T2">① </text:span><text:span text:style-name="T93">textarea</text:span><text:span text:style-name="T180"> </text:span>：ＣＳＳファイル名（<text:span text:style-name="T223">style</text:span>.css）</text:p>
      <text:p text:style-name="P37"><text:s text:c="6"/>概要<text:tab/>：<text:span text:style-name="T38">テキストエリアのタグ</text:span></text:p>
      <text:p text:style-name="P37">　　種別<text:tab/>：タグ</text:p>
      <text:p text:style-name="P4">　　親<text:tab/><text:tab/>：</text:p>
      <text:p text:style-name="P37">　　プロパティ<text:tab/>：</text:p>
      <text:p text:style-name="P37"><text:tab/><text:span text:style-name="T367">box-sizing</text:span><text:tab/><text:tab/>：<text:span text:style-name="T367">border-box</text:span><text:tab/>：幅、高さの計算に<text:span text:style-name="T367">border、paddingの幅、高さをを含める。</text:span></text:p>
      <text:p text:style-name="P37"><text:tab/>-<text:span text:style-name="T368">webkit-box-sizing</text:span><text:tab/>：<text:span text:style-name="T367">border-box</text:span><text:tab/>：<text:span text:style-name="T368">Chrome、Safariのbox-sizingのベンダープレフィックス</text:span></text:p>
      <text:p text:style-name="P37"><text:tab/>-<text:span text:style-name="T368">moz-box-sizing</text:span><text:tab/><text:tab/>：<text:span text:style-name="T367">border-box</text:span><text:tab/>：<text:span text:style-name="T368">Firefoxiのbox-sizingのベンダープレフィックス</text:span></text:p>
      <text:p text:style-name="P37"><text:tab/>-<text:span text:style-name="T368">o-box-sizing</text:span><text:tab/><text:tab/>：<text:span text:style-name="T367">border-box</text:span><text:tab/>：<text:span text:style-name="T368">Operaのbox-sizingのベンダープレフィックス</text:span></text:p>
      <text:p text:style-name="P37"><text:tab/>-<text:span text:style-name="T368">ms-box-sizing</text:span><text:tab/><text:tab/>：<text:span text:style-name="T367">border-box</text:span><text:tab/>：<text:span text:style-name="T368">IEのbox-sizingのベンダープレフィックス</text:span></text:p>
      <text:p text:style-name="P257"><text:span text:style-name="T119"><text:tab/></text:span><text:span text:style-name="T128">vertical-align</text:span><text:span text:style-name="T228"><text:tab/><text:tab/>：</text:span><text:span text:style-name="T236">top</text:span><text:span text:style-name="T245"><text:tab/><text:tab/></text:span><text:span text:style-name="T119">：</text:span><text:span text:style-name="T122">高さを行の上部に合わせる。テキストエリアに隣り合う要素</text:span></text:p>
      <text:p text:style-name="P386">　　　　　　　　　　　　　　　　　　　　　　　　：が下に寄ってしまう現象の対策。</text:p>
      <text:p text:style-name="P37"><text:span text:style-name="T2">　　</text:span><text:span text:style-name="T29">②</text:span><text:span text:style-name="T2"> </text:span><text:span text:style-name="T87">.width-min </text:span><text:span text:style-name="T77">.</text:span><text:span text:style-name="T87">text</text:span><text:span text:style-name="T88">area</text:span><text:span text:style-name="T87">-0</text:span><text:span text:style-name="T88">207</text:span><text:span text:style-name="T1">：ＣＳＳファイル名（</text:span><text:span text:style-name="T18">style</text:span><text:span text:style-name="T1">.css）</text:span></text:p>
      <text:p text:style-name="P95"><text:s text:c="6"/>概要<text:tab/>：<text:span text:style-name="T2">幅</text:span><text:span text:style-name="T14">300の子ウィンドウでの</text:span><text:span text:style-name="T32">2</text:span><text:span text:style-name="T2">行</text:span><text:span text:style-name="T32">7</text:span><text:span text:style-name="T2">列のサイズのテキストエリア。</text:span></text:p>
      <text:p text:style-name="P95">　　種別<text:tab/>：クラス</text:p>
      <text:p text:style-name="P32">　　親<text:tab/><text:tab/>：.<text:span text:style-name="T226">workspace</text:span><text:span text:style-name="T14">.</text:span><text:span text:style-name="T87">width-min</text:span></text:p>
      <text:p text:style-name="P95">　　プロパティ<text:tab/>：</text:p>
      <text:p text:style-name="P96"><text:span text:style-name="T14"><text:tab/></text:span><text:span text:style-name="T80">width</text:span><text:span text:style-name="T87"><text:tab/><text:tab/>：</text:span><text:span text:style-name="T88">6</text:span><text:span text:style-name="T265">9.42857142</text:span><text:span text:style-name="T80">%</text:span><text:span text:style-name="T14"><text:tab/>：</text:span><text:span text:style-name="T32">7</text:span><text:span text:style-name="T20">グリッドの幅からmarginの分を抜いた幅を設定。</text:span></text:p>
      <text:p text:style-name="P96"><text:span text:style-name="T14"><text:tab/></text:span><text:span text:style-name="T92">m</text:span><text:span text:style-name="T89">in-</text:span><text:span text:style-name="T90">height</text:span><text:span text:style-name="T87"><text:tab/>：</text:span><text:span text:style-name="T91">56</text:span><text:span text:style-name="T90">px</text:span><text:span text:style-name="T14"><text:tab/><text:tab/><text:tab/>：最低でも</text:span><text:span text:style-name="T33">2</text:span><text:span text:style-name="T20">グリッドの高さとなるようにする。</text:span></text:p>
      <text:p text:style-name="P278"><text:span text:style-name="T119"><text:tab/></text:span><text:span text:style-name="T247">margin<text:tab/><text:tab/></text:span><text:span text:style-name="T248">：</text:span><text:span text:style-name="T247">0.28571429%<text:tab/></text:span><text:span text:style-name="T245"><text:tab/></text:span><text:span text:style-name="T119">：およそ</text:span><text:span text:style-name="T122">2px程度のmarginを全方向に設定。</text:span></text:p>
      <text:p text:style-name="P278"><text:span text:style-name="T119"><text:tab/></text:span><text:span text:style-name="T228">font-size<text:tab/>：14px</text:span><text:span text:style-name="T245"><text:tab/><text:tab/><text:tab/>：親のフォントサイズを</text:span><text:span text:style-name="T246">0にしたため、フォントのサイズを指定</text:span></text:p>
      <text:p text:style-name="P288"><text:tab/><text:tab/><text:tab/><text:tab/><text:tab/><text:tab/>：する。</text:p>
      <text:p text:style-name="P95"><text:tab/><text:span text:style-name="T284">display</text:span><text:tab/><text:tab/>：<text:span text:style-name="T284">inline-block</text:span><text:tab/><text:tab/>：グリッドのアイテム同士横並べかつ、高さを指定するために</text:p>
      <text:p text:style-name="P95"><text:span text:style-name="T1"><text:tab/><text:tab/><text:tab/><text:tab/><text:tab/><text:tab/>：インラインブロック要素にする。</text:span><text:span text:style-name="T2">　　</text:span></text:p>
      <text:p text:style-name="P49">　<text:tab/><text:span text:style-name="T349">vertical-align<text:tab/>：middle<text:tab/><text:tab/>：高さを行の中心に合わせる。</text:span></text:p>
      <text:p text:style-name="P49"><text:span text:style-name="T5">　</text:span><text:span text:style-name="T345">4）</text:span><text:span text:style-name="T2">ラベル</text:span></text:p>
      <text:p text:style-name="P91">　　<text:span text:style-name="T2">① </text:span><text:span text:style-name="T77">.</text:span><text:span text:style-name="T78">label</text:span><text:span text:style-name="T77">-0101</text:span><text:span text:style-name="T163"> </text:span>：ＣＳＳファイル名（<text:span text:style-name="T223">style</text:span>.css）</text:p>
      <text:p text:style-name="P93"><text:s text:c="6"/>概要<text:tab/>：<text:span text:style-name="T2">1行1列のサイズのラベル。</text:span></text:p>
      <text:p text:style-name="P91">　　種別<text:tab/>：クラス</text:p>
      <text:p text:style-name="P31"><text:soft-page-break/>　　親<text:tab/><text:tab/>：.<text:span text:style-name="T226">workspace</text:span></text:p>
      <text:p text:style-name="P91">　　プロパティ<text:tab/>：</text:p>
      <text:p text:style-name="P94"><text:tab/><text:span text:style-name="T271">width</text:span><text:tab/><text:tab/>：<text:span text:style-name="T271">4.71428571%</text:span><text:tab/>：<text:span text:style-name="T271">1グリッドの幅からmarginの分を抜いた幅を設定。</text:span></text:p>
      <text:p text:style-name="P277"><text:span text:style-name="T119"><text:tab/></text:span><text:span text:style-name="T228">margin<text:tab/><text:tab/></text:span><text:span text:style-name="T239">：</text:span><text:span text:style-name="T247">0.28571429</text:span><text:span text:style-name="T245">%<text:tab/></text:span><text:span text:style-name="T119">：およそ</text:span><text:span text:style-name="T122">2px程度のmarginを全方向に設定。</text:span></text:p>
      <text:p text:style-name="P277"><text:span text:style-name="T119"><text:tab/></text:span><text:span text:style-name="T228">font-size<text:tab/>：14px</text:span><text:span text:style-name="T245"><text:tab/><text:tab/>：親のフォントサイズを</text:span><text:span text:style-name="T246">0にしたため、フォントのサイズを指定</text:span></text:p>
      <text:p text:style-name="P287"><text:tab/><text:tab/><text:tab/><text:tab/><text:tab/>：する。</text:p>
      <text:p text:style-name="P43"><text:tab/><text:span text:style-name="T284">display</text:span><text:tab/><text:tab/>：<text:span text:style-name="T284">inline-block</text:span><text:tab/>：グリッドのアイテム同士横並べかつ、高さを指定するためにインライ</text:p>
      <text:p text:style-name="P43"><text:tab/><text:tab/><text:tab/><text:tab/><text:tab/>：ンブロック要素にする。</text:p>
      <text:p text:style-name="P103"><text:tab/>vertical-align<text:tab/>：middle<text:tab/>：高さを行の中心に合わせる。</text:p>
      <text:p text:style-name="P88">　　<text:span text:style-name="T2">② </text:span><text:span text:style-name="T77">.</text:span><text:span text:style-name="T78">label</text:span><text:span text:style-name="T77">-010</text:span><text:span text:style-name="T84">2</text:span><text:span text:style-name="T163"> </text:span>：ＣＳＳファイル名（<text:span text:style-name="T223">style</text:span>.css）</text:p>
      <text:p text:style-name="P93"><text:s text:c="6"/>概要<text:tab/>：<text:span text:style-name="T2">1行</text:span><text:span text:style-name="T3">2</text:span><text:span text:style-name="T2">列のサイズのラベル。</text:span></text:p>
      <text:p text:style-name="P91">　　種別<text:tab/>：クラス</text:p>
      <text:p text:style-name="P31">　　親<text:tab/><text:tab/>：.<text:span text:style-name="T226">workspace</text:span></text:p>
      <text:p text:style-name="P91">　　プロパティ<text:tab/>：</text:p>
      <text:p text:style-name="P90"><text:tab/><text:span text:style-name="T271">width</text:span><text:tab/><text:tab/>：<text:span text:style-name="T86">9</text:span><text:span text:style-name="T263">.71428571</text:span><text:span text:style-name="T271">%</text:span><text:tab/>：<text:span text:style-name="T280">2グリッドの幅からmarginの分を抜いた幅を設定。</text:span></text:p>
      <text:p text:style-name="P277"><text:span text:style-name="T119"><text:tab/></text:span><text:span text:style-name="T228">margin<text:tab/><text:tab/></text:span><text:span text:style-name="T239">：</text:span><text:span text:style-name="T247">0.28571429</text:span><text:span text:style-name="T245">%<text:tab/></text:span><text:span text:style-name="T119">：およそ</text:span><text:span text:style-name="T122">2px程度のmarginを全方向に設定。</text:span></text:p>
      <text:p text:style-name="P277"><text:span text:style-name="T119"><text:tab/></text:span><text:span text:style-name="T228">font-size<text:tab/>：14px</text:span><text:span text:style-name="T245"><text:tab/><text:tab/>：親のフォントサイズを</text:span><text:span text:style-name="T246">0にしたため、フォントのサイズを指定</text:span></text:p>
      <text:p text:style-name="P287"><text:tab/><text:tab/><text:tab/><text:tab/><text:tab/>：する。</text:p>
      <text:p text:style-name="P43"><text:tab/><text:span text:style-name="T284">display</text:span><text:tab/><text:tab/>：<text:span text:style-name="T284">inline-block</text:span><text:tab/>：グリッドのアイテム同士横並べかつ、高さを指定するためにインライ</text:p>
      <text:p text:style-name="P43"><text:tab/><text:tab/><text:tab/><text:tab/><text:tab/>：ンブロック要素にする。</text:p>
      <text:p text:style-name="P103"><text:tab/>vertical-align<text:tab/>：middle<text:tab/>：高さを行の中心に合わせる。</text:p>
      <text:p text:style-name="P88">　　<text:span text:style-name="T2">③ </text:span><text:span text:style-name="T77">.</text:span><text:span text:style-name="T78">label</text:span><text:span text:style-name="T77">-010</text:span><text:span text:style-name="T84">3</text:span><text:span text:style-name="T163"> </text:span>：ＣＳＳファイル名（<text:span text:style-name="T223">style</text:span>.css）</text:p>
      <text:p text:style-name="P93"><text:s text:c="6"/>概要<text:tab/>：<text:span text:style-name="T2">1行</text:span><text:span text:style-name="T3">3</text:span><text:span text:style-name="T2">列のサイズのラベル。</text:span></text:p>
      <text:p text:style-name="P91">　　種別<text:tab/>：クラス</text:p>
      <text:p text:style-name="P31">　　親<text:tab/><text:tab/>：.<text:span text:style-name="T226">workspace</text:span></text:p>
      <text:p text:style-name="P91">　　プロパティ<text:tab/>：</text:p>
      <text:p text:style-name="P90"><text:tab/><text:span text:style-name="T271">width</text:span><text:tab/><text:tab/>：<text:span text:style-name="T86">14</text:span><text:span text:style-name="T263">.71428571 </text:span><text:span text:style-name="T271">%</text:span><text:tab/>：<text:span text:style-name="T280">3グリッドの幅からmarginの分を抜いた幅を設定。</text:span></text:p>
      <text:p text:style-name="P277"><text:span text:style-name="T119"><text:tab/></text:span><text:span text:style-name="T228">margin<text:tab/><text:tab/></text:span><text:span text:style-name="T239">：</text:span><text:span text:style-name="T247">0.28571429</text:span><text:span text:style-name="T245">%<text:tab/><text:tab/></text:span><text:span text:style-name="T119">：およそ</text:span><text:span text:style-name="T122">2px程度のmarginを全方向に設定。</text:span></text:p>
      <text:p text:style-name="P277"><text:span text:style-name="T119"><text:tab/></text:span><text:span text:style-name="T228">font-size<text:tab/>：14px</text:span><text:span text:style-name="T245"><text:tab/><text:tab/><text:tab/>：親のフォントサイズを</text:span><text:span text:style-name="T246">0にしたため、フォントのサイズを指定</text:span></text:p>
      <text:p text:style-name="P287"><text:tab/><text:tab/><text:tab/><text:tab/><text:tab/><text:tab/>：する。</text:p>
      <text:p text:style-name="P43"><text:tab/><text:span text:style-name="T284">display</text:span><text:tab/><text:tab/>：<text:span text:style-name="T284">inline-block</text:span><text:tab/><text:tab/>：グリッドのアイテム同士横並べかつ、高さを指定するために</text:p>
      <text:p text:style-name="P90"><text:tab/><text:tab/><text:tab/><text:tab/><text:tab/><text:tab/>：インラインブロック要素にする。</text:p>
      <text:p text:style-name="P103"><text:tab/>vertical-align<text:tab/>：middle<text:tab/><text:tab/>：高さを行の中心に合わせる。</text:p>
      <text:p text:style-name="P88">　　<text:span text:style-name="T2">④</text:span><text:span text:style-name="T77"> .</text:span><text:span text:style-name="T78">label</text:span><text:span text:style-name="T77">-010</text:span><text:span text:style-name="T84">1</text:span><text:span text:style-name="T85">2</text:span>：ＣＳＳファイル名（<text:span text:style-name="T223">style</text:span>.css）</text:p>
      <text:p text:style-name="P92"><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91">　　種別<text:tab/>：クラス</text:p>
      <text:p text:style-name="P31">　　親<text:tab/><text:tab/>：.<text:span text:style-name="T226">workspace</text:span></text:p>
      <text:p text:style-name="P91">　　プロパティ<text:tab/>：</text:p>
      <text:p text:style-name="P90"><text:tab/><text:span text:style-name="T271">width</text:span><text:tab/><text:tab/>：<text:span text:style-name="T326">59</text:span><text:span text:style-name="T254">.</text:span><text:span text:style-name="T263">71428571</text:span><text:span text:style-name="T255"> </text:span><text:span text:style-name="T271">%</text:span><text:tab/>：<text:span text:style-name="T326">12グリッドの幅からmarginの分を抜いた幅を設定。</text:span></text:p>
      <text:p text:style-name="P276"><text:span text:style-name="T119"><text:tab/></text:span><text:span text:style-name="T228">margin<text:tab/><text:tab/></text:span><text:span text:style-name="T239">：</text:span><text:span text:style-name="T247">0.28571429</text:span><text:span text:style-name="T245">%<text:tab/><text:tab/></text:span><text:span text:style-name="T119">：およそ</text:span><text:span text:style-name="T122">2px程度のmarginを全方向に設定。</text:span></text:p>
      <text:p text:style-name="P276"><text:span text:style-name="T119"><text:tab/></text:span><text:span text:style-name="T228">font-size<text:tab/>：1</text:span><text:span text:style-name="T234">0</text:span><text:span text:style-name="T228">px</text:span><text:span text:style-name="T245"><text:tab/><text:tab/><text:tab/>：親のフォントサイズを</text:span><text:span text:style-name="T246">0にしたため、フォントのサイズを指定</text:span></text:p>
      <text:p text:style-name="P286"><text:tab/><text:tab/><text:tab/><text:tab/><text:tab/><text:tab/>：する。小さめのフォントを使う。</text:p>
      <text:p text:style-name="P90"><text:tab/><text:span text:style-name="T284">display</text:span><text:tab/><text:tab/>：<text:span text:style-name="T284">inline-block</text:span><text:tab/><text:tab/>：グリッドのアイテム同士横並べかつ、高さを指定するために</text:p>
      <text:p text:style-name="P90"><text:tab/><text:tab/><text:tab/><text:tab/><text:tab/><text:tab/>：インラインブロック要素にする。</text:p>
      <text:p text:style-name="P103"><text:tab/>vertical-align<text:tab/>：middle<text:tab/><text:tab/>：高さを行の中心に合わせる。</text:p>
      <text:p text:style-name="P88"><text:span text:style-name="T2">　　⑤ </text:span><text:span text:style-name="T77">.</text:span><text:span text:style-name="T81">width-max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1"><text:s text:c="6"/>概要<text:tab/>：<text:span text:style-name="T2">幅</text:span><text:span text:style-name="T15">600の子ウィンドウでの</text:span><text:span text:style-name="T2">1行</text:span><text:span text:style-name="T23">1</text:span><text:span text:style-name="T2">列のサイズのラベル。</text:span></text:p>
      <text:p text:style-name="P85">　　種別<text:tab/>：クラス</text:p>
      <text:p text:style-name="P29">　　親<text:tab/><text:tab/>：.<text:span text:style-name="T226">workspace</text:span><text:span text:style-name="T2">.</text:span><text:span text:style-name="T81">width-max</text:span></text:p>
      <text:p text:style-name="P85">　　プロパティ<text:tab/>：</text:p>
      <text:p text:style-name="P84"><text:tab/><text:span text:style-name="T271">width</text:span><text:tab/><text:tab/>：<text:span text:style-name="T255"> </text:span><text:span text:style-name="T257">4.98412697</text:span><text:span text:style-name="T271">%</text:span><text:tab/>：<text:span text:style-name="T335">1グリッドの幅からmarginの分を抜いた幅を設定。</text:span></text:p>
      <text:p text:style-name="P85"><text:span text:style-name="T2">　　⑥ </text:span><text:span text:style-name="T77">.</text:span><text:span text:style-name="T81">width-max </text:span><text:span text:style-name="T77">.</text:span><text:span text:style-name="T78">label</text:span><text:span text:style-name="T77">-010</text:span><text:span text:style-name="T81">2</text:span><text:span text:style-name="T1">：ＣＳＳファイル名（</text:span><text:span text:style-name="T18">style</text:span><text:span text:style-name="T1">.css）</text:span></text:p>
      <text:p text:style-name="P81"><text:s text:c="6"/>概要<text:tab/>：<text:span text:style-name="T2">幅</text:span><text:span text:style-name="T15">600の子ウィンドウでの</text:span><text:span text:style-name="T2">1行</text:span><text:span text:style-name="T23">2</text:span><text:span text:style-name="T2">列のサイズのラベル。</text:span></text:p>
      <text:p text:style-name="P85">　　種別<text:tab/>：クラス</text:p>
      <text:p text:style-name="P29">　　親<text:tab/><text:tab/>：.<text:span text:style-name="T226">workspace</text:span><text:span text:style-name="T2">.</text:span><text:span text:style-name="T81">width-max</text:span></text:p>
      <text:p text:style-name="P85">　　プロパティ<text:tab/>：</text:p>
      <text:p text:style-name="P84"><text:span text:style-name="T15"><text:tab/></text:span><text:span text:style-name="T80">width</text:span><text:span text:style-name="T15"><text:tab/><text:tab/>：</text:span><text:span text:style-name="T256"> </text:span><text:span text:style-name="T264">10.5396825311</text:span><text:span text:style-name="T80">%</text:span><text:span text:style-name="T15"><text:tab/>：</text:span><text:span text:style-name="T24">2</text:span><text:span text:style-name="T22">グリッドの幅からmarginの分を抜いた幅を設定。</text:span></text:p>
      <text:p text:style-name="P85"><text:span text:style-name="T2">　　⑦ </text:span><text:span text:style-name="T77">.</text:span><text:span text:style-name="T81">width-max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1"><text:s text:c="6"/>概要<text:tab/>：<text:span text:style-name="T2">幅</text:span><text:span text:style-name="T15">600の子ウィンドウでの</text:span><text:span text:style-name="T2">1行</text:span><text:span text:style-name="T23">3</text:span><text:span text:style-name="T2">列のサイズのラベル。</text:span></text:p>
      <text:p text:style-name="P85">　　種別<text:tab/>：クラス</text:p>
      <text:p text:style-name="P29">　　親<text:tab/><text:tab/>：.<text:span text:style-name="T226">workspace</text:span><text:span text:style-name="T2">.</text:span><text:span text:style-name="T81">width-max</text:span></text:p>
      <text:p text:style-name="P85">　　プロパティ<text:tab/>：</text:p>
      <text:p text:style-name="P84"><text:span text:style-name="T15"><text:tab/></text:span><text:span text:style-name="T80">width</text:span><text:span text:style-name="T15"><text:tab/><text:tab/>：</text:span><text:span text:style-name="T256"> </text:span><text:span text:style-name="T264">16.09523807</text:span><text:span text:style-name="T80">%</text:span><text:span text:style-name="T15"><text:tab/>：</text:span><text:span text:style-name="T24">3</text:span><text:span text:style-name="T22">グリッドの幅からmarginの分を抜いた幅を設定。</text:span></text:p>
      <text:p text:style-name="P85"><text:span text:style-name="T2">　　⑧ </text:span><text:span text:style-name="T77">.</text:span><text:span text:style-name="T81">width-max </text:span><text:span text:style-name="T77">.</text:span><text:span text:style-name="T78">label</text:span><text:span text:style-name="T77">-010</text:span><text:span text:style-name="T81">4</text:span><text:span text:style-name="T1">：ＣＳＳファイル名（</text:span><text:span text:style-name="T18">style</text:span><text:span text:style-name="T1">.css）</text:span></text:p>
      <text:p text:style-name="P81"><text:s text:c="6"/>概要<text:tab/>：<text:span text:style-name="T2">幅</text:span><text:span text:style-name="T15">600の子ウィンドウでの</text:span><text:span text:style-name="T2">1行</text:span><text:span text:style-name="T23">4</text:span><text:span text:style-name="T2">列のサイズのラベル。</text:span></text:p>
      <text:p text:style-name="P85">　　種別<text:tab/>：クラス</text:p>
      <text:p text:style-name="P29"><text:soft-page-break/>　　親<text:tab/><text:tab/>：.<text:span text:style-name="T226">workspace</text:span><text:span text:style-name="T2">.</text:span><text:span text:style-name="T81">width-max</text:span></text:p>
      <text:p text:style-name="P85">　　プロパティ<text:tab/>：</text:p>
      <text:p text:style-name="P84"><text:span text:style-name="T15"><text:tab/></text:span><text:span text:style-name="T80">width</text:span><text:span text:style-name="T15"><text:tab/><text:tab/>：</text:span><text:span text:style-name="T263"> </text:span><text:span text:style-name="T264">21.65079362</text:span><text:span text:style-name="T19">%</text:span><text:span text:style-name="T15"><text:tab/>：</text:span><text:span text:style-name="T24">4</text:span><text:span text:style-name="T22">グリッドの幅からmarginの分を抜いた幅を設定。</text:span></text:p>
      <text:p text:style-name="P275"><text:span text:style-name="T119"><text:tab/></text:span><text:span text:style-name="T228">margin<text:tab/><text:tab/></text:span><text:span text:style-name="T239">：</text:span><text:span text:style-name="T247">0.28571429%<text:tab/></text:span><text:span text:style-name="T245"><text:tab/></text:span><text:span text:style-name="T119">：およそ</text:span><text:span text:style-name="T122">2px程度のmarginを全方向に設定。</text:span></text:p>
      <text:p text:style-name="P275"><text:span text:style-name="T119"><text:tab/></text:span><text:span text:style-name="T228">font-size<text:tab/>：14px</text:span><text:span text:style-name="T245"><text:tab/><text:tab/><text:tab/>：親のフォントサイズを</text:span><text:span text:style-name="T246">0にしたため、フォントのサイズを指定</text:span></text:p>
      <text:p text:style-name="P285"><text:tab/><text:tab/><text:tab/><text:tab/><text:tab/><text:tab/>：する。</text:p>
      <text:p text:style-name="P89"><text:tab/><text:span text:style-name="T284">display</text:span><text:tab/><text:tab/>：<text:span text:style-name="T284">inline-block</text:span><text:tab/><text:tab/>：グリッドのアイテム同士横並べかつ、高さを指定するために</text:p>
      <text:p text:style-name="P89"><text:tab/><text:tab/><text:tab/><text:tab/><text:tab/><text:tab/>：インラインブロック要素にする。</text:p>
      <text:p text:style-name="P103"><text:tab/>vertical-align<text:tab/>：middle<text:tab/><text:tab/>：高さを行の中心に合わせる。</text:p>
      <text:p text:style-name="P88"><text:span text:style-name="T2">　　⑨ </text:span><text:span text:style-name="T77">.</text:span><text:span text:style-name="T81">width-min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7"><text:s text:c="6"/>概要<text:tab/>：<text:span text:style-name="T2">幅</text:span><text:span text:style-name="T15">300の子ウィンドウでの</text:span><text:span text:style-name="T2">1行</text:span><text:span text:style-name="T23">1</text:span><text:span text:style-name="T2">列のサイズのラベル。</text:span></text:p>
      <text:p text:style-name="P87">　　種別<text:tab/>：クラス</text:p>
      <text:p text:style-name="P30">　　親<text:tab/><text:tab/>：.<text:span text:style-name="T226">workspace</text:span><text:span text:style-name="T2">.</text:span><text:span text:style-name="T15">width-min</text:span></text:p>
      <text:p text:style-name="P87">　　プロパティ<text:tab/>：</text:p>
      <text:p text:style-name="P87"><text:span text:style-name="T15"><text:tab/></text:span><text:span text:style-name="T80">width</text:span><text:span text:style-name="T81"><text:tab/><text:tab/>：</text:span><text:span text:style-name="T263"> </text:span><text:span text:style-name="T264">9.42857142</text:span><text:span text:style-name="T80">%</text:span><text:span text:style-name="T15"><text:tab/>：</text:span><text:span text:style-name="T24">1</text:span><text:span text:style-name="T22">グリッドの幅からmarginの分を抜いた幅を設定。</text:span></text:p>
      <text:p text:style-name="P87"><text:span text:style-name="T2">　　⑩ </text:span><text:span text:style-name="T77">.</text:span><text:span text:style-name="T81">width-min </text:span><text:span text:style-name="T77">.</text:span><text:span text:style-name="T78">label</text:span><text:span text:style-name="T77">-010</text:span><text:span text:style-name="T83">2</text:span><text:span text:style-name="T1">：ＣＳＳファイル名（</text:span><text:span text:style-name="T18">style</text:span><text:span text:style-name="T1">.css）</text:span></text:p>
      <text:p text:style-name="P87"><text:s text:c="6"/>概要<text:tab/>：<text:span text:style-name="T2">幅</text:span><text:span text:style-name="T15">300の子ウィンドウでの</text:span><text:span text:style-name="T2">1行</text:span><text:span text:style-name="T30">2</text:span><text:span text:style-name="T2">列のサイズのラベル。</text:span></text:p>
      <text:p text:style-name="P87">　　種別<text:tab/>：クラス</text:p>
      <text:p text:style-name="P30">　　親<text:tab/><text:tab/>：.<text:span text:style-name="T226">workspace</text:span><text:span text:style-name="T2">.</text:span><text:span text:style-name="T81">width-min</text:span></text:p>
      <text:p text:style-name="P87">　　プロパティ<text:tab/>：</text:p>
      <text:p text:style-name="P87"><text:span text:style-name="T15"><text:tab/></text:span><text:span text:style-name="T80">width</text:span><text:span text:style-name="T81"><text:tab/><text:tab/>：</text:span><text:span text:style-name="T82">19</text:span><text:span text:style-name="T264">.42857142</text:span><text:span text:style-name="T19">%</text:span><text:span text:style-name="T15"><text:tab/>：</text:span><text:span text:style-name="T30">2</text:span><text:span text:style-name="T22">グリッドの幅からmarginの分を抜いた幅を設定。</text:span></text:p>
      <text:p text:style-name="P87"><text:span text:style-name="T2">　　⑪ </text:span><text:span text:style-name="T77">.</text:span><text:span text:style-name="T81">width-min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6"><text:s text:c="6"/>概要<text:tab/>：<text:span text:style-name="T2">幅</text:span><text:span text:style-name="T15">300の子ウィンドウでの</text:span><text:span text:style-name="T2">1行</text:span><text:span text:style-name="T23">3</text:span><text:span text:style-name="T2">列のサイズのラベル。</text:span></text:p>
      <text:p text:style-name="P85">　　種別<text:tab/>：クラス</text:p>
      <text:p text:style-name="P29">　　親<text:tab/><text:tab/>：.<text:span text:style-name="T226">workspace</text:span><text:span text:style-name="T2">.</text:span><text:span text:style-name="T81">width-min</text:span></text:p>
      <text:p text:style-name="P85">　　プロパティ<text:tab/>：</text:p>
      <text:p text:style-name="P84"><text:span text:style-name="T15"><text:tab/></text:span><text:span text:style-name="T80">width</text:span><text:span text:style-name="T81"><text:tab/><text:tab/>：</text:span><text:span text:style-name="T263"> </text:span><text:span text:style-name="T264">29.42857142</text:span><text:span text:style-name="T80">%</text:span><text:span text:style-name="T15"><text:tab/>：</text:span><text:span text:style-name="T24">3</text:span><text:span text:style-name="T22">グリッドの幅からmarginの分を抜いた幅を設定。</text:span></text:p>
      <text:p text:style-name="P83"><text:span text:style-name="T2">　　</text:span><text:span text:style-name="T17">⑫</text:span><text:span text:style-name="T2"> </text:span><text:span text:style-name="T77">.</text:span><text:span text:style-name="T78">label</text:span><text:span text:style-name="T77">-0101.</text:span><text:span text:style-name="T76">t-align-center</text:span><text:span text:style-name="T1">：ＣＳＳファイル名（</text:span><text:span text:style-name="T18">style</text:span><text:span text:style-name="T1">.css）</text:span></text:p>
      <text:p text:style-name="P83"><text:s text:c="6"/>概要<text:tab/>：<text:span text:style-name="T2">文字の位置をグリッドの中心に寄せた1行1列のサイズのラベル。期間絞込の「〜」の文字に使う。</text:span></text:p>
      <text:p text:style-name="P83">　　種別<text:tab/>：クラス</text:p>
      <text:p text:style-name="P28">　　親<text:tab/><text:tab/>：.<text:span text:style-name="T226">workspace</text:span></text:p>
      <text:p text:style-name="P83">　　プロパティ<text:tab/>：</text:p>
      <text:p text:style-name="P83"><text:span text:style-name="T17"><text:tab/></text:span><text:span text:style-name="T75">text-align</text:span><text:span text:style-name="T76"><text:tab/>：</text:span><text:span text:style-name="T75">center</text:span><text:span text:style-name="T256"> </text:span><text:span text:style-name="T17"><text:tab/>：文字を中央に寄せる</text:span><text:span text:style-name="T22">。</text:span></text:p>
      <text:p text:style-name="P83"><text:span text:style-name="T2">　　</text:span><text:span text:style-name="T17">⑬</text:span><text:span text:style-name="T2"> </text:span><text:span text:style-name="T77">.</text:span><text:span text:style-name="T78">label</text:span><text:span text:style-name="T77">-</text:span><text:span text:style-name="T79">before-textarea</text:span><text:span text:style-name="T1">：ＣＳＳファイル名（</text:span><text:span text:style-name="T18">style</text:span><text:span text:style-name="T1">.css）</text:span></text:p>
      <text:p text:style-name="P83"><text:s text:c="6"/>概要<text:tab/>：テキストエリアに対するラベル。</text:p>
      <text:p text:style-name="P83">　　種別<text:tab/>：クラス</text:p>
      <text:p text:style-name="P28">　　親<text:tab/><text:tab/>：.<text:span text:style-name="T226">workspace</text:span></text:p>
      <text:p text:style-name="P83">　　プロパティ<text:tab/>：</text:p>
      <text:p text:style-name="P82"><text:span text:style-name="T17"><text:tab/></text:span><text:span text:style-name="T74">margin-top</text:span><text:span text:style-name="T17"><text:tab/>：</text:span><text:span text:style-name="T37">8.5px</text:span><text:span text:style-name="T256"> </text:span><text:span text:style-name="T17"><text:tab/>：</text:span><text:span text:style-name="T37">テキストボックスに対するラベルと同じ高さに文字が表示されるよう</text:span></text:p>
      <text:p text:style-name="P82"><text:span text:style-name="T37"><text:tab/><text:tab/><text:tab/><text:tab/><text:tab/>：にmarginを設定する</text:span><text:span text:style-name="T22">。</text:span></text:p>
      <text:p text:style-name="P108"><text:span text:style-name="T43">　</text:span><text:span text:style-name="T45">5</text:span><text:span text:style-name="T44">）ラジオボタン</text:span></text:p>
      <text:p text:style-name="P40">　　<text:span text:style-name="T2">① </text:span><text:span text:style-name="T72">input,select</text:span><text:span text:style-name="T163"> </text:span>：ＣＳＳファイル名（<text:span text:style-name="T223">style</text:span>.css）</text:p>
      <text:p text:style-name="P40"><text:s text:c="6"/>概要<text:tab/>：<text:span text:style-name="T2">フォームの入力要素と</text:span><text:span text:style-name="T38">プルダウンメニュー</text:span></text:p>
      <text:p text:style-name="P40">　　種別<text:tab/>：タグ</text:p>
      <text:p text:style-name="P6">　　親<text:tab/><text:tab/>：.<text:span text:style-name="T226">workspace</text:span></text:p>
      <text:p text:style-name="P40">　　プロパティ<text:tab/>：</text:p>
      <text:p text:style-name="P40"><text:tab/><text:span text:style-name="T367">box-sizing</text:span><text:tab/><text:tab/>：<text:span text:style-name="T367">border-box</text:span><text:tab/>：幅、高さの計算に<text:span text:style-name="T367">border、paddingの幅、高さをを含める。</text:span></text:p>
      <text:p text:style-name="P40"><text:tab/>-<text:span text:style-name="T368">webkit-box-sizing</text:span><text:tab/>：<text:span text:style-name="T367">border-box</text:span><text:tab/>：<text:span text:style-name="T368">Chrome、Safariのbox-sizingのベンダープレフィックス</text:span></text:p>
      <text:p text:style-name="P40"><text:tab/>-<text:span text:style-name="T368">moz-box-sizing</text:span><text:tab/><text:tab/>：<text:span text:style-name="T367">border-box</text:span><text:tab/>：<text:span text:style-name="T368">Firefoxiのbox-sizingのベンダープレフィックス</text:span></text:p>
      <text:p text:style-name="P40"><text:tab/>-<text:span text:style-name="T368">o-box-sizing</text:span><text:tab/><text:tab/>：<text:span text:style-name="T367">border-box</text:span><text:tab/>：<text:span text:style-name="T368">Operaのbox-sizingのベンダープレフィックス</text:span></text:p>
      <text:p text:style-name="P40"><text:tab/>-<text:span text:style-name="T368">ms-box-sizing</text:span><text:tab/><text:tab/>：<text:span text:style-name="T367">border-box</text:span><text:tab/>：<text:span text:style-name="T368">IEのbox-sizingのベンダープレフィックス</text:span></text:p>
      <text:p text:style-name="P259"><text:span text:style-name="T119"><text:tab/></text:span><text:span text:style-name="T128">vertical-align</text:span><text:span text:style-name="T228"><text:tab/><text:tab/>：</text:span><text:span text:style-name="T235">middle</text:span><text:span text:style-name="T245"><text:tab/></text:span><text:span text:style-name="T119">：</text:span><text:span text:style-name="T122">高さを行の中心に合わせる。</text:span></text:p>
      <text:p text:style-name="P40">　　②<text:span text:style-name="T4"> .</text:span><text:span text:style-name="T5">radio-0101</text:span>：ＣＳＳファイル名（<text:span text:style-name="T223">style</text:span>.css）</text:p>
      <text:p text:style-name="P44"><text:s text:c="6"/>概要<text:tab/>：<text:span text:style-name="T5">1行1列のサイズのラジオボタン。</text:span></text:p>
      <text:p text:style-name="P45">　　種別<text:tab/>：クラス</text:p>
      <text:p text:style-name="P8">　　親<text:tab/><text:tab/>：.<text:span text:style-name="T226">workspace</text:span></text:p>
      <text:p text:style-name="P45">　　プロパティ<text:tab/>：</text:p>
      <text:p text:style-name="P47"><text:tab/><text:span text:style-name="T271">width</text:span><text:tab/><text:tab/>：<text:span text:style-name="T271">2.571428571%</text:span><text:tab/>：<text:span text:style-name="T372">18px程度になるように幅をパーセンテージで設定する。</text:span></text:p>
      <text:p text:style-name="P42"><text:tab/><text:span text:style-name="T369">height</text:span><text:tab/><text:tab/>：<text:span text:style-name="T369">18px!important<text:tab/></text:span>：高さを直接指定する。</text:p>
      <text:p text:style-name="P261"><text:span text:style-name="T119"><text:tab/></text:span><text:span text:style-name="T228">margin<text:tab/><text:tab/></text:span><text:span text:style-name="T239">：</text:span><text:span text:style-name="T242">1.214285714%</text:span><text:span text:style-name="T245"><text:tab/></text:span><text:span text:style-name="T119">：高さ、幅の</text:span><text:span text:style-name="T129">1グリッドに足りない量をmarginで補う</text:span><text:span text:style-name="T122">。</text:span></text:p>
      <text:p text:style-name="P43"><text:tab/><text:span text:style-name="T284">display</text:span><text:tab/><text:tab/>：<text:span text:style-name="T284">inline-block</text:span><text:tab/><text:tab/>：グリッドのアイテム同士横並べかつ、高さを指定するために</text:p>
      <text:p text:style-name="P42"><text:tab/><text:tab/><text:tab/><text:tab/><text:tab/><text:tab/>：インラインブロック要素にする。</text:p>
      <text:p text:style-name="P3">　<text:span text:style-name="T345">6</text:span>）チェックボックス</text:p>
      <text:p text:style-name="P41">　　<text:span text:style-name="T2">① </text:span><text:span text:style-name="T72">input,select</text:span><text:span text:style-name="T163"> </text:span>：ＣＳＳファイル名（<text:span text:style-name="T223">style</text:span>.css）</text:p>
      <text:p text:style-name="P41"><text:s text:c="6"/>概要<text:tab/>：<text:span text:style-name="T2">フォームの入力要素と</text:span><text:span text:style-name="T38">プルダウンメニュー</text:span></text:p>
      <text:p text:style-name="P41">　　種別<text:tab/>：タグ</text:p>
      <text:p text:style-name="P7"><text:soft-page-break/>　　親<text:tab/><text:tab/>：</text:p>
      <text:p text:style-name="P41">　　プロパティ<text:tab/>：</text:p>
      <text:p text:style-name="P41"><text:tab/><text:span text:style-name="T367">box-sizing</text:span><text:tab/><text:tab/>：<text:span text:style-name="T367">border-box</text:span><text:tab/>：幅、高さの計算に<text:span text:style-name="T367">border、paddingの幅、高さをを含める。</text:span></text:p>
      <text:p text:style-name="P41"><text:tab/>-<text:span text:style-name="T368">webkit-box-sizing</text:span><text:tab/>：<text:span text:style-name="T367">border-box</text:span><text:tab/>：<text:span text:style-name="T368">Chrome、Safariのbox-sizingのベンダープレフィックス</text:span></text:p>
      <text:p text:style-name="P41"><text:tab/>-<text:span text:style-name="T368">moz-box-sizing</text:span><text:tab/><text:tab/>：<text:span text:style-name="T367">border-box</text:span><text:tab/>：<text:span text:style-name="T368">Firefoxiのbox-sizingのベンダープレフィックス</text:span></text:p>
      <text:p text:style-name="P41"><text:tab/>-<text:span text:style-name="T368">o-box-sizing</text:span><text:tab/><text:tab/>：<text:span text:style-name="T367">border-box</text:span><text:tab/>：<text:span text:style-name="T368">Operaのbox-sizingのベンダープレフィックス</text:span></text:p>
      <text:p text:style-name="P41"><text:tab/>-<text:span text:style-name="T368">ms-box-sizing</text:span><text:tab/><text:tab/>：<text:span text:style-name="T367">border-box</text:span><text:tab/>：<text:span text:style-name="T368">IEのbox-sizingのベンダープレフィックス</text:span></text:p>
      <text:p text:style-name="P260"><text:span text:style-name="T119"><text:tab/></text:span><text:span text:style-name="T128">vertical-align</text:span><text:span text:style-name="T228"><text:tab/>：</text:span><text:span text:style-name="T235">middle</text:span><text:span text:style-name="T245"><text:tab/></text:span><text:span text:style-name="T119">：</text:span><text:span text:style-name="T122">高さを行の中心に合わせる。</text:span></text:p>
      <text:p text:style-name="P41"><text:span text:style-name="T5">　　② </text:span><text:span text:style-name="T49">.checkbox-0101</text:span>：ＣＳＳファイル名（<text:span text:style-name="T223">style</text:span>.css）</text:p>
      <text:p text:style-name="P81"><text:s text:c="6"/>概要<text:tab/>：<text:span text:style-name="T5">1行1列のサイズのチェックボックス。</text:span></text:p>
      <text:p text:style-name="P81">　　種別<text:tab/>：クラス</text:p>
      <text:p text:style-name="P27">　　親<text:tab/><text:tab/>：.<text:span text:style-name="T226">workspace</text:span></text:p>
      <text:p text:style-name="P81">　　プロパティ<text:tab/>：</text:p>
      <text:p text:style-name="P104"><text:span text:style-name="T290"><text:tab/></text:span><text:span text:style-name="T291">width</text:span><text:span text:style-name="T290"><text:tab/><text:tab/>：</text:span><text:span text:style-name="T289">2.57142857</text:span><text:span text:style-name="T291">%</text:span><text:span text:style-name="T290"><text:tab/><text:tab/>：</text:span><text:span text:style-name="T293">1グリッドの幅からmarginの分を抜いた幅を設定する。</text:span></text:p>
      <text:p text:style-name="P59"><text:tab/><text:span text:style-name="T369">height</text:span><text:tab/><text:tab/>：<text:span text:style-name="T369">18px!important<text:tab/></text:span>：高さを直接指定する。</text:p>
      <text:p text:style-name="P265"><text:span text:style-name="T119"><text:tab/></text:span><text:span text:style-name="T228">margin<text:tab/><text:tab/></text:span><text:span text:style-name="T239">：</text:span><text:span text:style-name="T244">1.21428571</text:span><text:span text:style-name="T245">%<text:tab/><text:tab/></text:span><text:span text:style-name="T119">：およそ</text:span><text:span text:style-name="T122">2px程度のmarginを全方向に設定する。</text:span></text:p>
      <text:p text:style-name="P81"><text:tab/><text:span text:style-name="T284">display</text:span><text:tab/><text:tab/>：<text:span text:style-name="T284">inline-block</text:span><text:tab/><text:tab/>：グリッドのアイテム同士横並べかつ、高さを指定するために</text:p>
      <text:p text:style-name="P60"><text:tab/><text:tab/><text:tab/><text:tab/><text:tab/><text:tab/>：インラインブロック要素にする。</text:p>
      <text:p text:style-name="P81">　　<text:span text:style-name="T163">③</text:span><text:span text:style-name="T5"> </text:span><text:span text:style-name="T49">.</text:span><text:span text:style-name="T73">width-max </text:span><text:span text:style-name="T49">.checkbox-0101</text:span>：ＣＳＳファイル名（<text:span text:style-name="T223">style</text:span>.css）</text:p>
      <text:p text:style-name="P46"><text:s text:c="6"/>概要<text:tab/>：幅<text:span text:style-name="T370">600の子ウィンドウでの</text:span><text:span text:style-name="T5">1行1列のサイズのラジオボタン。</text:span></text:p>
      <text:p text:style-name="P46">　　種別<text:tab/>：クラス</text:p>
      <text:p text:style-name="P9">　　親<text:tab/><text:tab/>：.<text:span text:style-name="T226">workspace</text:span></text:p>
      <text:p text:style-name="P46">　　プロパティ<text:tab/>：</text:p>
      <text:p text:style-name="P46"><text:tab/><text:span text:style-name="T271">width</text:span><text:tab/><text:tab/>：<text:span text:style-name="T371">3.0000000%</text:span><text:tab/><text:tab/>：<text:span text:style-name="T372">18px程度になるように幅をパーセンテージで設定する。</text:span></text:p>
      <text:p text:style-name="P263"><text:span text:style-name="T119"><text:tab/></text:span><text:span text:style-name="T228">margin<text:tab/><text:tab/></text:span><text:span text:style-name="T239">：</text:span><text:span text:style-name="T242">1.</text:span><text:span text:style-name="T243">0000000</text:span><text:span text:style-name="T242">%</text:span><text:span text:style-name="T245"><text:tab/><text:tab/></text:span><text:span text:style-name="T119">：高さ、幅の</text:span><text:span text:style-name="T129">1グリッドに足りない量をmarginで補う</text:span><text:span text:style-name="T122">。</text:span></text:p>
      <text:p text:style-name="P262"><text:span text:style-name="T141">　</text:span><text:span text:style-name="T145">7</text:span><text:span text:style-name="T141">）プルダウンメニュー</text:span></text:p>
      <text:p text:style-name="P39">　　<text:span text:style-name="T2">① </text:span><text:span text:style-name="T72">input,select</text:span><text:span text:style-name="T163"> </text:span>：ＣＳＳファイル名（<text:span text:style-name="T223">style</text:span>.css）</text:p>
      <text:p text:style-name="P39"><text:s text:c="6"/>概要<text:tab/>：<text:span text:style-name="T2">フォームの入力要素と</text:span><text:span text:style-name="T38">プルダウンメニュー</text:span></text:p>
      <text:p text:style-name="P39">　　種別<text:tab/>：タグ</text:p>
      <text:p text:style-name="P5">　　親<text:tab/><text:tab/>：</text:p>
      <text:p text:style-name="P39">　　プロパティ<text:tab/>：</text:p>
      <text:p text:style-name="P39"><text:tab/><text:span text:style-name="T367">box-sizing</text:span><text:tab/><text:tab/>：<text:span text:style-name="T367">border-box</text:span><text:tab/>：幅、高さの計算に<text:span text:style-name="T367">border、paddingの幅、高さをを含める。</text:span></text:p>
      <text:p text:style-name="P39"><text:tab/>-<text:span text:style-name="T368">webkit-box-sizing</text:span><text:tab/>：<text:span text:style-name="T367">border-box</text:span><text:tab/>：<text:span text:style-name="T368">Chrome、Safariのbox-sizingのベンダープレフィックス</text:span></text:p>
      <text:p text:style-name="P39"><text:tab/>-<text:span text:style-name="T368">moz-box-sizing</text:span><text:tab/><text:tab/>：<text:span text:style-name="T367">border-box</text:span><text:tab/>：<text:span text:style-name="T368">Firefoxiのbox-sizingのベンダープレフィックス</text:span></text:p>
      <text:p text:style-name="P39"><text:tab/>-<text:span text:style-name="T368">o-box-sizing</text:span><text:tab/><text:tab/>：<text:span text:style-name="T367">border-box</text:span><text:tab/>：<text:span text:style-name="T368">Operaのbox-sizingのベンダープレフィックス</text:span></text:p>
      <text:p text:style-name="P39"><text:tab/>-<text:span text:style-name="T368">ms-box-sizing</text:span><text:tab/><text:tab/>：<text:span text:style-name="T367">border-box</text:span><text:tab/>：<text:span text:style-name="T368">IEのbox-sizingのベンダープレフィックス</text:span></text:p>
      <text:p text:style-name="P258"><text:span text:style-name="T119"><text:tab/></text:span><text:span text:style-name="T128">vertical-align</text:span><text:span text:style-name="T228"><text:tab/>：</text:span><text:span text:style-name="T235">middle</text:span><text:span text:style-name="T245"><text:tab/></text:span><text:span text:style-name="T119">：</text:span><text:span text:style-name="T122">高さを行の中心に合わせる。</text:span></text:p>
      <text:p text:style-name="P38">　　<text:span text:style-name="T163"> </text:span><text:span text:style-name="T5">① </text:span><text:span text:style-name="T49">.</text:span><text:span text:style-name="T69">pulldown-0102</text:span>：ＣＳＳファイル名（<text:span text:style-name="T223">style</text:span>.css）</text:p>
      <text:p text:style-name="P38"><text:s text:c="6"/>概要<text:tab/>：<text:span text:style-name="T6">1行2列のプルダウンメニュー。</text:span></text:p>
      <text:p text:style-name="P38">　　種別<text:tab/>：クラス</text:p>
      <text:p text:style-name="P26">　　親<text:tab/><text:tab/>：.<text:span text:style-name="T226">workspace</text:span></text:p>
      <text:p text:style-name="P38">　　プロパティ<text:tab/>：</text:p>
      <text:p text:style-name="P38"><text:tab/><text:span text:style-name="T271">width</text:span><text:tab/><text:tab/>：<text:span text:style-name="T327">9</text:span><text:span text:style-name="T285">.71428571</text:span><text:span text:style-name="T271">%</text:span><text:tab/>：<text:span text:style-name="T280">2グリッドの幅からmarginの分を抜いた幅を設定する。</text:span></text:p>
      <text:p text:style-name="P274"><text:span text:style-name="T119"><text:tab/></text:span><text:span text:style-name="T228">margin<text:tab/><text:tab/></text:span><text:span text:style-name="T239">：</text:span><text:span text:style-name="T245">0.28571429%<text:tab/></text:span><text:span text:style-name="T119">：およそ</text:span><text:span text:style-name="T122">2px程度のmarginを全方向に設定する。</text:span></text:p>
      <text:p text:style-name="P274"><text:span text:style-name="T119"><text:tab/></text:span><text:span text:style-name="T228">font-size<text:tab/>：14px</text:span><text:span text:style-name="T245"><text:tab/><text:tab/>：親のフォントサイズを</text:span><text:span text:style-name="T246">0にしたため、フォントのサイズを指定</text:span></text:p>
      <text:p text:style-name="P284"><text:tab/><text:tab/><text:tab/><text:tab/><text:tab/>：する。</text:p>
      <text:p text:style-name="P38"><text:tab/><text:span text:style-name="T284">display</text:span><text:tab/><text:tab/>：<text:span text:style-name="T284">inline-block</text:span><text:tab/>：グリッドのアイテム同士横並べかつ、高さを指定するためにインライ</text:p>
      <text:p text:style-name="P38"><text:tab/><text:tab/><text:tab/><text:tab/><text:tab/>：ンブロック要素にする。</text:p>
      <text:p text:style-name="P38">　　<text:span text:style-name="T163"> ②</text:span><text:span text:style-name="T5"> </text:span><text:span text:style-name="T49">.</text:span><text:span text:style-name="T69">pulldown-010</text:span><text:span text:style-name="T71">3</text:span>：ＣＳＳファイル名（<text:span text:style-name="T223">style</text:span>.css）</text:p>
      <text:p text:style-name="P38"><text:s text:c="6"/>概要<text:tab/>：<text:span text:style-name="T6">1行</text:span><text:span text:style-name="T31">3</text:span><text:span text:style-name="T6">列のプルダウンメニュー。</text:span></text:p>
      <text:p text:style-name="P38">　　種別<text:tab/>：クラス</text:p>
      <text:p text:style-name="P26">　　親<text:tab/><text:tab/>：.<text:span text:style-name="T226">workspace</text:span></text:p>
      <text:p text:style-name="P38">　　プロパティ<text:tab/>：</text:p>
      <text:p text:style-name="P38"><text:tab/><text:span text:style-name="T271">width</text:span><text:tab/><text:tab/>：<text:span text:style-name="T343">14</text:span><text:span text:style-name="T285">.71428571</text:span><text:span text:style-name="T271">%</text:span><text:tab/>：<text:span text:style-name="T343">3グリッドの幅からmarginの分を抜いた幅を設定する。</text:span></text:p>
      <text:p text:style-name="P274"><text:span text:style-name="T119"><text:tab/></text:span><text:span text:style-name="T228">margin<text:tab/><text:tab/></text:span><text:span text:style-name="T239">：</text:span><text:span text:style-name="T245">0.28571429%<text:tab/><text:tab/></text:span><text:span text:style-name="T119">：およそ</text:span><text:span text:style-name="T122">2px程度のmarginを全方向に設定する。</text:span></text:p>
      <text:p text:style-name="P274"><text:span text:style-name="T119"><text:tab/></text:span><text:span text:style-name="T228">font-size<text:tab/>：14px</text:span><text:span text:style-name="T245"><text:tab/><text:tab/><text:tab/>：親のフォントサイズを</text:span><text:span text:style-name="T246">0にしたため、フォントのサイズを指定</text:span></text:p>
      <text:p text:style-name="P284"><text:tab/><text:tab/><text:tab/><text:tab/><text:tab/><text:tab/>：する。</text:p>
      <text:p text:style-name="P38"><text:tab/><text:span text:style-name="T284">display</text:span><text:tab/><text:tab/>：<text:span text:style-name="T284">inline-block</text:span><text:tab/><text:tab/>：グリッドのアイテム同士横並べかつ、高さを指定するために</text:p>
      <text:p text:style-name="P38"><text:tab/><text:tab/><text:tab/><text:tab/><text:tab/><text:tab/>：インラインブロック要素にする。</text:p>
      <text:p text:style-name="P38"><text:span text:style-name="T5">　　③ </text:span><text:span text:style-name="T49">.</text:span><text:span text:style-name="T68">width-max</text:span><text:span text:style-name="T16"> </text:span><text:span text:style-name="T5"><text:s/>.</text:span><text:span text:style-name="T69">pulldown-0102</text:span><text:span text:style-name="T1">：ＣＳＳファイル名（</text:span><text:span text:style-name="T18">style</text:span><text:span text:style-name="T1">.css）</text:span></text:p>
      <text:p text:style-name="P80"><text:s text:c="6"/>概要<text:tab/>：<text:span text:style-name="T2">幅600の子ウィンドウでの</text:span><text:span text:style-name="T6">1行2列のプルダウンメニュー。</text:span></text:p>
      <text:p text:style-name="P78">　　種別<text:tab/>：クラス</text:p>
      <text:p text:style-name="P25">　　親<text:tab/><text:tab/>：.<text:span text:style-name="T226">workspace</text:span><text:span text:style-name="T5">.</text:span><text:span text:style-name="T68">width-max </text:span></text:p>
      <text:p text:style-name="P78">　　プロパティ<text:tab/>：</text:p>
      <text:p text:style-name="P79"><text:tab/><text:span text:style-name="T271">width</text:span><text:tab/><text:tab/>：<text:span text:style-name="T286">10.5396825</text:span><text:span text:style-name="T271">%</text:span><text:tab/>：<text:span text:style-name="T280">2グリッドの幅からmarginの分を抜いた幅を設定する。</text:span></text:p>
      <text:p text:style-name="P273"><text:span text:style-name="T141">　　④ .</text:span><text:span text:style-name="T144">width-max </text:span><text:span text:style-name="T141"><text:s/></text:span><text:span text:style-name="T150">.</text:span><text:span text:style-name="T151">pulldown-010</text:span><text:span text:style-name="T152">4</text:span><text:span text:style-name="T142">：ＣＳＳファイル名（</text:span><text:span text:style-name="T143">style</text:span><text:span text:style-name="T142">.css）</text:span></text:p>
      <text:p text:style-name="P80"><text:soft-page-break/><text:s text:c="6"/>概要<text:tab/>：<text:span text:style-name="T2">幅600の子ウィンドウでの</text:span><text:span text:style-name="T6">1行</text:span><text:span text:style-name="T26">4</text:span><text:span text:style-name="T6">列のプルダウンメニュー。</text:span></text:p>
      <text:p text:style-name="P78">　　種別<text:tab/>：クラス</text:p>
      <text:p text:style-name="P25">　　親<text:tab/><text:tab/>：.<text:span text:style-name="T226">workspace</text:span><text:span text:style-name="T5">.</text:span><text:span text:style-name="T68">width-max </text:span></text:p>
      <text:p text:style-name="P78">　　プロパティ<text:tab/>：</text:p>
      <text:p text:style-name="P79"><text:tab/><text:span text:style-name="T271">width</text:span><text:tab/><text:tab/>：<text:span text:style-name="T286">21.6507936</text:span><text:span text:style-name="T271">%</text:span><text:tab/>：<text:span text:style-name="T280">2グリッドの幅からmarginの分を抜いた幅を設定する。</text:span></text:p>
      <text:p text:style-name="P273"><text:span text:style-name="T119"><text:tab/></text:span><text:span text:style-name="T228">margin<text:tab/><text:tab/></text:span><text:span text:style-name="T239">：</text:span><text:span text:style-name="T245">0.28571429%<text:tab/></text:span><text:span text:style-name="T119">：およそ</text:span><text:span text:style-name="T122">2px程度のmarginを全方向に設定する。</text:span></text:p>
      <text:p text:style-name="P273"><text:span text:style-name="T119"><text:tab/></text:span><text:span text:style-name="T228">font-size<text:tab/>：14px</text:span><text:span text:style-name="T245"><text:tab/><text:tab/>：親のフォントサイズを</text:span><text:span text:style-name="T246">0にしたため、フォントのサイズを指定</text:span></text:p>
      <text:p text:style-name="P283"><text:tab/><text:tab/><text:tab/><text:tab/><text:tab/>：する。</text:p>
      <text:p text:style-name="P78"><text:tab/><text:span text:style-name="T284">display</text:span><text:tab/><text:tab/>：<text:span text:style-name="T284">inline-block</text:span><text:tab/>：グリッドのアイテム同士横並べかつ、高さを指定するためにインライ</text:p>
      <text:p text:style-name="P2"><text:tab/><text:tab/><text:tab/><text:tab/><text:tab/>：ンブロック要素にする。</text:p>
      <text:p text:style-name="P77"><text:span text:style-name="T5">　　⑧ </text:span><text:span text:style-name="T49">.</text:span><text:span text:style-name="T68">width-min</text:span><text:span text:style-name="T16"> </text:span><text:span text:style-name="T49"><text:s/>.</text:span><text:span text:style-name="T69">pulldown-010</text:span><text:span text:style-name="T70">4</text:span><text:span text:style-name="T1">：ＣＳＳファイル名（</text:span><text:span text:style-name="T18">style</text:span><text:span text:style-name="T1">.css）</text:span></text:p>
      <text:p text:style-name="P77"><text:s text:c="6"/>概要<text:tab/>：<text:span text:style-name="T2">幅300の子ウィンドウでの</text:span><text:span text:style-name="T6">1行</text:span><text:span text:style-name="T35">4</text:span><text:span text:style-name="T6">列のプルダウンメニュー。</text:span></text:p>
      <text:p text:style-name="P77">　　種別<text:tab/>：クラス</text:p>
      <text:p text:style-name="P24">　　親<text:tab/><text:tab/>：.<text:span text:style-name="T226">workspace</text:span><text:span text:style-name="T5">.</text:span><text:span text:style-name="T68">width-min</text:span></text:p>
      <text:p text:style-name="P77">　　プロパティ<text:tab/>：</text:p>
      <text:p text:style-name="P77"><text:tab/><text:span text:style-name="T271">width</text:span><text:tab/><text:tab/>：<text:span text:style-name="T347">3</text:span><text:span text:style-name="T286">9.4285714</text:span><text:span text:style-name="T271">%</text:span><text:tab/>：<text:span text:style-name="T347">4グリッドの幅からmarginの分を抜いた幅を設定する。</text:span></text:p>
      <text:p text:style-name="P264"><text:span text:style-name="T119"><text:tab/></text:span><text:span text:style-name="T228">margin<text:tab/><text:tab/></text:span><text:span text:style-name="T239">：</text:span><text:span text:style-name="T245">0.28571429%<text:tab/></text:span><text:span text:style-name="T119">：およそ</text:span><text:span text:style-name="T122">2px程度のmarginを全方向に設定する。</text:span></text:p>
      <text:p text:style-name="P264"><text:span text:style-name="T119"><text:tab/></text:span><text:span text:style-name="T228">font-size<text:tab/>：14px</text:span><text:span text:style-name="T245"><text:tab/><text:tab/>：親のフォントサイズを</text:span><text:span text:style-name="T246">0にしたため、フォントのサイズを指定</text:span></text:p>
      <text:p text:style-name="P282"><text:tab/><text:tab/><text:tab/><text:tab/><text:tab/>：する。</text:p>
      <text:p text:style-name="P77"><text:tab/><text:span text:style-name="T284">display</text:span><text:tab/><text:tab/>：<text:span text:style-name="T284">inline-block</text:span><text:tab/>：グリッドのアイテム同士横並べかつ、高さを指定するためにインライ</text:p>
      <text:p text:style-name="P1"><text:tab/><text:tab/><text:tab/><text:tab/><text:tab/>：ンブロック要素にする。</text:p>
      <text:p text:style-name="P77"><text:span text:style-name="T5">　　⑨ </text:span><text:span text:style-name="T49">.</text:span><text:span text:style-name="T68">width-min</text:span><text:span text:style-name="T16"> </text:span><text:span text:style-name="T5"><text:s/></text:span><text:span text:style-name="T49">.</text:span><text:span text:style-name="T69">pulldown-010</text:span><text:span text:style-name="T68">7</text:span><text:span text:style-name="T1">：ＣＳＳファイル名（</text:span><text:span text:style-name="T18">style</text:span><text:span text:style-name="T1">.css）</text:span></text:p>
      <text:p text:style-name="P77"><text:s text:c="6"/>概要<text:tab/>：<text:span text:style-name="T2">幅300の子ウィンドウでの</text:span><text:span text:style-name="T6">1行</text:span><text:span text:style-name="T26">7</text:span><text:span text:style-name="T6">列のプルダウンメニュー。</text:span></text:p>
      <text:p text:style-name="P77">　　種別<text:tab/>：クラス</text:p>
      <text:p text:style-name="P24">　　親<text:tab/><text:tab/>：.<text:span text:style-name="T226">workspace</text:span><text:span text:style-name="T5">.</text:span><text:span text:style-name="T16">width-min</text:span></text:p>
      <text:p text:style-name="P77">　　プロパティ<text:tab/>：</text:p>
      <text:p text:style-name="P77"><text:tab/><text:span text:style-name="T271">width</text:span><text:tab/><text:tab/>：<text:span text:style-name="T286">69.4285714</text:span><text:span text:style-name="T271">%</text:span><text:tab/>：<text:span text:style-name="T336">7グリッドの幅からmarginの分を抜いた幅を設定する。</text:span></text:p>
      <text:p text:style-name="P264"><text:span text:style-name="T119"><text:tab/></text:span><text:span text:style-name="T228">margin<text:tab/><text:tab/></text:span><text:span text:style-name="T239">：</text:span><text:span text:style-name="T245">0.28571429%<text:tab/></text:span><text:span text:style-name="T119">：およそ</text:span><text:span text:style-name="T122">2px程度のmarginを全方向に設定する。</text:span></text:p>
      <text:p text:style-name="P264"><text:span text:style-name="T119"><text:tab/></text:span><text:span text:style-name="T228">font-size<text:tab/>：14px</text:span><text:span text:style-name="T245"><text:tab/><text:tab/>：親のフォントサイズを</text:span><text:span text:style-name="T246">0にしたため、フォントのサイズを指定</text:span></text:p>
      <text:p text:style-name="P282"><text:tab/><text:tab/><text:tab/><text:tab/><text:tab/>：する。</text:p>
      <text:p text:style-name="P77"><text:tab/><text:span text:style-name="T284">display</text:span><text:tab/><text:tab/>：<text:span text:style-name="T284">inline-block</text:span><text:tab/>：グリッドのアイテム同士横並べかつ、高さを指定するためにインライ</text:p>
      <text:p text:style-name="P1"><text:tab/><text:tab/><text:tab/><text:tab/><text:tab/>：ンブロック要素にする。</text:p>
      <text:p text:style-name="P77"><text:span text:style-name="T5">　</text:span><text:span text:style-name="T33">8</text:span><text:span text:style-name="T5">）タイトル文字</text:span></text:p>
      <text:p text:style-name="P76">　　<text:span text:style-name="T163"> </text:span><text:span text:style-name="T5">① </text:span><text:span text:style-name="T67">.width-min </text:span><text:span text:style-name="T198">.title-text-01</text:span><text:span text:style-name="T211">09</text:span><text:span text:style-name="T198"> </text:span>：ＣＳＳファイル名（<text:span text:style-name="T223">style</text:span>.css）</text:p>
      <text:p text:style-name="P74"><text:s text:c="6"/>概要<text:tab/>：<text:span text:style-name="T210">1行</text:span><text:span text:style-name="T211">9</text:span><text:span text:style-name="T210">列のタイトルの文字。</text:span><text:span text:style-name="T213">幅</text:span><text:span text:style-name="T214">300pxの子ウィンドウ用となる。</text:span></text:p>
      <text:p text:style-name="P73">　　種別<text:tab/>：クラス</text:p>
      <text:p text:style-name="P23">　　親<text:tab/><text:tab/>：.<text:span text:style-name="T226">workspace.width-min</text:span></text:p>
      <text:p text:style-name="P73">　　プロパティ<text:tab/>：</text:p>
      <text:p text:style-name="P107"><text:span text:style-name="T290"><text:tab/></text:span><text:span text:style-name="T291">width</text:span><text:span text:style-name="T290"><text:tab/><text:tab/>：</text:span><text:span text:style-name="T294">44</text:span><text:span text:style-name="T287">.71428571</text:span><text:span text:style-name="T291">%</text:span><text:span text:style-name="T290"><text:tab/>：</text:span><text:span text:style-name="T294">9</text:span><text:span text:style-name="T292">グリッドの幅からmarginの分を抜いた幅を取る。</text:span></text:p>
      <text:p text:style-name="P318"><text:tab/><text:span text:style-name="T340">height<text:tab/><text:tab/>：auto!important<text:tab/>：高さを必ず自動調整にする。<text:tab/><text:tab/><text:tab/></text:span></text:p>
      <text:p text:style-name="P271"><text:span text:style-name="T119"><text:tab/></text:span><text:span text:style-name="T228">margin<text:tab/><text:tab/></text:span><text:span text:style-name="T239">：</text:span><text:span text:style-name="T245">0.28571429%<text:tab/><text:tab/></text:span><text:span text:style-name="T119">：およそ</text:span><text:span text:style-name="T122">2px程度のmarginを全方向に設定する。</text:span></text:p>
      <text:p text:style-name="P271"><text:span text:style-name="T119"><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271"><text:span text:style-name="T119"><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271"><text:span text:style-name="T119"><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270"><text:span text:style-name="T119"><text:tab/></text:span><text:span text:style-name="T124">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5">　　<text:span text:style-name="T163"> ②</text:span><text:span text:style-name="T5"> </text:span><text:span text:style-name="T67">.width-middle</text:span><text:span text:style-name="T27"> </text:span><text:span text:style-name="T198">.title-text-01</text:span><text:span text:style-name="T211">1</text:span><text:span text:style-name="T216">5</text:span><text:span text:style-name="T198"> </text:span>：ＣＳＳファイル名（<text:span text:style-name="T223">style</text:span>.css）</text:p>
      <text:p text:style-name="P74"><text:s text:c="6"/>概要<text:tab/>：<text:span text:style-name="T210">1行</text:span><text:span text:style-name="T211">1</text:span><text:span text:style-name="T216">5</text:span><text:span text:style-name="T210">列のタイトルの文字。</text:span><text:span text:style-name="T213">幅</text:span><text:span text:style-name="T215">5</text:span><text:span text:style-name="T214">00pxの子ウィンドウ用となる。</text:span></text:p>
      <text:p text:style-name="P73">　　種別<text:tab/>：クラス</text:p>
      <text:p text:style-name="P23">　　親<text:tab/><text:tab/>：.<text:span text:style-name="T226">workspace.width-middle</text:span></text:p>
      <text:p text:style-name="P73">　　プロパティ<text:tab/>：</text:p>
      <text:p text:style-name="P106"><text:span text:style-name="T290"><text:tab/></text:span><text:span text:style-name="T291">width</text:span><text:span text:style-name="T290"><text:tab/><text:tab/>：</text:span><text:span text:style-name="T288">93.17857142</text:span><text:span text:style-name="T291">%</text:span><text:span text:style-name="T290"><text:tab/>：</text:span><text:span text:style-name="T297">15</text:span><text:span text:style-name="T292">グリッドの幅からmarginの分を抜いた幅を取る。</text:span></text:p>
      <text:p text:style-name="P317"><text:tab/><text:span text:style-name="T340">height<text:tab/><text:tab/>：auto!important<text:tab/>：高さを必ず自動調整にする。<text:tab/><text:tab/><text:tab/></text:span></text:p>
      <text:p text:style-name="P272"><text:span text:style-name="T119"><text:tab/></text:span><text:span text:style-name="T228">margin<text:tab/><text:tab/></text:span><text:span text:style-name="T239">：</text:span><text:span text:style-name="T245">0.28571429%<text:tab/><text:tab/></text:span><text:span text:style-name="T119">：およそ</text:span><text:span text:style-name="T122">2px程度のmarginを全方向に設定する。</text:span></text:p>
      <text:p text:style-name="P271"><text:span text:style-name="T119"><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271"><text:span text:style-name="T119"><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271"><text:span text:style-name="T119"><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270"><text:span text:style-name="T119"><text:tab/></text:span><text:span text:style-name="T124">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5">　　<text:span text:style-name="T163"> ③</text:span><text:span text:style-name="T5"> </text:span><text:span text:style-name="T27">.width-max </text:span><text:span text:style-name="T198">.title-text-01</text:span><text:span text:style-name="T211">1</text:span><text:span text:style-name="T216">7</text:span><text:span text:style-name="T198"> </text:span>：ＣＳＳファイル名（<text:span text:style-name="T223">style</text:span>.css）</text:p>
      <text:p text:style-name="P74"><text:s text:c="6"/>概要<text:tab/>：<text:span text:style-name="T210">1行</text:span><text:span text:style-name="T212">1</text:span><text:span text:style-name="T216">7</text:span><text:span text:style-name="T210">列のタイトルの文字。</text:span><text:span text:style-name="T213">幅</text:span><text:span text:style-name="T215">6</text:span><text:span text:style-name="T214">00pxの子ウィンドウ用となる。</text:span></text:p>
      <text:p text:style-name="P73">　　種別<text:tab/>：クラス</text:p>
      <text:p text:style-name="P23">　　親<text:tab/><text:tab/>：.<text:span text:style-name="T226">workspace.width-max</text:span></text:p>
      <text:p text:style-name="P73">　　プロパティ<text:tab/>：</text:p>
      <text:p text:style-name="P106"><text:span text:style-name="T290"><text:tab/></text:span><text:span text:style-name="T291">width</text:span><text:span text:style-name="T290"><text:tab/><text:tab/>：</text:span><text:span text:style-name="T288">93.87301577</text:span><text:span text:style-name="T291">%</text:span><text:span text:style-name="T290"><text:tab/>：</text:span><text:span text:style-name="T295">1</text:span><text:span text:style-name="T297">7</text:span><text:span text:style-name="T292">グリッドの幅からmarginの分を抜いた幅を取る。</text:span></text:p>
      <text:p text:style-name="P317"><text:tab/><text:span text:style-name="T340">height<text:tab/><text:tab/>：auto!important<text:tab/>：高さを必ず自動調整にする。<text:tab/><text:tab/><text:tab/></text:span></text:p>
      <text:p text:style-name="P272"><text:span text:style-name="T119"><text:tab/></text:span><text:span text:style-name="T228">margin<text:tab/><text:tab/></text:span><text:span text:style-name="T239">：</text:span><text:span text:style-name="T245">0.28571429%<text:tab/><text:tab/></text:span><text:span text:style-name="T119">：およそ</text:span><text:span text:style-name="T122">2px程度のmarginを全方向に設定する。</text:span></text:p>
      <text:p text:style-name="P271"><text:span text:style-name="T119"><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271"><text:soft-page-break/><text:span text:style-name="T119"><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271"><text:span text:style-name="T119"><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270"><text:span text:style-name="T119"><text:tab/></text:span><text:span text:style-name="T124">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5">　　<text:span text:style-name="T163"> ④</text:span><text:span text:style-name="T5"> </text:span><text:span text:style-name="T198">.title-text-01</text:span><text:span text:style-name="T211">1</text:span><text:span text:style-name="T216">9</text:span><text:span text:style-name="T198"> </text:span>：ＣＳＳファイル名（<text:span text:style-name="T223">style</text:span>.css）</text:p>
      <text:p text:style-name="P74"><text:s text:c="6"/>概要<text:tab/>：<text:span text:style-name="T210">1行</text:span><text:span text:style-name="T211">1</text:span><text:span text:style-name="T216">9</text:span><text:span text:style-name="T210">列のタイトルの文字。</text:span><text:span text:style-name="T213">メイン</text:span><text:span text:style-name="T214">のウィンドウ用となる。</text:span></text:p>
      <text:p text:style-name="P73">　　種別<text:tab/>：クラス</text:p>
      <text:p text:style-name="P23">　　親<text:tab/><text:tab/>：.<text:span text:style-name="T226">workspace</text:span></text:p>
      <text:p text:style-name="P73">　　プロパティ<text:tab/>：</text:p>
      <text:p text:style-name="P105"><text:span text:style-name="T290"><text:tab/></text:span><text:span text:style-name="T291">width</text:span><text:span text:style-name="T290"><text:tab/><text:tab/>：</text:span><text:span text:style-name="T296">94</text:span><text:span text:style-name="T287">.71428571</text:span><text:span text:style-name="T291">%</text:span><text:span text:style-name="T290"><text:tab/>：</text:span><text:span text:style-name="T297">19</text:span><text:span text:style-name="T292">グリッドの幅からmarginの分を抜いた幅を取る。</text:span></text:p>
      <text:p text:style-name="P317"><text:tab/><text:span text:style-name="T340">height<text:tab/><text:tab/>：auto!important<text:tab/>：高さを必ず自動調整にする。<text:tab/><text:tab/><text:tab/></text:span></text:p>
      <text:p text:style-name="P272"><text:span text:style-name="T119"><text:tab/></text:span><text:span text:style-name="T228">margin<text:tab/><text:tab/></text:span><text:span text:style-name="T239">：</text:span><text:span text:style-name="T245">0.28571429%<text:tab/><text:tab/></text:span><text:span text:style-name="T119">：およそ</text:span><text:span text:style-name="T122">2px程度のmarginを全方向に設定する。</text:span></text:p>
      <text:p text:style-name="P271"><text:span text:style-name="T119"><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271"><text:span text:style-name="T119"><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270"><text:span text:style-name="T119"><text:tab/></text:span><text:span text:style-name="T240">text-align</text:span><text:span text:style-name="T228"><text:tab/>：</text:span><text:span text:style-name="T230">center<text:tab/></text:span><text:span text:style-name="T245"><text:tab/>：タイトルを行の中央に寄せる</text:span><text:span text:style-name="T246">。</text:span></text:p>
      <text:p text:style-name="P270"><text:span text:style-name="T119"><text:tab/></text:span><text:span text:style-name="T124">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270"><text:span text:style-name="T141">　</text:span><text:span text:style-name="T145">9</text:span><text:span text:style-name="T141">）空白</text:span></text:p>
      <text:p text:style-name="P72">　　<text:span text:style-name="T5">① </text:span><text:span text:style-name="T163">.</text:span><text:span text:style-name="T188">space</text:span><text:span text:style-name="T163">-0101</text:span><text:span text:style-name="T164"> </text:span><text:span text:style-name="T163"><text:s/></text:span>：ＣＳＳファイル名（<text:span text:style-name="T223">style</text:span>.css）</text:p>
      <text:p text:style-name="P72"><text:s text:c="6"/>概要<text:tab/>：<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2">　　種別<text:tab/>：クラス</text:p>
      <text:p text:style-name="P22">　　親<text:tab/><text:tab/>：.<text:span text:style-name="T226">workspace</text:span></text:p>
      <text:p text:style-name="P72">　　プロパティ<text:tab/>：</text:p>
      <text:p text:style-name="P72"><text:tab/><text:span text:style-name="T271">width</text:span><text:tab/><text:tab/>：<text:span text:style-name="T322">5%</text:span><text:tab/><text:tab/>：<text:span text:style-name="T282">1グリッド分の幅を取る。</text:span></text:p>
      <text:p text:style-name="P72"><text:tab/><text:span text:style-name="T283">visibility<text:tab/><text:tab/>：hidden<text:tab/>：見えないようにする。</text:span></text:p>
      <text:p text:style-name="P72"><text:tab/><text:span text:style-name="T284">display</text:span><text:tab/><text:tab/>：<text:span text:style-name="T284">inline-block</text:span><text:tab/>：グリッドのアイテム同士横並べかつ、高さを指定するためにインライ</text:p>
      <text:p text:style-name="P72"><text:tab/><text:tab/><text:tab/><text:tab/><text:tab/>：ンブロック要素にする。</text:p>
      <text:p text:style-name="P72"><text:tab/><text:span text:style-name="T349">vertical-align<text:tab/>：middle<text:tab/>：高さを行の中心に合わせる。</text:span></text:p>
      <text:p text:style-name="P72">　　②<text:span text:style-name="T5"> </text:span><text:span text:style-name="T49">.</text:span><text:span text:style-name="T66">width-min</text:span><text:span text:style-name="T5"> </text:span><text:span text:style-name="T163">.</text:span><text:span text:style-name="T190">space</text:span><text:span text:style-name="T163">-0101</text:span><text:span text:style-name="T164"> </text:span><text:span text:style-name="T163"><text:s/></text:span>：ＣＳＳファイル名（<text:span text:style-name="T223">style</text:span>.css）</text:p>
      <text:p text:style-name="P72"><text:s text:c="6"/>概要<text:tab/>：<text:span text:style-name="T2">幅300の子ウィンドウでの</text:span><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2">　　種別<text:tab/>：クラス</text:p>
      <text:p text:style-name="P22">　　親<text:tab/><text:tab/>：<text:span text:style-name="T5"> .</text:span><text:span text:style-name="T28">width-min</text:span>.<text:span text:style-name="T226">workspace</text:span></text:p>
      <text:p text:style-name="P72">　　プロパティ<text:tab/>：</text:p>
      <text:p text:style-name="P72"><text:tab/><text:span text:style-name="T271">width</text:span><text:tab/><text:tab/>：<text:span text:style-name="T337">10%</text:span><text:tab/><text:tab/>：<text:span text:style-name="T282">1グリッド分の幅を取る。</text:span></text:p>
      <text:p text:style-name="P72">　　③<text:span text:style-name="T5"> </text:span><text:span text:style-name="T49">.</text:span><text:span text:style-name="T66">width-min</text:span><text:span text:style-name="T5"> </text:span><text:span text:style-name="T163">.</text:span><text:span text:style-name="T190">space</text:span><text:span text:style-name="T163">-010</text:span><text:span text:style-name="T191">3</text:span><text:span text:style-name="T163"> </text:span>：ＣＳＳファイル名（<text:span text:style-name="T223">style</text:span>.css）</text:p>
      <text:p text:style-name="P72"><text:s text:c="6"/>概要<text:tab/>：<text:span text:style-name="T2">幅300の子ウィンドウでの</text:span><text:span text:style-name="T176">1</text:span><text:span text:style-name="T165">行</text:span><text:span text:style-name="T208">3</text:span><text:span text:style-name="T165">列のサイズの空白。</text:span><text:span text:style-name="T208">3</text:span><text:span text:style-name="T167">グリッド単位で幅を調整するときに使う。</text:span></text:p>
      <text:p text:style-name="P72">　　種別<text:tab/>：クラス</text:p>
      <text:p text:style-name="P22">　　親<text:tab/><text:tab/>：.<text:span text:style-name="T226">workspace</text:span></text:p>
      <text:p text:style-name="P72">　　プロパティ<text:tab/>：</text:p>
      <text:p text:style-name="P72"><text:tab/><text:span text:style-name="T271">width</text:span><text:tab/><text:tab/>：<text:span text:style-name="T337">30%</text:span><text:tab/><text:tab/>：<text:span text:style-name="T322">3グリッド分の幅を取る。</text:span></text:p>
      <text:p text:style-name="P72"><text:tab/><text:span text:style-name="T283">visibility<text:tab/><text:tab/>：hidden<text:tab/>：見えないようにする。</text:span></text:p>
      <text:p text:style-name="P72"><text:tab/><text:span text:style-name="T284">display</text:span><text:tab/><text:tab/>：<text:span text:style-name="T284">inline-block</text:span><text:tab/>：グリッドのアイテム同士横並べかつ、高さを指定するためにインライ</text:p>
      <text:p text:style-name="P72"><text:tab/><text:tab/><text:tab/><text:tab/><text:tab/>：ンブロック要素にする。</text:p>
      <text:p text:style-name="P71"><text:tab/><text:span text:style-name="T349">vertical-align<text:tab/>：middle<text:tab/>：高さを行の中心に合わせる。</text:span></text:p>
      <text:p text:style-name="P268"><text:span text:style-name="T141">　</text:span><text:span text:style-name="T145">10</text:span><text:span text:style-name="T141">）見出行</text:span></text:p>
      <text:p text:style-name="P69">　　<text:span text:style-name="T163"> </text:span><text:span text:style-name="T5">① </text:span><text:span text:style-name="T180">.</text:span><text:span text:style-name="T182">head</text:span><text:span text:style-name="T180">-</text:span><text:span text:style-name="T182">text</text:span><text:span text:style-name="T180">-01</text:span><text:span text:style-name="T182">20</text:span><text:span text:style-name="T171"> </text:span>：ＣＳＳファイル名（<text:span text:style-name="T223">style</text:span>.css）</text:p>
      <text:p text:style-name="P69"><text:s text:c="6"/>概要<text:tab/>：<text:span text:style-name="T176">1</text:span><text:span text:style-name="T165">行</text:span><text:span text:style-name="T178">20</text:span><text:span text:style-name="T166">列の</text:span><text:span text:style-name="T165">サイズの見出行。</text:span></text:p>
      <text:p text:style-name="P69">　　種別<text:tab/>：クラス</text:p>
      <text:p text:style-name="P21">　　親<text:tab/><text:tab/>：.<text:span text:style-name="T226">workspace</text:span></text:p>
      <text:p text:style-name="P69">　　プロパティ<text:tab/>：</text:p>
      <text:p text:style-name="P320"><text:span text:style-name="T119"><text:tab/></text:span><text:span text:style-name="T125">width</text:span><text:span text:style-name="T119"><text:tab/><text:tab/>：</text:span><text:span text:style-name="T350">99.42857142%<text:tab/></text:span><text:span text:style-name="T119">：</text:span><text:span text:style-name="T130">20</text:span><text:span text:style-name="T126">グリッドの幅からmarginの分を抜いた幅を設定する。</text:span></text:p>
      <text:p text:style-name="P269"><text:span text:style-name="T206"><text:tab/></text:span><text:span text:style-name="T207">height<text:tab/><text:tab/>：auto!important<text:tab/>：高さを必ず自動調整にする。<text:tab/><text:tab/><text:tab/></text:span><text:span text:style-name="T119"><text:tab/></text:span><text:span text:style-name="T228">margin<text:tab/><text:tab/></text:span><text:span text:style-name="T239">：</text:span><text:span text:style-name="T241">8.5px </text:span><text:span text:style-name="T245">0.28571429%<text:tab/></text:span><text:span text:style-name="T119">：左右</text:span><text:span text:style-name="T127">2px程度、上下8.5pxのmarginを設定</text:span><text:span text:style-name="T122">。</text:span></text:p>
      <text:p text:style-name="P268"><text:span text:style-name="T119"><text:tab/></text:span><text:span text:style-name="T228">font-size<text:tab/>：</text:span><text:span text:style-name="T231">1</text:span><text:span text:style-name="T233">4</text:span><text:span text:style-name="T245">px<text:tab/><text:tab/><text:tab/>：親のフォントサイズを</text:span><text:span text:style-name="T246">にしたため、フォントのサイズを指定</text:span></text:p>
      <text:p text:style-name="P281"><text:tab/><text:tab/><text:tab/><text:tab/><text:tab/><text:tab/>：する。</text:p>
      <text:p text:style-name="P70"><text:span text:style-name="T252"><text:tab/>text-align</text:span><text:span text:style-name="T251"><text:tab/>：</text:span><text:span text:style-name="T253">left<text:tab/></text:span><text:span text:style-name="T252"><text:tab/></text:span><text:span text:style-name="T249"><text:tab/>：文字を行の左に寄せる</text:span><text:span text:style-name="T250">。</text:span></text:p>
      <text:p text:style-name="P268"><text:span text:style-name="T141">　</text:span><text:span text:style-name="T145">1</text:span><text:span text:style-name="T148">1</text:span><text:span text:style-name="T141">）ラジオボタンの見出の文字</text:span></text:p>
      <text:p text:style-name="P69">　　<text:span text:style-name="T163"> </text:span><text:span text:style-name="T5">① </text:span><text:span text:style-name="T180">.row-head-0101</text:span><text:span text:style-name="T171"> </text:span>：ＣＳＳファイル名（<text:span text:style-name="T223">style</text:span>.css）</text:p>
      <text:p text:style-name="P69"><text:s text:c="6"/>概要<text:tab/>：<text:span text:style-name="T176">1</text:span><text:span text:style-name="T165">行</text:span><text:span text:style-name="T177">1</text:span><text:span text:style-name="T166">列の</text:span><text:span text:style-name="T165">サイズの見出行の文字。表に見立ててグリッドのアイテムを並べる場合の見出しとし</text:span></text:p>
      <text:p text:style-name="P316"><text:tab/><text:tab/>：て使う。</text:p>
      <text:p text:style-name="P69">　　種別<text:tab/>：クラス</text:p>
      <text:p text:style-name="P21">　　親<text:tab/><text:tab/>：.<text:span text:style-name="T226">workspace</text:span></text:p>
      <text:p text:style-name="P69">　　プロパティ<text:tab/>：</text:p>
      <text:p text:style-name="P69"><text:tab/><text:span text:style-name="T271">width</text:span><text:tab/><text:tab/>：<text:span text:style-name="T271">4.71428571%</text:span><text:tab/>：<text:span text:style-name="T280">3グリッドの幅からmarginの分を抜いた幅を設定する。</text:span></text:p>
      <text:p text:style-name="P268"><text:span text:style-name="T119"><text:tab/></text:span><text:span text:style-name="T228">margin<text:tab/><text:tab/></text:span><text:span text:style-name="T239">：</text:span><text:span text:style-name="T245">0.28571429%<text:tab/></text:span><text:span text:style-name="T119">：およそ</text:span><text:span text:style-name="T122">2px程度のmarginを全方向に設定する。</text:span></text:p>
      <text:p text:style-name="P268"><text:span text:style-name="T119"><text:tab/></text:span><text:span text:style-name="T228">font-size<text:tab/>：</text:span><text:span text:style-name="T231">1</text:span><text:span text:style-name="T237">4</text:span><text:span text:style-name="T245">px<text:tab/><text:tab/>：親のフォントサイズを</text:span><text:span text:style-name="T246">0にしたため、フォントのサイズを指定</text:span></text:p>
      <text:p text:style-name="P281"><text:tab/><text:tab/><text:tab/><text:tab/><text:tab/>：する。添える程度の文字として、小さめのフォントにする。</text:p>
      <text:p text:style-name="P69"><text:tab/><text:span text:style-name="T284">display</text:span><text:tab/><text:tab/>：<text:span text:style-name="T284">inline-block</text:span><text:tab/>：グリッドのアイテム同士横並べかつ、高さを指定するためにインライ</text:p>
      <text:p text:style-name="P69"><text:soft-page-break/><text:tab/><text:tab/><text:tab/><text:tab/><text:tab/>：ンブロック要素にする。</text:p>
      <text:p text:style-name="P49"><text:tab/><text:span text:style-name="T349">vertical-align<text:tab/>：middle<text:tab/>：高さを行の中心に合わせる。</text:span></text:p>
      <text:p text:style-name="P49"><text:tab/><text:span text:style-name="T373">word-break<text:tab/>：break-all<text:tab/>：文字列が枠の幅を超えるまで改行させない。</text:span></text:p>
      <text:p text:style-name="P267"><text:span text:style-name="T141">　</text:span><text:span text:style-name="T145">1</text:span><text:span text:style-name="T148">2</text:span><text:span text:style-name="T141">）改行</text:span></text:p>
      <text:p text:style-name="P68">　　<text:span text:style-name="T5">① </text:span><text:span text:style-name="T181">br</text:span><text:span text:style-name="T171"> </text:span>：ＣＳＳファイル名（<text:span text:style-name="T223">style</text:span>.css）</text:p>
      <text:p text:style-name="P68"><text:s text:c="6"/>概要<text:tab/>：<text:span text:style-name="T165">改行タグ</text:span></text:p>
      <text:p text:style-name="P68">　　種別<text:tab/>：クラス</text:p>
      <text:p text:style-name="P20">　　親<text:tab/><text:tab/>：.<text:span text:style-name="T226">workspace</text:span></text:p>
      <text:p text:style-name="P68">　　プロパティ<text:tab/>：</text:p>
      <text:p text:style-name="P68"><text:tab/><text:span text:style-name="T348">clear</text:span><text:tab/><text:tab/>：<text:span text:style-name="T348">both</text:span><text:tab/>：行同士での要素の回り込みを防止する。</text:p>
      <text:p text:style-name="P266"><text:span text:style-name="T141">　</text:span><text:span text:style-name="T146">1</text:span><text:span text:style-name="T148">3</text:span><text:span text:style-name="T141">）表 </text:span><text:span text:style-name="T147">(</text:span><text:span text:style-name="T149">jqGrid</text:span><text:span text:style-name="T147">)</text:span></text:p>
      <text:p text:style-name="P67">　　<text:span text:style-name="T5">①</text:span><text:span text:style-name="T194">.list </text:span><text:span text:style-name="T163"><text:s/></text:span>：ＣＳＳファイル名（<text:span text:style-name="T223">style</text:span>.css）</text:p>
      <text:p text:style-name="P44"><text:s text:c="6"/>概要<text:tab/>：<text:span text:style-name="T185">jqGridの表のベース。</text:span></text:p>
      <text:p text:style-name="P67">　　種別<text:tab/>：クラス</text:p>
      <text:p text:style-name="P19">　　親<text:tab/><text:tab/>：.<text:span text:style-name="T226">workspace</text:span></text:p>
      <text:p text:style-name="P67">　　プロパティ<text:tab/>：</text:p>
      <text:p text:style-name="P66"><text:tab/><text:span text:style-name="T224">width</text:span><text:tab/><text:tab/>：<text:span text:style-name="T224">100%</text:span><text:tab/>：親要素となる.<text:span text:style-name="T308">wrap-list</text:span>と同じだけの幅を取る。</text:p>
      <text:p text:style-name="P48"><text:span text:style-name="T7">　1</text:span><text:span text:style-name="T36">4</text:span><text:span text:style-name="T5">）グラフ</text:span><text:span text:style-name="T9">(</text:span><text:span text:style-name="T65">Google Chart Tools</text:span><text:span text:style-name="T9">)</text:span></text:p>
      <text:p text:style-name="P48">　　<text:span text:style-name="T5">①</text:span><text:span text:style-name="T183">.graph</text:span>：ＣＳＳファイル名（<text:span text:style-name="T223">style</text:span>.css）</text:p>
      <text:p text:style-name="P48"><text:s text:c="6"/>概要<text:tab/>：<text:span text:style-name="T9">Google Chart Toolsのグラフのベース。</text:span></text:p>
      <text:p text:style-name="P48">　　種別<text:tab/>：クラス</text:p>
      <text:p text:style-name="P18">　　親<text:tab/><text:tab/>：.<text:span text:style-name="T226">workspace</text:span></text:p>
      <text:p text:style-name="P48">　　プロパティ<text:tab/>：</text:p>
      <text:p text:style-name="P48"><text:tab/><text:span text:style-name="T307">width</text:span><text:tab/><text:tab/>：<text:span text:style-name="T307">100%</text:span><text:tab/>：幅を親要素<text:span text:style-name="T307">(.workspace)と同じにする。</text:span></text:p>
      <text:p text:style-name="P48"><text:span text:style-name="T7">　1</text:span><text:span text:style-name="T36">5</text:span><text:span text:style-name="T5">）カレンダー</text:span><text:span text:style-name="T9">(</text:span><text:span text:style-name="T64">Datepicker</text:span><text:span text:style-name="T9">)</text:span></text:p>
      <text:p text:style-name="P48">　　<text:span text:style-name="T5">①</text:span><text:span text:style-name="T179">.</text:span><text:span text:style-name="T184">calendar</text:span>：ＣＳＳファイル名（<text:span text:style-name="T223">style</text:span>.css）</text:p>
      <text:p text:style-name="P48"><text:s text:c="6"/>概要<text:tab/>：<text:span text:style-name="T9">ページに埋め込む形のカレンダー。</text:span></text:p>
      <text:p text:style-name="P48">　　種別<text:tab/>：クラス</text:p>
      <text:p text:style-name="P18">　　親<text:tab/><text:tab/>：.<text:span text:style-name="T226">workspace</text:span></text:p>
      <text:p text:style-name="P48">　　プロパティ<text:tab/>：</text:p>
      <text:p text:style-name="P384">　　② <text:span text:style-name="T106">.</text:span><text:span text:style-name="T117">width-min </text:span><text:span text:style-name="T106">.</text:span><text:span text:style-name="T114">ui-datepicker-inline</text:span><text:span text:style-name="T159">：ＣＳＳファイル名（</text:span><text:span text:style-name="T160">style</text:span><text:span text:style-name="T159">.css）</text:span></text:p>
      <text:p text:style-name="P385"><text:span text:style-name="T419"><text:s text:c="6"/>概要<text:tab/>：カレンダーの本体部分。カレンダーの高さや幅を指定する。</text:span></text:p>
      <text:p text:style-name="P389">　　種別<text:tab/>：クラス</text:p>
      <text:p text:style-name="P390">　　親<text:tab/><text:tab/>：.<text:span text:style-name="T226">workspace</text:span></text:p>
      <text:p text:style-name="P381">　　プロパティ<text:tab/>：</text:p>
      <text:p text:style-name="P381"><text:tab/><text:span text:style-name="T420">width<text:tab/><text:tab/>：100%<text:tab/><text:tab/>：外枠一杯に幅を広げる。</text:span></text:p>
      <text:p text:style-name="P61"><text:span text:style-name="T8">　1</text:span><text:span text:style-name="T36">6</text:span><text:span text:style-name="T5">）タブ関連</text:span><text:span text:style-name="T49">（easytabs）</text:span></text:p>
      <text:p text:style-name="P64">　　①<text:span text:style-name="T100"> .</text:span><text:span text:style-name="T101">tab-container ul li</text:span>：ＣＳＳファイル名（<text:span text:style-name="T223">style</text:span>.css）</text:p>
      <text:p text:style-name="P64"><text:s text:c="6"/>概要<text:tab/>：<text:span text:style-name="T272">jqueryプラグイン「easytabs」の</text:span><text:span text:style-name="T6">タブのボタン。</text:span></text:p>
      <text:p text:style-name="P64">　　種別<text:tab/>：タグ</text:p>
      <text:p text:style-name="P17">　　親<text:tab/><text:tab/>：.<text:span text:style-name="T224">workspace ←</text:span>.<text:span text:style-name="T102">tab-container </text:span><text:span text:style-name="T103">ul</text:span></text:p>
      <text:p text:style-name="P64">　　プロパティ<text:tab/>：</text:p>
      <text:p text:style-name="P64"><text:tab/><text:span text:style-name="T227">display</text:span><text:tab/><text:tab/>：<text:span text:style-name="T227">inline-block</text:span><text:tab/>：インラインブロックにしてボタンを横に並べる。</text:p>
      <text:p text:style-name="P64"><text:tab/><text:span text:style-name="T227">background</text:span><text:tab/>：<text:span text:style-name="T227">#CCC</text:span><text:tab/><text:tab/>：背景色をグレーにする。</text:p>
      <text:p text:style-name="P64"><text:tab/><text:span text:style-name="T227">border</text:span><text:tab/><text:tab/>：<text:span text:style-name="T227">solid 1px</text:span><text:tab/>：細い実線で囲む。</text:p>
      <text:p text:style-name="P64"><text:tab/><text:span text:style-name="T227">border-bottom</text:span><text:tab/>：<text:span text:style-name="T227">none</text:span><text:tab/><text:tab/>：下の線だけなくす。</text:p>
      <text:p text:style-name="P319"><text:span text:style-name="T119"><text:tab/></text:span><text:span text:style-name="T121">border-top-left-radius</text:span><text:span text:style-name="T119"><text:tab/><text:tab/>：</text:span><text:span text:style-name="T120">5px 5px</text:span><text:span text:style-name="T119"><text:tab/>：左上の角を丸くする。</text:span></text:p>
      <text:p text:style-name="P319"><text:span text:style-name="T119"><text:tab/></text:span><text:span text:style-name="T121">border-top-right-radius</text:span><text:span text:style-name="T119"><text:tab/><text:tab/>：</text:span><text:span text:style-name="T120">5px 5px</text:span><text:span text:style-name="T119"><text:tab/>：右上の角を丸くする。</text:span></text:p>
      <text:p text:style-name="P64">　　②<text:span text:style-name="T49"> </text:span><text:span text:style-name="T100">.</text:span><text:span text:style-name="T101">tab-container ul li.active</text:span>：ＣＳＳファイル名（<text:span text:style-name="T223">style</text:span>.css）</text:p>
      <text:p text:style-name="P64"><text:s text:c="6"/>概要<text:tab/>：<text:span text:style-name="T272">jqueryプラグイン「easytabs」の</text:span><text:span text:style-name="T6">現在選択されているタブのボタン。</text:span></text:p>
      <text:p text:style-name="P64">　　種別<text:tab/>：タグ</text:p>
      <text:p text:style-name="P17">　　親<text:tab/><text:tab/>：.<text:span text:style-name="T224">workspace ←</text:span>.<text:span text:style-name="T102">tab-container </text:span><text:span text:style-name="T103">ul</text:span></text:p>
      <text:p text:style-name="P64">　　プロパティ<text:tab/>：</text:p>
      <text:p text:style-name="P64"><text:tab/><text:span text:style-name="T267">background</text:span><text:tab/>：<text:span text:style-name="T267">#FFF</text:span><text:tab/><text:tab/>：背景を白くし、このボタンだけ違うとわかりやすくする。</text:p>
      <text:p text:style-name="P64"><text:tab/><text:span text:style-name="T267">padding-top</text:span><text:tab/>：<text:span text:style-name="T267">6px</text:span><text:tab/><text:tab/>：ボタンの文字を下にずらす。</text:p>
      <text:p text:style-name="P64"><text:tab/><text:span text:style-name="T267">position</text:span><text:tab/><text:tab/>：<text:span text:style-name="T267">relative</text:span><text:tab/>：相対位置指定を有効にする。座標指定が有効になる。</text:p>
      <text:p text:style-name="P64"><text:tab/><text:span text:style-name="T267">top</text:span><text:tab/><text:tab/>：<text:span text:style-name="T267">1px</text:span><text:tab/><text:tab/>：上から<text:span text:style-name="T267">1pxずらし、タブの内容表示部分の枠をボタンにかか</text:span></text:p>
      <text:p text:style-name="P102"><text:tab/><text:tab/><text:tab/><text:tab/><text:tab/>：る所だけ消す。</text:p>
      <text:p text:style-name="P64"><text:tab/><text:span text:style-name="T270">font-weight</text:span><text:tab/>：<text:span text:style-name="T270">bold</text:span><text:tab/><text:tab/>：テキストを太字にして強調する。</text:p>
      <text:p text:style-name="P64">　　③<text:span text:style-name="T49"> </text:span><text:span text:style-name="T100">.</text:span><text:span text:style-name="T101">tab-container ul li a</text:span>：ＣＳＳファイル名（<text:span text:style-name="T223">style</text:span>.css）</text:p>
      <text:p text:style-name="P64"><text:s text:c="6"/>概要<text:tab/>：<text:span text:style-name="T272">jqueryプラグイン「easytabs」の</text:span><text:span text:style-name="T6">タブのボタンの文字。</text:span></text:p>
      <text:p text:style-name="P64">　　種別<text:tab/>：タグ</text:p>
      <text:p text:style-name="P17">　　親<text:tab/><text:tab/>：.<text:span text:style-name="T224">workspace ←</text:span>.<text:span text:style-name="T102">tab-container </text:span><text:span text:style-name="T103">ul←</text:span><text:span text:style-name="T104">.</text:span><text:span text:style-name="T105">tab-container ul li</text:span></text:p>
      <text:p text:style-name="P64">　　プロパティ<text:tab/>：</text:p>
      <text:p text:style-name="P64"><text:tab/><text:span text:style-name="T268">display</text:span><text:tab/><text:tab/>：<text:span text:style-name="T268">block</text:span><text:tab/><text:tab/>：ブロック要素として表示。</text:p>
      <text:p text:style-name="P64"><text:tab/><text:span text:style-name="T268">padding</text:span><text:tab/><text:tab/>：<text:span text:style-name="T268">5px</text:span><text:tab/><text:tab/>：ボタンの外枠と文字の間に少々の余白を持たせる。</text:p>
      <text:p text:style-name="P64"><text:soft-page-break/><text:tab/><text:span text:style-name="T268">outline</text:span><text:tab/><text:tab/>：<text:span text:style-name="T268">none</text:span><text:tab/><text:tab/>：クリックしたときに出る枠線をなくす。</text:p>
      <text:p text:style-name="P64"><text:tab/><text:span text:style-name="T268">color</text:span><text:tab/><text:tab/>：<text:span text:style-name="T268">#000</text:span><text:tab/><text:tab/>：文字を黒字にする。</text:p>
      <text:p text:style-name="P64"><text:tab/><text:span text:style-name="T269">text-decoration</text:span><text:tab/>：<text:span text:style-name="T269">none</text:span><text:tab/><text:tab/>：<text:span text:style-name="T269">aタグのテキストにある下線をなくす。</text:span></text:p>
      <text:p text:style-name="P64">　　④<text:span text:style-name="T5"> </text:span><text:span text:style-name="T100">.</text:span><text:span text:style-name="T101">tab-container ul li a:hover</text:span>：ＣＳＳファイル名（<text:span text:style-name="T223">style</text:span>.css）</text:p>
      <text:p text:style-name="P65"><text:s text:c="6"/>概要<text:tab/>：<text:span text:style-name="T272">jqueryプラグイン「easytabs」の</text:span><text:span text:style-name="T6">タブのボタンにマウスカーソルが乗ったときのスタイルシート。</text:span></text:p>
      <text:p text:style-name="P64">　　種別<text:tab/>：疑似クラス</text:p>
      <text:p text:style-name="P17">　　親<text:tab/><text:tab/>：<text:span text:style-name="T48">.</text:span><text:span text:style-name="T63">workspace</text:span><text:span text:style-name="T10"> ←</text:span><text:span text:style-name="T1">.</text:span><text:span text:style-name="T102">tab-container </text:span><text:span text:style-name="T103">ul←</text:span><text:span text:style-name="T46">.</text:span><text:span text:style-name="T47">tab-container ul li</text:span></text:p>
      <text:p text:style-name="P64">　　プロパティ<text:tab/>：<text:span text:style-name="T5"> </text:span></text:p>
      <text:p text:style-name="P64"><text:tab/><text:span text:style-name="T269">text-decoration</text:span><text:tab/><text:tab/>：<text:span text:style-name="T269">underline</text:span><text:tab/><text:tab/>：ボタンにカーソルを合わせたら下線を出し</text:p>
      <text:p text:style-name="P64"><text:tab/><text:tab/><text:tab/><text:tab/><text:tab/><text:tab/><text:tab/>：て強調する。</text:p>
      <text:p text:style-name="P63">　<text:span text:style-name="T8">1</text:span><text:span text:style-name="T36">7</text:span><text:span text:style-name="T5">）グリッドの高さ設定</text:span></text:p>
      <text:p text:style-name="P51">　　①<text:span text:style-name="T5"> </text:span><text:span text:style-name="T49">.</text:span><text:span text:style-name="T62">grid</text:span>：ＣＳＳファイル名（<text:span text:style-name="T223">style</text:span>.css）</text:p>
      <text:p text:style-name="P51"><text:s text:c="6"/>概要<text:tab/>：グリッドのアイテムの高さを指定する<text:span text:style-name="T6">。</text:span></text:p>
      <text:p text:style-name="P51">　　種別<text:tab/>：クラス</text:p>
      <text:p text:style-name="P16">　　親<text:tab/><text:tab/>：.<text:span text:style-name="T224">workspace</text:span></text:p>
      <text:p text:style-name="P51">　　プロパティ<text:tab/>：</text:p>
      <text:p text:style-name="P51"><text:tab/><text:span text:style-name="T306">height</text:span><text:tab/><text:tab/>：<text:span text:style-name="T318">31px</text:span><text:tab/><text:tab/>：<text:span text:style-name="T306">1グリッドの幅と同じ高さを指定する</text:span>。</text:p>
      <text:p text:style-name="P51">　　②<text:span text:style-name="T5"> </text:span><text:span text:style-name="T60">.workspace.width-max </text:span><text:span text:style-name="T49">.</text:span><text:span text:style-name="T62">grid</text:span>：ＣＳＳファイル名（<text:span text:style-name="T223">style</text:span>.css）</text:p>
      <text:p text:style-name="P51"><text:s text:c="6"/>概要<text:tab/>：幅<text:span text:style-name="T319">600pxの子ウィンドウでの</text:span>グリッドのアイテムの高さを指定する<text:span text:style-name="T6">。</text:span></text:p>
      <text:p text:style-name="P51">　　種別<text:tab/>：クラス</text:p>
      <text:p text:style-name="P15">　　親<text:tab/><text:tab/>：.<text:span text:style-name="T224">workspace</text:span><text:span text:style-name="T12">.width-max</text:span></text:p>
      <text:p text:style-name="P51">　　プロパティ<text:tab/>：</text:p>
      <text:p text:style-name="P51"><text:tab/><text:span text:style-name="T306">height</text:span><text:tab/><text:tab/>：<text:span text:style-name="T318">30px</text:span><text:tab/><text:tab/>：<text:span text:style-name="T306">1グリッドの幅と同じ高さを指定する</text:span>。</text:p>
      <text:p text:style-name="P51">　　③<text:span text:style-name="T5"> </text:span><text:span text:style-name="T60">.workspace.width-middle</text:span><text:span text:style-name="T49"> .</text:span><text:span text:style-name="T62">grid</text:span>：ＣＳＳファイル名（<text:span text:style-name="T223">style</text:span>.css）</text:p>
      <text:p text:style-name="P62"><text:s text:c="6"/>概要<text:tab/>：幅<text:span text:style-name="T319">500pxの子ウィンドウでの</text:span>グリッドのアイテムの高さを指定する<text:span text:style-name="T6">。</text:span></text:p>
      <text:p text:style-name="P51">　　種別<text:tab/>：クラス</text:p>
      <text:p text:style-name="P15">　　親<text:tab/><text:tab/>：.<text:span text:style-name="T224">workspace</text:span><text:span text:style-name="T12">.width-m</text:span><text:span text:style-name="T13">iddle</text:span></text:p>
      <text:p text:style-name="P51">　　プロパティ<text:tab/>：</text:p>
      <text:p text:style-name="P51"><text:tab/><text:span text:style-name="T306">height</text:span><text:tab/><text:tab/>：<text:span text:style-name="T338">29px</text:span><text:tab/><text:tab/>：<text:span text:style-name="T306">1グリッドの幅と同じ高さを指定する</text:span>。</text:p>
      <text:p text:style-name="P51">　　④<text:span text:style-name="T5"> </text:span><text:span text:style-name="T49"><text:s/></text:span><text:span text:style-name="T60">.workspace.width-</text:span><text:span text:style-name="T61">min</text:span>：ＣＳＳファイル名（<text:span text:style-name="T223">style</text:span>.css）</text:p>
      <text:p text:style-name="P62"><text:s text:c="6"/>概要<text:tab/>：幅<text:span text:style-name="T319">300pxの子ウィンドウでの</text:span>グリッドのアイテムの高さを指定する<text:span text:style-name="T6">。</text:span></text:p>
      <text:p text:style-name="P51">　　種別<text:tab/>：クラス</text:p>
      <text:p text:style-name="P15">　　親<text:tab/><text:tab/>：.<text:span text:style-name="T224">workspace</text:span><text:span text:style-name="T12">.width-</text:span><text:span text:style-name="T13">min</text:span></text:p>
      <text:p text:style-name="P51">　　プロパティ<text:tab/>：</text:p>
      <text:p text:style-name="P51"><text:tab/><text:span text:style-name="T306">height</text:span><text:tab/><text:tab/>：<text:span text:style-name="T339">28px</text:span><text:tab/><text:tab/>：<text:span text:style-name="T306">1グリッドの幅と同じ高さを指定する</text:span>。</text:p>
      <text:p text:style-name="P51"/>
      <text:p text:style-name="P50"><text:span text:style-name="T98">C</text:span><text:span text:style-name="T97">）リセット</text:span><text:span text:style-name="T99">CSS</text:span></text:p>
      <text:p text:style-name="P343">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23">style</text:span>.css）</text:p>
      <text:p text:style-name="P52"><text:s text:c="6"/>概要<text:tab/>：スタイルの<text:span text:style-name="T39">リセットの対象となるタグ</text:span></text:p>
      <text:p text:style-name="P52">　　種別<text:tab/>：タグ</text:p>
      <text:p text:style-name="P10">　　親<text:tab/><text:tab/>：</text:p>
      <text:p text:style-name="P52">　　プロパティ<text:tab/>：</text:p>
      <text:p text:style-name="P52"><text:tab/><text:span text:style-name="T374">margin</text:span><text:tab/><text:tab/><text:tab/>：<text:span text:style-name="T374">0px</text:span><text:tab/><text:tab/>：<text:span text:style-name="T374">marginをなくす。</text:span></text:p>
      <text:p text:style-name="P52"><text:tab/><text:span text:style-name="T374">padding<text:tab/><text:tab/><text:tab/>：0px<text:tab/><text:tab/>：paddingをなくす。</text:span></text:p>
      <text:p text:style-name="P52"><text:tab/><text:span text:style-name="T374">border<text:tab/><text:tab/><text:tab/>：0px<text:tab/><text:tab/>：枠線の太さを0にする。</text:span></text:p>
      <text:p text:style-name="P53"><text:tab/><text:span text:style-name="T374">outline<text:tab/><text:tab/><text:tab/>：0px<text:tab/><text:tab/>：アイテムをクリックしたときの囲み線の太さを0にする。</text:span></text:p>
      <text:p text:style-name="P53"><text:tab/><text:span text:style-name="T374">font-size<text:tab/><text:tab/>：100%<text:tab/><text:tab/>：フォントの大きさを拡大・縮小のないサイズに設定する。</text:span></text:p>
      <text:p text:style-name="P53"><text:tab/><text:span text:style-name="T374">vertical-align<text:tab/><text:tab/>：baseline<text:tab/>：要素の垂直位置を下に合わせる。</text:span></text:p>
      <text:p text:style-name="P53"><text:tab/><text:span text:style-name="T374">background-color<text:tab/>：transepanrent<text:tab/>：背景色を透明にする。</text:span></text:p>
      <text:p text:style-name="P54">　　②<text:span text:style-name="T5"> </text:span><text:span text:style-name="T58">body</text:span>：ＣＳＳファイル名（<text:span text:style-name="T223">style</text:span>.css）</text:p>
      <text:p text:style-name="P54"><text:s text:c="6"/>概要<text:tab/>：<text:span text:style-name="T40">bodyタグ。ページ全体に影響する。</text:span></text:p>
      <text:p text:style-name="P54">　　種別<text:tab/>：タグ</text:p>
      <text:p text:style-name="P11">　　親<text:tab/><text:tab/>：</text:p>
      <text:p text:style-name="P54">　　プロパティ<text:tab/>：</text:p>
      <text:p text:style-name="P54"><text:tab/><text:span text:style-name="T375">line-height</text:span><text:tab/>：<text:span text:style-name="T375">1</text:span><text:tab/><text:tab/><text:tab/><text:tab/><text:tab/>：行間を最低限の幅にする。</text:p>
      <text:p text:style-name="P54"><text:tab/><text:span text:style-name="T375">font-family</text:span><text:tab/>：<text:span text:style-name="T375">Meiryo, メイリオ, 'Lucida Grande', </text:span></text:p>
      <text:p text:style-name="P387"><text:tab/><text:tab/><text:tab/> <text:s/>'Hiragino Kaku Gothic ProN',</text:p>
      <text:p text:style-name="P54"><text:span text:style-name="T375"><text:tab/><text:tab/><text:tab/> <text:s/>'ヒラギノ角ゴ ProN W3', sans-serif</text:span><text:tab/>：使用するフォントの優先順位を設定する。</text:p>
      <text:p text:style-name="P342">　　③<text:span text:style-name="T5"> </text:span><text:span text:style-name="T57">article,aside,details,figcaption,figure, footer,header,hgroup,menu,nav,section</text:span>：ＣＳＳファイル名（<text:span text:style-name="T223">style</text:span>.css）</text:p>
      <text:p text:style-name="P55"><text:soft-page-break/><text:s text:c="6"/>概要<text:tab/>：<text:span text:style-name="T376">HTML5で追加された</text:span><text:span text:style-name="T40">タグ。</text:span></text:p>
      <text:p text:style-name="P55">　　種別<text:tab/>：タグ</text:p>
      <text:p text:style-name="P12">　　親<text:tab/><text:tab/>：</text:p>
      <text:p text:style-name="P55">　　プロパティ<text:tab/>：</text:p>
      <text:p text:style-name="P55"><text:tab/><text:span text:style-name="T377">display</text:span><text:tab/><text:tab/>：<text:span text:style-name="T377">block</text:span><text:tab/><text:tab/><text:tab/>：<text:span text:style-name="T377">HTML5に対応していないブラウザでも最低限のレイアウト</text:span></text:p>
      <text:p text:style-name="P55"><text:tab/><text:tab/><text:tab/><text:tab/><text:tab/><text:tab/>：が確保できるように、ブロック要素に指定しておく。</text:p>
      <text:p text:style-name="P341">　　④<text:span text:style-name="T5"> </text:span><text:span text:style-name="T56">nav ul</text:span>：ＣＳＳファイル名（<text:span text:style-name="T223">style</text:span>.css）</text:p>
      <text:p text:style-name="P56"><text:s text:c="6"/>概要<text:tab/>：<text:span text:style-name="T378">navタグを親に持つリストのタグ</text:span><text:span text:style-name="T40">。</text:span></text:p>
      <text:p text:style-name="P56">　　種別<text:tab/>：タグ</text:p>
      <text:p text:style-name="P13">　　親<text:tab/><text:tab/>：<text:span text:style-name="T379">nav</text:span></text:p>
      <text:p text:style-name="P56">　　プロパティ<text:tab/>：</text:p>
      <text:p text:style-name="P57"><text:tab/><text:span text:style-name="T379">list-style</text:span><text:tab/>：<text:span text:style-name="T379">none</text:span><text:tab/><text:tab/><text:tab/>：リストの項目ごとの先頭に付く点をなくす。</text:p>
      <text:p text:style-name="P340">　　⑤ <text:span text:style-name="T49"><text:s/></text:span><text:span text:style-name="T55">blockquote, q</text:span>：ＣＳＳファイル名（<text:span text:style-name="T223">style</text:span>.css）</text:p>
      <text:p text:style-name="P57"><text:s text:c="6"/>概要<text:tab/>：転載・引用したテキストをマークアップするタグ</text:p>
      <text:p text:style-name="P57">　　種別<text:tab/>：タグ</text:p>
      <text:p text:style-name="P14">　　親<text:tab/><text:tab/>：</text:p>
      <text:p text:style-name="P57">　　プロパティ<text:tab/>：</text:p>
      <text:p text:style-name="P57"><text:tab/><text:span text:style-name="T380">quotes<text:tab/></text:span><text:tab/>：<text:span text:style-name="T380">none</text:span><text:tab/><text:tab/><text:tab/>：引用府を使わない。</text:p>
      <text:p text:style-name="P339">　　⑥<text:span text:style-name="T49"> </text:span><text:span text:style-name="T54">blockquote:before, blockquote:after, q:before, q:after</text:span><text:span text:style-name="T41"> </text:span>：ＣＳＳファイル名（<text:span text:style-name="T223">style</text:span>.css）</text:p>
      <text:p text:style-name="P57"><text:s text:c="6"/>概要<text:tab/>：<text:span text:style-name="T380">blockquote、qのタグの前後に挿入する疑似要素</text:span></text:p>
      <text:p text:style-name="P57">　　種別<text:tab/>：疑似要素</text:p>
      <text:p text:style-name="P14">　　親<text:tab/><text:tab/>：</text:p>
      <text:p text:style-name="P57">　　プロパティ<text:tab/>：</text:p>
      <text:p text:style-name="P349"><text:tab/><text:span text:style-name="T380">content</text:span><text:tab/><text:tab/>：<text:span text:style-name="T380">''</text:span><text:tab/><text:tab/>：疑似要素の文字を空にする。</text:p>
      <text:p text:style-name="P349"><text:tab/><text:span text:style-name="T380">content</text:span><text:tab/>：<text:tab/>：<text:span text:style-name="T380">none<text:tab/><text:tab/>：疑似要素を使わない。</text:span></text:p>
      <text:p text:style-name="P332">　　<text:span text:style-name="T5"> ⑦</text:span><text:span text:style-name="T53">a</text:span>：ＣＳＳファイル名（<text:span text:style-name="T223">style</text:span>.css）</text:p>
      <text:p text:style-name="P57"><text:s text:c="6"/>概要<text:tab/>：リンク文字列のタグ</text:p>
      <text:p text:style-name="P57">　　種別<text:tab/>：タグ</text:p>
      <text:p text:style-name="P14">　　親<text:tab/><text:tab/>：</text:p>
      <text:p text:style-name="P57">　　プロパティ<text:tab/>：</text:p>
      <text:p text:style-name="P348"><text:tab/><text:span text:style-name="T381">margin</text:span><text:tab/><text:tab/>：<text:span text:style-name="T381">0</text:span><text:tab/><text:tab/><text:tab/>：<text:span text:style-name="T381">marginをなくす。</text:span></text:p>
      <text:p text:style-name="P348"><text:tab/><text:span text:style-name="T381">padding</text:span><text:tab/><text:tab/>：<text:span text:style-name="T381">0</text:span><text:tab/><text:tab/><text:tab/>：<text:span text:style-name="T381">paddingをなくす。</text:span></text:p>
      <text:p text:style-name="P348"><text:tab/><text:span text:style-name="T381">font-size</text:span><text:tab/>：<text:span text:style-name="T381">100%</text:span><text:tab/><text:tab/><text:tab/>：文字の大きさを標準にする。</text:p>
      <text:p text:style-name="P348"><text:tab/><text:span text:style-name="T381">vertical-align</text:span><text:tab/>：<text:span text:style-name="T381">baseline</text:span><text:tab/><text:tab/>：文字の位置を行の下部に合わせる。</text:p>
      <text:p text:style-name="P348"><text:tab/><text:span text:style-name="T381">background</text:span><text:tab/>：<text:span text:style-name="T381">transparent</text:span><text:tab/><text:tab/>：背景色を透明にする。</text:p>
      <text:p text:style-name="P333">　　<text:span text:style-name="T5">⑧</text:span><text:span text:style-name="T49"> </text:span><text:span text:style-name="T52">ins</text:span>：ＣＳＳファイル名（<text:span text:style-name="T223">style</text:span>.css）</text:p>
      <text:p text:style-name="P57"><text:s text:c="6"/>概要<text:tab/>：後から挿入された要素であることを示すタグ</text:p>
      <text:p text:style-name="P57">　　種別<text:tab/>：タグ</text:p>
      <text:p text:style-name="P14">　　親<text:tab/><text:tab/>：</text:p>
      <text:p text:style-name="P57">　　プロパティ<text:tab/>：</text:p>
      <text:p text:style-name="P347"><text:tab/><text:span text:style-name="T382">background-color</text:span><text:tab/>：<text:span text:style-name="T382">#ff9</text:span><text:tab/><text:tab/>：背景色を薄い黄色に指定する。</text:p>
      <text:p text:style-name="P347"><text:tab/><text:span text:style-name="T382">color</text:span><text:tab/><text:tab/><text:tab/>：<text:span text:style-name="T382">#000</text:span><text:tab/><text:tab/>：文字の色を黒に指定する。</text:p>
      <text:p text:style-name="P347"><text:tab/><text:span text:style-name="T382">text-decoration</text:span><text:tab/><text:tab/>：<text:span text:style-name="T382">none</text:span><text:tab/><text:tab/>：文字の装飾をなくす。</text:p>
      <text:p text:style-name="P334">　　<text:span text:style-name="T5">⑨ </text:span><text:span text:style-name="T51">mark</text:span>：ＣＳＳファイル名（<text:span text:style-name="T223">style</text:span>.css）</text:p>
      <text:p text:style-name="P57"><text:s text:c="6"/>概要<text:tab/>：文字をハイライトするタグ。</text:p>
      <text:p text:style-name="P57">　　種別<text:tab/>：タグ</text:p>
      <text:p text:style-name="P14">　　親<text:tab/><text:tab/>：</text:p>
      <text:p text:style-name="P57">　　プロパティ<text:tab/>：</text:p>
      <text:p text:style-name="P57"><text:tab/><text:span text:style-name="T383">background-color</text:span><text:tab/>：<text:span text:style-name="T383">#ff9</text:span><text:tab/><text:tab/>：背景色を薄い黄色に指定する。</text:p>
      <text:p text:style-name="P346"><text:tab/><text:span text:style-name="T383">color</text:span><text:tab/><text:tab/><text:tab/>：<text:span text:style-name="T383">#000</text:span><text:tab/><text:tab/>：文字の色を黒に指定する。</text:p>
      <text:p text:style-name="P346"><text:tab/><text:span text:style-name="T383">font-style</text:span><text:tab/><text:tab/>：<text:span text:style-name="T383">italic</text:span><text:tab/><text:tab/>：文字をイタリック体にする。</text:p>
      <text:p text:style-name="P346"><text:tab/><text:span text:style-name="T383">font-weight</text:span><text:tab/><text:tab/>：<text:span text:style-name="T383">bold</text:span><text:tab/><text:tab/>：文字を太字にする。</text:p>
      <text:p text:style-name="P335">　　⑩<text:span text:style-name="T383">del</text:span><text:span text:style-name="T5"> </text:span>：ＣＳＳファイル名（<text:span text:style-name="T223">style</text:span>.css）</text:p>
      <text:p text:style-name="P57"><text:s text:c="6"/>概要<text:tab/>：削除された内容であることを示すタグ。</text:p>
      <text:p text:style-name="P57">　　種別<text:tab/>：タグ</text:p>
      <text:p text:style-name="P14">　　親<text:tab/><text:tab/>：</text:p>
      <text:p text:style-name="P57">　　プロパティ<text:tab/>：</text:p>
      <text:p text:style-name="P57"><text:tab/><text:span text:style-name="T383">text-decoration</text:span><text:tab/><text:tab/>：<text:span text:style-name="T383">line-through</text:span><text:tab/>：文字に取り消し線を引く。</text:p>
      <text:p text:style-name="P338">　　⑪<text:span text:style-name="T50">abbr[title], dfn[title]</text:span>：ＣＳＳファイル名（<text:span text:style-name="T223">style</text:span>.css）</text:p>
      <text:p text:style-name="P57"><text:s text:c="6"/>概要<text:tab/>：<text:span text:style-name="T385">title属性が設定してある</text:span>タイトル属性略語タグと用語定義タグ。</text:p>
      <text:p text:style-name="P57">　　種別<text:tab/>：タグ</text:p>
      <text:p text:style-name="P14">　　親<text:tab/><text:tab/>：</text:p>
      <text:p text:style-name="P57">　　プロパティ<text:tab/>：</text:p>
      <text:p text:style-name="P57"><text:tab/><text:span text:style-name="T385">border-bottom</text:span><text:tab/>：<text:span text:style-name="T385">1px dotted</text:span><text:tab/>：下に太さ<text:span text:style-name="T385">1pxの破線を引く。</text:span></text:p>
      <text:p text:style-name="P57"><text:tab/><text:span text:style-name="T385">cursor<text:tab/><text:tab/>：help<text:tab/><text:tab/>：要素にカーソルが重なったら？マークのカーソルに変える。</text:span></text:p>
      <text:p text:style-name="P337">　　⑫<text:span text:style-name="T385">table</text:span><text:span text:style-name="T5"> </text:span>：ＣＳＳファイル名（<text:span text:style-name="T223">style</text:span>.css）</text:p>
      <text:p text:style-name="P57"><text:soft-page-break/><text:s text:c="6"/>概要<text:tab/>：テーブル（表）のタグ。</text:p>
      <text:p text:style-name="P57">　　種別<text:tab/>：タグ</text:p>
      <text:p text:style-name="P14">　　親<text:tab/><text:tab/>：</text:p>
      <text:p text:style-name="P57">　　プロパティ<text:tab/>：</text:p>
      <text:p text:style-name="P57"><text:tab/><text:span text:style-name="T385">border-collapse</text:span><text:tab/>：<text:span text:style-name="T385">collapse</text:span><text:tab/><text:tab/>：テーブル内の隣り合う線を重ね一本の線にする。</text:p>
      <text:p text:style-name="P57"><text:tab/><text:span text:style-name="T385">border-spacing<text:tab/>：0<text:tab/><text:tab/><text:tab/>：隣り合うセルの枠線同士の間隔をなくす。</text:span></text:p>
      <text:p text:style-name="P337">　　⑬<text:span text:style-name="T385">hr</text:span><text:span text:style-name="T5"> </text:span>：ＣＳＳファイル名（<text:span text:style-name="T223">style</text:span>.css）</text:p>
      <text:p text:style-name="P57"><text:s text:c="6"/>概要<text:tab/>：水平の罫線のタグ。</text:p>
      <text:p text:style-name="P57">　　種別<text:tab/>：タグ</text:p>
      <text:p text:style-name="P14">　　親<text:tab/><text:tab/>：</text:p>
      <text:p text:style-name="P57">　　プロパティ<text:tab/>：</text:p>
      <text:p text:style-name="P345"><text:tab/><text:span text:style-name="T385">display</text:span><text:tab/><text:tab/>：<text:span text:style-name="T385">block</text:span><text:tab/><text:tab/><text:tab/>：ブロック要素に指定する。</text:p>
      <text:p text:style-name="P345"><text:tab/><text:span text:style-name="T385">height</text:span><text:tab/><text:tab/>：<text:span text:style-name="T385">1px</text:span><text:tab/><text:tab/><text:tab/>：高さを<text:span text:style-name="T385">1pxに指定する。</text:span></text:p>
      <text:p text:style-name="P345"><text:tab/><text:span text:style-name="T385">border<text:tab/></text:span><text:tab/>：<text:span text:style-name="T385">0</text:span><text:tab/><text:tab/><text:tab/>：枠線を引かないように設定する。</text:p>
      <text:p text:style-name="P345"><text:tab/><text:span text:style-name="T385">border-top</text:span><text:tab/>：<text:span text:style-name="T385">1px</text:span><text:tab/><text:span text:style-name="T385">solid #cccccc</text:span><text:tab/>：上にだけ太さ<text:span text:style-name="T385">1pxの灰色の実線を引く。</text:span></text:p>
      <text:p text:style-name="P345"><text:tab/><text:span text:style-name="T385">margin<text:tab/></text:span><text:tab/>：<text:span text:style-name="T385">1em<text:tab/>0</text:span><text:tab/><text:tab/>：<text:span text:style-name="T385">1文字分の上下marginを取る。</text:span></text:p>
      <text:p text:style-name="P345"><text:tab/><text:span text:style-name="T385">padding<text:tab/></text:span><text:tab/>：<text:span text:style-name="T385">0</text:span><text:tab/><text:tab/><text:tab/>：<text:span text:style-name="T385">paddingをなくす。</text:span></text:p>
      <text:p text:style-name="P336">　　⑭<text:span text:style-name="T5"> </text:span><text:span text:style-name="T42">input, select</text:span>：ＣＳＳファイル名（<text:span text:style-name="T223">style</text:span>.css）</text:p>
      <text:p text:style-name="P58"><text:s text:c="6"/>概要<text:tab/>：<text:span text:style-name="T2">フォームの入力要素と</text:span><text:span text:style-name="T38">プルダウンメニュー</text:span></text:p>
      <text:p text:style-name="P57">　　種別<text:tab/>：タグ</text:p>
      <text:p text:style-name="P14">　　親<text:tab/><text:tab/>：</text:p>
      <text:p text:style-name="P57">　　プロパティ<text:tab/>：</text:p>
      <text:p text:style-name="P57"><text:tab/><text:span text:style-name="T386">vertical-align</text:span><text:tab/>：<text:span text:style-name="T386">middle</text:span><text:tab/><text:tab/>：高さを行の中心に揃える。</text:p>
      <text:p text:style-name="P33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1-23T16:56:07.995070000</dc:date>
    <meta:editing-duration>P2DT5H14M10S</meta:editing-duration>
    <meta:editing-cycles>405</meta:editing-cycles>
    <meta:generator>LibreOffice/4.3.2.2$MacOSX_X86_64 LibreOffice_project/edfb5295ba211bd31ad47d0bad0118690f76407d</meta:generator>
    <meta:document-statistic meta:table-count="0" meta:image-count="0" meta:object-count="0" meta:page-count="21" meta:paragraph-count="1318" meta:word-count="18755" meta:character-count="38035" meta:non-whitespace-character-count="32313"/>
  </office:meta>
</office:document-meta>
</file>

<file path=VersionList.xml><?xml version="1.0" encoding="utf-8"?>
<VL:version-list xmlns:dc="http://purl.org/dc/elements/1.1/" xmlns:VL="http://openoffice.org/2001/versions-list">
  <VL:version-entry VL:title="Version1" VL:comment="T.M" VL:creator="" dc:date-time="2014-12-23T23:13:03"/>
</VL:version-list>
</file>